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4937in"/>
    </style:style>
    <style:style style:name="co9" style:family="table-column">
      <style:table-column-properties fo:break-before="auto" style:column-width="1.6008in"/>
    </style:style>
    <style:style style:name="co10" style:family="table-column">
      <style:table-column-properties fo:break-before="auto" style:column-width="1.5689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tDgaitpad1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number-columns-repeated="10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number-columns-repeated="13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1" table:default-cell-style-name="Default"/>
        <table:table-column table:style-name="co7" table:number-columns-repeated="8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7" table:number-columns-repeated="15" table:default-cell-style-name="Default"/>
        <table:table-column table:style-name="co2" table:default-cell-style-name="Default"/>
        <table:table-column table:style-name="co7" table:number-columns-repeated="3" table:default-cell-style-name="Default"/>
        <table:table-column table:style-name="co11" table:number-columns-repeated="2" table:default-cell-style-name="Default"/>
        <table:table-column table:style-name="co7" table:number-columns-repeated="15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7" table:number-columns-repeated="7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7" table:number-columns-repeated="5" table:default-cell-style-name="Default"/>
        <table:table-column table:style-name="co11" table:default-cell-style-name="Default"/>
        <table:table-column table:style-name="co7" table:number-columns-repeated="9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4" table:number-columns-repeated="63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100070714950562" calcext:value-type="float">
            <text:p>0.100070714950562</text:p>
          </table:table-cell>
          <table:table-cell office:value-type="float" office:value="0.200141668319702" calcext:value-type="float">
            <text:p>0.200141668319702</text:p>
          </table:table-cell>
          <table:table-cell office:value-type="float" office:value="0.266855239868164" calcext:value-type="float">
            <text:p>0.266855239868164</text:p>
          </table:table-cell>
          <table:table-cell office:value-type="float" office:value="0.333569049835205" calcext:value-type="float">
            <text:p>0.333569049835205</text:p>
          </table:table-cell>
          <table:table-cell office:value-type="float" office:value="0.400282859802246" calcext:value-type="float">
            <text:p>0.400282859802246</text:p>
          </table:table-cell>
          <table:table-cell office:value-type="float" office:value="0.500353574752808" calcext:value-type="float">
            <text:p>0.500353574752808</text:p>
          </table:table-cell>
          <table:table-cell office:value-type="float" office:value="0.567067384719849" calcext:value-type="float">
            <text:p>0.567067384719849</text:p>
          </table:table-cell>
          <table:table-cell office:value-type="float" office:value="0.667137861251831" calcext:value-type="float">
            <text:p>0.667137861251831</text:p>
          </table:table-cell>
          <table:table-cell office:value-type="float" office:value="0.767208814620972" calcext:value-type="float">
            <text:p>0.767208814620972</text:p>
          </table:table-cell>
          <table:table-cell office:value-type="float" office:value="0.833927631378174" calcext:value-type="float">
            <text:p>0.833927631378174</text:p>
          </table:table-cell>
          <table:table-cell office:value-type="float" office:value="0.900646924972534" calcext:value-type="float">
            <text:p>0.900646924972534</text:p>
          </table:table-cell>
          <table:table-cell office:value-type="float" office:value="0.967366218566894" calcext:value-type="float">
            <text:p>0.967366218566894</text:p>
          </table:table-cell>
          <table:table-cell office:value-type="float" office:value="1.06744527816772" calcext:value-type="float">
            <text:p>1.06744527816772</text:p>
          </table:table-cell>
          <table:table-cell office:value-type="float" office:value="1.13416481018066" calcext:value-type="float">
            <text:p>1.13416481018066</text:p>
          </table:table-cell>
          <table:table-cell office:value-type="float" office:value="1.2008843421936" calcext:value-type="float">
            <text:p>1.2008843421936</text:p>
          </table:table-cell>
          <table:table-cell office:value-type="float" office:value="1.30096387863159" calcext:value-type="float">
            <text:p>1.30096387863159</text:p>
          </table:table-cell>
          <table:table-cell office:value-type="float" office:value="1.36768364906311" calcext:value-type="float">
            <text:p>1.36768364906311</text:p>
          </table:table-cell>
          <table:table-cell office:value-type="float" office:value="1.43440318107605" calcext:value-type="float">
            <text:p>1.43440318107605</text:p>
          </table:table-cell>
          <table:table-cell office:value-type="float" office:value="1.50112318992615" calcext:value-type="float">
            <text:p>1.50112318992615</text:p>
          </table:table-cell>
          <table:table-cell office:value-type="float" office:value="1.60120344161987" calcext:value-type="float">
            <text:p>1.60120344161987</text:p>
          </table:table-cell>
          <table:table-cell office:value-type="float" office:value="1.66792345046997" calcext:value-type="float">
            <text:p>1.66792345046997</text:p>
          </table:table-cell>
          <table:table-cell office:value-type="float" office:value="1.73464369773865" calcext:value-type="float">
            <text:p>1.73464369773865</text:p>
          </table:table-cell>
          <table:table-cell office:value-type="float" office:value="1.80136179924011" calcext:value-type="float">
            <text:p>1.80136179924011</text:p>
          </table:table-cell>
          <table:table-cell office:value-type="float" office:value="1.86807751655579" calcext:value-type="float">
            <text:p>1.86807751655579</text:p>
          </table:table-cell>
          <table:table-cell office:value-type="float" office:value="1.93479371070862" calcext:value-type="float">
            <text:p>1.93479371070862</text:p>
          </table:table-cell>
          <table:table-cell office:value-type="float" office:value="2.03486728668213" calcext:value-type="float">
            <text:p>2.03486728668213</text:p>
          </table:table-cell>
          <table:table-cell office:value-type="float" office:value="2.10158348083496" calcext:value-type="float">
            <text:p>2.10158348083496</text:p>
          </table:table-cell>
          <table:table-cell office:value-type="float" office:value="2.16829943656921" calcext:value-type="float">
            <text:p>2.16829943656921</text:p>
          </table:table-cell>
          <table:table-cell office:value-type="float" office:value="2.23501563072205" calcext:value-type="float">
            <text:p>2.23501563072205</text:p>
          </table:table-cell>
          <table:table-cell office:value-type="float" office:value="2.33508992195129" calcext:value-type="float">
            <text:p>2.33508992195129</text:p>
          </table:table-cell>
          <table:table-cell office:value-type="float" office:value="2.40180611610413" calcext:value-type="float">
            <text:p>2.40180611610413</text:p>
          </table:table-cell>
          <table:table-cell office:value-type="float" office:value="2.43516421318054" calcext:value-type="float">
            <text:p>2.43516421318054</text:p>
          </table:table-cell>
          <table:table-cell office:value-type="float" office:value="2.56859683990479" calcext:value-type="float">
            <text:p>2.56859683990479</text:p>
          </table:table-cell>
          <table:table-cell office:value-type="float" office:value="2.6353132724762" calcext:value-type="float">
            <text:p>2.6353132724762</text:p>
          </table:table-cell>
          <table:table-cell office:value-type="float" office:value="2.70202946662903" calcext:value-type="float">
            <text:p>2.70202946662903</text:p>
          </table:table-cell>
          <table:table-cell office:value-type="float" office:value="2.76875591278076" calcext:value-type="float">
            <text:p>2.76875591278076</text:p>
          </table:table-cell>
          <table:table-cell office:value-type="float" office:value="2.86886048316956" calcext:value-type="float">
            <text:p>2.86886048316956</text:p>
          </table:table-cell>
          <table:table-cell office:value-type="float" office:value="2.93559741973877" calcext:value-type="float">
            <text:p>2.93559741973877</text:p>
          </table:table-cell>
          <table:table-cell office:value-type="float" office:value="3.03570318222046" calcext:value-type="float">
            <text:p>3.03570318222046</text:p>
          </table:table-cell>
          <table:table-cell office:value-type="float" office:value="3.10244059562683" calcext:value-type="float">
            <text:p>3.10244059562683</text:p>
          </table:table-cell>
          <table:table-cell office:value-type="float" office:value="3.5028715133667" calcext:value-type="float">
            <text:p>3.5028715133667</text:p>
          </table:table-cell>
          <table:table-cell office:value-type="float" office:value="3.60298085212708" calcext:value-type="float">
            <text:p>3.60298085212708</text:p>
          </table:table-cell>
          <table:table-cell office:value-type="float" office:value="3.66972088813782" calcext:value-type="float">
            <text:p>3.66972088813782</text:p>
          </table:table-cell>
          <table:table-cell office:value-type="float" office:value="3.73646092414856" calcext:value-type="float">
            <text:p>3.73646092414856</text:p>
          </table:table-cell>
          <table:table-cell office:value-type="float" office:value="3.80317449569702" calcext:value-type="float">
            <text:p>3.80317449569702</text:p>
          </table:table-cell>
          <table:table-cell office:value-type="float" office:value="3.96995115280151" calcext:value-type="float">
            <text:p>3.96995115280151</text:p>
          </table:table-cell>
          <table:table-cell office:value-type="float" office:value="4.07001686096191" calcext:value-type="float">
            <text:p>4.07001686096191</text:p>
          </table:table-cell>
          <table:table-cell office:value-type="float" office:value="4.17008233070374" calcext:value-type="float">
            <text:p>4.17008233070374</text:p>
          </table:table-cell>
          <table:table-cell office:value-type="float" office:value="4.23679256439209" calcext:value-type="float">
            <text:p>4.23679256439209</text:p>
          </table:table-cell>
          <table:table-cell office:value-type="float" office:value="4.30350255966187" calcext:value-type="float">
            <text:p>4.30350255966187</text:p>
          </table:table-cell>
          <table:table-cell office:value-type="float" office:value="4.40356779098511" calcext:value-type="float">
            <text:p>4.40356779098511</text:p>
          </table:table-cell>
          <table:table-cell office:value-type="float" office:value="4.47027802467346" calcext:value-type="float">
            <text:p>4.47027802467346</text:p>
          </table:table-cell>
          <table:table-cell office:value-type="float" office:value="4.57034301757813" calcext:value-type="float">
            <text:p>4.57034301757813</text:p>
          </table:table-cell>
          <table:table-cell office:value-type="float" office:value="5.03732776641846" calcext:value-type="float">
            <text:p>5.03732776641846</text:p>
          </table:table-cell>
          <table:table-cell office:value-type="float" office:value="5.10404181480408" calcext:value-type="float">
            <text:p>5.10404181480408</text:p>
          </table:table-cell>
          <table:table-cell office:value-type="float" office:value="5.20411229133606" calcext:value-type="float">
            <text:p>5.20411229133606</text:p>
          </table:table-cell>
          <table:table-cell office:value-type="float" office:value="5.27082586288452" calcext:value-type="float">
            <text:p>5.27082586288452</text:p>
          </table:table-cell>
          <table:table-cell office:value-type="float" office:value="5.33753967285156" calcext:value-type="float">
            <text:p>5.33753967285156</text:p>
          </table:table-cell>
          <table:table-cell office:value-type="float" office:value="5.43761014938355" calcext:value-type="float">
            <text:p>5.43761014938355</text:p>
          </table:table-cell>
          <table:table-cell office:value-type="float" office:value="5.53768062591553" calcext:value-type="float">
            <text:p>5.53768062591553</text:p>
          </table:table-cell>
          <table:table-cell office:value-type="float" office:value="5.60439419746399" calcext:value-type="float">
            <text:p>5.60439419746399</text:p>
          </table:table-cell>
          <table:table-cell office:value-type="float" office:value="5.73782134056091" calcext:value-type="float">
            <text:p>5.73782134056091</text:p>
          </table:table-cell>
          <table:table-cell office:value-type="float" office:value="5.80453300476074" calcext:value-type="float">
            <text:p>5.80453300476074</text:p>
          </table:table-cell>
          <table:table-cell office:value-type="float" office:value="6.1714346408844" calcext:value-type="float">
            <text:p>6.1714346408844</text:p>
          </table:table-cell>
          <table:table-cell office:value-type="float" office:value="6.30485272407532" calcext:value-type="float">
            <text:p>6.30485272407532</text:p>
          </table:table-cell>
          <table:table-cell office:value-type="float" office:value="6.37156176567078" calcext:value-type="float">
            <text:p>6.37156176567078</text:p>
          </table:table-cell>
          <table:table-cell office:value-type="float" office:value="7.57236385345459" calcext:value-type="float">
            <text:p>7.57236385345459</text:p>
          </table:table-cell>
          <table:table-cell office:value-type="float" office:value="7.60572004318237" calcext:value-type="float">
            <text:p>7.60572004318237</text:p>
          </table:table-cell>
          <table:table-cell office:value-type="float" office:value="7.67243242263794" calcext:value-type="float">
            <text:p>7.67243242263794</text:p>
          </table:table-cell>
          <table:table-cell office:value-type="float" office:value="7.73914456367493" calcext:value-type="float">
            <text:p>7.73914456367493</text:p>
          </table:table-cell>
          <table:table-cell office:value-type="float" office:value="7.80585598945618" calcext:value-type="float">
            <text:p>7.80585598945618</text:p>
          </table:table-cell>
          <table:table-cell office:value-type="float" office:value="7.905921459198" calcext:value-type="float">
            <text:p>7.905921459198</text:p>
          </table:table-cell>
          <table:table-cell office:value-type="float" office:value="7.97263169288635" calcext:value-type="float">
            <text:p>7.97263169288635</text:p>
          </table:table-cell>
          <table:table-cell office:value-type="float" office:value="8.03934192657471" calcext:value-type="float">
            <text:p>8.03934192657471</text:p>
          </table:table-cell>
          <table:table-cell office:value-type="float" office:value="8.17276215553284" calcext:value-type="float">
            <text:p>8.17276215553284</text:p>
          </table:table-cell>
          <table:table-cell office:value-type="float" office:value="8.37289237976074" calcext:value-type="float">
            <text:p>8.37289237976074</text:p>
          </table:table-cell>
          <table:table-cell office:value-type="float" office:value="8.77315044403076" calcext:value-type="float">
            <text:p>8.77315044403076</text:p>
          </table:table-cell>
          <table:table-cell office:value-type="float" office:value="8.83986234664917" calcext:value-type="float">
            <text:p>8.83986234664917</text:p>
          </table:table-cell>
          <table:table-cell office:value-type="float" office:value="8.9399299621582" calcext:value-type="float">
            <text:p>8.9399299621582</text:p>
          </table:table-cell>
          <table:table-cell office:value-type="float" office:value="9.14006495475769" calcext:value-type="float">
            <text:p>9.14006495475769</text:p>
          </table:table-cell>
          <table:table-cell office:value-type="float" office:value="9.24013233184814" calcext:value-type="float">
            <text:p>9.24013233184814</text:p>
          </table:table-cell>
          <table:table-cell office:value-type="float" office:value="9.30684399604797" calcext:value-type="float">
            <text:p>9.30684399604797</text:p>
          </table:table-cell>
          <table:table-cell office:value-type="float" office:value="10.140741109848" calcext:value-type="float">
            <text:p>10.140741109848</text:p>
          </table:table-cell>
          <table:table-cell office:value-type="float" office:value="10.207453250885" calcext:value-type="float">
            <text:p>10.207453250885</text:p>
          </table:table-cell>
          <table:table-cell office:value-type="float" office:value="10.274165391922" calcext:value-type="float">
            <text:p>10.274165391922</text:p>
          </table:table-cell>
          <table:table-cell office:value-type="float" office:value="10.3408777713776" calcext:value-type="float">
            <text:p>10.3408777713776</text:p>
          </table:table-cell>
          <table:table-cell office:value-type="float" office:value="10.4075899124146" calcext:value-type="float">
            <text:p>10.4075899124146</text:p>
          </table:table-cell>
          <table:table-cell office:value-type="float" office:value="10.4743020534515" calcext:value-type="float">
            <text:p>10.4743020534515</text:p>
          </table:table-cell>
          <table:table-cell office:value-type="float" office:value="10.5743699073792" calcext:value-type="float">
            <text:p>10.5743699073792</text:p>
          </table:table-cell>
          <table:table-cell office:value-type="float" office:value="10.6744379997253" calcext:value-type="float">
            <text:p>10.6744379997253</text:p>
          </table:table-cell>
          <table:table-cell office:value-type="float" office:value="10.7411501407623" calcext:value-type="float">
            <text:p>10.7411501407623</text:p>
          </table:table-cell>
          <table:table-cell office:value-type="float" office:value="10.9412813186646" calcext:value-type="float">
            <text:p>10.9412813186646</text:p>
          </table:table-cell>
          <table:table-cell office:value-type="float" office:value="11.3415403366089" calcext:value-type="float">
            <text:p>11.3415403366089</text:p>
          </table:table-cell>
          <table:table-cell office:value-type="float" office:value="11.4082496166229" calcext:value-type="float">
            <text:p>11.4082496166229</text:p>
          </table:table-cell>
          <table:table-cell office:value-type="float" office:value="11.4749591350555" calcext:value-type="float">
            <text:p>11.4749591350555</text:p>
          </table:table-cell>
          <table:table-cell office:value-type="float" office:value="11.8752157688141" calcext:value-type="float">
            <text:p>11.8752157688141</text:p>
          </table:table-cell>
          <table:table-cell office:value-type="float" office:value="11.9419257640839" calcext:value-type="float">
            <text:p>11.9419257640839</text:p>
          </table:table-cell>
          <table:table-cell office:value-type="float" office:value="12.5756645202637" calcext:value-type="float">
            <text:p>12.5756645202637</text:p>
          </table:table-cell>
          <table:table-cell office:value-type="float" office:value="12.6423735618591" calcext:value-type="float">
            <text:p>12.6423735618591</text:p>
          </table:table-cell>
          <table:table-cell office:value-type="float" office:value="12.7757911682129" calcext:value-type="float">
            <text:p>12.7757911682129</text:p>
          </table:table-cell>
          <table:table-cell office:value-type="float" office:value="12.8425047397614" calcext:value-type="float">
            <text:p>12.8425047397614</text:p>
          </table:table-cell>
          <table:table-cell office:value-type="float" office:value="12.9092183113098" calcext:value-type="float">
            <text:p>12.9092183113098</text:p>
          </table:table-cell>
          <table:table-cell office:value-type="float" office:value="13.0092880725861" calcext:value-type="float">
            <text:p>13.0092880725861</text:p>
          </table:table-cell>
          <table:table-cell office:value-type="float" office:value="13.1093580722809" calcext:value-type="float">
            <text:p>13.1093580722809</text:p>
          </table:table-cell>
          <table:table-cell office:value-type="float" office:value="13.1760711669922" calcext:value-type="float">
            <text:p>13.1760711669922</text:p>
          </table:table-cell>
          <table:table-cell office:value-type="float" office:value="13.2427847385407" calcext:value-type="float">
            <text:p>13.2427847385407</text:p>
          </table:table-cell>
          <table:table-cell office:value-type="float" office:value="13.309497833252" calcext:value-type="float">
            <text:p>13.309497833252</text:p>
          </table:table-cell>
          <table:table-cell office:value-type="float" office:value="13.3762109279633" calcext:value-type="float">
            <text:p>13.3762109279633</text:p>
          </table:table-cell>
          <table:table-cell office:value-type="float" office:value="13.4762806892395" calcext:value-type="float">
            <text:p>13.4762806892395</text:p>
          </table:table-cell>
          <table:table-cell office:value-type="float" office:value="13.8765640258789" calcext:value-type="float">
            <text:p>13.8765640258789</text:p>
          </table:table-cell>
          <table:table-cell office:value-type="float" office:value="13.9766385555267" calcext:value-type="float">
            <text:p>13.9766385555267</text:p>
          </table:table-cell>
          <table:table-cell office:value-type="float" office:value="14.0433549880981" calcext:value-type="float">
            <text:p>14.0433549880981</text:p>
          </table:table-cell>
          <table:table-cell office:value-type="float" office:value="14.1100714206696" calcext:value-type="float">
            <text:p>14.1100714206696</text:p>
          </table:table-cell>
          <table:table-cell office:value-type="float" office:value="14.276862859726" calcext:value-type="float">
            <text:p>14.276862859726</text:p>
          </table:table-cell>
          <table:table-cell office:value-type="float" office:value="14.3435792922974" calcext:value-type="float">
            <text:p>14.3435792922974</text:p>
          </table:table-cell>
          <table:table-cell office:value-type="float" office:value="14.4102959632874" calcext:value-type="float">
            <text:p>14.4102959632874</text:p>
          </table:table-cell>
          <table:table-cell office:value-type="float" office:value="14.5103707313538" calcext:value-type="float">
            <text:p>14.5103707313538</text:p>
          </table:table-cell>
          <table:table-cell office:value-type="float" office:value="14.5770874023437" calcext:value-type="float">
            <text:p>14.5770874023437</text:p>
          </table:table-cell>
          <table:table-cell office:value-type="float" office:value="14.6438038349152" calcext:value-type="float">
            <text:p>14.6438038349152</text:p>
          </table:table-cell>
          <table:table-cell office:value-type="float" office:value="14.7105207443237" calcext:value-type="float">
            <text:p>14.7105207443237</text:p>
          </table:table-cell>
          <table:table-cell office:value-type="float" office:value="14.7772371768951" calcext:value-type="float">
            <text:p>14.7772371768951</text:p>
          </table:table-cell>
          <table:table-cell office:value-type="float" office:value="14.8439478874207" calcext:value-type="float">
            <text:p>14.8439478874207</text:p>
          </table:table-cell>
          <table:table-cell office:value-type="float" office:value="15.27756524086" calcext:value-type="float">
            <text:p>15.27756524086</text:p>
          </table:table-cell>
          <table:table-cell office:value-type="float" office:value="15.3442754745483" calcext:value-type="float">
            <text:p>15.3442754745483</text:p>
          </table:table-cell>
          <table:table-cell office:value-type="float" office:value="15.4109854698181" calcext:value-type="float">
            <text:p>15.4109854698181</text:p>
          </table:table-cell>
          <table:table-cell office:value-type="float" office:value="15.5110504627228" calcext:value-type="float">
            <text:p>15.5110504627228</text:p>
          </table:table-cell>
          <table:table-cell office:value-type="float" office:value="15.6111154556274" calcext:value-type="float">
            <text:p>15.6111154556274</text:p>
          </table:table-cell>
          <table:table-cell office:value-type="float" office:value="15.7111802101135" calcext:value-type="float">
            <text:p>15.7111802101135</text:p>
          </table:table-cell>
          <table:table-cell office:value-type="float" office:value="15.7778902053833" calcext:value-type="float">
            <text:p>15.7778902053833</text:p>
          </table:table-cell>
          <table:table-cell office:value-type="float" office:value="15.8779556751251" calcext:value-type="float">
            <text:p>15.8779556751251</text:p>
          </table:table-cell>
          <table:table-cell office:value-type="float" office:value="16.5117013454437" calcext:value-type="float">
            <text:p>16.5117013454437</text:p>
          </table:table-cell>
          <table:table-cell office:value-type="float" office:value="16.6117658615112" calcext:value-type="float">
            <text:p>16.6117658615112</text:p>
          </table:table-cell>
          <table:table-cell office:value-type="float" office:value="16.6451208591461" calcext:value-type="float">
            <text:p>16.6451208591461</text:p>
          </table:table-cell>
          <table:table-cell office:value-type="float" office:value="16.8452517986298" calcext:value-type="float">
            <text:p>16.8452517986298</text:p>
          </table:table-cell>
          <table:table-cell office:value-type="float" office:value="16.9119634628296" calcext:value-type="float">
            <text:p>16.9119634628296</text:p>
          </table:table-cell>
          <table:table-cell office:value-type="float" office:value="16.9786751270294" calcext:value-type="float">
            <text:p>16.9786751270294</text:p>
          </table:table-cell>
          <table:table-cell office:value-type="float" office:value="17.0787425041199" calcext:value-type="float">
            <text:p>17.0787425041199</text:p>
          </table:table-cell>
          <table:table-cell office:value-type="float" office:value="17.1454539299011" calcext:value-type="float">
            <text:p>17.1454539299011</text:p>
          </table:table-cell>
          <table:table-cell office:value-type="float" office:value="17.879278421402" calcext:value-type="float">
            <text:p>17.879278421402</text:p>
          </table:table-cell>
          <table:table-cell office:value-type="float" office:value="17.9459891319275" calcext:value-type="float">
            <text:p>17.9459891319275</text:p>
          </table:table-cell>
          <table:table-cell office:value-type="float" office:value="18.0126996040344" calcext:value-type="float">
            <text:p>18.0126996040344</text:p>
          </table:table-cell>
          <table:table-cell office:value-type="float" office:value="18.1127653121948" calcext:value-type="float">
            <text:p>18.1127653121948</text:p>
          </table:table-cell>
          <table:table-cell office:value-type="float" office:value="18.1794757843018" calcext:value-type="float">
            <text:p>18.1794757843018</text:p>
          </table:table-cell>
          <table:table-cell office:value-type="float" office:value="18.2461860179901" calcext:value-type="float">
            <text:p>18.2461860179901</text:p>
          </table:table-cell>
          <table:table-cell office:value-type="float" office:value="18.312896490097" calcext:value-type="float">
            <text:p>18.312896490097</text:p>
          </table:table-cell>
          <table:table-cell office:value-type="float" office:value="18.3796067237854" calcext:value-type="float">
            <text:p>18.3796067237854</text:p>
          </table:table-cell>
          <table:table-cell office:value-type="float" office:value="18.4796719551086" calcext:value-type="float">
            <text:p>18.4796719551086</text:p>
          </table:table-cell>
          <table:table-cell office:value-type="float" office:value="18.5463817119598" calcext:value-type="float">
            <text:p>18.5463817119598</text:p>
          </table:table-cell>
          <table:table-cell office:value-type="float" office:value="18.6130919456482" calcext:value-type="float">
            <text:p>18.6130919456482</text:p>
          </table:table-cell>
          <table:table-cell office:value-type="float" office:value="18.679801940918" calcext:value-type="float">
            <text:p>18.679801940918</text:p>
          </table:table-cell>
          <table:table-cell office:value-type="float" office:value="18.7798676490784" calcext:value-type="float">
            <text:p>18.7798676490784</text:p>
          </table:table-cell>
          <table:table-cell office:value-type="float" office:value="18.8465931415558" calcext:value-type="float">
            <text:p>18.8465931415558</text:p>
          </table:table-cell>
          <table:table-cell office:value-type="float" office:value="18.9133188724518" calcext:value-type="float">
            <text:p>18.9133188724518</text:p>
          </table:table-cell>
          <table:table-cell office:value-type="float" office:value="19.0134079456329" calcext:value-type="float">
            <text:p>19.0134079456329</text:p>
          </table:table-cell>
          <table:table-cell office:value-type="float" office:value="19.0801343917847" calcext:value-type="float">
            <text:p>19.0801343917847</text:p>
          </table:table-cell>
          <table:table-cell office:value-type="float" office:value="19.1468613147736" calcext:value-type="float">
            <text:p>19.1468613147736</text:p>
          </table:table-cell>
          <table:table-cell office:value-type="float" office:value="19.2135882377625" calcext:value-type="float">
            <text:p>19.2135882377625</text:p>
          </table:table-cell>
          <table:table-cell office:value-type="float" office:value="19.2803156375885" calcext:value-type="float">
            <text:p>19.2803156375885</text:p>
          </table:table-cell>
          <table:table-cell office:value-type="float" office:value="19.3470435142517" calcext:value-type="float">
            <text:p>19.3470435142517</text:p>
          </table:table-cell>
          <table:table-cell office:value-type="float" office:value="19.4137713909149" calcext:value-type="float">
            <text:p>19.4137713909149</text:p>
          </table:table-cell>
          <table:table-cell office:value-type="float" office:value="19.4804997444153" calcext:value-type="float">
            <text:p>19.4804997444153</text:p>
          </table:table-cell>
          <table:table-cell office:value-type="float" office:value="19.5805926322937" calcext:value-type="float">
            <text:p>19.5805926322937</text:p>
          </table:table-cell>
          <table:table-cell office:value-type="float" office:value="19.6473217010498" calcext:value-type="float">
            <text:p>19.6473217010498</text:p>
          </table:table-cell>
          <table:table-cell office:value-type="float" office:value="19.7140510082245" calcext:value-type="float">
            <text:p>19.7140510082245</text:p>
          </table:table-cell>
          <table:table-cell office:value-type="float" office:value="19.8141372203827" calcext:value-type="float">
            <text:p>19.8141372203827</text:p>
          </table:table-cell>
          <table:table-cell office:value-type="float" office:value="19.8808505535126" calcext:value-type="float">
            <text:p>19.8808505535126</text:p>
          </table:table-cell>
          <table:table-cell office:value-type="float" office:value="19.9475638866425" calcext:value-type="float">
            <text:p>19.9475638866425</text:p>
          </table:table-cell>
          <table:table-cell office:value-type="float" office:value="20.0142772197723" calcext:value-type="float">
            <text:p>20.0142772197723</text:p>
          </table:table-cell>
          <table:table-cell office:value-type="float" office:value="20.1143472194672" calcext:value-type="float">
            <text:p>20.1143472194672</text:p>
          </table:table-cell>
          <table:table-cell office:value-type="float" office:value="20.181060552597" calcext:value-type="float">
            <text:p>20.181060552597</text:p>
          </table:table-cell>
          <table:table-cell office:value-type="float" office:value="20.214417219162" calcext:value-type="float">
            <text:p>20.214417219162</text:p>
          </table:table-cell>
          <table:table-cell office:value-type="float" office:value="20.2811305522919" calcext:value-type="float">
            <text:p>20.2811305522919</text:p>
          </table:table-cell>
          <table:table-cell office:value-type="float" office:value="20.3478436470032" calcext:value-type="float">
            <text:p>20.3478436470032</text:p>
          </table:table-cell>
          <table:table-cell office:value-type="float" office:value="20.4145572185516" calcext:value-type="float">
            <text:p>20.4145572185516</text:p>
          </table:table-cell>
          <table:table-cell office:value-type="float" office:value="20.4812703132629" calcext:value-type="float">
            <text:p>20.4812703132629</text:p>
          </table:table-cell>
          <table:table-cell office:value-type="float" office:value="20.5813400745392" calcext:value-type="float">
            <text:p>20.5813400745392</text:p>
          </table:table-cell>
          <table:table-cell office:value-type="float" office:value="20.6480531692505" calcext:value-type="float">
            <text:p>20.6480531692505</text:p>
          </table:table-cell>
          <table:table-cell office:value-type="float" office:value="20.7147665023804" calcext:value-type="float">
            <text:p>20.7147665023804</text:p>
          </table:table-cell>
          <table:table-cell office:value-type="float" office:value="20.7814795970917" calcext:value-type="float">
            <text:p>20.7814795970917</text:p>
          </table:table-cell>
          <table:table-cell office:value-type="float" office:value="20.8481934070587" calcext:value-type="float">
            <text:p>20.8481934070587</text:p>
          </table:table-cell>
          <table:table-cell office:value-type="float" office:value="20.9149069786072" calcext:value-type="float">
            <text:p>20.9149069786072</text:p>
          </table:table-cell>
          <table:table-cell office:value-type="float" office:value="20.9816205501556" calcext:value-type="float">
            <text:p>20.9816205501556</text:p>
          </table:table-cell>
          <table:table-cell office:value-type="float" office:value="21.0816910266876" calcext:value-type="float">
            <text:p>21.0816910266876</text:p>
          </table:table-cell>
          <table:table-cell office:value-type="float" office:value="21.1484048366547" calcext:value-type="float">
            <text:p>21.1484048366547</text:p>
          </table:table-cell>
          <table:table-cell office:value-type="float" office:value="21.2151186466217" calcext:value-type="float">
            <text:p>21.2151186466217</text:p>
          </table:table-cell>
          <table:table-cell office:value-type="float" office:value="21.2818322181702" calcext:value-type="float">
            <text:p>21.2818322181702</text:p>
          </table:table-cell>
          <table:table-cell office:value-type="float" office:value="21.3485460281372" calcext:value-type="float">
            <text:p>21.3485460281372</text:p>
          </table:table-cell>
          <table:table-cell office:value-type="float" office:value="21.4152598381042" calcext:value-type="float">
            <text:p>21.4152598381042</text:p>
          </table:table-cell>
          <table:table-cell office:value-type="float" office:value="21.5153303146362" calcext:value-type="float">
            <text:p>21.5153303146362</text:p>
          </table:table-cell>
          <table:table-cell office:value-type="float" office:value="21.6154010295868" calcext:value-type="float">
            <text:p>21.6154010295868</text:p>
          </table:table-cell>
          <table:table-cell office:value-type="float" office:value="21.6821146011353" calcext:value-type="float">
            <text:p>21.6821146011353</text:p>
          </table:table-cell>
          <table:table-cell office:value-type="float" office:value="21.7488286495209" calcext:value-type="float">
            <text:p>21.7488286495209</text:p>
          </table:table-cell>
          <table:table-cell office:value-type="float" office:value="21.8155422210693" calcext:value-type="float">
            <text:p>21.8155422210693</text:p>
          </table:table-cell>
          <table:table-cell office:value-type="float" office:value="21.8822553157806" calcext:value-type="float">
            <text:p>21.8822553157806</text:p>
          </table:table-cell>
          <table:table-cell office:value-type="float" office:value="21.9489684104919" calcext:value-type="float">
            <text:p>21.9489684104919</text:p>
          </table:table-cell>
          <table:table-cell office:value-type="float" office:value="22.0490384101868" calcext:value-type="float">
            <text:p>22.0490384101868</text:p>
          </table:table-cell>
          <table:table-cell office:value-type="float" office:value="22.1157515048981" calcext:value-type="float">
            <text:p>22.1157515048981</text:p>
          </table:table-cell>
          <table:table-cell office:value-type="float" office:value="22.2158210277557" calcext:value-type="float">
            <text:p>22.2158210277557</text:p>
          </table:table-cell>
          <table:table-cell office:value-type="float" office:value="22.282534122467" calcext:value-type="float">
            <text:p>22.282534122467</text:p>
          </table:table-cell>
          <table:table-cell office:value-type="float" office:value="22.3492472171783" calcext:value-type="float">
            <text:p>22.3492472171783</text:p>
          </table:table-cell>
          <table:table-cell office:value-type="float" office:value="22.4493169784546" calcext:value-type="float">
            <text:p>22.4493169784546</text:p>
          </table:table-cell>
          <table:table-cell office:value-type="float" office:value="22.5493865013123" calcext:value-type="float">
            <text:p>22.5493865013123</text:p>
          </table:table-cell>
          <table:table-cell office:value-type="float" office:value="22.616099357605" calcext:value-type="float">
            <text:p>22.616099357605</text:p>
          </table:table-cell>
          <table:table-cell office:value-type="float" office:value="22.6828122138977" calcext:value-type="float">
            <text:p>22.6828122138977</text:p>
          </table:table-cell>
          <table:table-cell table:number-columns-repeated="638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39709729913316" calcext:value-type="float">
            <text:p>0.139709729913316</text:p>
          </table:table-cell>
          <table:table-cell office:value-type="float" office:value="0.13970676166488" calcext:value-type="float">
            <text:p>0.13970676166488</text:p>
          </table:table-cell>
          <table:table-cell office:value-type="float" office:value="0.139591358833453" calcext:value-type="float">
            <text:p>0.139591358833453</text:p>
          </table:table-cell>
          <table:table-cell office:value-type="float" office:value="0.139586593090673" calcext:value-type="float">
            <text:p>0.139586593090673</text:p>
          </table:table-cell>
          <table:table-cell office:value-type="float" office:value="0.139632329342752" calcext:value-type="float">
            <text:p>0.139632329342752</text:p>
          </table:table-cell>
          <table:table-cell office:value-type="float" office:value="0.139618919244697" calcext:value-type="float">
            <text:p>0.139618919244697</text:p>
          </table:table-cell>
          <table:table-cell office:value-type="float" office:value="0.139451146200044" calcext:value-type="float">
            <text:p>0.139451146200044</text:p>
          </table:table-cell>
          <table:table-cell office:value-type="float" office:value="0.139613254278942" calcext:value-type="float">
            <text:p>0.139613254278942</text:p>
          </table:table-cell>
          <table:table-cell office:value-type="float" office:value="0.139604493451379" calcext:value-type="float">
            <text:p>0.139604493451379</text:p>
          </table:table-cell>
          <table:table-cell office:value-type="float" office:value="0.139640138982493" calcext:value-type="float">
            <text:p>0.139640138982493</text:p>
          </table:table-cell>
          <table:table-cell office:value-type="float" office:value="0.139567556487253" calcext:value-type="float">
            <text:p>0.139567556487253</text:p>
          </table:table-cell>
          <table:table-cell office:value-type="float" office:value="0.139587917807254" calcext:value-type="float">
            <text:p>0.139587917807254</text:p>
          </table:table-cell>
          <table:table-cell office:value-type="float" office:value="0.139692631899933" calcext:value-type="float">
            <text:p>0.139692631899933</text:p>
          </table:table-cell>
          <table:table-cell office:value-type="float" office:value="0.139615269045631" calcext:value-type="float">
            <text:p>0.139615269045631</text:p>
          </table:table-cell>
          <table:table-cell office:value-type="float" office:value="0.139503959143564" calcext:value-type="float">
            <text:p>0.139503959143564</text:p>
          </table:table-cell>
          <table:table-cell office:value-type="float" office:value="0.139643195591722" calcext:value-type="float">
            <text:p>0.139643195591722</text:p>
          </table:table-cell>
          <table:table-cell office:value-type="float" office:value="0.139736686364507" calcext:value-type="float">
            <text:p>0.139736686364507</text:p>
          </table:table-cell>
          <table:table-cell office:value-type="float" office:value="0.139556230542601" calcext:value-type="float">
            <text:p>0.139556230542601</text:p>
          </table:table-cell>
          <table:table-cell office:value-type="float" office:value="0.139681312712633" calcext:value-type="float">
            <text:p>0.139681312712633</text:p>
          </table:table-cell>
          <table:table-cell office:value-type="float" office:value="0.139544390403403" calcext:value-type="float">
            <text:p>0.139544390403403</text:p>
          </table:table-cell>
          <table:table-cell office:value-type="float" office:value="0.139594368518276" calcext:value-type="float">
            <text:p>0.139594368518276</text:p>
          </table:table-cell>
          <table:table-cell office:value-type="float" office:value="0.139487534299833" calcext:value-type="float">
            <text:p>0.139487534299833</text:p>
          </table:table-cell>
          <table:table-cell office:value-type="float" office:value="0.13959798380975" calcext:value-type="float">
            <text:p>0.13959798380975</text:p>
          </table:table-cell>
          <table:table-cell office:value-type="float" office:value="0.139549821057862" calcext:value-type="float">
            <text:p>0.139549821057862</text:p>
          </table:table-cell>
          <table:table-cell office:value-type="float" office:value="0.139617286268531" calcext:value-type="float">
            <text:p>0.139617286268531</text:p>
          </table:table-cell>
          <table:table-cell office:value-type="float" office:value="0.139444262794669" calcext:value-type="float">
            <text:p>0.139444262794669</text:p>
          </table:table-cell>
          <table:table-cell office:value-type="float" office:value="0.139738586319486" calcext:value-type="float">
            <text:p>0.139738586319486</text:p>
          </table:table-cell>
          <table:table-cell office:value-type="float" office:value="0.139616992599048" calcext:value-type="float">
            <text:p>0.139616992599048</text:p>
          </table:table-cell>
          <table:table-cell office:value-type="float" office:value="0.139521089642446" calcext:value-type="float">
            <text:p>0.139521089642446</text:p>
          </table:table-cell>
          <table:table-cell office:value-type="float" office:value="0.139603304271487" calcext:value-type="float">
            <text:p>0.139603304271487</text:p>
          </table:table-cell>
          <table:table-cell office:value-type="float" office:value="0.139477861524928" calcext:value-type="float">
            <text:p>0.139477861524928</text:p>
          </table:table-cell>
          <table:table-cell office:value-type="float" office:value="0.13969585599613" calcext:value-type="float">
            <text:p>0.13969585599613</text:p>
          </table:table-cell>
          <table:table-cell office:value-type="float" office:value="0.139478067216947" calcext:value-type="float">
            <text:p>0.139478067216947</text:p>
          </table:table-cell>
          <table:table-cell office:value-type="float" office:value="0.139093998277007" calcext:value-type="float">
            <text:p>0.139093998277007</text:p>
          </table:table-cell>
          <table:table-cell office:value-type="float" office:value="0.138521963542277" calcext:value-type="float">
            <text:p>0.138521963542277</text:p>
          </table:table-cell>
          <table:table-cell office:value-type="float" office:value="0.137004500163328" calcext:value-type="float">
            <text:p>0.137004500163328</text:p>
          </table:table-cell>
          <table:table-cell office:value-type="float" office:value="0.133313804550425" calcext:value-type="float">
            <text:p>0.133313804550425</text:p>
          </table:table-cell>
          <table:table-cell office:value-type="float" office:value="0.129695604030643" calcext:value-type="float">
            <text:p>0.129695604030643</text:p>
          </table:table-cell>
          <table:table-cell office:value-type="float" office:value="0.128924559916591" calcext:value-type="float">
            <text:p>0.128924559916591</text:p>
          </table:table-cell>
          <table:table-cell office:value-type="float" office:value="0.114221818266292" calcext:value-type="float">
            <text:p>0.114221818266292</text:p>
          </table:table-cell>
          <table:table-cell office:value-type="float" office:value="0.0979542368909313" calcext:value-type="float">
            <text:p>0.097954236890931</text:p>
          </table:table-cell>
          <table:table-cell office:value-type="float" office:value="0.200269347664213" calcext:value-type="float">
            <text:p>0.200269347664213</text:p>
          </table:table-cell>
          <table:table-cell office:value-type="float" office:value="0.204336194264597" calcext:value-type="float">
            <text:p>0.204336194264597</text:p>
          </table:table-cell>
          <table:table-cell office:value-type="float" office:value="0.197122470792798" calcext:value-type="float">
            <text:p>0.197122470792798</text:p>
          </table:table-cell>
          <table:table-cell office:value-type="float" office:value="0.195440609496349" calcext:value-type="float">
            <text:p>0.195440609496349</text:p>
          </table:table-cell>
          <table:table-cell office:value-type="float" office:value="0.197810775835946" calcext:value-type="float">
            <text:p>0.197810775835946</text:p>
          </table:table-cell>
          <table:table-cell office:value-type="float" office:value="0.213201466472715" calcext:value-type="float">
            <text:p>0.213201466472715</text:p>
          </table:table-cell>
          <table:table-cell office:value-type="float" office:value="0.205023360405113" calcext:value-type="float">
            <text:p>0.205023360405113</text:p>
          </table:table-cell>
          <table:table-cell office:value-type="float" office:value="0.203577765025422" calcext:value-type="float">
            <text:p>0.203577765025422</text:p>
          </table:table-cell>
          <table:table-cell office:value-type="float" office:value="0.205235373817921" calcext:value-type="float">
            <text:p>0.205235373817921</text:p>
          </table:table-cell>
          <table:table-cell office:value-type="float" office:value="0.20974652626538" calcext:value-type="float">
            <text:p>0.20974652626538</text:p>
          </table:table-cell>
          <table:table-cell office:value-type="float" office:value="0.213633451592352" calcext:value-type="float">
            <text:p>0.213633451592352</text:p>
          </table:table-cell>
          <table:table-cell office:value-type="float" office:value="0.2157917009866" calcext:value-type="float">
            <text:p>0.2157917009866</text:p>
          </table:table-cell>
          <table:table-cell office:value-type="float" office:value="0.211856288882583" calcext:value-type="float">
            <text:p>0.211856288882583</text:p>
          </table:table-cell>
          <table:table-cell office:value-type="float" office:value="0.0970659789963739" calcext:value-type="float">
            <text:p>0.097065978996374</text:p>
          </table:table-cell>
          <table:table-cell office:value-type="float" office:value="0.0985749260149146" calcext:value-type="float">
            <text:p>0.098574926014915</text:p>
          </table:table-cell>
          <table:table-cell office:value-type="float" office:value="0.108302487330669" calcext:value-type="float">
            <text:p>0.108302487330669</text:p>
          </table:table-cell>
          <table:table-cell office:value-type="float" office:value="0.114029144613665" calcext:value-type="float">
            <text:p>0.114029144613665</text:p>
          </table:table-cell>
          <table:table-cell office:value-type="float" office:value="0.125381394328231" calcext:value-type="float">
            <text:p>0.125381394328231</text:p>
          </table:table-cell>
          <table:table-cell office:value-type="float" office:value="0.131179847991149" calcext:value-type="float">
            <text:p>0.131179847991149</text:p>
          </table:table-cell>
          <table:table-cell office:value-type="float" office:value="0.130289369319524" calcext:value-type="float">
            <text:p>0.130289369319524</text:p>
          </table:table-cell>
          <table:table-cell office:value-type="float" office:value="0.119222545911948" calcext:value-type="float">
            <text:p>0.119222545911948</text:p>
          </table:table-cell>
          <table:table-cell office:value-type="float" office:value="0.0820275877926952" calcext:value-type="float">
            <text:p>0.082027587792695</text:p>
          </table:table-cell>
          <table:table-cell office:value-type="float" office:value="0.0781930499911378" calcext:value-type="float">
            <text:p>0.078193049991138</text:p>
          </table:table-cell>
          <table:table-cell office:value-type="float" office:value="0.194323072143933" calcext:value-type="float">
            <text:p>0.194323072143933</text:p>
          </table:table-cell>
          <table:table-cell office:value-type="float" office:value="0.205396523407604" calcext:value-type="float">
            <text:p>0.205396523407604</text:p>
          </table:table-cell>
          <table:table-cell office:value-type="float" office:value="0.205685878460588" calcext:value-type="float">
            <text:p>0.205685878460588</text:p>
          </table:table-cell>
          <table:table-cell office:value-type="float" office:value="0.121204839003328" calcext:value-type="float">
            <text:p>0.121204839003328</text:p>
          </table:table-cell>
          <table:table-cell office:value-type="float" office:value="0.116326764842932" calcext:value-type="float">
            <text:p>0.116326764842932</text:p>
          </table:table-cell>
          <table:table-cell office:value-type="float" office:value="0.102567609241089" calcext:value-type="float">
            <text:p>0.102567609241089</text:p>
          </table:table-cell>
          <table:table-cell office:value-type="float" office:value="0.103017599670749" calcext:value-type="float">
            <text:p>0.103017599670749</text:p>
          </table:table-cell>
          <table:table-cell office:value-type="float" office:value="0.113225440091661" calcext:value-type="float">
            <text:p>0.113225440091661</text:p>
          </table:table-cell>
          <table:table-cell office:value-type="float" office:value="0.127375815572623" calcext:value-type="float">
            <text:p>0.127375815572623</text:p>
          </table:table-cell>
          <table:table-cell office:value-type="float" office:value="0.134541358455327" calcext:value-type="float">
            <text:p>0.134541358455327</text:p>
          </table:table-cell>
          <table:table-cell office:value-type="float" office:value="0.136922391463055" calcext:value-type="float">
            <text:p>0.136922391463055</text:p>
          </table:table-cell>
          <table:table-cell office:value-type="float" office:value="0.122526867171561" calcext:value-type="float">
            <text:p>0.122526867171561</text:p>
          </table:table-cell>
          <table:table-cell office:value-type="float" office:value="0.0931207379168513" calcext:value-type="float">
            <text:p>0.093120737916851</text:p>
          </table:table-cell>
          <table:table-cell office:value-type="float" office:value="0.190014508988543" calcext:value-type="float">
            <text:p>0.190014508988543</text:p>
          </table:table-cell>
          <table:table-cell office:value-type="float" office:value="0.191593807594412" calcext:value-type="float">
            <text:p>0.191593807594412</text:p>
          </table:table-cell>
          <table:table-cell office:value-type="float" office:value="0.19565275135425" calcext:value-type="float">
            <text:p>0.19565275135425</text:p>
          </table:table-cell>
          <table:table-cell office:value-type="float" office:value="0.207833261901749" calcext:value-type="float">
            <text:p>0.207833261901749</text:p>
          </table:table-cell>
          <table:table-cell office:value-type="float" office:value="0.197438061208458" calcext:value-type="float">
            <text:p>0.197438061208458</text:p>
          </table:table-cell>
          <table:table-cell office:value-type="float" office:value="0.188488373079914" calcext:value-type="float">
            <text:p>0.188488373079914</text:p>
          </table:table-cell>
          <table:table-cell office:value-type="float" office:value="0.110162193346537" calcext:value-type="float">
            <text:p>0.110162193346537</text:p>
          </table:table-cell>
          <table:table-cell office:value-type="float" office:value="0.105267052967885" calcext:value-type="float">
            <text:p>0.105267052967885</text:p>
          </table:table-cell>
          <table:table-cell office:value-type="float" office:value="0.104028913346124" calcext:value-type="float">
            <text:p>0.104028913346124</text:p>
          </table:table-cell>
          <table:table-cell office:value-type="float" office:value="0.105651919039961" calcext:value-type="float">
            <text:p>0.105651919039961</text:p>
          </table:table-cell>
          <table:table-cell office:value-type="float" office:value="0.110287780975296" calcext:value-type="float">
            <text:p>0.110287780975296</text:p>
          </table:table-cell>
          <table:table-cell office:value-type="float" office:value="0.123265153677792" calcext:value-type="float">
            <text:p>0.123265153677792</text:p>
          </table:table-cell>
          <table:table-cell office:value-type="float" office:value="0.131146201235617" calcext:value-type="float">
            <text:p>0.131146201235617</text:p>
          </table:table-cell>
          <table:table-cell office:value-type="float" office:value="0.127159711205284" calcext:value-type="float">
            <text:p>0.127159711205284</text:p>
          </table:table-cell>
          <table:table-cell office:value-type="float" office:value="0.119105781922828" calcext:value-type="float">
            <text:p>0.119105781922828</text:p>
          </table:table-cell>
          <table:table-cell office:value-type="float" office:value="0.0829390307498689" calcext:value-type="float">
            <text:p>0.082939030749869</text:p>
          </table:table-cell>
          <table:table-cell office:value-type="float" office:value="0.186993533566848" calcext:value-type="float">
            <text:p>0.186993533566848</text:p>
          </table:table-cell>
          <table:table-cell office:value-type="float" office:value="0.196935181153147" calcext:value-type="float">
            <text:p>0.196935181153147</text:p>
          </table:table-cell>
          <table:table-cell office:value-type="float" office:value="0.201198667403047" calcext:value-type="float">
            <text:p>0.201198667403047</text:p>
          </table:table-cell>
          <table:table-cell office:value-type="float" office:value="0.165609157857206" calcext:value-type="float">
            <text:p>0.165609157857206</text:p>
          </table:table-cell>
          <table:table-cell office:value-type="float" office:value="0.164976818847879" calcext:value-type="float">
            <text:p>0.164976818847879</text:p>
          </table:table-cell>
          <table:table-cell office:value-type="float" office:value="0.144097693403153" calcext:value-type="float">
            <text:p>0.144097693403153</text:p>
          </table:table-cell>
          <table:table-cell office:value-type="float" office:value="0.140939168256861" calcext:value-type="float">
            <text:p>0.140939168256861</text:p>
          </table:table-cell>
          <table:table-cell office:value-type="float" office:value="0.134477615974241" calcext:value-type="float">
            <text:p>0.134477615974241</text:p>
          </table:table-cell>
          <table:table-cell office:value-type="float" office:value="0.128786098617934" calcext:value-type="float">
            <text:p>0.128786098617934</text:p>
          </table:table-cell>
          <table:table-cell office:value-type="float" office:value="0.120795022291079" calcext:value-type="float">
            <text:p>0.120795022291079</text:p>
          </table:table-cell>
          <table:table-cell office:value-type="float" office:value="0.122833262692034" calcext:value-type="float">
            <text:p>0.122833262692034</text:p>
          </table:table-cell>
          <table:table-cell office:value-type="float" office:value="0.137229376730701" calcext:value-type="float">
            <text:p>0.137229376730701</text:p>
          </table:table-cell>
          <table:table-cell office:value-type="float" office:value="0.137595083378491" calcext:value-type="float">
            <text:p>0.137595083378491</text:p>
          </table:table-cell>
          <table:table-cell office:value-type="float" office:value="0.135243338988999" calcext:value-type="float">
            <text:p>0.135243338988999</text:p>
          </table:table-cell>
          <table:table-cell office:value-type="float" office:value="0.129959849585413" calcext:value-type="float">
            <text:p>0.129959849585413</text:p>
          </table:table-cell>
          <table:table-cell office:value-type="float" office:value="0.118450739331276" calcext:value-type="float">
            <text:p>0.118450739331276</text:p>
          </table:table-cell>
          <table:table-cell office:value-type="float" office:value="0.0896071899246426" calcext:value-type="float">
            <text:p>0.089607189924643</text:p>
          </table:table-cell>
          <table:table-cell office:value-type="float" office:value="0.182232225754818" calcext:value-type="float">
            <text:p>0.182232225754818</text:p>
          </table:table-cell>
          <table:table-cell office:value-type="float" office:value="0.183861000481929" calcext:value-type="float">
            <text:p>0.183861000481929</text:p>
          </table:table-cell>
          <table:table-cell office:value-type="float" office:value="0.178897278807329" calcext:value-type="float">
            <text:p>0.178897278807329</text:p>
          </table:table-cell>
          <table:table-cell office:value-type="float" office:value="0.177737918521225" calcext:value-type="float">
            <text:p>0.177737918521225</text:p>
          </table:table-cell>
          <table:table-cell office:value-type="float" office:value="0.196984239641978" calcext:value-type="float">
            <text:p>0.196984239641978</text:p>
          </table:table-cell>
          <table:table-cell office:value-type="float" office:value="0.193867758350366" calcext:value-type="float">
            <text:p>0.193867758350366</text:p>
          </table:table-cell>
          <table:table-cell office:value-type="float" office:value="0.189726586692301" calcext:value-type="float">
            <text:p>0.189726586692301</text:p>
          </table:table-cell>
          <table:table-cell office:value-type="float" office:value="0.189003260017976" calcext:value-type="float">
            <text:p>0.189003260017976</text:p>
          </table:table-cell>
          <table:table-cell office:value-type="float" office:value="0.191186467123258" calcext:value-type="float">
            <text:p>0.191186467123258</text:p>
          </table:table-cell>
          <table:table-cell office:value-type="float" office:value="0.198177105605768" calcext:value-type="float">
            <text:p>0.198177105605768</text:p>
          </table:table-cell>
          <table:table-cell office:value-type="float" office:value="0.20320117228244" calcext:value-type="float">
            <text:p>0.20320117228244</text:p>
          </table:table-cell>
          <table:table-cell office:value-type="float" office:value="0.204665522629666" calcext:value-type="float">
            <text:p>0.204665522629666</text:p>
          </table:table-cell>
          <table:table-cell office:value-type="float" office:value="0.20387245736155" calcext:value-type="float">
            <text:p>0.20387245736155</text:p>
          </table:table-cell>
          <table:table-cell office:value-type="float" office:value="0.100529146731663" calcext:value-type="float">
            <text:p>0.100529146731663</text:p>
          </table:table-cell>
          <table:table-cell office:value-type="float" office:value="0.105022059605797" calcext:value-type="float">
            <text:p>0.105022059605797</text:p>
          </table:table-cell>
          <table:table-cell office:value-type="float" office:value="0.107567608579455" calcext:value-type="float">
            <text:p>0.107567608579455</text:p>
          </table:table-cell>
          <table:table-cell office:value-type="float" office:value="0.114502201446215" calcext:value-type="float">
            <text:p>0.114502201446215</text:p>
          </table:table-cell>
          <table:table-cell office:value-type="float" office:value="0.129221424589548" calcext:value-type="float">
            <text:p>0.129221424589548</text:p>
          </table:table-cell>
          <table:table-cell office:value-type="float" office:value="0.139597141086662" calcext:value-type="float">
            <text:p>0.139597141086662</text:p>
          </table:table-cell>
          <table:table-cell office:value-type="float" office:value="0.140067307947499" calcext:value-type="float">
            <text:p>0.140067307947499</text:p>
          </table:table-cell>
          <table:table-cell office:value-type="float" office:value="0.127195881505259" calcext:value-type="float">
            <text:p>0.127195881505259</text:p>
          </table:table-cell>
          <table:table-cell office:value-type="float" office:value="0.190156609418915" calcext:value-type="float">
            <text:p>0.190156609418915</text:p>
          </table:table-cell>
          <table:table-cell office:value-type="float" office:value="0.19145560968396" calcext:value-type="float">
            <text:p>0.19145560968396</text:p>
          </table:table-cell>
          <table:table-cell office:value-type="float" office:value="0.192220094144917" calcext:value-type="float">
            <text:p>0.192220094144917</text:p>
          </table:table-cell>
          <table:table-cell office:value-type="float" office:value="0.20763913887137" calcext:value-type="float">
            <text:p>0.20763913887137</text:p>
          </table:table-cell>
          <table:table-cell office:value-type="float" office:value="0.202890884653223" calcext:value-type="float">
            <text:p>0.202890884653223</text:p>
          </table:table-cell>
          <table:table-cell office:value-type="float" office:value="0.193926607386276" calcext:value-type="float">
            <text:p>0.193926607386276</text:p>
          </table:table-cell>
          <table:table-cell office:value-type="float" office:value="0.192425384733885" calcext:value-type="float">
            <text:p>0.192425384733885</text:p>
          </table:table-cell>
          <table:table-cell office:value-type="float" office:value="0.196992719620037" calcext:value-type="float">
            <text:p>0.196992719620037</text:p>
          </table:table-cell>
          <table:table-cell office:value-type="float" office:value="0.126223006094776" calcext:value-type="float">
            <text:p>0.126223006094776</text:p>
          </table:table-cell>
          <table:table-cell office:value-type="float" office:value="0.119235063804241" calcext:value-type="float">
            <text:p>0.119235063804241</text:p>
          </table:table-cell>
          <table:table-cell office:value-type="float" office:value="0.109022678857395" calcext:value-type="float">
            <text:p>0.109022678857395</text:p>
          </table:table-cell>
          <table:table-cell office:value-type="float" office:value="0.107219160489561" calcext:value-type="float">
            <text:p>0.107219160489561</text:p>
          </table:table-cell>
          <table:table-cell office:value-type="float" office:value="0.111665214421963" calcext:value-type="float">
            <text:p>0.111665214421963</text:p>
          </table:table-cell>
          <table:table-cell office:value-type="float" office:value="0.117995108349026" calcext:value-type="float">
            <text:p>0.117995108349026</text:p>
          </table:table-cell>
          <table:table-cell office:value-type="float" office:value="0.116912816357292" calcext:value-type="float">
            <text:p>0.116912816357292</text:p>
          </table:table-cell>
          <table:table-cell office:value-type="float" office:value="0.114005046744325" calcext:value-type="float">
            <text:p>0.114005046744325</text:p>
          </table:table-cell>
          <table:table-cell office:value-type="float" office:value="0.117640023748342" calcext:value-type="float">
            <text:p>0.117640023748342</text:p>
          </table:table-cell>
          <table:table-cell office:value-type="float" office:value="0.119005060019297" calcext:value-type="float">
            <text:p>0.119005060019297</text:p>
          </table:table-cell>
          <table:table-cell office:value-type="float" office:value="0.11836475260755" calcext:value-type="float">
            <text:p>0.11836475260755</text:p>
          </table:table-cell>
          <table:table-cell office:value-type="float" office:value="0.117559066094755" calcext:value-type="float">
            <text:p>0.117559066094755</text:p>
          </table:table-cell>
          <table:table-cell office:value-type="float" office:value="0.117228847382175" calcext:value-type="float">
            <text:p>0.117228847382175</text:p>
          </table:table-cell>
          <table:table-cell office:value-type="float" office:value="0.117668083613504" calcext:value-type="float">
            <text:p>0.117668083613504</text:p>
          </table:table-cell>
          <table:table-cell office:value-type="float" office:value="0.117769952032859" calcext:value-type="float">
            <text:p>0.117769952032859</text:p>
          </table:table-cell>
          <table:table-cell office:value-type="float" office:value="0.117477612566943" calcext:value-type="float">
            <text:p>0.117477612566943</text:p>
          </table:table-cell>
          <table:table-cell office:value-type="float" office:value="0.11740864164673" calcext:value-type="float">
            <text:p>0.11740864164673</text:p>
          </table:table-cell>
          <table:table-cell office:value-type="float" office:value="0.117416259845659" calcext:value-type="float">
            <text:p>0.117416259845659</text:p>
          </table:table-cell>
          <table:table-cell office:value-type="float" office:value="0.117555640178081" calcext:value-type="float">
            <text:p>0.117555640178081</text:p>
          </table:table-cell>
          <table:table-cell office:value-type="float" office:value="0.117548495782488" calcext:value-type="float">
            <text:p>0.117548495782488</text:p>
          </table:table-cell>
          <table:table-cell office:value-type="float" office:value="0.117396682151163" calcext:value-type="float">
            <text:p>0.117396682151163</text:p>
          </table:table-cell>
          <table:table-cell office:value-type="float" office:value="0.117444271427397" calcext:value-type="float">
            <text:p>0.117444271427397</text:p>
          </table:table-cell>
          <table:table-cell office:value-type="float" office:value="0.117572988905054" calcext:value-type="float">
            <text:p>0.117572988905054</text:p>
          </table:table-cell>
          <table:table-cell office:value-type="float" office:value="0.117530800798201" calcext:value-type="float">
            <text:p>0.117530800798201</text:p>
          </table:table-cell>
          <table:table-cell office:value-type="float" office:value="0.117430714289629" calcext:value-type="float">
            <text:p>0.117430714289629</text:p>
          </table:table-cell>
          <table:table-cell office:value-type="float" office:value="0.117388536747219" calcext:value-type="float">
            <text:p>0.117388536747219</text:p>
          </table:table-cell>
          <table:table-cell office:value-type="float" office:value="0.11742647244009" calcext:value-type="float">
            <text:p>0.11742647244009</text:p>
          </table:table-cell>
          <table:table-cell office:value-type="float" office:value="0.117398252472811" calcext:value-type="float">
            <text:p>0.117398252472811</text:p>
          </table:table-cell>
          <table:table-cell office:value-type="float" office:value="0.117466570248349" calcext:value-type="float">
            <text:p>0.117466570248349</text:p>
          </table:table-cell>
          <table:table-cell office:value-type="float" office:value="0.11743223806474" calcext:value-type="float">
            <text:p>0.11743223806474</text:p>
          </table:table-cell>
          <table:table-cell office:value-type="float" office:value="0.11738299288263" calcext:value-type="float">
            <text:p>0.11738299288263</text:p>
          </table:table-cell>
          <table:table-cell office:value-type="float" office:value="0.117475358361611" calcext:value-type="float">
            <text:p>0.117475358361611</text:p>
          </table:table-cell>
          <table:table-cell office:value-type="float" office:value="0.117395346054355" calcext:value-type="float">
            <text:p>0.117395346054355</text:p>
          </table:table-cell>
          <table:table-cell office:value-type="float" office:value="0.117451118630563" calcext:value-type="float">
            <text:p>0.117451118630563</text:p>
          </table:table-cell>
          <table:table-cell office:value-type="float" office:value="0.11748492760547" calcext:value-type="float">
            <text:p>0.11748492760547</text:p>
          </table:table-cell>
          <table:table-cell office:value-type="float" office:value="0.117435138874597" calcext:value-type="float">
            <text:p>0.117435138874597</text:p>
          </table:table-cell>
          <table:table-cell office:value-type="float" office:value="0.117397163802363" calcext:value-type="float">
            <text:p>0.117397163802363</text:p>
          </table:table-cell>
          <table:table-cell office:value-type="float" office:value="0.117350816326365" calcext:value-type="float">
            <text:p>0.117350816326365</text:p>
          </table:table-cell>
          <table:table-cell office:value-type="float" office:value="0.117480797159716" calcext:value-type="float">
            <text:p>0.117480797159716</text:p>
          </table:table-cell>
          <table:table-cell office:value-type="float" office:value="0.117528038285048" calcext:value-type="float">
            <text:p>0.117528038285048</text:p>
          </table:table-cell>
          <table:table-cell office:value-type="float" office:value="0.117380947511598" calcext:value-type="float">
            <text:p>0.117380947511598</text:p>
          </table:table-cell>
          <table:table-cell office:value-type="float" office:value="0.117384442118575" calcext:value-type="float">
            <text:p>0.117384442118575</text:p>
          </table:table-cell>
          <table:table-cell office:value-type="float" office:value="0.117406255250722" calcext:value-type="float">
            <text:p>0.117406255250722</text:p>
          </table:table-cell>
          <table:table-cell office:value-type="float" office:value="0.117441025896309" calcext:value-type="float">
            <text:p>0.117441025896309</text:p>
          </table:table-cell>
          <table:table-cell office:value-type="float" office:value="0.117400143826307" calcext:value-type="float">
            <text:p>0.117400143826307</text:p>
          </table:table-cell>
          <table:table-cell office:value-type="float" office:value="0.117399243886349" calcext:value-type="float">
            <text:p>0.117399243886349</text:p>
          </table:table-cell>
          <table:table-cell office:value-type="float" office:value="0.117369077332172" calcext:value-type="float">
            <text:p>0.117369077332172</text:p>
          </table:table-cell>
          <table:table-cell office:value-type="float" office:value="0.117407728868503" calcext:value-type="float">
            <text:p>0.117407728868503</text:p>
          </table:table-cell>
          <table:table-cell office:value-type="float" office:value="0.117378739101719" calcext:value-type="float">
            <text:p>0.117378739101719</text:p>
          </table:table-cell>
          <table:table-cell office:value-type="float" office:value="0.117417716921011" calcext:value-type="float">
            <text:p>0.117417716921011</text:p>
          </table:table-cell>
          <table:table-cell office:value-type="float" office:value="0.117473223481773" calcext:value-type="float">
            <text:p>0.117473223481773</text:p>
          </table:table-cell>
          <table:table-cell office:value-type="float" office:value="0.117406723405329" calcext:value-type="float">
            <text:p>0.117406723405329</text:p>
          </table:table-cell>
          <table:table-cell office:value-type="float" office:value="0.117485530580975" calcext:value-type="float">
            <text:p>0.117485530580975</text:p>
          </table:table-cell>
          <table:table-cell office:value-type="float" office:value="0.117432909997844" calcext:value-type="float">
            <text:p>0.117432909997844</text:p>
          </table:table-cell>
          <table:table-cell office:value-type="float" office:value="0.117473301030101" calcext:value-type="float">
            <text:p>0.117473301030101</text:p>
          </table:table-cell>
          <table:table-cell office:value-type="float" office:value="0.117434178816393" calcext:value-type="float">
            <text:p>0.117434178816393</text:p>
          </table:table-cell>
          <table:table-cell office:value-type="float" office:value="0.117494206563741" calcext:value-type="float">
            <text:p>0.117494206563741</text:p>
          </table:table-cell>
          <table:table-cell office:value-type="float" office:value="0.117380108729894" calcext:value-type="float">
            <text:p>0.117380108729894</text:p>
          </table:table-cell>
          <table:table-cell office:value-type="float" office:value="0.117457905942951" calcext:value-type="float">
            <text:p>0.117457905942951</text:p>
          </table:table-cell>
          <table:table-cell office:value-type="float" office:value="0.117346420084398" calcext:value-type="float">
            <text:p>0.117346420084398</text:p>
          </table:table-cell>
          <table:table-cell office:value-type="float" office:value="0.117309224276866" calcext:value-type="float">
            <text:p>0.117309224276866</text:p>
          </table:table-cell>
          <table:table-cell office:value-type="float" office:value="0.117396118738356" calcext:value-type="float">
            <text:p>0.117396118738356</text:p>
          </table:table-cell>
          <table:table-cell office:value-type="float" office:value="0.117401885252962" calcext:value-type="float">
            <text:p>0.117401885252962</text:p>
          </table:table-cell>
          <table:table-cell office:value-type="float" office:value="0.117468918471694" calcext:value-type="float">
            <text:p>0.117468918471694</text:p>
          </table:table-cell>
          <table:table-cell office:value-type="float" office:value="0.117464763015094" calcext:value-type="float">
            <text:p>0.117464763015094</text:p>
          </table:table-cell>
          <table:table-cell office:value-type="float" office:value="0.117384475862079" calcext:value-type="float">
            <text:p>0.117384475862079</text:p>
          </table:table-cell>
          <table:table-cell table:number-columns-repeated="638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9656495923395" calcext:value-type="float">
            <text:p>-0.019656495923395</text:p>
          </table:table-cell>
          <table:table-cell office:value-type="float" office:value="-0.0196572514853526" calcext:value-type="float">
            <text:p>-0.019657251485353</text:p>
          </table:table-cell>
          <table:table-cell office:value-type="float" office:value="-0.0196402865240787" calcext:value-type="float">
            <text:p>-0.019640286524079</text:p>
          </table:table-cell>
          <table:table-cell office:value-type="float" office:value="-0.0196427962420877" calcext:value-type="float">
            <text:p>-0.019642796242088</text:p>
          </table:table-cell>
          <table:table-cell office:value-type="float" office:value="-0.019650377089341" calcext:value-type="float">
            <text:p>-0.019650377089341</text:p>
          </table:table-cell>
          <table:table-cell office:value-type="float" office:value="-0.0196548169533405" calcext:value-type="float">
            <text:p>-0.019654816953341</text:p>
          </table:table-cell>
          <table:table-cell office:value-type="float" office:value="-0.0196231841563367" calcext:value-type="float">
            <text:p>-0.019623184156337</text:p>
          </table:table-cell>
          <table:table-cell office:value-type="float" office:value="-0.019645084601115" calcext:value-type="float">
            <text:p>-0.019645084601115</text:p>
          </table:table-cell>
          <table:table-cell office:value-type="float" office:value="-0.0196450186424783" calcext:value-type="float">
            <text:p>-0.019645018642478</text:p>
          </table:table-cell>
          <table:table-cell office:value-type="float" office:value="-0.019643677895198" calcext:value-type="float">
            <text:p>-0.019643677895198</text:p>
          </table:table-cell>
          <table:table-cell office:value-type="float" office:value="-0.0196239475875073" calcext:value-type="float">
            <text:p>-0.019623947587507</text:p>
          </table:table-cell>
          <table:table-cell office:value-type="float" office:value="-0.0196420026534323" calcext:value-type="float">
            <text:p>-0.019642002653432</text:p>
          </table:table-cell>
          <table:table-cell office:value-type="float" office:value="-0.0196663990991951" calcext:value-type="float">
            <text:p>-0.019666399099195</text:p>
          </table:table-cell>
          <table:table-cell office:value-type="float" office:value="-0.019646980925789" calcext:value-type="float">
            <text:p>-0.019646980925789</text:p>
          </table:table-cell>
          <table:table-cell office:value-type="float" office:value="-0.0196302591427822" calcext:value-type="float">
            <text:p>-0.019630259142782</text:p>
          </table:table-cell>
          <table:table-cell office:value-type="float" office:value="-0.019653950369653" calcext:value-type="float">
            <text:p>-0.019653950369653</text:p>
          </table:table-cell>
          <table:table-cell office:value-type="float" office:value="-0.0196618214003241" calcext:value-type="float">
            <text:p>-0.019661821400324</text:p>
          </table:table-cell>
          <table:table-cell office:value-type="float" office:value="-0.0196338114638956" calcext:value-type="float">
            <text:p>-0.019633811463896</text:p>
          </table:table-cell>
          <table:table-cell office:value-type="float" office:value="-0.019651882775987" calcext:value-type="float">
            <text:p>-0.019651882775987</text:p>
          </table:table-cell>
          <table:table-cell office:value-type="float" office:value="-0.0196531811348906" calcext:value-type="float">
            <text:p>-0.019653181134891</text:p>
          </table:table-cell>
          <table:table-cell office:value-type="float" office:value="-0.0196439220252394" calcext:value-type="float">
            <text:p>-0.01964392202524</text:p>
          </table:table-cell>
          <table:table-cell office:value-type="float" office:value="-0.019630765699031" calcext:value-type="float">
            <text:p>-0.019630765699031</text:p>
          </table:table-cell>
          <table:table-cell office:value-type="float" office:value="-0.0196430001067476" calcext:value-type="float">
            <text:p>-0.019643000106748</text:p>
          </table:table-cell>
          <table:table-cell office:value-type="float" office:value="-0.0196470199139083" calcext:value-type="float">
            <text:p>-0.019647019913908</text:p>
          </table:table-cell>
          <table:table-cell office:value-type="float" office:value="-0.019642378574308" calcext:value-type="float">
            <text:p>-0.019642378574308</text:p>
          </table:table-cell>
          <table:table-cell office:value-type="float" office:value="-0.0196284966740668" calcext:value-type="float">
            <text:p>-0.019628496674067</text:p>
          </table:table-cell>
          <table:table-cell office:value-type="float" office:value="-0.0196659383169741" calcext:value-type="float">
            <text:p>-0.019665938316974</text:p>
          </table:table-cell>
          <table:table-cell office:value-type="float" office:value="-0.019637494620662" calcext:value-type="float">
            <text:p>-0.019637494620662</text:p>
          </table:table-cell>
          <table:table-cell office:value-type="float" office:value="-0.019635501728386" calcext:value-type="float">
            <text:p>-0.019635501728386</text:p>
          </table:table-cell>
          <table:table-cell office:value-type="float" office:value="-0.0196422308847544" calcext:value-type="float">
            <text:p>-0.019642230884754</text:p>
          </table:table-cell>
          <table:table-cell office:value-type="float" office:value="-0.0196233867461309" calcext:value-type="float">
            <text:p>-0.019623386746131</text:p>
          </table:table-cell>
          <table:table-cell office:value-type="float" office:value="-0.0196564108069673" calcext:value-type="float">
            <text:p>-0.019656410806967</text:p>
          </table:table-cell>
          <table:table-cell office:value-type="float" office:value="-0.0196314599087917" calcext:value-type="float">
            <text:p>-0.019631459908792</text:p>
          </table:table-cell>
          <table:table-cell office:value-type="float" office:value="-0.018687228696426" calcext:value-type="float">
            <text:p>-0.018687228696426</text:p>
          </table:table-cell>
          <table:table-cell office:value-type="float" office:value="-0.0185013260647489" calcext:value-type="float">
            <text:p>-0.018501326064749</text:p>
          </table:table-cell>
          <table:table-cell office:value-type="float" office:value="-0.0183551380139229" calcext:value-type="float">
            <text:p>-0.018355138013923</text:p>
          </table:table-cell>
          <table:table-cell office:value-type="float" office:value="-0.0176508361417509" calcext:value-type="float">
            <text:p>-0.017650836141751</text:p>
          </table:table-cell>
          <table:table-cell office:value-type="float" office:value="-0.0166623038659313" calcext:value-type="float">
            <text:p>-0.016662303865931</text:p>
          </table:table-cell>
          <table:table-cell office:value-type="float" office:value="-0.0170330621476542" calcext:value-type="float">
            <text:p>-0.017033062147654</text:p>
          </table:table-cell>
          <table:table-cell office:value-type="float" office:value="-0.0210707175702326" calcext:value-type="float">
            <text:p>-0.021070717570233</text:p>
          </table:table-cell>
          <table:table-cell office:value-type="float" office:value="-0.0227539396855251" calcext:value-type="float">
            <text:p>-0.022753939685525</text:p>
          </table:table-cell>
          <table:table-cell office:value-type="float" office:value="-0.0494325003905353" calcext:value-type="float">
            <text:p>-0.049432500390535</text:p>
          </table:table-cell>
          <table:table-cell office:value-type="float" office:value="-0.0492226712480054" calcext:value-type="float">
            <text:p>-0.049222671248006</text:p>
          </table:table-cell>
          <table:table-cell office:value-type="float" office:value="-0.0492196392225986" calcext:value-type="float">
            <text:p>-0.049219639222599</text:p>
          </table:table-cell>
          <table:table-cell office:value-type="float" office:value="-0.0516161792699292" calcext:value-type="float">
            <text:p>-0.051616179269929</text:p>
          </table:table-cell>
          <table:table-cell office:value-type="float" office:value="-0.049151888615029" calcext:value-type="float">
            <text:p>-0.049151888615029</text:p>
          </table:table-cell>
          <table:table-cell office:value-type="float" office:value="-0.028310432946779" calcext:value-type="float">
            <text:p>-0.028310432946779</text:p>
          </table:table-cell>
          <table:table-cell office:value-type="float" office:value="-0.0250311367744312" calcext:value-type="float">
            <text:p>-0.025031136774431</text:p>
          </table:table-cell>
          <table:table-cell office:value-type="float" office:value="-0.0230978924210526" calcext:value-type="float">
            <text:p>-0.023097892421053</text:p>
          </table:table-cell>
          <table:table-cell office:value-type="float" office:value="-0.0232480330087116" calcext:value-type="float">
            <text:p>-0.023248033008712</text:p>
          </table:table-cell>
          <table:table-cell office:value-type="float" office:value="-0.0233030579371271" calcext:value-type="float">
            <text:p>-0.023303057937127</text:p>
          </table:table-cell>
          <table:table-cell office:value-type="float" office:value="-0.0273230604290572" calcext:value-type="float">
            <text:p>-0.027323060429057</text:p>
          </table:table-cell>
          <table:table-cell office:value-type="float" office:value="-0.0283525720021298" calcext:value-type="float">
            <text:p>-0.02835257200213</text:p>
          </table:table-cell>
          <table:table-cell office:value-type="float" office:value="-0.0255306604194595" calcext:value-type="float">
            <text:p>-0.02553066041946</text:p>
          </table:table-cell>
          <table:table-cell office:value-type="float" office:value="-0.0192857402098688" calcext:value-type="float">
            <text:p>-0.019285740209869</text:p>
          </table:table-cell>
          <table:table-cell office:value-type="float" office:value="-0.0150479435464228" calcext:value-type="float">
            <text:p>-0.015047943546423</text:p>
          </table:table-cell>
          <table:table-cell office:value-type="float" office:value="-0.0159563921864808" calcext:value-type="float">
            <text:p>-0.015956392186481</text:p>
          </table:table-cell>
          <table:table-cell office:value-type="float" office:value="-0.0203189720643814" calcext:value-type="float">
            <text:p>-0.020318972064382</text:p>
          </table:table-cell>
          <table:table-cell office:value-type="float" office:value="-0.0200340963860664" calcext:value-type="float">
            <text:p>-0.020034096386067</text:p>
          </table:table-cell>
          <table:table-cell office:value-type="float" office:value="-0.0193479708486573" calcext:value-type="float">
            <text:p>-0.019347970848657</text:p>
          </table:table-cell>
          <table:table-cell office:value-type="float" office:value="-0.0214267364031017" calcext:value-type="float">
            <text:p>-0.021426736403102</text:p>
          </table:table-cell>
          <table:table-cell office:value-type="float" office:value="-0.0265837330257588" calcext:value-type="float">
            <text:p>-0.026583733025759</text:p>
          </table:table-cell>
          <table:table-cell office:value-type="float" office:value="-0.0373456321040615" calcext:value-type="float">
            <text:p>-0.037345632104062</text:p>
          </table:table-cell>
          <table:table-cell office:value-type="float" office:value="-0.0462194969582567" calcext:value-type="float">
            <text:p>-0.046219496958257</text:p>
          </table:table-cell>
          <table:table-cell office:value-type="float" office:value="-0.0512370971119029" calcext:value-type="float">
            <text:p>-0.051237097111903</text:p>
          </table:table-cell>
          <table:table-cell office:value-type="float" office:value="-0.052095873930024" calcext:value-type="float">
            <text:p>-0.052095873930024</text:p>
          </table:table-cell>
          <table:table-cell office:value-type="float" office:value="-0.0495958299340307" calcext:value-type="float">
            <text:p>-0.049595829934031</text:p>
          </table:table-cell>
          <table:table-cell office:value-type="float" office:value="-0.0345404062296974" calcext:value-type="float">
            <text:p>-0.034540406229697</text:p>
          </table:table-cell>
          <table:table-cell office:value-type="float" office:value="-0.0305876122159545" calcext:value-type="float">
            <text:p>-0.030587612215955</text:p>
          </table:table-cell>
          <table:table-cell office:value-type="float" office:value="-0.0213332261199627" calcext:value-type="float">
            <text:p>-0.021333226119963</text:p>
          </table:table-cell>
          <table:table-cell office:value-type="float" office:value="-0.0139578258415161" calcext:value-type="float">
            <text:p>-0.013957825841516</text:p>
          </table:table-cell>
          <table:table-cell office:value-type="float" office:value="-0.0178844060306388" calcext:value-type="float">
            <text:p>-0.017884406030639</text:p>
          </table:table-cell>
          <table:table-cell office:value-type="float" office:value="-0.0202882217495718" calcext:value-type="float">
            <text:p>-0.020288221749572</text:p>
          </table:table-cell>
          <table:table-cell office:value-type="float" office:value="-0.0187634626064596" calcext:value-type="float">
            <text:p>-0.01876346260646</text:p>
          </table:table-cell>
          <table:table-cell office:value-type="float" office:value="-0.0184397096451917" calcext:value-type="float">
            <text:p>-0.018439709645192</text:p>
          </table:table-cell>
          <table:table-cell office:value-type="float" office:value="-0.0210457293008576" calcext:value-type="float">
            <text:p>-0.021045729300858</text:p>
          </table:table-cell>
          <table:table-cell office:value-type="float" office:value="-0.041765084570531" calcext:value-type="float">
            <text:p>-0.041765084570531</text:p>
          </table:table-cell>
          <table:table-cell office:value-type="float" office:value="-0.0503322763971829" calcext:value-type="float">
            <text:p>-0.050332276397183</text:p>
          </table:table-cell>
          <table:table-cell office:value-type="float" office:value="-0.0494003571168281" calcext:value-type="float">
            <text:p>-0.049400357116828</text:p>
          </table:table-cell>
          <table:table-cell office:value-type="float" office:value="-0.0485638096244472" calcext:value-type="float">
            <text:p>-0.048563809624447</text:p>
          </table:table-cell>
          <table:table-cell office:value-type="float" office:value="-0.0256214801277241" calcext:value-type="float">
            <text:p>-0.025621480127724</text:p>
          </table:table-cell>
          <table:table-cell office:value-type="float" office:value="-0.0212612561611493" calcext:value-type="float">
            <text:p>-0.021261256161149</text:p>
          </table:table-cell>
          <table:table-cell office:value-type="float" office:value="-0.0194150222840497" calcext:value-type="float">
            <text:p>-0.01941502228405</text:p>
          </table:table-cell>
          <table:table-cell office:value-type="float" office:value="-0.0240920994142216" calcext:value-type="float">
            <text:p>-0.024092099414222</text:p>
          </table:table-cell>
          <table:table-cell office:value-type="float" office:value="-0.0155657249647174" calcext:value-type="float">
            <text:p>-0.015565724964718</text:p>
          </table:table-cell>
          <table:table-cell office:value-type="float" office:value="-0.00669519018355156" calcext:value-type="float">
            <text:p>-0.006695190183552</text:p>
          </table:table-cell>
          <table:table-cell office:value-type="float" office:value="-0.0123556408921941" calcext:value-type="float">
            <text:p>-0.012355640892194</text:p>
          </table:table-cell>
          <table:table-cell office:value-type="float" office:value="-0.0197474873971022" calcext:value-type="float">
            <text:p>-0.019747487397102</text:p>
          </table:table-cell>
          <table:table-cell office:value-type="float" office:value="-0.0208584745946747" calcext:value-type="float">
            <text:p>-0.020858474594675</text:p>
          </table:table-cell>
          <table:table-cell office:value-type="float" office:value="-0.0202221407240449" calcext:value-type="float">
            <text:p>-0.020222140724045</text:p>
          </table:table-cell>
          <table:table-cell office:value-type="float" office:value="-0.0197270876869546" calcext:value-type="float">
            <text:p>-0.019727087686955</text:p>
          </table:table-cell>
          <table:table-cell office:value-type="float" office:value="-0.0227576247391791" calcext:value-type="float">
            <text:p>-0.022757624739179</text:p>
          </table:table-cell>
          <table:table-cell office:value-type="float" office:value="-0.0381222896220594" calcext:value-type="float">
            <text:p>-0.03812228962206</text:p>
          </table:table-cell>
          <table:table-cell office:value-type="float" office:value="-0.042572053915326" calcext:value-type="float">
            <text:p>-0.042572053915326</text:p>
          </table:table-cell>
          <table:table-cell office:value-type="float" office:value="-0.0387134694139688" calcext:value-type="float">
            <text:p>-0.038713469413969</text:p>
          </table:table-cell>
          <table:table-cell office:value-type="float" office:value="-0.0395009244523929" calcext:value-type="float">
            <text:p>-0.039500924452393</text:p>
          </table:table-cell>
          <table:table-cell office:value-type="float" office:value="-0.0190972909022955" calcext:value-type="float">
            <text:p>-0.019097290902296</text:p>
          </table:table-cell>
          <table:table-cell office:value-type="float" office:value="-0.0191518249328043" calcext:value-type="float">
            <text:p>-0.019151824932804</text:p>
          </table:table-cell>
          <table:table-cell office:value-type="float" office:value="-0.0467006019181904" calcext:value-type="float">
            <text:p>-0.046700601918191</text:p>
          </table:table-cell>
          <table:table-cell office:value-type="float" office:value="-0.0403546673519114" calcext:value-type="float">
            <text:p>-0.040354667351912</text:p>
          </table:table-cell>
          <table:table-cell office:value-type="float" office:value="-0.0125676252807178" calcext:value-type="float">
            <text:p>-0.012567625280718</text:p>
          </table:table-cell>
          <table:table-cell office:value-type="float" office:value="-0.000811609754022768" calcext:value-type="float">
            <text:p>-0.000811609754023</text:p>
          </table:table-cell>
          <table:table-cell office:value-type="float" office:value="-0.00868212191158406" calcext:value-type="float">
            <text:p>-0.008682121911584</text:p>
          </table:table-cell>
          <table:table-cell office:value-type="float" office:value="-0.0226659902812326" calcext:value-type="float">
            <text:p>-0.022665990281233</text:p>
          </table:table-cell>
          <table:table-cell office:value-type="float" office:value="-0.0212183166587532" calcext:value-type="float">
            <text:p>-0.021218316658753</text:p>
          </table:table-cell>
          <table:table-cell office:value-type="float" office:value="-0.0202227082426913" calcext:value-type="float">
            <text:p>-0.020222708242691</text:p>
          </table:table-cell>
          <table:table-cell office:value-type="float" office:value="-0.0197303599553336" calcext:value-type="float">
            <text:p>-0.019730359955334</text:p>
          </table:table-cell>
          <table:table-cell office:value-type="float" office:value="-0.0223805256227477" calcext:value-type="float">
            <text:p>-0.022380525622748</text:p>
          </table:table-cell>
          <table:table-cell office:value-type="float" office:value="-0.0285794378694006" calcext:value-type="float">
            <text:p>-0.028579437869401</text:p>
          </table:table-cell>
          <table:table-cell office:value-type="float" office:value="-0.0314925420878365" calcext:value-type="float">
            <text:p>-0.031492542087837</text:p>
          </table:table-cell>
          <table:table-cell office:value-type="float" office:value="-0.0563755835501208" calcext:value-type="float">
            <text:p>-0.056375583550121</text:p>
          </table:table-cell>
          <table:table-cell office:value-type="float" office:value="-0.0552872624843066" calcext:value-type="float">
            <text:p>-0.055287262484307</text:p>
          </table:table-cell>
          <table:table-cell office:value-type="float" office:value="-0.0568407053878192" calcext:value-type="float">
            <text:p>-0.056840705387819</text:p>
          </table:table-cell>
          <table:table-cell office:value-type="float" office:value="-0.0549925041306132" calcext:value-type="float">
            <text:p>-0.054992504130613</text:p>
          </table:table-cell>
          <table:table-cell office:value-type="float" office:value="-0.0303839243336911" calcext:value-type="float">
            <text:p>-0.030383924333691</text:p>
          </table:table-cell>
          <table:table-cell office:value-type="float" office:value="-0.0213384930588923" calcext:value-type="float">
            <text:p>-0.021338493058892</text:p>
          </table:table-cell>
          <table:table-cell office:value-type="float" office:value="-0.0162000981930091" calcext:value-type="float">
            <text:p>-0.016200098193009</text:p>
          </table:table-cell>
          <table:table-cell office:value-type="float" office:value="-0.0142468023325264" calcext:value-type="float">
            <text:p>-0.014246802332526</text:p>
          </table:table-cell>
          <table:table-cell office:value-type="float" office:value="-0.0138215551141277" calcext:value-type="float">
            <text:p>-0.013821555114128</text:p>
          </table:table-cell>
          <table:table-cell office:value-type="float" office:value="-0.0135745414979771" calcext:value-type="float">
            <text:p>-0.013574541497977</text:p>
          </table:table-cell>
          <table:table-cell office:value-type="float" office:value="-0.0130535831439894" calcext:value-type="float">
            <text:p>-0.013053583143989</text:p>
          </table:table-cell>
          <table:table-cell office:value-type="float" office:value="-0.011923268956944" calcext:value-type="float">
            <text:p>-0.011923268956944</text:p>
          </table:table-cell>
          <table:table-cell office:value-type="float" office:value="-0.0106468230317817" calcext:value-type="float">
            <text:p>-0.010646823031782</text:p>
          </table:table-cell>
          <table:table-cell office:value-type="float" office:value="-0.0221009088760644" calcext:value-type="float">
            <text:p>-0.022100908876064</text:p>
          </table:table-cell>
          <table:table-cell office:value-type="float" office:value="-0.0132057627502158" calcext:value-type="float">
            <text:p>-0.013205762750216</text:p>
          </table:table-cell>
          <table:table-cell office:value-type="float" office:value="-0.00807148726256517" calcext:value-type="float">
            <text:p>-0.008071487262565</text:p>
          </table:table-cell>
          <table:table-cell office:value-type="float" office:value="-0.0122795075995989" calcext:value-type="float">
            <text:p>-0.012279507599599</text:p>
          </table:table-cell>
          <table:table-cell office:value-type="float" office:value="-0.0189227592239494" calcext:value-type="float">
            <text:p>-0.01892275922395</text:p>
          </table:table-cell>
          <table:table-cell office:value-type="float" office:value="-0.0191955767306851" calcext:value-type="float">
            <text:p>-0.019195576730685</text:p>
          </table:table-cell>
          <table:table-cell office:value-type="float" office:value="-0.019836869281109" calcext:value-type="float">
            <text:p>-0.019836869281109</text:p>
          </table:table-cell>
          <table:table-cell office:value-type="float" office:value="-0.0223487489026046" calcext:value-type="float">
            <text:p>-0.022348748902605</text:p>
          </table:table-cell>
          <table:table-cell office:value-type="float" office:value="-0.0468343582576276" calcext:value-type="float">
            <text:p>-0.046834358257628</text:p>
          </table:table-cell>
          <table:table-cell office:value-type="float" office:value="-0.0464152044116538" calcext:value-type="float">
            <text:p>-0.046415204411654</text:p>
          </table:table-cell>
          <table:table-cell office:value-type="float" office:value="-0.046535722476596" calcext:value-type="float">
            <text:p>-0.046535722476596</text:p>
          </table:table-cell>
          <table:table-cell office:value-type="float" office:value="-0.0282038265156907" calcext:value-type="float">
            <text:p>-0.028203826515691</text:p>
          </table:table-cell>
          <table:table-cell office:value-type="float" office:value="-0.0240711398889781" calcext:value-type="float">
            <text:p>-0.024071139888978</text:p>
          </table:table-cell>
          <table:table-cell office:value-type="float" office:value="-0.0236328935864462" calcext:value-type="float">
            <text:p>-0.023632893586446</text:p>
          </table:table-cell>
          <table:table-cell office:value-type="float" office:value="-0.0229875938361546" calcext:value-type="float">
            <text:p>-0.022987593836155</text:p>
          </table:table-cell>
          <table:table-cell office:value-type="float" office:value="-0.0240785425357761" calcext:value-type="float">
            <text:p>-0.024078542535776</text:p>
          </table:table-cell>
          <table:table-cell office:value-type="float" office:value="-0.0153138368240972" calcext:value-type="float">
            <text:p>-0.015313836824097</text:p>
          </table:table-cell>
          <table:table-cell office:value-type="float" office:value="-0.0063507597574009" calcext:value-type="float">
            <text:p>-0.006350759757401</text:p>
          </table:table-cell>
          <table:table-cell office:value-type="float" office:value="-0.0022693241123166" calcext:value-type="float">
            <text:p>-0.002269324112317</text:p>
          </table:table-cell>
          <table:table-cell office:value-type="float" office:value="-0.0153169918855488" calcext:value-type="float">
            <text:p>-0.015316991885549</text:p>
          </table:table-cell>
          <table:table-cell office:value-type="float" office:value="-0.0190367041621481" calcext:value-type="float">
            <text:p>-0.019036704162148</text:p>
          </table:table-cell>
          <table:table-cell office:value-type="float" office:value="-0.019163176604312" calcext:value-type="float">
            <text:p>-0.019163176604312</text:p>
          </table:table-cell>
          <table:table-cell office:value-type="float" office:value="-0.0202108676903377" calcext:value-type="float">
            <text:p>-0.020210867690338</text:p>
          </table:table-cell>
          <table:table-cell office:value-type="float" office:value="-0.0192550415001768" calcext:value-type="float">
            <text:p>-0.019255041500177</text:p>
          </table:table-cell>
          <table:table-cell office:value-type="float" office:value="-0.0189923188524793" calcext:value-type="float">
            <text:p>-0.018992318852479</text:p>
          </table:table-cell>
          <table:table-cell office:value-type="float" office:value="-0.0194572681812032" calcext:value-type="float">
            <text:p>-0.019457268181203</text:p>
          </table:table-cell>
          <table:table-cell office:value-type="float" office:value="-0.0197846881664842" calcext:value-type="float">
            <text:p>-0.019784688166484</text:p>
          </table:table-cell>
          <table:table-cell office:value-type="float" office:value="-0.0200081655623273" calcext:value-type="float">
            <text:p>-0.020008165562327</text:p>
          </table:table-cell>
          <table:table-cell office:value-type="float" office:value="-0.0200613657304072" calcext:value-type="float">
            <text:p>-0.020061365730407</text:p>
          </table:table-cell>
          <table:table-cell office:value-type="float" office:value="-0.0200287162068238" calcext:value-type="float">
            <text:p>-0.020028716206824</text:p>
          </table:table-cell>
          <table:table-cell office:value-type="float" office:value="-0.0199917086758065" calcext:value-type="float">
            <text:p>-0.019991708675807</text:p>
          </table:table-cell>
          <table:table-cell office:value-type="float" office:value="-0.0200169158766846" calcext:value-type="float">
            <text:p>-0.020016915876685</text:p>
          </table:table-cell>
          <table:table-cell office:value-type="float" office:value="-0.0200236983705703" calcext:value-type="float">
            <text:p>-0.02002369837057</text:p>
          </table:table-cell>
          <table:table-cell office:value-type="float" office:value="-0.0199961076328321" calcext:value-type="float">
            <text:p>-0.019996107632832</text:p>
          </table:table-cell>
          <table:table-cell office:value-type="float" office:value="-0.0200003495192385" calcext:value-type="float">
            <text:p>-0.020000349519239</text:p>
          </table:table-cell>
          <table:table-cell office:value-type="float" office:value="-0.0200104022767176" calcext:value-type="float">
            <text:p>-0.020010402276718</text:p>
          </table:table-cell>
          <table:table-cell office:value-type="float" office:value="-0.0199913027728891" calcext:value-type="float">
            <text:p>-0.019991302772889</text:p>
          </table:table-cell>
          <table:table-cell office:value-type="float" office:value="-0.0200001484393423" calcext:value-type="float">
            <text:p>-0.020000148439342</text:p>
          </table:table-cell>
          <table:table-cell office:value-type="float" office:value="-0.0200041198057306" calcext:value-type="float">
            <text:p>-0.020004119805731</text:p>
          </table:table-cell>
          <table:table-cell office:value-type="float" office:value="-0.0200090482163637" calcext:value-type="float">
            <text:p>-0.020009048216364</text:p>
          </table:table-cell>
          <table:table-cell office:value-type="float" office:value="-0.0199981371113602" calcext:value-type="float">
            <text:p>-0.01999813711136</text:p>
          </table:table-cell>
          <table:table-cell office:value-type="float" office:value="-0.019981908353865" calcext:value-type="float">
            <text:p>-0.019981908353865</text:p>
          </table:table-cell>
          <table:table-cell office:value-type="float" office:value="-0.0199809679382302" calcext:value-type="float">
            <text:p>-0.01998096793823</text:p>
          </table:table-cell>
          <table:table-cell office:value-type="float" office:value="-0.0199900260229747" calcext:value-type="float">
            <text:p>-0.019990026022975</text:p>
          </table:table-cell>
          <table:table-cell office:value-type="float" office:value="-0.019994546061248" calcext:value-type="float">
            <text:p>-0.019994546061248</text:p>
          </table:table-cell>
          <table:table-cell office:value-type="float" office:value="-0.0199810845718147" calcext:value-type="float">
            <text:p>-0.019981084571815</text:p>
          </table:table-cell>
          <table:table-cell office:value-type="float" office:value="-0.0199881561965716" calcext:value-type="float">
            <text:p>-0.019988156196572</text:p>
          </table:table-cell>
          <table:table-cell office:value-type="float" office:value="-0.0199982741865662" calcext:value-type="float">
            <text:p>-0.019998274186566</text:p>
          </table:table-cell>
          <table:table-cell office:value-type="float" office:value="-0.0199825777893508" calcext:value-type="float">
            <text:p>-0.019982577789351</text:p>
          </table:table-cell>
          <table:table-cell office:value-type="float" office:value="-0.02000494193805" calcext:value-type="float">
            <text:p>-0.02000494193805</text:p>
          </table:table-cell>
          <table:table-cell office:value-type="float" office:value="-0.0200022284048624" calcext:value-type="float">
            <text:p>-0.020002228404863</text:p>
          </table:table-cell>
          <table:table-cell office:value-type="float" office:value="-0.019989557505816" calcext:value-type="float">
            <text:p>-0.019989557505816</text:p>
          </table:table-cell>
          <table:table-cell office:value-type="float" office:value="-0.0199831771220261" calcext:value-type="float">
            <text:p>-0.019983177122026</text:p>
          </table:table-cell>
          <table:table-cell office:value-type="float" office:value="-0.0199817632882012" calcext:value-type="float">
            <text:p>-0.019981763288201</text:p>
          </table:table-cell>
          <table:table-cell office:value-type="float" office:value="-0.0200040682098619" calcext:value-type="float">
            <text:p>-0.020004068209862</text:p>
          </table:table-cell>
          <table:table-cell office:value-type="float" office:value="-0.0200063538839228" calcext:value-type="float">
            <text:p>-0.020006353883923</text:p>
          </table:table-cell>
          <table:table-cell office:value-type="float" office:value="-0.0199839799095744" calcext:value-type="float">
            <text:p>-0.019983979909574</text:p>
          </table:table-cell>
          <table:table-cell office:value-type="float" office:value="-0.0199823283624606" calcext:value-type="float">
            <text:p>-0.019982328362461</text:p>
          </table:table-cell>
          <table:table-cell office:value-type="float" office:value="-0.0199841116116392" calcext:value-type="float">
            <text:p>-0.019984111611639</text:p>
          </table:table-cell>
          <table:table-cell office:value-type="float" office:value="-0.0199819867437488" calcext:value-type="float">
            <text:p>-0.019981986743749</text:p>
          </table:table-cell>
          <table:table-cell office:value-type="float" office:value="-0.0199727718563866" calcext:value-type="float">
            <text:p>-0.019972771856387</text:p>
          </table:table-cell>
          <table:table-cell office:value-type="float" office:value="-0.0199856945521209" calcext:value-type="float">
            <text:p>-0.019985694552121</text:p>
          </table:table-cell>
          <table:table-cell office:value-type="float" office:value="-0.0199787222699565" calcext:value-type="float">
            <text:p>-0.019978722269957</text:p>
          </table:table-cell>
          <table:table-cell office:value-type="float" office:value="-0.0199786172725189" calcext:value-type="float">
            <text:p>-0.019978617272519</text:p>
          </table:table-cell>
          <table:table-cell office:value-type="float" office:value="-0.019981514393069" calcext:value-type="float">
            <text:p>-0.019981514393069</text:p>
          </table:table-cell>
          <table:table-cell office:value-type="float" office:value="-0.0199891419956596" calcext:value-type="float">
            <text:p>-0.01998914199566</text:p>
          </table:table-cell>
          <table:table-cell office:value-type="float" office:value="-0.0199966474199178" calcext:value-type="float">
            <text:p>-0.019996647419918</text:p>
          </table:table-cell>
          <table:table-cell office:value-type="float" office:value="-0.0199799913779297" calcext:value-type="float">
            <text:p>-0.01997999137793</text:p>
          </table:table-cell>
          <table:table-cell office:value-type="float" office:value="-0.0200037078795369" calcext:value-type="float">
            <text:p>-0.020003707879537</text:p>
          </table:table-cell>
          <table:table-cell office:value-type="float" office:value="-0.0199832525103561" calcext:value-type="float">
            <text:p>-0.019983252510356</text:p>
          </table:table-cell>
          <table:table-cell office:value-type="float" office:value="-0.0199931026632036" calcext:value-type="float">
            <text:p>-0.019993102663204</text:p>
          </table:table-cell>
          <table:table-cell office:value-type="float" office:value="-0.0199851982088083" calcext:value-type="float">
            <text:p>-0.019985198208808</text:p>
          </table:table-cell>
          <table:table-cell office:value-type="float" office:value="-0.0200027246656892" calcext:value-type="float">
            <text:p>-0.020002724665689</text:p>
          </table:table-cell>
          <table:table-cell office:value-type="float" office:value="-0.0199840553047963" calcext:value-type="float">
            <text:p>-0.019984055304796</text:p>
          </table:table-cell>
          <table:table-cell office:value-type="float" office:value="-0.0199907055763989" calcext:value-type="float">
            <text:p>-0.019990705576399</text:p>
          </table:table-cell>
          <table:table-cell office:value-type="float" office:value="-0.0199746693426939" calcext:value-type="float">
            <text:p>-0.019974669342694</text:p>
          </table:table-cell>
          <table:table-cell office:value-type="float" office:value="-0.0199630812506199" calcext:value-type="float">
            <text:p>-0.01996308125062</text:p>
          </table:table-cell>
          <table:table-cell office:value-type="float" office:value="-0.0199855455574204" calcext:value-type="float">
            <text:p>-0.019985545557421</text:p>
          </table:table-cell>
          <table:table-cell office:value-type="float" office:value="-0.0199770557001912" calcext:value-type="float">
            <text:p>-0.019977055700191</text:p>
          </table:table-cell>
          <table:table-cell office:value-type="float" office:value="-0.0199847287441661" calcext:value-type="float">
            <text:p>-0.019984728744166</text:p>
          </table:table-cell>
          <table:table-cell office:value-type="float" office:value="-0.0199833225064422" calcext:value-type="float">
            <text:p>-0.019983322506442</text:p>
          </table:table-cell>
          <table:table-cell office:value-type="float" office:value="-0.0199750967134457" calcext:value-type="float">
            <text:p>-0.019975096713446</text:p>
          </table:table-cell>
          <table:table-cell table:number-columns-repeated="638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69227256224746" calcext:value-type="float">
            <text:p>0.569227256224746</text:p>
          </table:table-cell>
          <table:table-cell office:value-type="float" office:value="0.569116430264912" calcext:value-type="float">
            <text:p>0.569116430264912</text:p>
          </table:table-cell>
          <table:table-cell office:value-type="float" office:value="0.568760627588481" calcext:value-type="float">
            <text:p>0.568760627588481</text:p>
          </table:table-cell>
          <table:table-cell office:value-type="float" office:value="0.568719968804124" calcext:value-type="float">
            <text:p>0.568719968804124</text:p>
          </table:table-cell>
          <table:table-cell office:value-type="float" office:value="0.568911365260012" calcext:value-type="float">
            <text:p>0.568911365260012</text:p>
          </table:table-cell>
          <table:table-cell office:value-type="float" office:value="0.56885948303547" calcext:value-type="float">
            <text:p>0.56885948303547</text:p>
          </table:table-cell>
          <table:table-cell office:value-type="float" office:value="0.568089955118488" calcext:value-type="float">
            <text:p>0.568089955118488</text:p>
          </table:table-cell>
          <table:table-cell office:value-type="float" office:value="0.568702957088481" calcext:value-type="float">
            <text:p>0.568702957088481</text:p>
          </table:table-cell>
          <table:table-cell office:value-type="float" office:value="0.568812292555266" calcext:value-type="float">
            <text:p>0.568812292555266</text:p>
          </table:table-cell>
          <table:table-cell office:value-type="float" office:value="0.568892923904861" calcext:value-type="float">
            <text:p>0.568892923904861</text:p>
          </table:table-cell>
          <table:table-cell office:value-type="float" office:value="0.568607836892376" calcext:value-type="float">
            <text:p>0.568607836892376</text:p>
          </table:table-cell>
          <table:table-cell office:value-type="float" office:value="0.568728434466718" calcext:value-type="float">
            <text:p>0.568728434466718</text:p>
          </table:table-cell>
          <table:table-cell office:value-type="float" office:value="0.569138708679522" calcext:value-type="float">
            <text:p>0.569138708679522</text:p>
          </table:table-cell>
          <table:table-cell office:value-type="float" office:value="0.56883273148909" calcext:value-type="float">
            <text:p>0.56883273148909</text:p>
          </table:table-cell>
          <table:table-cell office:value-type="float" office:value="0.568354395216689" calcext:value-type="float">
            <text:p>0.568354395216689</text:p>
          </table:table-cell>
          <table:table-cell office:value-type="float" office:value="0.568924419472452" calcext:value-type="float">
            <text:p>0.568924419472452</text:p>
          </table:table-cell>
          <table:table-cell office:value-type="float" office:value="0.569294243424896" calcext:value-type="float">
            <text:p>0.569294243424896</text:p>
          </table:table-cell>
          <table:table-cell office:value-type="float" office:value="0.568554854154115" calcext:value-type="float">
            <text:p>0.568554854154115</text:p>
          </table:table-cell>
          <table:table-cell office:value-type="float" office:value="0.569055268967242" calcext:value-type="float">
            <text:p>0.569055268967242</text:p>
          </table:table-cell>
          <table:table-cell office:value-type="float" office:value="0.568572595085962" calcext:value-type="float">
            <text:p>0.568572595085962</text:p>
          </table:table-cell>
          <table:table-cell office:value-type="float" office:value="0.568730676812622" calcext:value-type="float">
            <text:p>0.568730676812622</text:p>
          </table:table-cell>
          <table:table-cell office:value-type="float" office:value="0.568306402009369" calcext:value-type="float">
            <text:p>0.568306402009369</text:p>
          </table:table-cell>
          <table:table-cell office:value-type="float" office:value="0.568710422685504" calcext:value-type="float">
            <text:p>0.568710422685504</text:p>
          </table:table-cell>
          <table:table-cell office:value-type="float" office:value="0.568518728496163" calcext:value-type="float">
            <text:p>0.568518728496163</text:p>
          </table:table-cell>
          <table:table-cell office:value-type="float" office:value="0.568750041058214" calcext:value-type="float">
            <text:p>0.568750041058214</text:p>
          </table:table-cell>
          <table:table-cell office:value-type="float" office:value="0.568136612181498" calcext:value-type="float">
            <text:p>0.568136612181498</text:p>
          </table:table-cell>
          <table:table-cell office:value-type="float" office:value="0.569341478791221" calcext:value-type="float">
            <text:p>0.569341478791221</text:p>
          </table:table-cell>
          <table:table-cell office:value-type="float" office:value="0.56882891685149" calcext:value-type="float">
            <text:p>0.56882891685149</text:p>
          </table:table-cell>
          <table:table-cell office:value-type="float" office:value="0.568430646643692" calcext:value-type="float">
            <text:p>0.568430646643692</text:p>
          </table:table-cell>
          <table:table-cell office:value-type="float" office:value="0.56876183644316" calcext:value-type="float">
            <text:p>0.56876183644316</text:p>
          </table:table-cell>
          <table:table-cell office:value-type="float" office:value="0.568240749745361" calcext:value-type="float">
            <text:p>0.568240749745361</text:p>
          </table:table-cell>
          <table:table-cell office:value-type="float" office:value="0.569152793861336" calcext:value-type="float">
            <text:p>0.569152793861336</text:p>
          </table:table-cell>
          <table:table-cell office:value-type="float" office:value="0.568296313868549" calcext:value-type="float">
            <text:p>0.568296313868549</text:p>
          </table:table-cell>
          <table:table-cell office:value-type="float" office:value="0.569606276238795" calcext:value-type="float">
            <text:p>0.569606276238795</text:p>
          </table:table-cell>
          <table:table-cell office:value-type="float" office:value="0.572075529402177" calcext:value-type="float">
            <text:p>0.572075529402177</text:p>
          </table:table-cell>
          <table:table-cell office:value-type="float" office:value="0.576828468124828" calcext:value-type="float">
            <text:p>0.576828468124828</text:p>
          </table:table-cell>
          <table:table-cell office:value-type="float" office:value="0.58181400293387" calcext:value-type="float">
            <text:p>0.58181400293387</text:p>
          </table:table-cell>
          <table:table-cell office:value-type="float" office:value="0.588835205467545" calcext:value-type="float">
            <text:p>0.588835205467545</text:p>
          </table:table-cell>
          <table:table-cell office:value-type="float" office:value="0.59671832988086" calcext:value-type="float">
            <text:p>0.59671832988086</text:p>
          </table:table-cell>
          <table:table-cell office:value-type="float" office:value="0.588588345651653" calcext:value-type="float">
            <text:p>0.588588345651653</text:p>
          </table:table-cell>
          <table:table-cell office:value-type="float" office:value="0.567058167791581" calcext:value-type="float">
            <text:p>0.567058167791581</text:p>
          </table:table-cell>
          <table:table-cell office:value-type="float" office:value="0.57147613977138" calcext:value-type="float">
            <text:p>0.57147613977138</text:p>
          </table:table-cell>
          <table:table-cell office:value-type="float" office:value="0.621141935940872" calcext:value-type="float">
            <text:p>0.621141935940872</text:p>
          </table:table-cell>
          <table:table-cell office:value-type="float" office:value="0.619326136062205" calcext:value-type="float">
            <text:p>0.619326136062205</text:p>
          </table:table-cell>
          <table:table-cell office:value-type="float" office:value="0.618062085128355" calcext:value-type="float">
            <text:p>0.618062085128355</text:p>
          </table:table-cell>
          <table:table-cell office:value-type="float" office:value="0.615501401636387" calcext:value-type="float">
            <text:p>0.615501401636387</text:p>
          </table:table-cell>
          <table:table-cell office:value-type="float" office:value="0.565438282084662" calcext:value-type="float">
            <text:p>0.565438282084662</text:p>
          </table:table-cell>
          <table:table-cell office:value-type="float" office:value="0.550917367658967" calcext:value-type="float">
            <text:p>0.550917367658967</text:p>
          </table:table-cell>
          <table:table-cell office:value-type="float" office:value="0.549102968255933" calcext:value-type="float">
            <text:p>0.549102968255933</text:p>
          </table:table-cell>
          <table:table-cell office:value-type="float" office:value="0.550410723061161" calcext:value-type="float">
            <text:p>0.550410723061161</text:p>
          </table:table-cell>
          <table:table-cell office:value-type="float" office:value="0.551662338126576" calcext:value-type="float">
            <text:p>0.551662338126576</text:p>
          </table:table-cell>
          <table:table-cell office:value-type="float" office:value="0.550039619587612" calcext:value-type="float">
            <text:p>0.550039619587612</text:p>
          </table:table-cell>
          <table:table-cell office:value-type="float" office:value="0.539125599575469" calcext:value-type="float">
            <text:p>0.539125599575469</text:p>
          </table:table-cell>
          <table:table-cell office:value-type="float" office:value="0.530795259289722" calcext:value-type="float">
            <text:p>0.530795259289722</text:p>
          </table:table-cell>
          <table:table-cell office:value-type="float" office:value="0.508050980490763" calcext:value-type="float">
            <text:p>0.508050980490763</text:p>
          </table:table-cell>
          <table:table-cell office:value-type="float" office:value="0.493196499899902" calcext:value-type="float">
            <text:p>0.493196499899902</text:p>
          </table:table-cell>
          <table:table-cell office:value-type="float" office:value="0.509584588724619" calcext:value-type="float">
            <text:p>0.509584588724619</text:p>
          </table:table-cell>
          <table:table-cell office:value-type="float" office:value="0.519425824675473" calcext:value-type="float">
            <text:p>0.519425824675473</text:p>
          </table:table-cell>
          <table:table-cell office:value-type="float" office:value="0.538727221725661" calcext:value-type="float">
            <text:p>0.538727221725661</text:p>
          </table:table-cell>
          <table:table-cell office:value-type="float" office:value="0.536115292023436" calcext:value-type="float">
            <text:p>0.536115292023436</text:p>
          </table:table-cell>
          <table:table-cell office:value-type="float" office:value="0.566060274353896" calcext:value-type="float">
            <text:p>0.566060274353896</text:p>
          </table:table-cell>
          <table:table-cell office:value-type="float" office:value="0.576826796560579" calcext:value-type="float">
            <text:p>0.576826796560579</text:p>
          </table:table-cell>
          <table:table-cell office:value-type="float" office:value="0.573689730307645" calcext:value-type="float">
            <text:p>0.573689730307645</text:p>
          </table:table-cell>
          <table:table-cell office:value-type="float" office:value="0.579483828149639" calcext:value-type="float">
            <text:p>0.579483828149639</text:p>
          </table:table-cell>
          <table:table-cell office:value-type="float" office:value="0.598674895486502" calcext:value-type="float">
            <text:p>0.598674895486502</text:p>
          </table:table-cell>
          <table:table-cell office:value-type="float" office:value="0.632156675002369" calcext:value-type="float">
            <text:p>0.632156675002369</text:p>
          </table:table-cell>
          <table:table-cell office:value-type="float" office:value="0.618897082207131" calcext:value-type="float">
            <text:p>0.618897082207131</text:p>
          </table:table-cell>
          <table:table-cell office:value-type="float" office:value="0.560935817463115" calcext:value-type="float">
            <text:p>0.560935817463115</text:p>
          </table:table-cell>
          <table:table-cell office:value-type="float" office:value="0.557744764884591" calcext:value-type="float">
            <text:p>0.557744764884591</text:p>
          </table:table-cell>
          <table:table-cell office:value-type="float" office:value="0.502355374931343" calcext:value-type="float">
            <text:p>0.502355374931343</text:p>
          </table:table-cell>
          <table:table-cell office:value-type="float" office:value="0.497197063052392" calcext:value-type="float">
            <text:p>0.497197063052392</text:p>
          </table:table-cell>
          <table:table-cell office:value-type="float" office:value="0.508752688928031" calcext:value-type="float">
            <text:p>0.508752688928031</text:p>
          </table:table-cell>
          <table:table-cell office:value-type="float" office:value="0.525037981939527" calcext:value-type="float">
            <text:p>0.525037981939527</text:p>
          </table:table-cell>
          <table:table-cell office:value-type="float" office:value="0.53582369718445" calcext:value-type="float">
            <text:p>0.53582369718445</text:p>
          </table:table-cell>
          <table:table-cell office:value-type="float" office:value="0.544631165869398" calcext:value-type="float">
            <text:p>0.544631165869398</text:p>
          </table:table-cell>
          <table:table-cell office:value-type="float" office:value="0.571048639978659" calcext:value-type="float">
            <text:p>0.571048639978659</text:p>
          </table:table-cell>
          <table:table-cell office:value-type="float" office:value="0.574885071824761" calcext:value-type="float">
            <text:p>0.574885071824761</text:p>
          </table:table-cell>
          <table:table-cell office:value-type="float" office:value="0.615527510862576" calcext:value-type="float">
            <text:p>0.615527510862576</text:p>
          </table:table-cell>
          <table:table-cell office:value-type="float" office:value="0.629231922936835" calcext:value-type="float">
            <text:p>0.629231922936835</text:p>
          </table:table-cell>
          <table:table-cell office:value-type="float" office:value="0.645938337310734" calcext:value-type="float">
            <text:p>0.645938337310734</text:p>
          </table:table-cell>
          <table:table-cell office:value-type="float" office:value="0.607628300085089" calcext:value-type="float">
            <text:p>0.607628300085089</text:p>
          </table:table-cell>
          <table:table-cell office:value-type="float" office:value="0.596638696856381" calcext:value-type="float">
            <text:p>0.596638696856381</text:p>
          </table:table-cell>
          <table:table-cell office:value-type="float" office:value="0.592277608762845" calcext:value-type="float">
            <text:p>0.592277608762845</text:p>
          </table:table-cell>
          <table:table-cell office:value-type="float" office:value="0.582468390859878" calcext:value-type="float">
            <text:p>0.582468390859878</text:p>
          </table:table-cell>
          <table:table-cell office:value-type="float" office:value="0.546161920791126" calcext:value-type="float">
            <text:p>0.546161920791126</text:p>
          </table:table-cell>
          <table:table-cell office:value-type="float" office:value="0.541388219415496" calcext:value-type="float">
            <text:p>0.541388219415496</text:p>
          </table:table-cell>
          <table:table-cell office:value-type="float" office:value="0.548278879191648" calcext:value-type="float">
            <text:p>0.548278879191648</text:p>
          </table:table-cell>
          <table:table-cell office:value-type="float" office:value="0.562310289637098" calcext:value-type="float">
            <text:p>0.562310289637098</text:p>
          </table:table-cell>
          <table:table-cell office:value-type="float" office:value="0.599672211407605" calcext:value-type="float">
            <text:p>0.599672211407605</text:p>
          </table:table-cell>
          <table:table-cell office:value-type="float" office:value="0.616114708469449" calcext:value-type="float">
            <text:p>0.616114708469449</text:p>
          </table:table-cell>
          <table:table-cell office:value-type="float" office:value="0.635319339364047" calcext:value-type="float">
            <text:p>0.635319339364047</text:p>
          </table:table-cell>
          <table:table-cell office:value-type="float" office:value="0.646043678010542" calcext:value-type="float">
            <text:p>0.646043678010542</text:p>
          </table:table-cell>
          <table:table-cell office:value-type="float" office:value="0.619448469419126" calcext:value-type="float">
            <text:p>0.619448469419126</text:p>
          </table:table-cell>
          <table:table-cell office:value-type="float" office:value="0.644168565319104" calcext:value-type="float">
            <text:p>0.644168565319104</text:p>
          </table:table-cell>
          <table:table-cell office:value-type="float" office:value="0.660751255563825" calcext:value-type="float">
            <text:p>0.660751255563825</text:p>
          </table:table-cell>
          <table:table-cell office:value-type="float" office:value="0.661206893192131" calcext:value-type="float">
            <text:p>0.661206893192131</text:p>
          </table:table-cell>
          <table:table-cell office:value-type="float" office:value="0.673425682180909" calcext:value-type="float">
            <text:p>0.673425682180909</text:p>
          </table:table-cell>
          <table:table-cell office:value-type="float" office:value="0.67589380063377" calcext:value-type="float">
            <text:p>0.67589380063377</text:p>
          </table:table-cell>
          <table:table-cell office:value-type="float" office:value="0.676130809025589" calcext:value-type="float">
            <text:p>0.676130809025589</text:p>
          </table:table-cell>
          <table:table-cell office:value-type="float" office:value="0.674183908270564" calcext:value-type="float">
            <text:p>0.674183908270564</text:p>
          </table:table-cell>
          <table:table-cell office:value-type="float" office:value="0.607831998585276" calcext:value-type="float">
            <text:p>0.607831998585276</text:p>
          </table:table-cell>
          <table:table-cell office:value-type="float" office:value="0.592665140192478" calcext:value-type="float">
            <text:p>0.592665140192478</text:p>
          </table:table-cell>
          <table:table-cell office:value-type="float" office:value="0.590375572367957" calcext:value-type="float">
            <text:p>0.590375572367957</text:p>
          </table:table-cell>
          <table:table-cell office:value-type="float" office:value="0.615741491970052" calcext:value-type="float">
            <text:p>0.615741491970052</text:p>
          </table:table-cell>
          <table:table-cell office:value-type="float" office:value="0.656737186796862" calcext:value-type="float">
            <text:p>0.656737186796862</text:p>
          </table:table-cell>
          <table:table-cell office:value-type="float" office:value="0.66337337309084" calcext:value-type="float">
            <text:p>0.66337337309084</text:p>
          </table:table-cell>
          <table:table-cell office:value-type="float" office:value="0.661305535517678" calcext:value-type="float">
            <text:p>0.661305535517678</text:p>
          </table:table-cell>
          <table:table-cell office:value-type="float" office:value="0.66687152826403" calcext:value-type="float">
            <text:p>0.66687152826403</text:p>
          </table:table-cell>
          <table:table-cell office:value-type="float" office:value="0.66675838347095" calcext:value-type="float">
            <text:p>0.66675838347095</text:p>
          </table:table-cell>
          <table:table-cell office:value-type="float" office:value="0.643603743467273" calcext:value-type="float">
            <text:p>0.643603743467273</text:p>
          </table:table-cell>
          <table:table-cell office:value-type="float" office:value="0.681154714432579" calcext:value-type="float">
            <text:p>0.681154714432579</text:p>
          </table:table-cell>
          <table:table-cell office:value-type="float" office:value="0.695943993739536" calcext:value-type="float">
            <text:p>0.695943993739536</text:p>
          </table:table-cell>
          <table:table-cell office:value-type="float" office:value="0.695770531563057" calcext:value-type="float">
            <text:p>0.695770531563057</text:p>
          </table:table-cell>
          <table:table-cell office:value-type="float" office:value="0.688844094092688" calcext:value-type="float">
            <text:p>0.688844094092688</text:p>
          </table:table-cell>
          <table:table-cell office:value-type="float" office:value="0.643819331146669" calcext:value-type="float">
            <text:p>0.643819331146669</text:p>
          </table:table-cell>
          <table:table-cell office:value-type="float" office:value="0.627001884090786" calcext:value-type="float">
            <text:p>0.627001884090786</text:p>
          </table:table-cell>
          <table:table-cell office:value-type="float" office:value="0.604905140413522" calcext:value-type="float">
            <text:p>0.604905140413522</text:p>
          </table:table-cell>
          <table:table-cell office:value-type="float" office:value="0.610319820884435" calcext:value-type="float">
            <text:p>0.610319820884435</text:p>
          </table:table-cell>
          <table:table-cell office:value-type="float" office:value="0.612966788152074" calcext:value-type="float">
            <text:p>0.612966788152074</text:p>
          </table:table-cell>
          <table:table-cell office:value-type="float" office:value="0.604187498832935" calcext:value-type="float">
            <text:p>0.604187498832935</text:p>
          </table:table-cell>
          <table:table-cell office:value-type="float" office:value="0.598542281711329" calcext:value-type="float">
            <text:p>0.598542281711329</text:p>
          </table:table-cell>
          <table:table-cell office:value-type="float" office:value="0.590843570744047" calcext:value-type="float">
            <text:p>0.590843570744047</text:p>
          </table:table-cell>
          <table:table-cell office:value-type="float" office:value="0.586563925122826" calcext:value-type="float">
            <text:p>0.586563925122826</text:p>
          </table:table-cell>
          <table:table-cell office:value-type="float" office:value="0.602058955937433" calcext:value-type="float">
            <text:p>0.602058955937433</text:p>
          </table:table-cell>
          <table:table-cell office:value-type="float" office:value="0.592080034987475" calcext:value-type="float">
            <text:p>0.592080034987475</text:p>
          </table:table-cell>
          <table:table-cell office:value-type="float" office:value="0.560294397824001" calcext:value-type="float">
            <text:p>0.560294397824001</text:p>
          </table:table-cell>
          <table:table-cell office:value-type="float" office:value="0.554236197603195" calcext:value-type="float">
            <text:p>0.554236197603195</text:p>
          </table:table-cell>
          <table:table-cell office:value-type="float" office:value="0.590172727979485" calcext:value-type="float">
            <text:p>0.590172727979485</text:p>
          </table:table-cell>
          <table:table-cell office:value-type="float" office:value="0.603124844689652" calcext:value-type="float">
            <text:p>0.603124844689652</text:p>
          </table:table-cell>
          <table:table-cell office:value-type="float" office:value="0.628272114612177" calcext:value-type="float">
            <text:p>0.628272114612177</text:p>
          </table:table-cell>
          <table:table-cell office:value-type="float" office:value="0.639188478846741" calcext:value-type="float">
            <text:p>0.639188478846741</text:p>
          </table:table-cell>
          <table:table-cell office:value-type="float" office:value="0.638474785051745" calcext:value-type="float">
            <text:p>0.638474785051745</text:p>
          </table:table-cell>
          <table:table-cell office:value-type="float" office:value="0.651926097898824" calcext:value-type="float">
            <text:p>0.651926097898824</text:p>
          </table:table-cell>
          <table:table-cell office:value-type="float" office:value="0.654684848170478" calcext:value-type="float">
            <text:p>0.654684848170478</text:p>
          </table:table-cell>
          <table:table-cell office:value-type="float" office:value="0.599779424792873" calcext:value-type="float">
            <text:p>0.599779424792873</text:p>
          </table:table-cell>
          <table:table-cell office:value-type="float" office:value="0.597522417738392" calcext:value-type="float">
            <text:p>0.597522417738392</text:p>
          </table:table-cell>
          <table:table-cell office:value-type="float" office:value="0.599613309977427" calcext:value-type="float">
            <text:p>0.599613309977427</text:p>
          </table:table-cell>
          <table:table-cell office:value-type="float" office:value="0.614338510626629" calcext:value-type="float">
            <text:p>0.614338510626629</text:p>
          </table:table-cell>
          <table:table-cell office:value-type="float" office:value="0.621246014261837" calcext:value-type="float">
            <text:p>0.621246014261837</text:p>
          </table:table-cell>
          <table:table-cell office:value-type="float" office:value="0.584584045845397" calcext:value-type="float">
            <text:p>0.584584045845397</text:p>
          </table:table-cell>
          <table:table-cell office:value-type="float" office:value="0.564707226822833" calcext:value-type="float">
            <text:p>0.564707226822833</text:p>
          </table:table-cell>
          <table:table-cell office:value-type="float" office:value="0.548869476975318" calcext:value-type="float">
            <text:p>0.548869476975318</text:p>
          </table:table-cell>
          <table:table-cell office:value-type="float" office:value="0.559340691976149" calcext:value-type="float">
            <text:p>0.559340691976149</text:p>
          </table:table-cell>
          <table:table-cell office:value-type="float" office:value="0.581005805390972" calcext:value-type="float">
            <text:p>0.581005805390972</text:p>
          </table:table-cell>
          <table:table-cell office:value-type="float" office:value="0.599265954691068" calcext:value-type="float">
            <text:p>0.599265954691068</text:p>
          </table:table-cell>
          <table:table-cell office:value-type="float" office:value="0.597950540442461" calcext:value-type="float">
            <text:p>0.597950540442461</text:p>
          </table:table-cell>
          <table:table-cell office:value-type="float" office:value="0.594581660677858" calcext:value-type="float">
            <text:p>0.594581660677858</text:p>
          </table:table-cell>
          <table:table-cell office:value-type="float" office:value="0.590801227278387" calcext:value-type="float">
            <text:p>0.590801227278387</text:p>
          </table:table-cell>
          <table:table-cell office:value-type="float" office:value="0.589142422358459" calcext:value-type="float">
            <text:p>0.589142422358459</text:p>
          </table:table-cell>
          <table:table-cell office:value-type="float" office:value="0.589202835864984" calcext:value-type="float">
            <text:p>0.589202835864984</text:p>
          </table:table-cell>
          <table:table-cell office:value-type="float" office:value="0.587047562126108" calcext:value-type="float">
            <text:p>0.587047562126108</text:p>
          </table:table-cell>
          <table:table-cell office:value-type="float" office:value="0.586266595670524" calcext:value-type="float">
            <text:p>0.586266595670524</text:p>
          </table:table-cell>
          <table:table-cell office:value-type="float" office:value="0.585281151675376" calcext:value-type="float">
            <text:p>0.585281151675376</text:p>
          </table:table-cell>
          <table:table-cell office:value-type="float" office:value="0.585406472211797" calcext:value-type="float">
            <text:p>0.585406472211797</text:p>
          </table:table-cell>
          <table:table-cell office:value-type="float" office:value="0.585612746853665" calcext:value-type="float">
            <text:p>0.585612746853665</text:p>
          </table:table-cell>
          <table:table-cell office:value-type="float" office:value="0.585740890774739" calcext:value-type="float">
            <text:p>0.585740890774739</text:p>
          </table:table-cell>
          <table:table-cell office:value-type="float" office:value="0.585104943023163" calcext:value-type="float">
            <text:p>0.585104943023163</text:p>
          </table:table-cell>
          <table:table-cell office:value-type="float" office:value="0.585140784993008" calcext:value-type="float">
            <text:p>0.585140784993008</text:p>
          </table:table-cell>
          <table:table-cell office:value-type="float" office:value="0.585444132030196" calcext:value-type="float">
            <text:p>0.585444132030196</text:p>
          </table:table-cell>
          <table:table-cell office:value-type="float" office:value="0.585130116735659" calcext:value-type="float">
            <text:p>0.585130116735659</text:p>
          </table:table-cell>
          <table:table-cell office:value-type="float" office:value="0.585184668458943" calcext:value-type="float">
            <text:p>0.585184668458943</text:p>
          </table:table-cell>
          <table:table-cell office:value-type="float" office:value="0.585545790615184" calcext:value-type="float">
            <text:p>0.585545790615184</text:p>
          </table:table-cell>
          <table:table-cell office:value-type="float" office:value="0.585541539950002" calcext:value-type="float">
            <text:p>0.585541539950002</text:p>
          </table:table-cell>
          <table:table-cell office:value-type="float" office:value="0.585140400496632" calcext:value-type="float">
            <text:p>0.585140400496632</text:p>
          </table:table-cell>
          <table:table-cell office:value-type="float" office:value="0.584773658417738" calcext:value-type="float">
            <text:p>0.584773658417738</text:p>
          </table:table-cell>
          <table:table-cell office:value-type="float" office:value="0.585053516234973" calcext:value-type="float">
            <text:p>0.585053516234973</text:p>
          </table:table-cell>
          <table:table-cell office:value-type="float" office:value="0.58489240279787" calcext:value-type="float">
            <text:p>0.58489240279787</text:p>
          </table:table-cell>
          <table:table-cell office:value-type="float" office:value="0.585197450136485" calcext:value-type="float">
            <text:p>0.585197450136485</text:p>
          </table:table-cell>
          <table:table-cell office:value-type="float" office:value="0.584989631813797" calcext:value-type="float">
            <text:p>0.584989631813797</text:p>
          </table:table-cell>
          <table:table-cell office:value-type="float" office:value="0.584866817171618" calcext:value-type="float">
            <text:p>0.584866817171618</text:p>
          </table:table-cell>
          <table:table-cell office:value-type="float" office:value="0.585181342815394" calcext:value-type="float">
            <text:p>0.585181342815394</text:p>
          </table:table-cell>
          <table:table-cell office:value-type="float" office:value="0.584772898232349" calcext:value-type="float">
            <text:p>0.584772898232349</text:p>
          </table:table-cell>
          <table:table-cell office:value-type="float" office:value="0.585096597015467" calcext:value-type="float">
            <text:p>0.585096597015467</text:p>
          </table:table-cell>
          <table:table-cell office:value-type="float" office:value="0.585318240408444" calcext:value-type="float">
            <text:p>0.585318240408444</text:p>
          </table:table-cell>
          <table:table-cell office:value-type="float" office:value="0.584990407170824" calcext:value-type="float">
            <text:p>0.584990407170824</text:p>
          </table:table-cell>
          <table:table-cell office:value-type="float" office:value="0.584792890657039" calcext:value-type="float">
            <text:p>0.584792890657039</text:p>
          </table:table-cell>
          <table:table-cell office:value-type="float" office:value="0.584632165366217" calcext:value-type="float">
            <text:p>0.584632165366217</text:p>
          </table:table-cell>
          <table:table-cell office:value-type="float" office:value="0.585206623444743" calcext:value-type="float">
            <text:p>0.585206623444743</text:p>
          </table:table-cell>
          <table:table-cell office:value-type="float" office:value="0.585479944358513" calcext:value-type="float">
            <text:p>0.585479944358513</text:p>
          </table:table-cell>
          <table:table-cell office:value-type="float" office:value="0.58478691985922" calcext:value-type="float">
            <text:p>0.58478691985922</text:p>
          </table:table-cell>
          <table:table-cell office:value-type="float" office:value="0.584735559430811" calcext:value-type="float">
            <text:p>0.584735559430811</text:p>
          </table:table-cell>
          <table:table-cell office:value-type="float" office:value="0.584896357039869" calcext:value-type="float">
            <text:p>0.584896357039869</text:p>
          </table:table-cell>
          <table:table-cell office:value-type="float" office:value="0.585044702957301" calcext:value-type="float">
            <text:p>0.585044702957301</text:p>
          </table:table-cell>
          <table:table-cell office:value-type="float" office:value="0.584823318570375" calcext:value-type="float">
            <text:p>0.584823318570375</text:p>
          </table:table-cell>
          <table:table-cell office:value-type="float" office:value="0.584818154114364" calcext:value-type="float">
            <text:p>0.584818154114364</text:p>
          </table:table-cell>
          <table:table-cell office:value-type="float" office:value="0.58472607522144" calcext:value-type="float">
            <text:p>0.58472607522144</text:p>
          </table:table-cell>
          <table:table-cell office:value-type="float" office:value="0.584838270939343" calcext:value-type="float">
            <text:p>0.584838270939343</text:p>
          </table:table-cell>
          <table:table-cell office:value-type="float" office:value="0.584759711298926" calcext:value-type="float">
            <text:p>0.584759711298926</text:p>
          </table:table-cell>
          <table:table-cell office:value-type="float" office:value="0.584979719556951" calcext:value-type="float">
            <text:p>0.584979719556951</text:p>
          </table:table-cell>
          <table:table-cell office:value-type="float" office:value="0.585160553911921" calcext:value-type="float">
            <text:p>0.585160553911921</text:p>
          </table:table-cell>
          <table:table-cell office:value-type="float" office:value="0.584828040854176" calcext:value-type="float">
            <text:p>0.584828040854176</text:p>
          </table:table-cell>
          <table:table-cell office:value-type="float" office:value="0.585301834911845" calcext:value-type="float">
            <text:p>0.585301834911845</text:p>
          </table:table-cell>
          <table:table-cell office:value-type="float" office:value="0.584998296974389" calcext:value-type="float">
            <text:p>0.584998296974389</text:p>
          </table:table-cell>
          <table:table-cell office:value-type="float" office:value="0.585151694759435" calcext:value-type="float">
            <text:p>0.585151694759435</text:p>
          </table:table-cell>
          <table:table-cell office:value-type="float" office:value="0.58502569347445" calcext:value-type="float">
            <text:p>0.58502569347445</text:p>
          </table:table-cell>
          <table:table-cell office:value-type="float" office:value="0.585275388551297" calcext:value-type="float">
            <text:p>0.585275388551297</text:p>
          </table:table-cell>
          <table:table-cell office:value-type="float" office:value="0.584750309851745" calcext:value-type="float">
            <text:p>0.584750309851745</text:p>
          </table:table-cell>
          <table:table-cell office:value-type="float" office:value="0.585165351116041" calcext:value-type="float">
            <text:p>0.585165351116041</text:p>
          </table:table-cell>
          <table:table-cell office:value-type="float" office:value="0.584578191013969" calcext:value-type="float">
            <text:p>0.584578191013969</text:p>
          </table:table-cell>
          <table:table-cell office:value-type="float" office:value="0.584390695835981" calcext:value-type="float">
            <text:p>0.584390695835981</text:p>
          </table:table-cell>
          <table:table-cell office:value-type="float" office:value="0.584799717325854" calcext:value-type="float">
            <text:p>0.584799717325854</text:p>
          </table:table-cell>
          <table:table-cell office:value-type="float" office:value="0.584870312088925" calcext:value-type="float">
            <text:p>0.584870312088925</text:p>
          </table:table-cell>
          <table:table-cell office:value-type="float" office:value="0.585228050062614" calcext:value-type="float">
            <text:p>0.585228050062614</text:p>
          </table:table-cell>
          <table:table-cell office:value-type="float" office:value="0.585110929849165" calcext:value-type="float">
            <text:p>0.585110929849165</text:p>
          </table:table-cell>
          <table:table-cell office:value-type="float" office:value="0.584790697083137" calcext:value-type="float">
            <text:p>0.584790697083137</text:p>
          </table:table-cell>
          <table:table-cell table:number-columns-repeated="638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03231229694863" calcext:value-type="float">
            <text:p>-0.203231229694863</text:p>
          </table:table-cell>
          <table:table-cell office:value-type="float" office:value="-0.203231335200499" calcext:value-type="float">
            <text:p>-0.203231335200499</text:p>
          </table:table-cell>
          <table:table-cell office:value-type="float" office:value="-0.203106564382615" calcext:value-type="float">
            <text:p>-0.203106564382615</text:p>
          </table:table-cell>
          <table:table-cell office:value-type="float" office:value="-0.203109075428768" calcext:value-type="float">
            <text:p>-0.203109075428768</text:p>
          </table:table-cell>
          <table:table-cell office:value-type="float" office:value="-0.203150743037922" calcext:value-type="float">
            <text:p>-0.203150743037922</text:p>
          </table:table-cell>
          <table:table-cell office:value-type="float" office:value="-0.203128044915157" calcext:value-type="float">
            <text:p>-0.203128044915157</text:p>
          </table:table-cell>
          <table:table-cell office:value-type="float" office:value="-0.202967444446211" calcext:value-type="float">
            <text:p>-0.202967444446211</text:p>
          </table:table-cell>
          <table:table-cell office:value-type="float" office:value="-0.203110718145563" calcext:value-type="float">
            <text:p>-0.203110718145563</text:p>
          </table:table-cell>
          <table:table-cell office:value-type="float" office:value="-0.203110470007347" calcext:value-type="float">
            <text:p>-0.203110470007347</text:p>
          </table:table-cell>
          <table:table-cell office:value-type="float" office:value="-0.203143423746088" calcext:value-type="float">
            <text:p>-0.203143423746088</text:p>
          </table:table-cell>
          <table:table-cell office:value-type="float" office:value="-0.20307382748304" calcext:value-type="float">
            <text:p>-0.20307382748304</text:p>
          </table:table-cell>
          <table:table-cell office:value-type="float" office:value="-0.203093612632499" calcext:value-type="float">
            <text:p>-0.203093612632499</text:p>
          </table:table-cell>
          <table:table-cell office:value-type="float" office:value="-0.203212289008286" calcext:value-type="float">
            <text:p>-0.203212289008286</text:p>
          </table:table-cell>
          <table:table-cell office:value-type="float" office:value="-0.203130360153828" calcext:value-type="float">
            <text:p>-0.203130360153828</text:p>
          </table:table-cell>
          <table:table-cell office:value-type="float" office:value="-0.203013470608398" calcext:value-type="float">
            <text:p>-0.203013470608398</text:p>
          </table:table-cell>
          <table:table-cell office:value-type="float" office:value="-0.203155588962792" calcext:value-type="float">
            <text:p>-0.203155588962792</text:p>
          </table:table-cell>
          <table:table-cell office:value-type="float" office:value="-0.203244444160058" calcext:value-type="float">
            <text:p>-0.203244444160058</text:p>
          </table:table-cell>
          <table:table-cell office:value-type="float" office:value="-0.203066049440876" calcext:value-type="float">
            <text:p>-0.203066049440876</text:p>
          </table:table-cell>
          <table:table-cell office:value-type="float" office:value="-0.203195878504197" calcext:value-type="float">
            <text:p>-0.203195878504197</text:p>
          </table:table-cell>
          <table:table-cell office:value-type="float" office:value="-0.203049039457933" calcext:value-type="float">
            <text:p>-0.203049039457933</text:p>
          </table:table-cell>
          <table:table-cell office:value-type="float" office:value="-0.203101721597027" calcext:value-type="float">
            <text:p>-0.203101721597027</text:p>
          </table:table-cell>
          <table:table-cell office:value-type="float" office:value="-0.202992559176397" calcext:value-type="float">
            <text:p>-0.202992559176397</text:p>
          </table:table-cell>
          <table:table-cell office:value-type="float" office:value="-0.203127935247132" calcext:value-type="float">
            <text:p>-0.203127935247132</text:p>
          </table:table-cell>
          <table:table-cell office:value-type="float" office:value="-0.20307715363272" calcext:value-type="float">
            <text:p>-0.20307715363272</text:p>
          </table:table-cell>
          <table:table-cell office:value-type="float" office:value="-0.203119928649845" calcext:value-type="float">
            <text:p>-0.203119928649845</text:p>
          </table:table-cell>
          <table:table-cell office:value-type="float" office:value="-0.202966005815041" calcext:value-type="float">
            <text:p>-0.202966005815041</text:p>
          </table:table-cell>
          <table:table-cell office:value-type="float" office:value="-0.203249187610309" calcext:value-type="float">
            <text:p>-0.203249187610309</text:p>
          </table:table-cell>
          <table:table-cell office:value-type="float" office:value="-0.203124197316425" calcext:value-type="float">
            <text:p>-0.203124197316425</text:p>
          </table:table-cell>
          <table:table-cell office:value-type="float" office:value="-0.203032617474978" calcext:value-type="float">
            <text:p>-0.203032617474978</text:p>
          </table:table-cell>
          <table:table-cell office:value-type="float" office:value="-0.203105642980907" calcext:value-type="float">
            <text:p>-0.203105642980907</text:p>
          </table:table-cell>
          <table:table-cell office:value-type="float" office:value="-0.203007788925299" calcext:value-type="float">
            <text:p>-0.203007788925299</text:p>
          </table:table-cell>
          <table:table-cell office:value-type="float" office:value="-0.203209993417874" calcext:value-type="float">
            <text:p>-0.203209993417874</text:p>
          </table:table-cell>
          <table:table-cell office:value-type="float" office:value="-0.202974377002371" calcext:value-type="float">
            <text:p>-0.202974377002371</text:p>
          </table:table-cell>
          <table:table-cell office:value-type="float" office:value="-0.202595174328871" calcext:value-type="float">
            <text:p>-0.202595174328871</text:p>
          </table:table-cell>
          <table:table-cell office:value-type="float" office:value="-0.202028215089729" calcext:value-type="float">
            <text:p>-0.202028215089729</text:p>
          </table:table-cell>
          <table:table-cell office:value-type="float" office:value="-0.200530402239661" calcext:value-type="float">
            <text:p>-0.200530402239661</text:p>
          </table:table-cell>
          <table:table-cell office:value-type="float" office:value="-0.196827456969374" calcext:value-type="float">
            <text:p>-0.196827456969374</text:p>
          </table:table-cell>
          <table:table-cell office:value-type="float" office:value="-0.19322740272064" calcext:value-type="float">
            <text:p>-0.19322740272064</text:p>
          </table:table-cell>
          <table:table-cell office:value-type="float" office:value="-0.192438038401332" calcext:value-type="float">
            <text:p>-0.192438038401332</text:p>
          </table:table-cell>
          <table:table-cell office:value-type="float" office:value="-0.177740268165042" calcext:value-type="float">
            <text:p>-0.177740268165042</text:p>
          </table:table-cell>
          <table:table-cell office:value-type="float" office:value="-0.161474479637725" calcext:value-type="float">
            <text:p>-0.161474479637725</text:p>
          </table:table-cell>
          <table:table-cell office:value-type="float" office:value="-0.263789178342847" calcext:value-type="float">
            <text:p>-0.263789178342847</text:p>
          </table:table-cell>
          <table:table-cell office:value-type="float" office:value="-0.267863877409362" calcext:value-type="float">
            <text:p>-0.267863877409362</text:p>
          </table:table-cell>
          <table:table-cell office:value-type="float" office:value="-0.260654875968434" calcext:value-type="float">
            <text:p>-0.260654875968434</text:p>
          </table:table-cell>
          <table:table-cell office:value-type="float" office:value="-0.258978124801099" calcext:value-type="float">
            <text:p>-0.258978124801099</text:p>
          </table:table-cell>
          <table:table-cell office:value-type="float" office:value="-0.261346977670034" calcext:value-type="float">
            <text:p>-0.261346977670034</text:p>
          </table:table-cell>
          <table:table-cell office:value-type="float" office:value="-0.276731280688536" calcext:value-type="float">
            <text:p>-0.276731280688536</text:p>
          </table:table-cell>
          <table:table-cell office:value-type="float" office:value="-0.268543162486872" calcext:value-type="float">
            <text:p>-0.268543162486872</text:p>
          </table:table-cell>
          <table:table-cell office:value-type="float" office:value="-0.26710080426911" calcext:value-type="float">
            <text:p>-0.26710080426911</text:p>
          </table:table-cell>
          <table:table-cell office:value-type="float" office:value="-0.268757467330244" calcext:value-type="float">
            <text:p>-0.268757467330244</text:p>
          </table:table-cell>
          <table:table-cell office:value-type="float" office:value="-0.2732740885667" calcext:value-type="float">
            <text:p>-0.2732740885667</text:p>
          </table:table-cell>
          <table:table-cell office:value-type="float" office:value="-0.277159222745435" calcext:value-type="float">
            <text:p>-0.277159222745435</text:p>
          </table:table-cell>
          <table:table-cell office:value-type="float" office:value="-0.27930955300462" calcext:value-type="float">
            <text:p>-0.27930955300462</text:p>
          </table:table-cell>
          <table:table-cell office:value-type="float" office:value="-0.275390563439691" calcext:value-type="float">
            <text:p>-0.275390563439691</text:p>
          </table:table-cell>
          <table:table-cell office:value-type="float" office:value="-0.160607562338572" calcext:value-type="float">
            <text:p>-0.160607562338572</text:p>
          </table:table-cell>
          <table:table-cell office:value-type="float" office:value="-0.162107566260833" calcext:value-type="float">
            <text:p>-0.162107566260833</text:p>
          </table:table-cell>
          <table:table-cell office:value-type="float" office:value="-0.171836684526696" calcext:value-type="float">
            <text:p>-0.171836684526696</text:p>
          </table:table-cell>
          <table:table-cell office:value-type="float" office:value="-0.177580033233472" calcext:value-type="float">
            <text:p>-0.177580033233472</text:p>
          </table:table-cell>
          <table:table-cell office:value-type="float" office:value="-0.188923443329736" calcext:value-type="float">
            <text:p>-0.188923443329736</text:p>
          </table:table-cell>
          <table:table-cell office:value-type="float" office:value="-0.194729153662638" calcext:value-type="float">
            <text:p>-0.194729153662638</text:p>
          </table:table-cell>
          <table:table-cell office:value-type="float" office:value="-0.193837647622449" calcext:value-type="float">
            <text:p>-0.193837647622449</text:p>
          </table:table-cell>
          <table:table-cell office:value-type="float" office:value="-0.182751768357581" calcext:value-type="float">
            <text:p>-0.182751768357581</text:p>
          </table:table-cell>
          <table:table-cell office:value-type="float" office:value="-0.145553739789503" calcext:value-type="float">
            <text:p>-0.145553739789503</text:p>
          </table:table-cell>
          <table:table-cell office:value-type="float" office:value="-0.141722328587203" calcext:value-type="float">
            <text:p>-0.141722328587203</text:p>
          </table:table-cell>
          <table:table-cell office:value-type="float" office:value="-0.257837698099821" calcext:value-type="float">
            <text:p>-0.257837698099821</text:p>
          </table:table-cell>
          <table:table-cell office:value-type="float" office:value="-0.268922141498713" calcext:value-type="float">
            <text:p>-0.268922141498713</text:p>
          </table:table-cell>
          <table:table-cell office:value-type="float" office:value="-0.269205863521758" calcext:value-type="float">
            <text:p>-0.269205863521758</text:p>
          </table:table-cell>
          <table:table-cell office:value-type="float" office:value="-0.184734321529686" calcext:value-type="float">
            <text:p>-0.184734321529686</text:p>
          </table:table-cell>
          <table:table-cell office:value-type="float" office:value="-0.179841364722532" calcext:value-type="float">
            <text:p>-0.179841364722532</text:p>
          </table:table-cell>
          <table:table-cell office:value-type="float" office:value="-0.166094410742852" calcext:value-type="float">
            <text:p>-0.166094410742852</text:p>
          </table:table-cell>
          <table:table-cell office:value-type="float" office:value="-0.166544835639039" calcext:value-type="float">
            <text:p>-0.166544835639039</text:p>
          </table:table-cell>
          <table:table-cell office:value-type="float" office:value="-0.176770390377483" calcext:value-type="float">
            <text:p>-0.176770390377483</text:p>
          </table:table-cell>
          <table:table-cell office:value-type="float" office:value="-0.190899654290884" calcext:value-type="float">
            <text:p>-0.190899654290884</text:p>
          </table:table-cell>
          <table:table-cell office:value-type="float" office:value="-0.198062739686789" calcext:value-type="float">
            <text:p>-0.198062739686789</text:p>
          </table:table-cell>
          <table:table-cell office:value-type="float" office:value="-0.200467135014424" calcext:value-type="float">
            <text:p>-0.200467135014424</text:p>
          </table:table-cell>
          <table:table-cell office:value-type="float" office:value="-0.186067211996817" calcext:value-type="float">
            <text:p>-0.186067211996817</text:p>
          </table:table-cell>
          <table:table-cell office:value-type="float" office:value="-0.156648321827232" calcext:value-type="float">
            <text:p>-0.156648321827232</text:p>
          </table:table-cell>
          <table:table-cell office:value-type="float" office:value="-0.253553060596709" calcext:value-type="float">
            <text:p>-0.253553060596709</text:p>
          </table:table-cell>
          <table:table-cell office:value-type="float" office:value="-0.255136935660565" calcext:value-type="float">
            <text:p>-0.255136935660565</text:p>
          </table:table-cell>
          <table:table-cell office:value-type="float" office:value="-0.259196286854786" calcext:value-type="float">
            <text:p>-0.259196286854786</text:p>
          </table:table-cell>
          <table:table-cell office:value-type="float" office:value="-0.271368500563436" calcext:value-type="float">
            <text:p>-0.271368500563436</text:p>
          </table:table-cell>
          <table:table-cell office:value-type="float" office:value="-0.260974833209877" calcext:value-type="float">
            <text:p>-0.260974833209877</text:p>
          </table:table-cell>
          <table:table-cell office:value-type="float" office:value="-0.252031856854602" calcext:value-type="float">
            <text:p>-0.252031856854602</text:p>
          </table:table-cell>
          <table:table-cell office:value-type="float" office:value="-0.173694736194477" calcext:value-type="float">
            <text:p>-0.173694736194477</text:p>
          </table:table-cell>
          <table:table-cell office:value-type="float" office:value="-0.168788715893482" calcext:value-type="float">
            <text:p>-0.168788715893482</text:p>
          </table:table-cell>
          <table:table-cell office:value-type="float" office:value="-0.167572410271402" calcext:value-type="float">
            <text:p>-0.167572410271402</text:p>
          </table:table-cell>
          <table:table-cell office:value-type="float" office:value="-0.169191548598109" calcext:value-type="float">
            <text:p>-0.169191548598109</text:p>
          </table:table-cell>
          <table:table-cell office:value-type="float" office:value="-0.173834976438708" calcext:value-type="float">
            <text:p>-0.173834976438708</text:p>
          </table:table-cell>
          <table:table-cell office:value-type="float" office:value="-0.18678451973568" calcext:value-type="float">
            <text:p>-0.18678451973568</text:p>
          </table:table-cell>
          <table:table-cell office:value-type="float" office:value="-0.19469465369428" calcext:value-type="float">
            <text:p>-0.19469465369428</text:p>
          </table:table-cell>
          <table:table-cell office:value-type="float" office:value="-0.190689490320856" calcext:value-type="float">
            <text:p>-0.190689490320856</text:p>
          </table:table-cell>
          <table:table-cell office:value-type="float" office:value="-0.182650967239932" calcext:value-type="float">
            <text:p>-0.182650967239932</text:p>
          </table:table-cell>
          <table:table-cell office:value-type="float" office:value="-0.14646682158064" calcext:value-type="float">
            <text:p>-0.14646682158064</text:p>
          </table:table-cell>
          <table:table-cell office:value-type="float" office:value="-0.250520853945743" calcext:value-type="float">
            <text:p>-0.250520853945743</text:p>
          </table:table-cell>
          <table:table-cell office:value-type="float" office:value="-0.260472093874568" calcext:value-type="float">
            <text:p>-0.260472093874568</text:p>
          </table:table-cell>
          <table:table-cell office:value-type="float" office:value="-0.264730172197607" calcext:value-type="float">
            <text:p>-0.264730172197607</text:p>
          </table:table-cell>
          <table:table-cell office:value-type="float" office:value="-0.229122451460632" calcext:value-type="float">
            <text:p>-0.229122451460632</text:p>
          </table:table-cell>
          <table:table-cell office:value-type="float" office:value="-0.228492662580775" calcext:value-type="float">
            <text:p>-0.228492662580775</text:p>
          </table:table-cell>
          <table:table-cell office:value-type="float" office:value="-0.207614402974232" calcext:value-type="float">
            <text:p>-0.207614402974232</text:p>
          </table:table-cell>
          <table:table-cell office:value-type="float" office:value="-0.204466021184789" calcext:value-type="float">
            <text:p>-0.204466021184789</text:p>
          </table:table-cell>
          <table:table-cell office:value-type="float" office:value="-0.197986859276497" calcext:value-type="float">
            <text:p>-0.197986859276497</text:p>
          </table:table-cell>
          <table:table-cell office:value-type="float" office:value="-0.192299779393147" calcext:value-type="float">
            <text:p>-0.192299779393147</text:p>
          </table:table-cell>
          <table:table-cell office:value-type="float" office:value="-0.184328686543958" calcext:value-type="float">
            <text:p>-0.184328686543958</text:p>
          </table:table-cell>
          <table:table-cell office:value-type="float" office:value="-0.186346622823512" calcext:value-type="float">
            <text:p>-0.186346622823512</text:p>
          </table:table-cell>
          <table:table-cell office:value-type="float" office:value="-0.200746901463556" calcext:value-type="float">
            <text:p>-0.200746901463556</text:p>
          </table:table-cell>
          <table:table-cell office:value-type="float" office:value="-0.201121096293721" calcext:value-type="float">
            <text:p>-0.201121096293721</text:p>
          </table:table-cell>
          <table:table-cell office:value-type="float" office:value="-0.198746804860865" calcext:value-type="float">
            <text:p>-0.198746804860865</text:p>
          </table:table-cell>
          <table:table-cell office:value-type="float" office:value="-0.193474249272248" calcext:value-type="float">
            <text:p>-0.193474249272248</text:p>
          </table:table-cell>
          <table:table-cell office:value-type="float" office:value="-0.181958903349908" calcext:value-type="float">
            <text:p>-0.181958903349908</text:p>
          </table:table-cell>
          <table:table-cell office:value-type="float" office:value="-0.153128251073134" calcext:value-type="float">
            <text:p>-0.153128251073134</text:p>
          </table:table-cell>
          <table:table-cell office:value-type="float" office:value="-0.24574933254317" calcext:value-type="float">
            <text:p>-0.24574933254317</text:p>
          </table:table-cell>
          <table:table-cell office:value-type="float" office:value="-0.247389362429214" calcext:value-type="float">
            <text:p>-0.247389362429214</text:p>
          </table:table-cell>
          <table:table-cell office:value-type="float" office:value="-0.242406207887985" calcext:value-type="float">
            <text:p>-0.242406207887985</text:p>
          </table:table-cell>
          <table:table-cell office:value-type="float" office:value="-0.241250205587325" calcext:value-type="float">
            <text:p>-0.241250205587325</text:p>
          </table:table-cell>
          <table:table-cell office:value-type="float" office:value="-0.260506508269379" calcext:value-type="float">
            <text:p>-0.260506508269379</text:p>
          </table:table-cell>
          <table:table-cell office:value-type="float" office:value="-0.257380503341976" calcext:value-type="float">
            <text:p>-0.257380503341976</text:p>
          </table:table-cell>
          <table:table-cell office:value-type="float" office:value="-0.25323928249432" calcext:value-type="float">
            <text:p>-0.25323928249432</text:p>
          </table:table-cell>
          <table:table-cell office:value-type="float" office:value="-0.252520745884704" calcext:value-type="float">
            <text:p>-0.252520745884704</text:p>
          </table:table-cell>
          <table:table-cell office:value-type="float" office:value="-0.254702374996581" calcext:value-type="float">
            <text:p>-0.254702374996581</text:p>
          </table:table-cell>
          <table:table-cell office:value-type="float" office:value="-0.261702090277744" calcext:value-type="float">
            <text:p>-0.261702090277744</text:p>
          </table:table-cell>
          <table:table-cell office:value-type="float" office:value="-0.266714287718431" calcext:value-type="float">
            <text:p>-0.266714287718431</text:p>
          </table:table-cell>
          <table:table-cell office:value-type="float" office:value="-0.268164741026132" calcext:value-type="float">
            <text:p>-0.268164741026132</text:p>
          </table:table-cell>
          <table:table-cell office:value-type="float" office:value="-0.267371110614331" calcext:value-type="float">
            <text:p>-0.267371110614331</text:p>
          </table:table-cell>
          <table:table-cell office:value-type="float" office:value="-0.164035293957507" calcext:value-type="float">
            <text:p>-0.164035293957507</text:p>
          </table:table-cell>
          <table:table-cell office:value-type="float" office:value="-0.168528850553501" calcext:value-type="float">
            <text:p>-0.168528850553501</text:p>
          </table:table-cell>
          <table:table-cell office:value-type="float" office:value="-0.17107180858808" calcext:value-type="float">
            <text:p>-0.17107180858808</text:p>
          </table:table-cell>
          <table:table-cell office:value-type="float" office:value="-0.178009836878134" calcext:value-type="float">
            <text:p>-0.178009836878134</text:p>
          </table:table-cell>
          <table:table-cell office:value-type="float" office:value="-0.192732096503043" calcext:value-type="float">
            <text:p>-0.192732096503043</text:p>
          </table:table-cell>
          <table:table-cell office:value-type="float" office:value="-0.203091028459038" calcext:value-type="float">
            <text:p>-0.203091028459038</text:p>
          </table:table-cell>
          <table:table-cell office:value-type="float" office:value="-0.203560876478453" calcext:value-type="float">
            <text:p>-0.203560876478453</text:p>
          </table:table-cell>
          <table:table-cell office:value-type="float" office:value="-0.19072493540381" calcext:value-type="float">
            <text:p>-0.19072493540381</text:p>
          </table:table-cell>
          <table:table-cell office:value-type="float" office:value="-0.25366683743134" calcext:value-type="float">
            <text:p>-0.25366683743134</text:p>
          </table:table-cell>
          <table:table-cell office:value-type="float" office:value="-0.254967487801263" calcext:value-type="float">
            <text:p>-0.254967487801263</text:p>
          </table:table-cell>
          <table:table-cell office:value-type="float" office:value="-0.255705933190486" calcext:value-type="float">
            <text:p>-0.255705933190486</text:p>
          </table:table-cell>
          <table:table-cell office:value-type="float" office:value="-0.271152296320529" calcext:value-type="float">
            <text:p>-0.271152296320529</text:p>
          </table:table-cell>
          <table:table-cell office:value-type="float" office:value="-0.266404383375629" calcext:value-type="float">
            <text:p>-0.266404383375629</text:p>
          </table:table-cell>
          <table:table-cell office:value-type="float" office:value="-0.257432439231696" calcext:value-type="float">
            <text:p>-0.257432439231696</text:p>
          </table:table-cell>
          <table:table-cell office:value-type="float" office:value="-0.25593496248433" calcext:value-type="float">
            <text:p>-0.25593496248433</text:p>
          </table:table-cell>
          <table:table-cell office:value-type="float" office:value="-0.260492742191524" calcext:value-type="float">
            <text:p>-0.260492742191524</text:p>
          </table:table-cell>
          <table:table-cell office:value-type="float" office:value="-0.189737988165009" calcext:value-type="float">
            <text:p>-0.189737988165009</text:p>
          </table:table-cell>
          <table:table-cell office:value-type="float" office:value="-0.182719622418225" calcext:value-type="float">
            <text:p>-0.182719622418225</text:p>
          </table:table-cell>
          <table:table-cell office:value-type="float" office:value="-0.172524969111215" calcext:value-type="float">
            <text:p>-0.172524969111215</text:p>
          </table:table-cell>
          <table:table-cell office:value-type="float" office:value="-0.170719100178946" calcext:value-type="float">
            <text:p>-0.170719100178946</text:p>
          </table:table-cell>
          <table:table-cell office:value-type="float" office:value="-0.175164737999678" calcext:value-type="float">
            <text:p>-0.175164737999678</text:p>
          </table:table-cell>
          <table:table-cell office:value-type="float" office:value="-0.181511005977733" calcext:value-type="float">
            <text:p>-0.181511005977733</text:p>
          </table:table-cell>
          <table:table-cell office:value-type="float" office:value="-0.180431548755548" calcext:value-type="float">
            <text:p>-0.180431548755548</text:p>
          </table:table-cell>
          <table:table-cell office:value-type="float" office:value="-0.17752044263915" calcext:value-type="float">
            <text:p>-0.17752044263915</text:p>
          </table:table-cell>
          <table:table-cell office:value-type="float" office:value="-0.181146939258796" calcext:value-type="float">
            <text:p>-0.181146939258796</text:p>
          </table:table-cell>
          <table:table-cell office:value-type="float" office:value="-0.182504284883717" calcext:value-type="float">
            <text:p>-0.182504284883717</text:p>
          </table:table-cell>
          <table:table-cell office:value-type="float" office:value="-0.181876375961411" calcext:value-type="float">
            <text:p>-0.181876375961411</text:p>
          </table:table-cell>
          <table:table-cell office:value-type="float" office:value="-0.181054446304683" calcext:value-type="float">
            <text:p>-0.181054446304683</text:p>
          </table:table-cell>
          <table:table-cell office:value-type="float" office:value="-0.180730443599099" calcext:value-type="float">
            <text:p>-0.180730443599099</text:p>
          </table:table-cell>
          <table:table-cell office:value-type="float" office:value="-0.181165582752763" calcext:value-type="float">
            <text:p>-0.181165582752763</text:p>
          </table:table-cell>
          <table:table-cell office:value-type="float" office:value="-0.181279676571379" calcext:value-type="float">
            <text:p>-0.181279676571379</text:p>
          </table:table-cell>
          <table:table-cell office:value-type="float" office:value="-0.180984559303972" calcext:value-type="float">
            <text:p>-0.180984559303972</text:p>
          </table:table-cell>
          <table:table-cell office:value-type="float" office:value="-0.180905339764984" calcext:value-type="float">
            <text:p>-0.180905339764984</text:p>
          </table:table-cell>
          <table:table-cell office:value-type="float" office:value="-0.18092674846207" calcext:value-type="float">
            <text:p>-0.18092674846207</text:p>
          </table:table-cell>
          <table:table-cell office:value-type="float" office:value="-0.181055997761133" calcext:value-type="float">
            <text:p>-0.181055997761133</text:p>
          </table:table-cell>
          <table:table-cell office:value-type="float" office:value="-0.181047393258057" calcext:value-type="float">
            <text:p>-0.181047393258057</text:p>
          </table:table-cell>
          <table:table-cell office:value-type="float" office:value="-0.180902041570012" calcext:value-type="float">
            <text:p>-0.180902041570012</text:p>
          </table:table-cell>
          <table:table-cell office:value-type="float" office:value="-0.180955259280659" calcext:value-type="float">
            <text:p>-0.180955259280659</text:p>
          </table:table-cell>
          <table:table-cell office:value-type="float" office:value="-0.181060685368384" calcext:value-type="float">
            <text:p>-0.181060685368384</text:p>
          </table:table-cell>
          <table:table-cell office:value-type="float" office:value="-0.18103228672559" calcext:value-type="float">
            <text:p>-0.18103228672559</text:p>
          </table:table-cell>
          <table:table-cell office:value-type="float" office:value="-0.180937939681476" calcext:value-type="float">
            <text:p>-0.180937939681476</text:p>
          </table:table-cell>
          <table:table-cell office:value-type="float" office:value="-0.180884790449515" calcext:value-type="float">
            <text:p>-0.180884790449515</text:p>
          </table:table-cell>
          <table:table-cell office:value-type="float" office:value="-0.180940236977397" calcext:value-type="float">
            <text:p>-0.180940236977397</text:p>
          </table:table-cell>
          <table:table-cell office:value-type="float" office:value="-0.180889630840911" calcext:value-type="float">
            <text:p>-0.180889630840911</text:p>
          </table:table-cell>
          <table:table-cell office:value-type="float" office:value="-0.180979977957695" calcext:value-type="float">
            <text:p>-0.180979977957695</text:p>
          </table:table-cell>
          <table:table-cell office:value-type="float" office:value="-0.180923456465811" calcext:value-type="float">
            <text:p>-0.180923456465811</text:p>
          </table:table-cell>
          <table:table-cell office:value-type="float" office:value="-0.180874825579813" calcext:value-type="float">
            <text:p>-0.180874825579813</text:p>
          </table:table-cell>
          <table:table-cell office:value-type="float" office:value="-0.180979532303645" calcext:value-type="float">
            <text:p>-0.180979532303645</text:p>
          </table:table-cell>
          <table:table-cell office:value-type="float" office:value="-0.18090067259009" calcext:value-type="float">
            <text:p>-0.18090067259009</text:p>
          </table:table-cell>
          <table:table-cell office:value-type="float" office:value="-0.180938518195946" calcext:value-type="float">
            <text:p>-0.180938518195946</text:p>
          </table:table-cell>
          <table:table-cell office:value-type="float" office:value="-0.180976808103292" calcext:value-type="float">
            <text:p>-0.180976808103292</text:p>
          </table:table-cell>
          <table:table-cell office:value-type="float" office:value="-0.18093475670872" calcext:value-type="float">
            <text:p>-0.18093475670872</text:p>
          </table:table-cell>
          <table:table-cell office:value-type="float" office:value="-0.180883954571805" calcext:value-type="float">
            <text:p>-0.180883954571805</text:p>
          </table:table-cell>
          <table:table-cell office:value-type="float" office:value="-0.180844411706484" calcext:value-type="float">
            <text:p>-0.180844411706484</text:p>
          </table:table-cell>
          <table:table-cell office:value-type="float" office:value="-0.180985436698119" calcext:value-type="float">
            <text:p>-0.180985436698119</text:p>
          </table:table-cell>
          <table:table-cell office:value-type="float" office:value="-0.181025975945475" calcext:value-type="float">
            <text:p>-0.181025975945475</text:p>
          </table:table-cell>
          <table:table-cell office:value-type="float" office:value="-0.180880626760367" calcext:value-type="float">
            <text:p>-0.180880626760367</text:p>
          </table:table-cell>
          <table:table-cell office:value-type="float" office:value="-0.180868706187966" calcext:value-type="float">
            <text:p>-0.180868706187966</text:p>
          </table:table-cell>
          <table:table-cell office:value-type="float" office:value="-0.180898821664605" calcext:value-type="float">
            <text:p>-0.180898821664605</text:p>
          </table:table-cell>
          <table:table-cell office:value-type="float" office:value="-0.180935254083513" calcext:value-type="float">
            <text:p>-0.180935254083513</text:p>
          </table:table-cell>
          <table:table-cell office:value-type="float" office:value="-0.18087876388211" calcext:value-type="float">
            <text:p>-0.18087876388211</text:p>
          </table:table-cell>
          <table:table-cell office:value-type="float" office:value="-0.180886164354792" calcext:value-type="float">
            <text:p>-0.180886164354792</text:p>
          </table:table-cell>
          <table:table-cell office:value-type="float" office:value="-0.180850032717321" calcext:value-type="float">
            <text:p>-0.180850032717321</text:p>
          </table:table-cell>
          <table:table-cell office:value-type="float" office:value="-0.180903971586121" calcext:value-type="float">
            <text:p>-0.180903971586121</text:p>
          </table:table-cell>
          <table:table-cell office:value-type="float" office:value="-0.180869256342597" calcext:value-type="float">
            <text:p>-0.180869256342597</text:p>
          </table:table-cell>
          <table:table-cell office:value-type="float" office:value="-0.18090194749498" calcext:value-type="float">
            <text:p>-0.18090194749498</text:p>
          </table:table-cell>
          <table:table-cell office:value-type="float" office:value="-0.180962354095017" calcext:value-type="float">
            <text:p>-0.180962354095017</text:p>
          </table:table-cell>
          <table:table-cell office:value-type="float" office:value="-0.180895985566189" calcext:value-type="float">
            <text:p>-0.180895985566189</text:p>
          </table:table-cell>
          <table:table-cell office:value-type="float" office:value="-0.180985563884853" calcext:value-type="float">
            <text:p>-0.180985563884853</text:p>
          </table:table-cell>
          <table:table-cell office:value-type="float" office:value="-0.180933563340066" calcext:value-type="float">
            <text:p>-0.180933563340066</text:p>
          </table:table-cell>
          <table:table-cell office:value-type="float" office:value="-0.180959728183717" calcext:value-type="float">
            <text:p>-0.180959728183717</text:p>
          </table:table-cell>
          <table:table-cell office:value-type="float" office:value="-0.180939175246193" calcext:value-type="float">
            <text:p>-0.180939175246193</text:p>
          </table:table-cell>
          <table:table-cell office:value-type="float" office:value="-0.180990635574537" calcext:value-type="float">
            <text:p>-0.180990635574537</text:p>
          </table:table-cell>
          <table:table-cell office:value-type="float" office:value="-0.180867474476029" calcext:value-type="float">
            <text:p>-0.180867474476029</text:p>
          </table:table-cell>
          <table:table-cell office:value-type="float" office:value="-0.180940671510402" calcext:value-type="float">
            <text:p>-0.180940671510402</text:p>
          </table:table-cell>
          <table:table-cell office:value-type="float" office:value="-0.18084437169351" calcext:value-type="float">
            <text:p>-0.18084437169351</text:p>
          </table:table-cell>
          <table:table-cell office:value-type="float" office:value="-0.180787502567763" calcext:value-type="float">
            <text:p>-0.180787502567763</text:p>
          </table:table-cell>
          <table:table-cell office:value-type="float" office:value="-0.180889999579359" calcext:value-type="float">
            <text:p>-0.180889999579359</text:p>
          </table:table-cell>
          <table:table-cell office:value-type="float" office:value="-0.180883868647212" calcext:value-type="float">
            <text:p>-0.180883868647212</text:p>
          </table:table-cell>
          <table:table-cell office:value-type="float" office:value="-0.180952020645223" calcext:value-type="float">
            <text:p>-0.180952020645223</text:p>
          </table:table-cell>
          <table:table-cell office:value-type="float" office:value="-0.180949604701544" calcext:value-type="float">
            <text:p>-0.180949604701544</text:p>
          </table:table-cell>
          <table:table-cell office:value-type="float" office:value="-0.180881087510771" calcext:value-type="float">
            <text:p>-0.180881087510771</text:p>
          </table:table-cell>
          <table:table-cell table:number-columns-repeated="638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5729581055696" calcext:value-type="float">
            <text:p>0.305729581055696</text:p>
          </table:table-cell>
          <table:table-cell office:value-type="float" office:value="0.305723882208321" calcext:value-type="float">
            <text:p>0.305723882208321</text:p>
          </table:table-cell>
          <table:table-cell office:value-type="float" office:value="0.30571164404419" calcext:value-type="float">
            <text:p>0.30571164404419</text:p>
          </table:table-cell>
          <table:table-cell office:value-type="float" office:value="0.305706139532066" calcext:value-type="float">
            <text:p>0.305706139532066</text:p>
          </table:table-cell>
          <table:table-cell office:value-type="float" office:value="0.305718427853288" calcext:value-type="float">
            <text:p>0.305718427853288</text:p>
          </table:table-cell>
          <table:table-cell office:value-type="float" office:value="0.305718242831098" calcext:value-type="float">
            <text:p>0.305718242831098</text:p>
          </table:table-cell>
          <table:table-cell office:value-type="float" office:value="0.305691353643956" calcext:value-type="float">
            <text:p>0.305691353643956</text:p>
          </table:table-cell>
          <table:table-cell office:value-type="float" office:value="0.305711186970033" calcext:value-type="float">
            <text:p>0.305711186970033</text:p>
          </table:table-cell>
          <table:table-cell office:value-type="float" office:value="0.30570987973766" calcext:value-type="float">
            <text:p>0.30570987973766</text:p>
          </table:table-cell>
          <table:table-cell office:value-type="float" office:value="0.305710622477886" calcext:value-type="float">
            <text:p>0.305710622477886</text:p>
          </table:table-cell>
          <table:table-cell office:value-type="float" office:value="0.305694001605735" calcext:value-type="float">
            <text:p>0.305694001605735</text:p>
          </table:table-cell>
          <table:table-cell office:value-type="float" office:value="0.305707012700941" calcext:value-type="float">
            <text:p>0.305707012700941</text:p>
          </table:table-cell>
          <table:table-cell office:value-type="float" office:value="0.305737413129302" calcext:value-type="float">
            <text:p>0.305737413129302</text:p>
          </table:table-cell>
          <table:table-cell office:value-type="float" office:value="0.305720263399412" calcext:value-type="float">
            <text:p>0.305720263399412</text:p>
          </table:table-cell>
          <table:table-cell office:value-type="float" office:value="0.305699905356453" calcext:value-type="float">
            <text:p>0.305699905356453</text:p>
          </table:table-cell>
          <table:table-cell office:value-type="float" office:value="0.305720703810068" calcext:value-type="float">
            <text:p>0.305720703810068</text:p>
          </table:table-cell>
          <table:table-cell office:value-type="float" office:value="0.305726644409496" calcext:value-type="float">
            <text:p>0.305726644409496</text:p>
          </table:table-cell>
          <table:table-cell office:value-type="float" office:value="0.305701185975526" calcext:value-type="float">
            <text:p>0.305701185975526</text:p>
          </table:table-cell>
          <table:table-cell office:value-type="float" office:value="0.305726704730796" calcext:value-type="float">
            <text:p>0.305726704730796</text:p>
          </table:table-cell>
          <table:table-cell office:value-type="float" office:value="0.305718073269923" calcext:value-type="float">
            <text:p>0.305718073269923</text:p>
          </table:table-cell>
          <table:table-cell office:value-type="float" office:value="0.305706857195967" calcext:value-type="float">
            <text:p>0.305706857195967</text:p>
          </table:table-cell>
          <table:table-cell office:value-type="float" office:value="0.305696261269785" calcext:value-type="float">
            <text:p>0.305696261269785</text:p>
          </table:table-cell>
          <table:table-cell office:value-type="float" office:value="0.305713314786904" calcext:value-type="float">
            <text:p>0.305713314786904</text:p>
          </table:table-cell>
          <table:table-cell office:value-type="float" office:value="0.305716417421832" calcext:value-type="float">
            <text:p>0.305716417421832</text:p>
          </table:table-cell>
          <table:table-cell office:value-type="float" office:value="0.305695480821712" calcext:value-type="float">
            <text:p>0.305695480821712</text:p>
          </table:table-cell>
          <table:table-cell office:value-type="float" office:value="0.305697517553587" calcext:value-type="float">
            <text:p>0.305697517553587</text:p>
          </table:table-cell>
          <table:table-cell office:value-type="float" office:value="0.305730175535687" calcext:value-type="float">
            <text:p>0.305730175535687</text:p>
          </table:table-cell>
          <table:table-cell office:value-type="float" office:value="0.305708513384682" calcext:value-type="float">
            <text:p>0.305708513384682</text:p>
          </table:table-cell>
          <table:table-cell office:value-type="float" office:value="0.305696291126065" calcext:value-type="float">
            <text:p>0.305696291126065</text:p>
          </table:table-cell>
          <table:table-cell office:value-type="float" office:value="0.30570689189851" calcext:value-type="float">
            <text:p>0.30570689189851</text:p>
          </table:table-cell>
          <table:table-cell office:value-type="float" office:value="0.305700204343529" calcext:value-type="float">
            <text:p>0.305700204343529</text:p>
          </table:table-cell>
          <table:table-cell office:value-type="float" office:value="0.305724469057109" calcext:value-type="float">
            <text:p>0.305724469057109</text:p>
          </table:table-cell>
          <table:table-cell office:value-type="float" office:value="0.305691607611371" calcext:value-type="float">
            <text:p>0.305691607611371</text:p>
          </table:table-cell>
          <table:table-cell office:value-type="float" office:value="0.304740386093785" calcext:value-type="float">
            <text:p>0.304740386093785</text:p>
          </table:table-cell>
          <table:table-cell office:value-type="float" office:value="0.304565837243653" calcext:value-type="float">
            <text:p>0.304565837243653</text:p>
          </table:table-cell>
          <table:table-cell office:value-type="float" office:value="0.304430367721417" calcext:value-type="float">
            <text:p>0.304430367721417</text:p>
          </table:table-cell>
          <table:table-cell office:value-type="float" office:value="0.303710721098214" calcext:value-type="float">
            <text:p>0.303710721098214</text:p>
          </table:table-cell>
          <table:table-cell office:value-type="float" office:value="0.302745989624616" calcext:value-type="float">
            <text:p>0.302745989624616</text:p>
          </table:table-cell>
          <table:table-cell office:value-type="float" office:value="0.303097240859796" calcext:value-type="float">
            <text:p>0.303097240859796</text:p>
          </table:table-cell>
          <table:table-cell office:value-type="float" office:value="0.307133948530437" calcext:value-type="float">
            <text:p>0.307133948530437</text:p>
          </table:table-cell>
          <table:table-cell office:value-type="float" office:value="0.30881949457777" calcext:value-type="float">
            <text:p>0.30881949457777</text:p>
          </table:table-cell>
          <table:table-cell office:value-type="float" office:value="0.335494798693316" calcext:value-type="float">
            <text:p>0.335494798693316</text:p>
          </table:table-cell>
          <table:table-cell office:value-type="float" office:value="0.335291099118151" calcext:value-type="float">
            <text:p>0.335291099118151</text:p>
          </table:table-cell>
          <table:table-cell office:value-type="float" office:value="0.335292055419257" calcext:value-type="float">
            <text:p>0.335292055419257</text:p>
          </table:table-cell>
          <table:table-cell office:value-type="float" office:value="0.337695985374369" calcext:value-type="float">
            <text:p>0.337695985374369</text:p>
          </table:table-cell>
          <table:table-cell office:value-type="float" office:value="0.335218606203313" calcext:value-type="float">
            <text:p>0.335218606203313</text:p>
          </table:table-cell>
          <table:table-cell office:value-type="float" office:value="0.314379179320558" calcext:value-type="float">
            <text:p>0.314379179320558</text:p>
          </table:table-cell>
          <table:table-cell office:value-type="float" office:value="0.311103998751221" calcext:value-type="float">
            <text:p>0.311103998751221</text:p>
          </table:table-cell>
          <table:table-cell office:value-type="float" office:value="0.309154338919489" calcext:value-type="float">
            <text:p>0.309154338919489</text:p>
          </table:table-cell>
          <table:table-cell office:value-type="float" office:value="0.309312633029359" calcext:value-type="float">
            <text:p>0.309312633029359</text:p>
          </table:table-cell>
          <table:table-cell office:value-type="float" office:value="0.309358531692673" calcext:value-type="float">
            <text:p>0.309358531692673</text:p>
          </table:table-cell>
          <table:table-cell office:value-type="float" office:value="0.313383292493104" calcext:value-type="float">
            <text:p>0.313383292493104</text:p>
          </table:table-cell>
          <table:table-cell office:value-type="float" office:value="0.314400485811844" calcext:value-type="float">
            <text:p>0.314400485811844</text:p>
          </table:table-cell>
          <table:table-cell office:value-type="float" office:value="0.311581763727869" calcext:value-type="float">
            <text:p>0.311581763727869</text:p>
          </table:table-cell>
          <table:table-cell office:value-type="float" office:value="0.305336054083191" calcext:value-type="float">
            <text:p>0.305336054083191</text:p>
          </table:table-cell>
          <table:table-cell office:value-type="float" office:value="0.301096866896949" calcext:value-type="float">
            <text:p>0.301096866896949</text:p>
          </table:table-cell>
          <table:table-cell office:value-type="float" office:value="0.302004031224992" calcext:value-type="float">
            <text:p>0.302004031224992</text:p>
          </table:table-cell>
          <table:table-cell office:value-type="float" office:value="0.306385685581848" calcext:value-type="float">
            <text:p>0.306385685581848</text:p>
          </table:table-cell>
          <table:table-cell office:value-type="float" office:value="0.306094384713337" calcext:value-type="float">
            <text:p>0.306094384713337</text:p>
          </table:table-cell>
          <table:table-cell office:value-type="float" office:value="0.305406955054081" calcext:value-type="float">
            <text:p>0.305406955054081</text:p>
          </table:table-cell>
          <table:table-cell office:value-type="float" office:value="0.307480892316209" calcext:value-type="float">
            <text:p>0.307480892316209</text:p>
          </table:table-cell>
          <table:table-cell office:value-type="float" office:value="0.312624840498281" calcext:value-type="float">
            <text:p>0.312624840498281</text:p>
          </table:table-cell>
          <table:table-cell office:value-type="float" office:value="0.323380055250629" calcext:value-type="float">
            <text:p>0.323380055250629</text:p>
          </table:table-cell>
          <table:table-cell office:value-type="float" office:value="0.332251587570648" calcext:value-type="float">
            <text:p>0.332251587570648</text:p>
          </table:table-cell>
          <table:table-cell office:value-type="float" office:value="0.337267763969771" calcext:value-type="float">
            <text:p>0.337267763969771</text:p>
          </table:table-cell>
          <table:table-cell office:value-type="float" office:value="0.338141309412262" calcext:value-type="float">
            <text:p>0.338141309412262</text:p>
          </table:table-cell>
          <table:table-cell office:value-type="float" office:value="0.335629170219952" calcext:value-type="float">
            <text:p>0.335629170219952</text:p>
          </table:table-cell>
          <table:table-cell office:value-type="float" office:value="0.320567520386835" calcext:value-type="float">
            <text:p>0.320567520386835</text:p>
          </table:table-cell>
          <table:table-cell office:value-type="float" office:value="0.316616889990049" calcext:value-type="float">
            <text:p>0.316616889990049</text:p>
          </table:table-cell>
          <table:table-cell office:value-type="float" office:value="0.307355109827186" calcext:value-type="float">
            <text:p>0.307355109827186</text:p>
          </table:table-cell>
          <table:table-cell office:value-type="float" office:value="0.299986600472655" calcext:value-type="float">
            <text:p>0.299986600472655</text:p>
          </table:table-cell>
          <table:table-cell office:value-type="float" office:value="0.303926940550449" calcext:value-type="float">
            <text:p>0.303926940550449</text:p>
          </table:table-cell>
          <table:table-cell office:value-type="float" office:value="0.306333797714578" calcext:value-type="float">
            <text:p>0.306333797714578</text:p>
          </table:table-cell>
          <table:table-cell office:value-type="float" office:value="0.304777191510854" calcext:value-type="float">
            <text:p>0.304777191510854</text:p>
          </table:table-cell>
          <table:table-cell office:value-type="float" office:value="0.304453835441507" calcext:value-type="float">
            <text:p>0.304453835441507</text:p>
          </table:table-cell>
          <table:table-cell office:value-type="float" office:value="0.307088534303549" calcext:value-type="float">
            <text:p>0.307088534303549</text:p>
          </table:table-cell>
          <table:table-cell office:value-type="float" office:value="0.32779147716803" calcext:value-type="float">
            <text:p>0.32779147716803</text:p>
          </table:table-cell>
          <table:table-cell office:value-type="float" office:value="0.336355673874452" calcext:value-type="float">
            <text:p>0.336355673874452</text:p>
          </table:table-cell>
          <table:table-cell office:value-type="float" office:value="0.335435339423089" calcext:value-type="float">
            <text:p>0.335435339423089</text:p>
          </table:table-cell>
          <table:table-cell office:value-type="float" office:value="0.33459392359212" calcext:value-type="float">
            <text:p>0.33459392359212</text:p>
          </table:table-cell>
          <table:table-cell office:value-type="float" office:value="0.31165906245336" calcext:value-type="float">
            <text:p>0.31165906245336</text:p>
          </table:table-cell>
          <table:table-cell office:value-type="float" office:value="0.307292909180095" calcext:value-type="float">
            <text:p>0.307292909180095</text:p>
          </table:table-cell>
          <table:table-cell office:value-type="float" office:value="0.305450392925759" calcext:value-type="float">
            <text:p>0.305450392925759</text:p>
          </table:table-cell>
          <table:table-cell office:value-type="float" office:value="0.310116173058626" calcext:value-type="float">
            <text:p>0.310116173058626</text:p>
          </table:table-cell>
          <table:table-cell office:value-type="float" office:value="0.301579632809718" calcext:value-type="float">
            <text:p>0.301579632809718</text:p>
          </table:table-cell>
          <table:table-cell office:value-type="float" office:value="0.292719777314797" calcext:value-type="float">
            <text:p>0.292719777314797</text:p>
          </table:table-cell>
          <table:table-cell office:value-type="float" office:value="0.298389868315759" calcext:value-type="float">
            <text:p>0.298389868315759</text:p>
          </table:table-cell>
          <table:table-cell office:value-type="float" office:value="0.305788655510866" calcext:value-type="float">
            <text:p>0.305788655510866</text:p>
          </table:table-cell>
          <table:table-cell office:value-type="float" office:value="0.306892185089412" calcext:value-type="float">
            <text:p>0.306892185089412</text:p>
          </table:table-cell>
          <table:table-cell office:value-type="float" office:value="0.306268101313457" calcext:value-type="float">
            <text:p>0.306268101313457</text:p>
          </table:table-cell>
          <table:table-cell office:value-type="float" office:value="0.305753294393085" calcext:value-type="float">
            <text:p>0.305753294393085</text:p>
          </table:table-cell>
          <table:table-cell office:value-type="float" office:value="0.308788698701964" calcext:value-type="float">
            <text:p>0.308788698701964</text:p>
          </table:table-cell>
          <table:table-cell office:value-type="float" office:value="0.32415135594813" calcext:value-type="float">
            <text:p>0.32415135594813</text:p>
          </table:table-cell>
          <table:table-cell office:value-type="float" office:value="0.328603852373629" calcext:value-type="float">
            <text:p>0.328603852373629</text:p>
          </table:table-cell>
          <table:table-cell office:value-type="float" office:value="0.324759027941911" calcext:value-type="float">
            <text:p>0.324759027941911</text:p>
          </table:table-cell>
          <table:table-cell office:value-type="float" office:value="0.325536839042773" calcext:value-type="float">
            <text:p>0.325536839042773</text:p>
          </table:table-cell>
          <table:table-cell office:value-type="float" office:value="0.305135946596284" calcext:value-type="float">
            <text:p>0.305135946596284</text:p>
          </table:table-cell>
          <table:table-cell office:value-type="float" office:value="0.305185017590785" calcext:value-type="float">
            <text:p>0.305185017590785</text:p>
          </table:table-cell>
          <table:table-cell office:value-type="float" office:value="0.332741147306586" calcext:value-type="float">
            <text:p>0.332741147306586</text:p>
          </table:table-cell>
          <table:table-cell office:value-type="float" office:value="0.326401640000998" calcext:value-type="float">
            <text:p>0.326401640000998</text:p>
          </table:table-cell>
          <table:table-cell office:value-type="float" office:value="0.29858591581423" calcext:value-type="float">
            <text:p>0.29858591581423</text:p>
          </table:table-cell>
          <table:table-cell office:value-type="float" office:value="0.286850915897654" calcext:value-type="float">
            <text:p>0.286850915897654</text:p>
          </table:table-cell>
          <table:table-cell office:value-type="float" office:value="0.294743089114599" calcext:value-type="float">
            <text:p>0.294743089114599</text:p>
          </table:table-cell>
          <table:table-cell office:value-type="float" office:value="0.308731996673866" calcext:value-type="float">
            <text:p>0.308731996673866</text:p>
          </table:table-cell>
          <table:table-cell office:value-type="float" office:value="0.307277430990079" calcext:value-type="float">
            <text:p>0.307277430990079</text:p>
          </table:table-cell>
          <table:table-cell office:value-type="float" office:value="0.306272340899757" calcext:value-type="float">
            <text:p>0.306272340899757</text:p>
          </table:table-cell>
          <table:table-cell office:value-type="float" office:value="0.305757275510062" calcext:value-type="float">
            <text:p>0.305757275510062</text:p>
          </table:table-cell>
          <table:table-cell office:value-type="float" office:value="0.308422453998307" calcext:value-type="float">
            <text:p>0.308422453998307</text:p>
          </table:table-cell>
          <table:table-cell office:value-type="float" office:value="0.314620286288339" calcext:value-type="float">
            <text:p>0.314620286288339</text:p>
          </table:table-cell>
          <table:table-cell office:value-type="float" office:value="0.317538614519623" calcext:value-type="float">
            <text:p>0.317538614519623</text:p>
          </table:table-cell>
          <table:table-cell office:value-type="float" office:value="0.342420379187665" calcext:value-type="float">
            <text:p>0.342420379187665</text:p>
          </table:table-cell>
          <table:table-cell office:value-type="float" office:value="0.341327337885958" calcext:value-type="float">
            <text:p>0.341327337885958</text:p>
          </table:table-cell>
          <table:table-cell office:value-type="float" office:value="0.342872123905878" calcext:value-type="float">
            <text:p>0.342872123905878</text:p>
          </table:table-cell>
          <table:table-cell office:value-type="float" office:value="0.341039052223633" calcext:value-type="float">
            <text:p>0.341039052223633</text:p>
          </table:table-cell>
          <table:table-cell office:value-type="float" office:value="0.316429881120799" calcext:value-type="float">
            <text:p>0.316429881120799</text:p>
          </table:table-cell>
          <table:table-cell office:value-type="float" office:value="0.307380337949174" calcext:value-type="float">
            <text:p>0.307380337949174</text:p>
          </table:table-cell>
          <table:table-cell office:value-type="float" office:value="0.302250382982302" calcext:value-type="float">
            <text:p>0.302250382982302</text:p>
          </table:table-cell>
          <table:table-cell office:value-type="float" office:value="0.300303199932868" calcext:value-type="float">
            <text:p>0.300303199932868</text:p>
          </table:table-cell>
          <table:table-cell office:value-type="float" office:value="0.299868795614526" calcext:value-type="float">
            <text:p>0.299868795614526</text:p>
          </table:table-cell>
          <table:table-cell office:value-type="float" office:value="0.29962155446104" calcext:value-type="float">
            <text:p>0.29962155446104</text:p>
          </table:table-cell>
          <table:table-cell office:value-type="float" office:value="0.299098842793001" calcext:value-type="float">
            <text:p>0.299098842793001</text:p>
          </table:table-cell>
          <table:table-cell office:value-type="float" office:value="0.297958519822299" calcext:value-type="float">
            <text:p>0.297958519822299</text:p>
          </table:table-cell>
          <table:table-cell office:value-type="float" office:value="0.296678822695913" calcext:value-type="float">
            <text:p>0.296678822695913</text:p>
          </table:table-cell>
          <table:table-cell office:value-type="float" office:value="0.308136498877205" calcext:value-type="float">
            <text:p>0.308136498877205</text:p>
          </table:table-cell>
          <table:table-cell office:value-type="float" office:value="0.299217234269617" calcext:value-type="float">
            <text:p>0.299217234269617</text:p>
          </table:table-cell>
          <table:table-cell office:value-type="float" office:value="0.294105174695404" calcext:value-type="float">
            <text:p>0.294105174695404</text:p>
          </table:table-cell>
          <table:table-cell office:value-type="float" office:value="0.298312532329535" calcext:value-type="float">
            <text:p>0.298312532329535</text:p>
          </table:table-cell>
          <table:table-cell office:value-type="float" office:value="0.304963698159468" calcext:value-type="float">
            <text:p>0.304963698159468</text:p>
          </table:table-cell>
          <table:table-cell office:value-type="float" office:value="0.305219211589172" calcext:value-type="float">
            <text:p>0.305219211589172</text:p>
          </table:table-cell>
          <table:table-cell office:value-type="float" office:value="0.305872214998871" calcext:value-type="float">
            <text:p>0.305872214998871</text:p>
          </table:table-cell>
          <table:table-cell office:value-type="float" office:value="0.308397601031587" calcext:value-type="float">
            <text:p>0.308397601031587</text:p>
          </table:table-cell>
          <table:table-cell office:value-type="float" office:value="0.332858125424016" calcext:value-type="float">
            <text:p>0.332858125424016</text:p>
          </table:table-cell>
          <table:table-cell office:value-type="float" office:value="0.332442344709607" calcext:value-type="float">
            <text:p>0.332442344709607</text:p>
          </table:table-cell>
          <table:table-cell office:value-type="float" office:value="0.332562057153414" calcext:value-type="float">
            <text:p>0.332562057153414</text:p>
          </table:table-cell>
          <table:table-cell office:value-type="float" office:value="0.314231950728224" calcext:value-type="float">
            <text:p>0.314231950728224</text:p>
          </table:table-cell>
          <table:table-cell office:value-type="float" office:value="0.310079726128091" calcext:value-type="float">
            <text:p>0.310079726128091</text:p>
          </table:table-cell>
          <table:table-cell office:value-type="float" office:value="0.309653046463709" calcext:value-type="float">
            <text:p>0.309653046463709</text:p>
          </table:table-cell>
          <table:table-cell office:value-type="float" office:value="0.309023552103815" calcext:value-type="float">
            <text:p>0.309023552103815</text:p>
          </table:table-cell>
          <table:table-cell office:value-type="float" office:value="0.310102311622998" calcext:value-type="float">
            <text:p>0.310102311622998</text:p>
          </table:table-cell>
          <table:table-cell office:value-type="float" office:value="0.301341686871144" calcext:value-type="float">
            <text:p>0.301341686871144</text:p>
          </table:table-cell>
          <table:table-cell office:value-type="float" office:value="0.292357900608953" calcext:value-type="float">
            <text:p>0.292357900608953</text:p>
          </table:table-cell>
          <table:table-cell office:value-type="float" office:value="0.288304331122215" calcext:value-type="float">
            <text:p>0.288304331122215</text:p>
          </table:table-cell>
          <table:table-cell office:value-type="float" office:value="0.301349796982271" calcext:value-type="float">
            <text:p>0.301349796982271</text:p>
          </table:table-cell>
          <table:table-cell office:value-type="float" office:value="0.305076587529228" calcext:value-type="float">
            <text:p>0.305076587529228</text:p>
          </table:table-cell>
          <table:table-cell office:value-type="float" office:value="0.305200656130569" calcext:value-type="float">
            <text:p>0.305200656130569</text:p>
          </table:table-cell>
          <table:table-cell office:value-type="float" office:value="0.306240659388027" calcext:value-type="float">
            <text:p>0.306240659388027</text:p>
          </table:table-cell>
          <table:table-cell office:value-type="float" office:value="0.30527441748643" calcext:value-type="float">
            <text:p>0.30527441748643</text:p>
          </table:table-cell>
          <table:table-cell office:value-type="float" office:value="0.305017481956472" calcext:value-type="float">
            <text:p>0.305017481956472</text:p>
          </table:table-cell>
          <table:table-cell office:value-type="float" office:value="0.305488045957577" calcext:value-type="float">
            <text:p>0.305488045957577</text:p>
          </table:table-cell>
          <table:table-cell office:value-type="float" office:value="0.305804891436713" calcext:value-type="float">
            <text:p>0.305804891436713</text:p>
          </table:table-cell>
          <table:table-cell office:value-type="float" office:value="0.306021303079816" calcext:value-type="float">
            <text:p>0.306021303079816</text:p>
          </table:table-cell>
          <table:table-cell office:value-type="float" office:value="0.306083737668072" calcext:value-type="float">
            <text:p>0.306083737668072</text:p>
          </table:table-cell>
          <table:table-cell office:value-type="float" office:value="0.306055955991314" calcext:value-type="float">
            <text:p>0.306055955991314</text:p>
          </table:table-cell>
          <table:table-cell office:value-type="float" office:value="0.306011978491943" calcext:value-type="float">
            <text:p>0.306011978491943</text:p>
          </table:table-cell>
          <table:table-cell office:value-type="float" office:value="0.306036957743816" calcext:value-type="float">
            <text:p>0.306036957743816</text:p>
          </table:table-cell>
          <table:table-cell office:value-type="float" office:value="0.306038526913449" calcext:value-type="float">
            <text:p>0.306038526913449</text:p>
          </table:table-cell>
          <table:table-cell office:value-type="float" office:value="0.306016516566798" calcext:value-type="float">
            <text:p>0.306016516566798</text:p>
          </table:table-cell>
          <table:table-cell office:value-type="float" office:value="0.306012674672416" calcext:value-type="float">
            <text:p>0.306012674672416</text:p>
          </table:table-cell>
          <table:table-cell office:value-type="float" office:value="0.306029438120344" calcext:value-type="float">
            <text:p>0.306029438120344</text:p>
          </table:table-cell>
          <table:table-cell office:value-type="float" office:value="0.306004668180202" calcext:value-type="float">
            <text:p>0.306004668180202</text:p>
          </table:table-cell>
          <table:table-cell office:value-type="float" office:value="0.306023808131141" calcext:value-type="float">
            <text:p>0.306023808131141</text:p>
          </table:table-cell>
          <table:table-cell office:value-type="float" office:value="0.306018163269213" calcext:value-type="float">
            <text:p>0.306018163269213</text:p>
          </table:table-cell>
          <table:table-cell office:value-type="float" office:value="0.306027342100089" calcext:value-type="float">
            <text:p>0.306027342100089</text:p>
          </table:table-cell>
          <table:table-cell office:value-type="float" office:value="0.306013370938776" calcext:value-type="float">
            <text:p>0.306013370938776</text:p>
          </table:table-cell>
          <table:table-cell office:value-type="float" office:value="0.305990339428666" calcext:value-type="float">
            <text:p>0.305990339428666</text:p>
          </table:table-cell>
          <table:table-cell office:value-type="float" office:value="0.30601079947737" calcext:value-type="float">
            <text:p>0.30601079947737</text:p>
          </table:table-cell>
          <table:table-cell office:value-type="float" office:value="0.306001737663324" calcext:value-type="float">
            <text:p>0.306001737663324</text:p>
          </table:table-cell>
          <table:table-cell office:value-type="float" office:value="0.306019475473821" calcext:value-type="float">
            <text:p>0.306019475473821</text:p>
          </table:table-cell>
          <table:table-cell office:value-type="float" office:value="0.305993826676856" calcext:value-type="float">
            <text:p>0.305993826676856</text:p>
          </table:table-cell>
          <table:table-cell office:value-type="float" office:value="0.305993207484763" calcext:value-type="float">
            <text:p>0.305993207484763</text:p>
          </table:table-cell>
          <table:table-cell office:value-type="float" office:value="0.306013259862409" calcext:value-type="float">
            <text:p>0.306013259862409</text:p>
          </table:table-cell>
          <table:table-cell office:value-type="float" office:value="0.305990568674638" calcext:value-type="float">
            <text:p>0.305990568674638</text:p>
          </table:table-cell>
          <table:table-cell office:value-type="float" office:value="0.306003875651761" calcext:value-type="float">
            <text:p>0.306003875651761</text:p>
          </table:table-cell>
          <table:table-cell office:value-type="float" office:value="0.306017350836205" calcext:value-type="float">
            <text:p>0.306017350836205</text:p>
          </table:table-cell>
          <table:table-cell office:value-type="float" office:value="0.306008434943833" calcext:value-type="float">
            <text:p>0.306008434943833</text:p>
          </table:table-cell>
          <table:table-cell office:value-type="float" office:value="0.305992182783692" calcext:value-type="float">
            <text:p>0.305992182783692</text:p>
          </table:table-cell>
          <table:table-cell office:value-type="float" office:value="0.305996154937471" calcext:value-type="float">
            <text:p>0.305996154937471</text:p>
          </table:table-cell>
          <table:table-cell office:value-type="float" office:value="0.306025217806813" calcext:value-type="float">
            <text:p>0.306025217806813</text:p>
          </table:table-cell>
          <table:table-cell office:value-type="float" office:value="0.306013656699968" calcext:value-type="float">
            <text:p>0.306013656699968</text:p>
          </table:table-cell>
          <table:table-cell office:value-type="float" office:value="0.305997648940798" calcext:value-type="float">
            <text:p>0.305997648940798</text:p>
          </table:table-cell>
          <table:table-cell office:value-type="float" office:value="0.305984922004243" calcext:value-type="float">
            <text:p>0.305984922004243</text:p>
          </table:table-cell>
          <table:table-cell office:value-type="float" office:value="0.305996846561719" calcext:value-type="float">
            <text:p>0.305996846561719</text:p>
          </table:table-cell>
          <table:table-cell office:value-type="float" office:value="0.305994328399454" calcext:value-type="float">
            <text:p>0.305994328399454</text:p>
          </table:table-cell>
          <table:table-cell office:value-type="float" office:value="0.305977994517428" calcext:value-type="float">
            <text:p>0.305977994517428</text:p>
          </table:table-cell>
          <table:table-cell office:value-type="float" office:value="0.305994315661857" calcext:value-type="float">
            <text:p>0.305994315661857</text:p>
          </table:table-cell>
          <table:table-cell office:value-type="float" office:value="0.305991508075001" calcext:value-type="float">
            <text:p>0.305991508075001</text:p>
          </table:table-cell>
          <table:table-cell office:value-type="float" office:value="0.305989450885125" calcext:value-type="float">
            <text:p>0.305989450885125</text:p>
          </table:table-cell>
          <table:table-cell office:value-type="float" office:value="0.305987203753283" calcext:value-type="float">
            <text:p>0.305987203753283</text:p>
          </table:table-cell>
          <table:table-cell office:value-type="float" office:value="0.306002134736406" calcext:value-type="float">
            <text:p>0.306002134736406</text:p>
          </table:table-cell>
          <table:table-cell office:value-type="float" office:value="0.306014655590726" calcext:value-type="float">
            <text:p>0.306014655590726</text:p>
          </table:table-cell>
          <table:table-cell office:value-type="float" office:value="0.30598160049092" calcext:value-type="float">
            <text:p>0.30598160049092</text:p>
          </table:table-cell>
          <table:table-cell office:value-type="float" office:value="0.30602040797729" calcext:value-type="float">
            <text:p>0.30602040797729</text:p>
          </table:table-cell>
          <table:table-cell office:value-type="float" office:value="0.305998780973185" calcext:value-type="float">
            <text:p>0.305998780973185</text:p>
          </table:table-cell>
          <table:table-cell office:value-type="float" office:value="0.306000754328565" calcext:value-type="float">
            <text:p>0.306000754328565</text:p>
          </table:table-cell>
          <table:table-cell office:value-type="float" office:value="0.306009147666599" calcext:value-type="float">
            <text:p>0.306009147666599</text:p>
          </table:table-cell>
          <table:table-cell office:value-type="float" office:value="0.3060160967754" calcext:value-type="float">
            <text:p>0.3060160967754</text:p>
          </table:table-cell>
          <table:table-cell office:value-type="float" office:value="0.305998327663772" calcext:value-type="float">
            <text:p>0.305998327663772</text:p>
          </table:table-cell>
          <table:table-cell office:value-type="float" office:value="0.305997128970584" calcext:value-type="float">
            <text:p>0.305997128970584</text:p>
          </table:table-cell>
          <table:table-cell office:value-type="float" office:value="0.305989120832233" calcext:value-type="float">
            <text:p>0.305989120832233</text:p>
          </table:table-cell>
          <table:table-cell office:value-type="float" office:value="0.305968823636068" calcext:value-type="float">
            <text:p>0.305968823636068</text:p>
          </table:table-cell>
          <table:table-cell office:value-type="float" office:value="0.305999905002561" calcext:value-type="float">
            <text:p>0.305999905002561</text:p>
          </table:table-cell>
          <table:table-cell office:value-type="float" office:value="0.305978897956867" calcext:value-type="float">
            <text:p>0.305978897956867</text:p>
          </table:table-cell>
          <table:table-cell office:value-type="float" office:value="0.305987261649847" calcext:value-type="float">
            <text:p>0.305987261649847</text:p>
          </table:table-cell>
          <table:table-cell office:value-type="float" office:value="0.305983997926348" calcext:value-type="float">
            <text:p>0.305983997926348</text:p>
          </table:table-cell>
          <table:table-cell office:value-type="float" office:value="0.305988500560511" calcext:value-type="float">
            <text:p>0.305988500560511</text:p>
          </table:table-cell>
          <table:table-cell table:number-columns-repeated="638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68302113817749" calcext:value-type="float">
            <text:p>-0.368302113817749</text:p>
          </table:table-cell>
          <table:table-cell office:value-type="float" office:value="-0.368188789821105" calcext:value-type="float">
            <text:p>-0.368188789821105</text:p>
          </table:table-cell>
          <table:table-cell office:value-type="float" office:value="-0.367828672719327" calcext:value-type="float">
            <text:p>-0.367828672719327</text:p>
          </table:table-cell>
          <table:table-cell office:value-type="float" office:value="-0.367789220484078" calcext:value-type="float">
            <text:p>-0.367789220484078</text:p>
          </table:table-cell>
          <table:table-cell office:value-type="float" office:value="-0.367984364254007" calcext:value-type="float">
            <text:p>-0.367984364254007</text:p>
          </table:table-cell>
          <table:table-cell office:value-type="float" office:value="-0.367983244087064" calcext:value-type="float">
            <text:p>-0.367983244087064</text:p>
          </table:table-cell>
          <table:table-cell office:value-type="float" office:value="-0.367181898477515" calcext:value-type="float">
            <text:p>-0.367181898477515</text:p>
          </table:table-cell>
          <table:table-cell office:value-type="float" office:value="-0.367847810451602" calcext:value-type="float">
            <text:p>-0.367847810451602</text:p>
          </table:table-cell>
          <table:table-cell office:value-type="float" office:value="-0.367911626477067" calcext:value-type="float">
            <text:p>-0.367911626477067</text:p>
          </table:table-cell>
          <table:table-cell office:value-type="float" office:value="-0.368005685023191" calcext:value-type="float">
            <text:p>-0.368005685023191</text:p>
          </table:table-cell>
          <table:table-cell office:value-type="float" office:value="-0.367715817047549" calcext:value-type="float">
            <text:p>-0.367715817047549</text:p>
          </table:table-cell>
          <table:table-cell office:value-type="float" office:value="-0.367850939696965" calcext:value-type="float">
            <text:p>-0.367850939696965</text:p>
          </table:table-cell>
          <table:table-cell office:value-type="float" office:value="-0.368213020665747" calcext:value-type="float">
            <text:p>-0.368213020665747</text:p>
          </table:table-cell>
          <table:table-cell office:value-type="float" office:value="-0.367900476300753" calcext:value-type="float">
            <text:p>-0.367900476300753</text:p>
          </table:table-cell>
          <table:table-cell office:value-type="float" office:value="-0.367451184057462" calcext:value-type="float">
            <text:p>-0.367451184057462</text:p>
          </table:table-cell>
          <table:table-cell office:value-type="float" office:value="-0.368001221982435" calcext:value-type="float">
            <text:p>-0.368001221982435</text:p>
          </table:table-cell>
          <table:table-cell office:value-type="float" office:value="-0.368414474034582" calcext:value-type="float">
            <text:p>-0.368414474034582</text:p>
          </table:table-cell>
          <table:table-cell office:value-type="float" office:value="-0.367657505871881" calcext:value-type="float">
            <text:p>-0.367657505871881</text:p>
          </table:table-cell>
          <table:table-cell office:value-type="float" office:value="-0.368134243532882" calcext:value-type="float">
            <text:p>-0.368134243532882</text:p>
          </table:table-cell>
          <table:table-cell office:value-type="float" office:value="-0.367703126990427" calcext:value-type="float">
            <text:p>-0.367703126990427</text:p>
          </table:table-cell>
          <table:table-cell office:value-type="float" office:value="-0.36785844115272" calcext:value-type="float">
            <text:p>-0.36785844115272</text:p>
          </table:table-cell>
          <table:table-cell office:value-type="float" office:value="-0.367425400506948" calcext:value-type="float">
            <text:p>-0.367425400506948</text:p>
          </table:table-cell>
          <table:table-cell office:value-type="float" office:value="-0.367741398719388" calcext:value-type="float">
            <text:p>-0.367741398719388</text:p>
          </table:table-cell>
          <table:table-cell office:value-type="float" office:value="-0.367576886445498" calcext:value-type="float">
            <text:p>-0.367576886445498</text:p>
          </table:table-cell>
          <table:table-cell office:value-type="float" office:value="-0.36788609171822" calcext:value-type="float">
            <text:p>-0.36788609171822</text:p>
          </table:table-cell>
          <table:table-cell office:value-type="float" office:value="-0.367202311205866" calcext:value-type="float">
            <text:p>-0.367202311205866</text:p>
          </table:table-cell>
          <table:table-cell office:value-type="float" office:value="-0.36843934773436" calcext:value-type="float">
            <text:p>-0.36843934773436</text:p>
          </table:table-cell>
          <table:table-cell office:value-type="float" office:value="-0.367911467487639" calcext:value-type="float">
            <text:p>-0.367911467487639</text:p>
          </table:table-cell>
          <table:table-cell office:value-type="float" office:value="-0.367534124274975" calcext:value-type="float">
            <text:p>-0.367534124274975</text:p>
          </table:table-cell>
          <table:table-cell office:value-type="float" office:value="-0.36786877396405" calcext:value-type="float">
            <text:p>-0.36786877396405</text:p>
          </table:table-cell>
          <table:table-cell office:value-type="float" office:value="-0.367261431231074" calcext:value-type="float">
            <text:p>-0.367261431231074</text:p>
          </table:table-cell>
          <table:table-cell office:value-type="float" office:value="-0.368251197620576" calcext:value-type="float">
            <text:p>-0.368251197620576</text:p>
          </table:table-cell>
          <table:table-cell office:value-type="float" office:value="-0.367437206891544" calcext:value-type="float">
            <text:p>-0.367437206891544</text:p>
          </table:table-cell>
          <table:table-cell office:value-type="float" office:value="-0.368746653817845" calcext:value-type="float">
            <text:p>-0.368746653817845</text:p>
          </table:table-cell>
          <table:table-cell office:value-type="float" office:value="-0.371195152567821" calcext:value-type="float">
            <text:p>-0.371195152567821</text:p>
          </table:table-cell>
          <table:table-cell office:value-type="float" office:value="-0.375863901910327" calcext:value-type="float">
            <text:p>-0.375863901910327</text:p>
          </table:table-cell>
          <table:table-cell office:value-type="float" office:value="-0.380904357720942" calcext:value-type="float">
            <text:p>-0.380904357720942</text:p>
          </table:table-cell>
          <table:table-cell office:value-type="float" office:value="-0.38786448717421" calcext:value-type="float">
            <text:p>-0.38786448717421</text:p>
          </table:table-cell>
          <table:table-cell office:value-type="float" office:value="-0.395840156694244" calcext:value-type="float">
            <text:p>-0.395840156694244</text:p>
          </table:table-cell>
          <table:table-cell office:value-type="float" office:value="-0.387703235519016" calcext:value-type="float">
            <text:p>-0.387703235519016</text:p>
          </table:table-cell>
          <table:table-cell office:value-type="float" office:value="-0.366142206524724" calcext:value-type="float">
            <text:p>-0.366142206524724</text:p>
          </table:table-cell>
          <table:table-cell office:value-type="float" office:value="-0.370620829955088" calcext:value-type="float">
            <text:p>-0.370620829955088</text:p>
          </table:table-cell>
          <table:table-cell office:value-type="float" office:value="-0.420268608005046" calcext:value-type="float">
            <text:p>-0.420268608005046</text:p>
          </table:table-cell>
          <table:table-cell office:value-type="float" office:value="-0.418424525479464" calcext:value-type="float">
            <text:p>-0.418424525479464</text:p>
          </table:table-cell>
          <table:table-cell office:value-type="float" office:value="-0.417163058115656" calcext:value-type="float">
            <text:p>-0.417163058115656</text:p>
          </table:table-cell>
          <table:table-cell office:value-type="float" office:value="-0.414575367595794" calcext:value-type="float">
            <text:p>-0.414575367595794</text:p>
          </table:table-cell>
          <table:table-cell office:value-type="float" office:value="-0.36456109441989" calcext:value-type="float">
            <text:p>-0.36456109441989</text:p>
          </table:table-cell>
          <table:table-cell office:value-type="float" office:value="-0.350122128325211" calcext:value-type="float">
            <text:p>-0.350122128325211</text:p>
          </table:table-cell>
          <table:table-cell office:value-type="float" office:value="-0.348301045257439" calcext:value-type="float">
            <text:p>-0.348301045257439</text:p>
          </table:table-cell>
          <table:table-cell office:value-type="float" office:value="-0.349566319263086" calcext:value-type="float">
            <text:p>-0.349566319263086</text:p>
          </table:table-cell>
          <table:table-cell office:value-type="float" office:value="-0.350801120990355" calcext:value-type="float">
            <text:p>-0.350801120990355</text:p>
          </table:table-cell>
          <table:table-cell office:value-type="float" office:value="-0.349150406999674" calcext:value-type="float">
            <text:p>-0.349150406999674</text:p>
          </table:table-cell>
          <table:table-cell office:value-type="float" office:value="-0.338259853533457" calcext:value-type="float">
            <text:p>-0.338259853533457</text:p>
          </table:table-cell>
          <table:table-cell office:value-type="float" office:value="-0.329960106478796" calcext:value-type="float">
            <text:p>-0.329960106478796</text:p>
          </table:table-cell>
          <table:table-cell office:value-type="float" office:value="-0.307211951605003" calcext:value-type="float">
            <text:p>-0.307211951605003</text:p>
          </table:table-cell>
          <table:table-cell office:value-type="float" office:value="-0.292368154188545" calcext:value-type="float">
            <text:p>-0.292368154188545</text:p>
          </table:table-cell>
          <table:table-cell office:value-type="float" office:value="-0.308776781908539" calcext:value-type="float">
            <text:p>-0.308776781908539</text:p>
          </table:table-cell>
          <table:table-cell office:value-type="float" office:value="-0.318578575115865" calcext:value-type="float">
            <text:p>-0.318578575115865</text:p>
          </table:table-cell>
          <table:table-cell office:value-type="float" office:value="-0.337874224455534" calcext:value-type="float">
            <text:p>-0.337874224455534</text:p>
          </table:table-cell>
          <table:table-cell office:value-type="float" office:value="-0.335239363626192" calcext:value-type="float">
            <text:p>-0.335239363626192</text:p>
          </table:table-cell>
          <table:table-cell office:value-type="float" office:value="-0.365165749909547" calcext:value-type="float">
            <text:p>-0.365165749909547</text:p>
          </table:table-cell>
          <table:table-cell office:value-type="float" office:value="-0.375979979467034" calcext:value-type="float">
            <text:p>-0.375979979467034</text:p>
          </table:table-cell>
          <table:table-cell office:value-type="float" office:value="-0.372843668325542" calcext:value-type="float">
            <text:p>-0.372843668325542</text:p>
          </table:table-cell>
          <table:table-cell office:value-type="float" office:value="-0.378640644579418" calcext:value-type="float">
            <text:p>-0.378640644579418</text:p>
          </table:table-cell>
          <table:table-cell office:value-type="float" office:value="-0.397925961010308" calcext:value-type="float">
            <text:p>-0.397925961010308</text:p>
          </table:table-cell>
          <table:table-cell office:value-type="float" office:value="-0.431333461293456" calcext:value-type="float">
            <text:p>-0.431333461293456</text:p>
          </table:table-cell>
          <table:table-cell office:value-type="float" office:value="-0.4180884046007" calcext:value-type="float">
            <text:p>-0.4180884046007</text:p>
          </table:table-cell>
          <table:table-cell office:value-type="float" office:value="-0.360063391374762" calcext:value-type="float">
            <text:p>-0.360063391374762</text:p>
          </table:table-cell>
          <table:table-cell office:value-type="float" office:value="-0.356927022441714" calcext:value-type="float">
            <text:p>-0.356927022441714</text:p>
          </table:table-cell>
          <table:table-cell office:value-type="float" office:value="-0.301470337600387" calcext:value-type="float">
            <text:p>-0.301470337600387</text:p>
          </table:table-cell>
          <table:table-cell office:value-type="float" office:value="-0.296313830651831" calcext:value-type="float">
            <text:p>-0.296313830651831</text:p>
          </table:table-cell>
          <table:table-cell office:value-type="float" office:value="-0.307874836202122" calcext:value-type="float">
            <text:p>-0.307874836202122</text:p>
          </table:table-cell>
          <table:table-cell office:value-type="float" office:value="-0.32420539591192" calcext:value-type="float">
            <text:p>-0.32420539591192</text:p>
          </table:table-cell>
          <table:table-cell office:value-type="float" office:value="-0.334960677272533" calcext:value-type="float">
            <text:p>-0.334960677272533</text:p>
          </table:table-cell>
          <table:table-cell office:value-type="float" office:value="-0.343734185523085" calcext:value-type="float">
            <text:p>-0.343734185523085</text:p>
          </table:table-cell>
          <table:table-cell office:value-type="float" office:value="-0.370143509236381" calcext:value-type="float">
            <text:p>-0.370143509236381</text:p>
          </table:table-cell>
          <table:table-cell office:value-type="float" office:value="-0.37402220455118" calcext:value-type="float">
            <text:p>-0.37402220455118</text:p>
          </table:table-cell>
          <table:table-cell office:value-type="float" office:value="-0.414653818143215" calcext:value-type="float">
            <text:p>-0.414653818143215</text:p>
          </table:table-cell>
          <table:table-cell office:value-type="float" office:value="-0.428356658263171" calcext:value-type="float">
            <text:p>-0.428356658263171</text:p>
          </table:table-cell>
          <table:table-cell office:value-type="float" office:value="-0.44505816280636" calcext:value-type="float">
            <text:p>-0.44505816280636</text:p>
          </table:table-cell>
          <table:table-cell office:value-type="float" office:value="-0.406750476855593" calcext:value-type="float">
            <text:p>-0.406750476855593</text:p>
          </table:table-cell>
          <table:table-cell office:value-type="float" office:value="-0.395806077968223" calcext:value-type="float">
            <text:p>-0.395806077968223</text:p>
          </table:table-cell>
          <table:table-cell office:value-type="float" office:value="-0.391427856188288" calcext:value-type="float">
            <text:p>-0.391427856188288</text:p>
          </table:table-cell>
          <table:table-cell office:value-type="float" office:value="-0.381624270095013" calcext:value-type="float">
            <text:p>-0.381624270095013</text:p>
          </table:table-cell>
          <table:table-cell office:value-type="float" office:value="-0.345317563217458" calcext:value-type="float">
            <text:p>-0.345317563217458</text:p>
          </table:table-cell>
          <table:table-cell office:value-type="float" office:value="-0.340470540508626" calcext:value-type="float">
            <text:p>-0.340470540508626</text:p>
          </table:table-cell>
          <table:table-cell office:value-type="float" office:value="-0.347441233444528" calcext:value-type="float">
            <text:p>-0.347441233444528</text:p>
          </table:table-cell>
          <table:table-cell office:value-type="float" office:value="-0.361464368289194" calcext:value-type="float">
            <text:p>-0.361464368289194</text:p>
          </table:table-cell>
          <table:table-cell office:value-type="float" office:value="-0.398875687228701" calcext:value-type="float">
            <text:p>-0.398875687228701</text:p>
          </table:table-cell>
          <table:table-cell office:value-type="float" office:value="-0.415256786447277" calcext:value-type="float">
            <text:p>-0.415256786447277</text:p>
          </table:table-cell>
          <table:table-cell office:value-type="float" office:value="-0.434478970534011" calcext:value-type="float">
            <text:p>-0.434478970534011</text:p>
          </table:table-cell>
          <table:table-cell office:value-type="float" office:value="-0.445143473277337" calcext:value-type="float">
            <text:p>-0.445143473277337</text:p>
          </table:table-cell>
          <table:table-cell office:value-type="float" office:value="-0.418606407352148" calcext:value-type="float">
            <text:p>-0.418606407352148</text:p>
          </table:table-cell>
          <table:table-cell office:value-type="float" office:value="-0.443329744231309" calcext:value-type="float">
            <text:p>-0.443329744231309</text:p>
          </table:table-cell>
          <table:table-cell office:value-type="float" office:value="-0.459930866076117" calcext:value-type="float">
            <text:p>-0.459930866076117</text:p>
          </table:table-cell>
          <table:table-cell office:value-type="float" office:value="-0.460430246497699" calcext:value-type="float">
            <text:p>-0.460430246497699</text:p>
          </table:table-cell>
          <table:table-cell office:value-type="float" office:value="-0.472633742578886" calcext:value-type="float">
            <text:p>-0.472633742578886</text:p>
          </table:table-cell>
          <table:table-cell office:value-type="float" office:value="-0.47507654861463" calcext:value-type="float">
            <text:p>-0.47507654861463</text:p>
          </table:table-cell>
          <table:table-cell office:value-type="float" office:value="-0.475280769059029" calcext:value-type="float">
            <text:p>-0.475280769059029</text:p>
          </table:table-cell>
          <table:table-cell office:value-type="float" office:value="-0.473391823833601" calcext:value-type="float">
            <text:p>-0.473391823833601</text:p>
          </table:table-cell>
          <table:table-cell office:value-type="float" office:value="-0.406938956804073" calcext:value-type="float">
            <text:p>-0.406938956804073</text:p>
          </table:table-cell>
          <table:table-cell office:value-type="float" office:value="-0.39182649729349" calcext:value-type="float">
            <text:p>-0.39182649729349</text:p>
          </table:table-cell>
          <table:table-cell office:value-type="float" office:value="-0.389527075875304" calcext:value-type="float">
            <text:p>-0.389527075875304</text:p>
          </table:table-cell>
          <table:table-cell office:value-type="float" office:value="-0.414933234123662" calcext:value-type="float">
            <text:p>-0.414933234123662</text:p>
          </table:table-cell>
          <table:table-cell office:value-type="float" office:value="-0.455938156844554" calcext:value-type="float">
            <text:p>-0.455938156844554</text:p>
          </table:table-cell>
          <table:table-cell office:value-type="float" office:value="-0.462509449794224" calcext:value-type="float">
            <text:p>-0.462509449794224</text:p>
          </table:table-cell>
          <table:table-cell office:value-type="float" office:value="-0.460497945358348" calcext:value-type="float">
            <text:p>-0.460497945358348</text:p>
          </table:table-cell>
          <table:table-cell office:value-type="float" office:value="-0.466016643844079" calcext:value-type="float">
            <text:p>-0.466016643844079</text:p>
          </table:table-cell>
          <table:table-cell office:value-type="float" office:value="-0.465909551636798" calcext:value-type="float">
            <text:p>-0.465909551636798</text:p>
          </table:table-cell>
          <table:table-cell office:value-type="float" office:value="-0.442714687460024" calcext:value-type="float">
            <text:p>-0.442714687460024</text:p>
          </table:table-cell>
          <table:table-cell office:value-type="float" office:value="-0.48036758365041" calcext:value-type="float">
            <text:p>-0.48036758365041</text:p>
          </table:table-cell>
          <table:table-cell office:value-type="float" office:value="-0.495076492447013" calcext:value-type="float">
            <text:p>-0.495076492447013</text:p>
          </table:table-cell>
          <table:table-cell office:value-type="float" office:value="-0.494962462433512" calcext:value-type="float">
            <text:p>-0.494962462433512</text:p>
          </table:table-cell>
          <table:table-cell office:value-type="float" office:value="-0.487992368798018" calcext:value-type="float">
            <text:p>-0.487992368798018</text:p>
          </table:table-cell>
          <table:table-cell office:value-type="float" office:value="-0.442987516244256" calcext:value-type="float">
            <text:p>-0.442987516244256</text:p>
          </table:table-cell>
          <table:table-cell office:value-type="float" office:value="-0.426177814261877" calcext:value-type="float">
            <text:p>-0.426177814261877</text:p>
          </table:table-cell>
          <table:table-cell office:value-type="float" office:value="-0.404096167287856" calcext:value-type="float">
            <text:p>-0.404096167287856</text:p>
          </table:table-cell>
          <table:table-cell office:value-type="float" office:value="-0.409514987725633" calcext:value-type="float">
            <text:p>-0.409514987725633</text:p>
          </table:table-cell>
          <table:table-cell office:value-type="float" office:value="-0.412209444438953" calcext:value-type="float">
            <text:p>-0.412209444438953</text:p>
          </table:table-cell>
          <table:table-cell office:value-type="float" office:value="-0.403338079283022" calcext:value-type="float">
            <text:p>-0.403338079283022</text:p>
          </table:table-cell>
          <table:table-cell office:value-type="float" office:value="-0.397744891157783" calcext:value-type="float">
            <text:p>-0.397744891157783</text:p>
          </table:table-cell>
          <table:table-cell office:value-type="float" office:value="-0.390029034606767" calcext:value-type="float">
            <text:p>-0.390029034606767</text:p>
          </table:table-cell>
          <table:table-cell office:value-type="float" office:value="-0.385764899889685" calcext:value-type="float">
            <text:p>-0.385764899889685</text:p>
          </table:table-cell>
          <table:table-cell office:value-type="float" office:value="-0.401254075895113" calcext:value-type="float">
            <text:p>-0.401254075895113</text:p>
          </table:table-cell>
          <table:table-cell office:value-type="float" office:value="-0.391197201192708" calcext:value-type="float">
            <text:p>-0.391197201192708</text:p>
          </table:table-cell>
          <table:table-cell office:value-type="float" office:value="-0.359491195987224" calcext:value-type="float">
            <text:p>-0.359491195987224</text:p>
          </table:table-cell>
          <table:table-cell office:value-type="float" office:value="-0.353498341106872" calcext:value-type="float">
            <text:p>-0.353498341106872</text:p>
          </table:table-cell>
          <table:table-cell office:value-type="float" office:value="-0.389376622404357" calcext:value-type="float">
            <text:p>-0.389376622404357</text:p>
          </table:table-cell>
          <table:table-cell office:value-type="float" office:value="-0.402395805341722" calcext:value-type="float">
            <text:p>-0.402395805341722</text:p>
          </table:table-cell>
          <table:table-cell office:value-type="float" office:value="-0.427547461154189" calcext:value-type="float">
            <text:p>-0.427547461154189</text:p>
          </table:table-cell>
          <table:table-cell office:value-type="float" office:value="-0.438361335688866" calcext:value-type="float">
            <text:p>-0.438361335688866</text:p>
          </table:table-cell>
          <table:table-cell office:value-type="float" office:value="-0.437661663174991" calcext:value-type="float">
            <text:p>-0.437661663174991</text:p>
          </table:table-cell>
          <table:table-cell office:value-type="float" office:value="-0.451147776969084" calcext:value-type="float">
            <text:p>-0.451147776969084</text:p>
          </table:table-cell>
          <table:table-cell office:value-type="float" office:value="-0.45394466335272" calcext:value-type="float">
            <text:p>-0.45394466335272</text:p>
          </table:table-cell>
          <table:table-cell office:value-type="float" office:value="-0.398963059066555" calcext:value-type="float">
            <text:p>-0.398963059066555</text:p>
          </table:table-cell>
          <table:table-cell office:value-type="float" office:value="-0.396725500783009" calcext:value-type="float">
            <text:p>-0.396725500783009</text:p>
          </table:table-cell>
          <table:table-cell office:value-type="float" office:value="-0.398810435457379" calcext:value-type="float">
            <text:p>-0.398810435457379</text:p>
          </table:table-cell>
          <table:table-cell office:value-type="float" office:value="-0.413524151521568" calcext:value-type="float">
            <text:p>-0.413524151521568</text:p>
          </table:table-cell>
          <table:table-cell office:value-type="float" office:value="-0.420459978909059" calcext:value-type="float">
            <text:p>-0.420459978909059</text:p>
          </table:table-cell>
          <table:table-cell office:value-type="float" office:value="-0.383770108854319" calcext:value-type="float">
            <text:p>-0.383770108854319</text:p>
          </table:table-cell>
          <table:table-cell office:value-type="float" office:value="-0.363939196219844" calcext:value-type="float">
            <text:p>-0.363939196219844</text:p>
          </table:table-cell>
          <table:table-cell office:value-type="float" office:value="-0.348086003670929" calcext:value-type="float">
            <text:p>-0.348086003670929</text:p>
          </table:table-cell>
          <table:table-cell office:value-type="float" office:value="-0.358625801109572" calcext:value-type="float">
            <text:p>-0.358625801109572</text:p>
          </table:table-cell>
          <table:table-cell office:value-type="float" office:value="-0.380294607647679" calcext:value-type="float">
            <text:p>-0.380294607647679</text:p>
          </table:table-cell>
          <table:table-cell office:value-type="float" office:value="-0.398529490473714" calcext:value-type="float">
            <text:p>-0.398529490473714</text:p>
          </table:table-cell>
          <table:table-cell office:value-type="float" office:value="-0.397135592025746" calcext:value-type="float">
            <text:p>-0.397135592025746</text:p>
          </table:table-cell>
          <table:table-cell office:value-type="float" office:value="-0.393792635488427" calcext:value-type="float">
            <text:p>-0.393792635488427</text:p>
          </table:table-cell>
          <table:table-cell office:value-type="float" office:value="-0.390032766857299" calcext:value-type="float">
            <text:p>-0.390032766857299</text:p>
          </table:table-cell>
          <table:table-cell office:value-type="float" office:value="-0.388374324349729" calcext:value-type="float">
            <text:p>-0.388374324349729</text:p>
          </table:table-cell>
          <table:table-cell office:value-type="float" office:value="-0.388428016102403" calcext:value-type="float">
            <text:p>-0.388428016102403</text:p>
          </table:table-cell>
          <table:table-cell office:value-type="float" office:value="-0.38628172132872" calcext:value-type="float">
            <text:p>-0.38628172132872</text:p>
          </table:table-cell>
          <table:table-cell office:value-type="float" office:value="-0.385470597726474" calcext:value-type="float">
            <text:p>-0.385470597726474</text:p>
          </table:table-cell>
          <table:table-cell office:value-type="float" office:value="-0.384508880329559" calcext:value-type="float">
            <text:p>-0.384508880329559</text:p>
          </table:table-cell>
          <table:table-cell office:value-type="float" office:value="-0.384622357528527" calcext:value-type="float">
            <text:p>-0.384622357528527</text:p>
          </table:table-cell>
          <table:table-cell office:value-type="float" office:value="-0.384836406459631" calcext:value-type="float">
            <text:p>-0.384836406459631</text:p>
          </table:table-cell>
          <table:table-cell office:value-type="float" office:value="-0.384968055480479" calcext:value-type="float">
            <text:p>-0.384968055480479</text:p>
          </table:table-cell>
          <table:table-cell office:value-type="float" office:value="-0.384324819235683" calcext:value-type="float">
            <text:p>-0.384324819235683</text:p>
          </table:table-cell>
          <table:table-cell office:value-type="float" office:value="-0.384386659528031" calcext:value-type="float">
            <text:p>-0.384386659528031</text:p>
          </table:table-cell>
          <table:table-cell office:value-type="float" office:value="-0.384667194157458" calcext:value-type="float">
            <text:p>-0.384667194157458</text:p>
          </table:table-cell>
          <table:table-cell office:value-type="float" office:value="-0.384358443710382" calcext:value-type="float">
            <text:p>-0.384358443710382</text:p>
          </table:table-cell>
          <table:table-cell office:value-type="float" office:value="-0.384398867306603" calcext:value-type="float">
            <text:p>-0.384398867306603</text:p>
          </table:table-cell>
          <table:table-cell office:value-type="float" office:value="-0.384820697149259" calcext:value-type="float">
            <text:p>-0.384820697149259</text:p>
          </table:table-cell>
          <table:table-cell office:value-type="float" office:value="-0.384766463415072" calcext:value-type="float">
            <text:p>-0.384766463415072</text:p>
          </table:table-cell>
          <table:table-cell office:value-type="float" office:value="-0.384364866758713" calcext:value-type="float">
            <text:p>-0.384364866758713</text:p>
          </table:table-cell>
          <table:table-cell office:value-type="float" office:value="-0.3840302973098" calcext:value-type="float">
            <text:p>-0.3840302973098</text:p>
          </table:table-cell>
          <table:table-cell office:value-type="float" office:value="-0.384245207842625" calcext:value-type="float">
            <text:p>-0.384245207842625</text:p>
          </table:table-cell>
          <table:table-cell office:value-type="float" office:value="-0.384148963147187" calcext:value-type="float">
            <text:p>-0.384148963147187</text:p>
          </table:table-cell>
          <table:table-cell office:value-type="float" office:value="-0.384393838231652" calcext:value-type="float">
            <text:p>-0.384393838231652</text:p>
          </table:table-cell>
          <table:table-cell office:value-type="float" office:value="-0.384258183436066" calcext:value-type="float">
            <text:p>-0.384258183436066</text:p>
          </table:table-cell>
          <table:table-cell office:value-type="float" office:value="-0.384133454556578" calcext:value-type="float">
            <text:p>-0.384133454556578</text:p>
          </table:table-cell>
          <table:table-cell office:value-type="float" office:value="-0.384429731992352" calcext:value-type="float">
            <text:p>-0.384429731992352</text:p>
          </table:table-cell>
          <table:table-cell office:value-type="float" office:value="-0.384010607210328" calcext:value-type="float">
            <text:p>-0.384010607210328</text:p>
          </table:table-cell>
          <table:table-cell office:value-type="float" office:value="-0.384386227581267" calcext:value-type="float">
            <text:p>-0.384386227581267</text:p>
          </table:table-cell>
          <table:table-cell office:value-type="float" office:value="-0.384584821233387" calcext:value-type="float">
            <text:p>-0.384584821233387</text:p>
          </table:table-cell>
          <table:table-cell office:value-type="float" office:value="-0.384229103643994" calcext:value-type="float">
            <text:p>-0.384229103643994</text:p>
          </table:table-cell>
          <table:table-cell office:value-type="float" office:value="-0.384066371154152" calcext:value-type="float">
            <text:p>-0.384066371154152</text:p>
          </table:table-cell>
          <table:table-cell office:value-type="float" office:value="-0.383898752214861" calcext:value-type="float">
            <text:p>-0.383898752214861</text:p>
          </table:table-cell>
          <table:table-cell office:value-type="float" office:value="-0.384429140597894" calcext:value-type="float">
            <text:p>-0.384429140597894</text:p>
          </table:table-cell>
          <table:table-cell office:value-type="float" office:value="-0.384731263302074" calcext:value-type="float">
            <text:p>-0.384731263302074</text:p>
          </table:table-cell>
          <table:table-cell office:value-type="float" office:value="-0.384021957721192" calcext:value-type="float">
            <text:p>-0.384021957721192</text:p>
          </table:table-cell>
          <table:table-cell office:value-type="float" office:value="-0.384024783255646" calcext:value-type="float">
            <text:p>-0.384024783255646</text:p>
          </table:table-cell>
          <table:table-cell office:value-type="float" office:value="-0.384137422013192" calcext:value-type="float">
            <text:p>-0.384137422013192</text:p>
          </table:table-cell>
          <table:table-cell office:value-type="float" office:value="-0.384319036026737" calcext:value-type="float">
            <text:p>-0.384319036026737</text:p>
          </table:table-cell>
          <table:table-cell office:value-type="float" office:value="-0.384127426902954" calcext:value-type="float">
            <text:p>-0.384127426902954</text:p>
          </table:table-cell>
          <table:table-cell office:value-type="float" office:value="-0.384094273546687" calcext:value-type="float">
            <text:p>-0.384094273546687</text:p>
          </table:table-cell>
          <table:table-cell office:value-type="float" office:value="-0.383995435107215" calcext:value-type="float">
            <text:p>-0.383995435107215</text:p>
          </table:table-cell>
          <table:table-cell office:value-type="float" office:value="-0.384088048660374" calcext:value-type="float">
            <text:p>-0.384088048660374</text:p>
          </table:table-cell>
          <table:table-cell office:value-type="float" office:value="-0.384044851540975" calcext:value-type="float">
            <text:p>-0.384044851540975</text:p>
          </table:table-cell>
          <table:table-cell office:value-type="float" office:value="-0.38424925540673" calcext:value-type="float">
            <text:p>-0.38424925540673</text:p>
          </table:table-cell>
          <table:table-cell office:value-type="float" office:value="-0.384428142548592" calcext:value-type="float">
            <text:p>-0.384428142548592</text:p>
          </table:table-cell>
          <table:table-cell office:value-type="float" office:value="-0.384115765976082" calcext:value-type="float">
            <text:p>-0.384115765976082</text:p>
          </table:table-cell>
          <table:table-cell office:value-type="float" office:value="-0.384542186264467" calcext:value-type="float">
            <text:p>-0.384542186264467</text:p>
          </table:table-cell>
          <table:table-cell office:value-type="float" office:value="-0.384223624241229" calcext:value-type="float">
            <text:p>-0.384223624241229</text:p>
          </table:table-cell>
          <table:table-cell office:value-type="float" office:value="-0.384444348574823" calcext:value-type="float">
            <text:p>-0.384444348574823</text:p>
          </table:table-cell>
          <table:table-cell office:value-type="float" office:value="-0.384228873683051" calcext:value-type="float">
            <text:p>-0.384228873683051</text:p>
          </table:table-cell>
          <table:table-cell office:value-type="float" office:value="-0.384535391353125" calcext:value-type="float">
            <text:p>-0.384535391353125</text:p>
          </table:table-cell>
          <table:table-cell office:value-type="float" office:value="-0.38401910600617" calcext:value-type="float">
            <text:p>-0.38401910600617</text:p>
          </table:table-cell>
          <table:table-cell office:value-type="float" office:value="-0.384448177860224" calcext:value-type="float">
            <text:p>-0.384448177860224</text:p>
          </table:table-cell>
          <table:table-cell office:value-type="float" office:value="-0.383828570783874" calcext:value-type="float">
            <text:p>-0.383828570783874</text:p>
          </table:table-cell>
          <table:table-cell office:value-type="float" office:value="-0.383663016477619" calcext:value-type="float">
            <text:p>-0.383663016477619</text:p>
          </table:table-cell>
          <table:table-cell office:value-type="float" office:value="-0.384063936145141" calcext:value-type="float">
            <text:p>-0.384063936145141</text:p>
          </table:table-cell>
          <table:table-cell office:value-type="float" office:value="-0.384174935491038" calcext:value-type="float">
            <text:p>-0.384174935491038</text:p>
          </table:table-cell>
          <table:table-cell office:value-type="float" office:value="-0.384541055379611" calcext:value-type="float">
            <text:p>-0.384541055379611</text:p>
          </table:table-cell>
          <table:table-cell office:value-type="float" office:value="-0.384408450086292" calcext:value-type="float">
            <text:p>-0.384408450086292</text:p>
          </table:table-cell>
          <table:table-cell office:value-type="float" office:value="-0.384048891715535" calcext:value-type="float">
            <text:p>-0.384048891715535</text:p>
          </table:table-cell>
          <table:table-cell table:number-columns-repeated="638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265723275814644" calcext:value-type="float">
            <text:p>2.65723275814644E-05</text:p>
          </table:table-cell>
          <table:table-cell office:value-type="float" office:value="-0.00000569884737550153" calcext:value-type="float">
            <text:p>-5.69884737550153E-06</text:p>
          </table:table-cell>
          <table:table-cell office:value-type="float" office:value="-0.0000122381641303737" calcext:value-type="float">
            <text:p>-1.22381641303737E-05</text:p>
          </table:table-cell>
          <table:table-cell office:value-type="float" office:value="-0.00000550451212472103" calcext:value-type="float">
            <text:p>-5.50451212472103E-06</text:p>
          </table:table-cell>
          <table:table-cell office:value-type="float" office:value="0.0000122883212221869" calcext:value-type="float">
            <text:p>1.22883212221869E-05</text:p>
          </table:table-cell>
          <table:table-cell office:value-type="float" office:value="-0.000000185022189902462" calcext:value-type="float">
            <text:p>-1.85022189902462E-07</text:p>
          </table:table-cell>
          <table:table-cell office:value-type="float" office:value="-0.000026889187141832" calcext:value-type="float">
            <text:p>-2.6889187141832E-05</text:p>
          </table:table-cell>
          <table:table-cell office:value-type="float" office:value="0.0000198333260773564" calcext:value-type="float">
            <text:p>1.98333260773564E-05</text:p>
          </table:table-cell>
          <table:table-cell office:value-type="float" office:value="-0.00000130723237307118" calcext:value-type="float">
            <text:p>-1.30723237307118E-06</text:p>
          </table:table-cell>
          <table:table-cell office:value-type="float" office:value="0.00000074274022526799" calcext:value-type="float">
            <text:p>7.4274022526799E-07</text:p>
          </table:table-cell>
          <table:table-cell office:value-type="float" office:value="-0.0000166208721504302" calcext:value-type="float">
            <text:p>-1.66208721504302E-05</text:p>
          </table:table-cell>
          <table:table-cell office:value-type="float" office:value="0.00001301109520635" calcext:value-type="float">
            <text:p>1.301109520635E-05</text:p>
          </table:table-cell>
          <table:table-cell office:value-type="float" office:value="0.0000304004283601111" calcext:value-type="float">
            <text:p>3.04004283601111E-05</text:p>
          </table:table-cell>
          <table:table-cell office:value-type="float" office:value="-0.0000171497298896983" calcext:value-type="float">
            <text:p>-1.71497298896983E-05</text:p>
          </table:table-cell>
          <table:table-cell office:value-type="float" office:value="-0.0000203580429593564" calcext:value-type="float">
            <text:p>-2.03580429593564E-05</text:p>
          </table:table-cell>
          <table:table-cell office:value-type="float" office:value="0.0000207984536157446" calcext:value-type="float">
            <text:p>2.07984536157446E-05</text:p>
          </table:table-cell>
          <table:table-cell office:value-type="float" office:value="0.00000594059942721215" calcext:value-type="float">
            <text:p>5.94059942721215E-06</text:p>
          </table:table-cell>
          <table:table-cell office:value-type="float" office:value="-0.0000254584339695052" calcext:value-type="float">
            <text:p>-2.54584339695052E-05</text:p>
          </table:table-cell>
          <table:table-cell office:value-type="float" office:value="0.0000255187552695157" calcext:value-type="float">
            <text:p>2.55187552695157E-05</text:p>
          </table:table-cell>
          <table:table-cell office:value-type="float" office:value="-0.00000863146087248801" calcext:value-type="float">
            <text:p>-8.63146087248801E-06</text:p>
          </table:table-cell>
          <table:table-cell office:value-type="float" office:value="-0.0000112160739555445" calcext:value-type="float">
            <text:p>-1.12160739555445E-05</text:p>
          </table:table-cell>
          <table:table-cell office:value-type="float" office:value="-0.0000105959261827437" calcext:value-type="float">
            <text:p>-1.05959261827437E-05</text:p>
          </table:table-cell>
          <table:table-cell office:value-type="float" office:value="0.000017053517119614" calcext:value-type="float">
            <text:p>1.7053517119614E-05</text:p>
          </table:table-cell>
          <table:table-cell office:value-type="float" office:value="0.00000310263492719898" calcext:value-type="float">
            <text:p>3.10263492719898E-06</text:p>
          </table:table-cell>
          <table:table-cell office:value-type="float" office:value="-0.0000209366001194811" calcext:value-type="float">
            <text:p>-2.09366001194811E-05</text:p>
          </table:table-cell>
          <table:table-cell office:value-type="float" office:value="0.00000203673187459952" calcext:value-type="float">
            <text:p>2.03673187459952E-06</text:p>
          </table:table-cell>
          <table:table-cell office:value-type="float" office:value="0.0000326579821001705" calcext:value-type="float">
            <text:p>3.26579821001705E-05</text:p>
          </table:table-cell>
          <table:table-cell office:value-type="float" office:value="-0.0000216621510052417" calcext:value-type="float">
            <text:p>-2.16621510052417E-05</text:p>
          </table:table-cell>
          <table:table-cell office:value-type="float" office:value="-0.0000122222586163012" calcext:value-type="float">
            <text:p>-1.22222586163012E-05</text:p>
          </table:table-cell>
          <table:table-cell office:value-type="float" office:value="0.0000106007724448576" calcext:value-type="float">
            <text:p>1.06007724448576E-05</text:p>
          </table:table-cell>
          <table:table-cell office:value-type="float" office:value="-0.00000668755498151041" calcext:value-type="float">
            <text:p>-6.68755498151041E-06</text:p>
          </table:table-cell>
          <table:table-cell office:value-type="float" office:value="0.0000242647135799134" calcext:value-type="float">
            <text:p>2.42647135799134E-05</text:p>
          </table:table-cell>
          <table:table-cell office:value-type="float" office:value="-0.0000328614457376086" calcext:value-type="float">
            <text:p>-3.28614457376086E-05</text:p>
          </table:table-cell>
          <table:table-cell office:value-type="float" office:value="-0.000951221517586198" calcext:value-type="float">
            <text:p>-0.000951221517586</text:p>
          </table:table-cell>
          <table:table-cell office:value-type="float" office:value="-0.00017454885013185" calcext:value-type="float">
            <text:p>-0.000174548850132</text:p>
          </table:table-cell>
          <table:table-cell office:value-type="float" office:value="-0.000135469522236087" calcext:value-type="float">
            <text:p>-0.000135469522236</text:p>
          </table:table-cell>
          <table:table-cell office:value-type="float" office:value="-0.000719646623202896" calcext:value-type="float">
            <text:p>-0.000719646623203</text:p>
          </table:table-cell>
          <table:table-cell office:value-type="float" office:value="-0.00096473147359788" calcext:value-type="float">
            <text:p>-0.000964731473598</text:p>
          </table:table-cell>
          <table:table-cell office:value-type="float" office:value="0.000351251235179706" calcext:value-type="float">
            <text:p>0.00035125123518</text:p>
          </table:table-cell>
          <table:table-cell office:value-type="float" office:value="0.00403670767064102" calcext:value-type="float">
            <text:p>0.004036707670641</text:p>
          </table:table-cell>
          <table:table-cell office:value-type="float" office:value="0.00168554604733345" calcext:value-type="float">
            <text:p>0.001685546047333</text:p>
          </table:table-cell>
          <table:table-cell office:value-type="float" office:value="0.0266753041155462" calcext:value-type="float">
            <text:p>0.026675304115546</text:p>
          </table:table-cell>
          <table:table-cell office:value-type="float" office:value="-0.000203699575165861" calcext:value-type="float">
            <text:p>-0.000203699575166</text:p>
          </table:table-cell>
          <table:table-cell office:value-type="float" office:value="0.000000956301106191937" calcext:value-type="float">
            <text:p>9.56301106191937E-07</text:p>
          </table:table-cell>
          <table:table-cell office:value-type="float" office:value="0.00240392995511196" calcext:value-type="float">
            <text:p>0.002403929955112</text:p>
          </table:table-cell>
          <table:table-cell office:value-type="float" office:value="-0.00247737917105523" calcext:value-type="float">
            <text:p>-0.002477379171055</text:p>
          </table:table-cell>
          <table:table-cell office:value-type="float" office:value="-0.0208394268827559" calcext:value-type="float">
            <text:p>-0.020839426882756</text:p>
          </table:table-cell>
          <table:table-cell office:value-type="float" office:value="-0.00327518056933707" calcext:value-type="float">
            <text:p>-0.003275180569337</text:p>
          </table:table-cell>
          <table:table-cell office:value-type="float" office:value="-0.00194965983173173" calcext:value-type="float">
            <text:p>-0.001949659831732</text:p>
          </table:table-cell>
          <table:table-cell office:value-type="float" office:value="0.000158294109870172" calcext:value-type="float">
            <text:p>0.00015829410987</text:p>
          </table:table-cell>
          <table:table-cell office:value-type="float" office:value="0.0000458986633142255" calcext:value-type="float">
            <text:p>4.58986633142255E-05</text:p>
          </table:table-cell>
          <table:table-cell office:value-type="float" office:value="0.00402476080043068" calcext:value-type="float">
            <text:p>0.004024760800431</text:p>
          </table:table-cell>
          <table:table-cell office:value-type="float" office:value="0.00101719331874017" calcext:value-type="float">
            <text:p>0.00101719331874</text:p>
          </table:table-cell>
          <table:table-cell office:value-type="float" office:value="-0.00281872208397549" calcext:value-type="float">
            <text:p>-0.002818722083975</text:p>
          </table:table-cell>
          <table:table-cell office:value-type="float" office:value="-0.00624570964467775" calcext:value-type="float">
            <text:p>-0.006245709644678</text:p>
          </table:table-cell>
          <table:table-cell office:value-type="float" office:value="-0.00423918718624183" calcext:value-type="float">
            <text:p>-0.004239187186242</text:p>
          </table:table-cell>
          <table:table-cell office:value-type="float" office:value="0.000907164328043386" calcext:value-type="float">
            <text:p>0.000907164328043</text:p>
          </table:table-cell>
          <table:table-cell office:value-type="float" office:value="0.00438165435685528" calcext:value-type="float">
            <text:p>0.004381654356855</text:p>
          </table:table-cell>
          <table:table-cell office:value-type="float" office:value="-0.000291300868510536" calcext:value-type="float">
            <text:p>-0.000291300868511</text:p>
          </table:table-cell>
          <table:table-cell office:value-type="float" office:value="-0.000687429659255945" calcext:value-type="float">
            <text:p>-0.000687429659256</text:p>
          </table:table-cell>
          <table:table-cell office:value-type="float" office:value="0.0020739372621274" calcext:value-type="float">
            <text:p>0.002073937262127</text:p>
          </table:table-cell>
          <table:table-cell office:value-type="float" office:value="0.00514394818207226" calcext:value-type="float">
            <text:p>0.005143948182072</text:p>
          </table:table-cell>
          <table:table-cell office:value-type="float" office:value="0.0107552147523478" calcext:value-type="float">
            <text:p>0.010755214752348</text:p>
          </table:table-cell>
          <table:table-cell office:value-type="float" office:value="0.00887153232001969" calcext:value-type="float">
            <text:p>0.00887153232002</text:p>
          </table:table-cell>
          <table:table-cell office:value-type="float" office:value="0.00501617639912266" calcext:value-type="float">
            <text:p>0.005016176399123</text:p>
          </table:table-cell>
          <table:table-cell office:value-type="float" office:value="0.000873545442491408" calcext:value-type="float">
            <text:p>0.000873545442491</text:p>
          </table:table-cell>
          <table:table-cell office:value-type="float" office:value="-0.00251213919231053" calcext:value-type="float">
            <text:p>-0.002512139192311</text:p>
          </table:table-cell>
          <table:table-cell office:value-type="float" office:value="-0.0150616498331165" calcext:value-type="float">
            <text:p>-0.015061649833117</text:p>
          </table:table-cell>
          <table:table-cell office:value-type="float" office:value="-0.0039506303967865" calcext:value-type="float">
            <text:p>-0.003950630396787</text:p>
          </table:table-cell>
          <table:table-cell office:value-type="float" office:value="-0.009261780162863" calcext:value-type="float">
            <text:p>-0.009261780162863</text:p>
          </table:table-cell>
          <table:table-cell office:value-type="float" office:value="-0.00736850935453054" calcext:value-type="float">
            <text:p>-0.007368509354531</text:p>
          </table:table-cell>
          <table:table-cell office:value-type="float" office:value="0.00394034007779409" calcext:value-type="float">
            <text:p>0.003940340077794</text:p>
          </table:table-cell>
          <table:table-cell office:value-type="float" office:value="0.00240685716412831" calcext:value-type="float">
            <text:p>0.002406857164128</text:p>
          </table:table-cell>
          <table:table-cell office:value-type="float" office:value="-0.00155660620372411" calcext:value-type="float">
            <text:p>-0.001556606203724</text:p>
          </table:table-cell>
          <table:table-cell office:value-type="float" office:value="-0.000323356069346359" calcext:value-type="float">
            <text:p>-0.000323356069346</text:p>
          </table:table-cell>
          <table:table-cell office:value-type="float" office:value="0.00263469886204221" calcext:value-type="float">
            <text:p>0.002634698862042</text:p>
          </table:table-cell>
          <table:table-cell office:value-type="float" office:value="0.0207029428644801" calcext:value-type="float">
            <text:p>0.02070294286448</text:p>
          </table:table-cell>
          <table:table-cell office:value-type="float" office:value="0.00856419670642222" calcext:value-type="float">
            <text:p>0.008564196706422</text:p>
          </table:table-cell>
          <table:table-cell office:value-type="float" office:value="-0.00092033445136247" calcext:value-type="float">
            <text:p>-0.000920334451362</text:p>
          </table:table-cell>
          <table:table-cell office:value-type="float" office:value="-0.00084141583096975" calcext:value-type="float">
            <text:p>-0.00084141583097</text:p>
          </table:table-cell>
          <table:table-cell office:value-type="float" office:value="-0.0229348611387597" calcext:value-type="float">
            <text:p>-0.02293486113876</text:p>
          </table:table-cell>
          <table:table-cell office:value-type="float" office:value="-0.00436615327326528" calcext:value-type="float">
            <text:p>-0.004366153273265</text:p>
          </table:table-cell>
          <table:table-cell office:value-type="float" office:value="-0.00184251625433546" calcext:value-type="float">
            <text:p>-0.001842516254335</text:p>
          </table:table-cell>
          <table:table-cell office:value-type="float" office:value="0.004665780132867" calcext:value-type="float">
            <text:p>0.004665780132867</text:p>
          </table:table-cell>
          <table:table-cell office:value-type="float" office:value="-0.0085365402489086" calcext:value-type="float">
            <text:p>-0.008536540248909</text:p>
          </table:table-cell>
          <table:table-cell office:value-type="float" office:value="-0.0088598554949203" calcext:value-type="float">
            <text:p>-0.00885985549492</text:p>
          </table:table-cell>
          <table:table-cell office:value-type="float" office:value="0.005670091000962" calcext:value-type="float">
            <text:p>0.005670091000962</text:p>
          </table:table-cell>
          <table:table-cell office:value-type="float" office:value="0.00739878719510678" calcext:value-type="float">
            <text:p>0.007398787195107</text:p>
          </table:table-cell>
          <table:table-cell office:value-type="float" office:value="0.00110352957854609" calcext:value-type="float">
            <text:p>0.001103529578546</text:p>
          </table:table-cell>
          <table:table-cell office:value-type="float" office:value="-0.000624083775955298" calcext:value-type="float">
            <text:p>-0.000624083775955</text:p>
          </table:table-cell>
          <table:table-cell office:value-type="float" office:value="-0.000514806920372313" calcext:value-type="float">
            <text:p>-0.000514806920372</text:p>
          </table:table-cell>
          <table:table-cell office:value-type="float" office:value="0.0030354043088795" calcext:value-type="float">
            <text:p>0.00303540430888</text:p>
          </table:table-cell>
          <table:table-cell office:value-type="float" office:value="0.0153626572461658" calcext:value-type="float">
            <text:p>0.015362657246166</text:p>
          </table:table-cell>
          <table:table-cell office:value-type="float" office:value="0.00445249642549889" calcext:value-type="float">
            <text:p>0.004452496425499</text:p>
          </table:table-cell>
          <table:table-cell office:value-type="float" office:value="-0.00384482443171735" calcext:value-type="float">
            <text:p>-0.003844824431717</text:p>
          </table:table-cell>
          <table:table-cell office:value-type="float" office:value="0.000777811100862003" calcext:value-type="float">
            <text:p>0.000777811100862</text:p>
          </table:table-cell>
          <table:table-cell office:value-type="float" office:value="-0.0204008924464893" calcext:value-type="float">
            <text:p>-0.020400892446489</text:p>
          </table:table-cell>
          <table:table-cell office:value-type="float" office:value="0.0000490709945004664" calcext:value-type="float">
            <text:p>4.90709945004664E-05</text:p>
          </table:table-cell>
          <table:table-cell office:value-type="float" office:value="0.0275561297158018" calcext:value-type="float">
            <text:p>0.027556129715802</text:p>
          </table:table-cell>
          <table:table-cell office:value-type="float" office:value="-0.00633950730558808" calcext:value-type="float">
            <text:p>-0.006339507305588</text:p>
          </table:table-cell>
          <table:table-cell office:value-type="float" office:value="-0.0278157241867682" calcext:value-type="float">
            <text:p>-0.027815724186768</text:p>
          </table:table-cell>
          <table:table-cell office:value-type="float" office:value="-0.0117349999165763" calcext:value-type="float">
            <text:p>-0.011734999916576</text:p>
          </table:table-cell>
          <table:table-cell office:value-type="float" office:value="0.00789217321694485" calcext:value-type="float">
            <text:p>0.007892173216945</text:p>
          </table:table-cell>
          <table:table-cell office:value-type="float" office:value="0.0139889075592676" calcext:value-type="float">
            <text:p>0.013988907559268</text:p>
          </table:table-cell>
          <table:table-cell office:value-type="float" office:value="-0.00145456568378688" calcext:value-type="float">
            <text:p>-0.001454565683787</text:p>
          </table:table-cell>
          <table:table-cell office:value-type="float" office:value="-0.00100509009032257" calcext:value-type="float">
            <text:p>-0.001005090090323</text:p>
          </table:table-cell>
          <table:table-cell office:value-type="float" office:value="-0.000515065389694758" calcext:value-type="float">
            <text:p>-0.000515065389695</text:p>
          </table:table-cell>
          <table:table-cell office:value-type="float" office:value="0.00266517848824466" calcext:value-type="float">
            <text:p>0.002665178488245</text:p>
          </table:table-cell>
          <table:table-cell office:value-type="float" office:value="0.0061978322900324" calcext:value-type="float">
            <text:p>0.006197832290032</text:p>
          </table:table-cell>
          <table:table-cell office:value-type="float" office:value="0.00291832823128363" calcext:value-type="float">
            <text:p>0.002918328231284</text:p>
          </table:table-cell>
          <table:table-cell office:value-type="float" office:value="0.0248817646680423" calcext:value-type="float">
            <text:p>0.024881764668042</text:p>
          </table:table-cell>
          <table:table-cell office:value-type="float" office:value="-0.00109304130170701" calcext:value-type="float">
            <text:p>-0.001093041301707</text:p>
          </table:table-cell>
          <table:table-cell office:value-type="float" office:value="0.0015447860199197" calcext:value-type="float">
            <text:p>0.00154478601992</text:p>
          </table:table-cell>
          <table:table-cell office:value-type="float" office:value="-0.00183307168224445" calcext:value-type="float">
            <text:p>-0.001833071682244</text:p>
          </table:table-cell>
          <table:table-cell office:value-type="float" office:value="-0.0246091711028342" calcext:value-type="float">
            <text:p>-0.024609171102834</text:p>
          </table:table-cell>
          <table:table-cell office:value-type="float" office:value="-0.00904954317162537" calcext:value-type="float">
            <text:p>-0.009049543171625</text:p>
          </table:table-cell>
          <table:table-cell office:value-type="float" office:value="-0.00512995496687146" calcext:value-type="float">
            <text:p>-0.005129954966871</text:p>
          </table:table-cell>
          <table:table-cell office:value-type="float" office:value="-0.00194718304943398" calcext:value-type="float">
            <text:p>-0.001947183049434</text:p>
          </table:table-cell>
          <table:table-cell office:value-type="float" office:value="-0.000434404318342074" calcext:value-type="float">
            <text:p>-0.000434404318342</text:p>
          </table:table-cell>
          <table:table-cell office:value-type="float" office:value="-0.000247241153486344" calcext:value-type="float">
            <text:p>-0.000247241153486</text:p>
          </table:table-cell>
          <table:table-cell office:value-type="float" office:value="-0.000522711668038967" calcext:value-type="float">
            <text:p>-0.000522711668039</text:p>
          </table:table-cell>
          <table:table-cell office:value-type="float" office:value="-0.00114032297070205" calcext:value-type="float">
            <text:p>-0.001140322970702</text:p>
          </table:table-cell>
          <table:table-cell office:value-type="float" office:value="-0.00127969712638609" calcext:value-type="float">
            <text:p>-0.001279697126386</text:p>
          </table:table-cell>
          <table:table-cell office:value-type="float" office:value="0.0114576761812921" calcext:value-type="float">
            <text:p>0.011457676181292</text:p>
          </table:table-cell>
          <table:table-cell office:value-type="float" office:value="-0.00891926460758747" calcext:value-type="float">
            <text:p>-0.008919264607587</text:p>
          </table:table-cell>
          <table:table-cell office:value-type="float" office:value="-0.0051120595742134" calcext:value-type="float">
            <text:p>-0.005112059574213</text:p>
          </table:table-cell>
          <table:table-cell office:value-type="float" office:value="0.00420735763413155" calcext:value-type="float">
            <text:p>0.004207357634132</text:p>
          </table:table-cell>
          <table:table-cell office:value-type="float" office:value="0.00665116582993242" calcext:value-type="float">
            <text:p>0.006651165829932</text:p>
          </table:table-cell>
          <table:table-cell office:value-type="float" office:value="0.000255513429703869" calcext:value-type="float">
            <text:p>0.000255513429704</text:p>
          </table:table-cell>
          <table:table-cell office:value-type="float" office:value="0.000653003409699093" calcext:value-type="float">
            <text:p>0.000653003409699</text:p>
          </table:table-cell>
          <table:table-cell office:value-type="float" office:value="0.00252538603271646" calcext:value-type="float">
            <text:p>0.002525386032716</text:p>
          </table:table-cell>
          <table:table-cell office:value-type="float" office:value="0.0244605243924284" calcext:value-type="float">
            <text:p>0.024460524392429</text:p>
          </table:table-cell>
          <table:table-cell office:value-type="float" office:value="-0.000415780714408509" calcext:value-type="float">
            <text:p>-0.000415780714409</text:p>
          </table:table-cell>
          <table:table-cell office:value-type="float" office:value="0.000119712443806652" calcext:value-type="float">
            <text:p>0.000119712443807</text:p>
          </table:table-cell>
          <table:table-cell office:value-type="float" office:value="-0.0183301064251902" calcext:value-type="float">
            <text:p>-0.01833010642519</text:p>
          </table:table-cell>
          <table:table-cell office:value-type="float" office:value="-0.00415222460013298" calcext:value-type="float">
            <text:p>-0.004152224600133</text:p>
          </table:table-cell>
          <table:table-cell office:value-type="float" office:value="-0.000426679664381313" calcext:value-type="float">
            <text:p>-0.000426679664381</text:p>
          </table:table-cell>
          <table:table-cell office:value-type="float" office:value="-0.000629494359894456" calcext:value-type="float">
            <text:p>-0.000629494359894</text:p>
          </table:table-cell>
          <table:table-cell office:value-type="float" office:value="0.00107875951918307" calcext:value-type="float">
            <text:p>0.001078759519183</text:p>
          </table:table-cell>
          <table:table-cell office:value-type="float" office:value="-0.00876062475185363" calcext:value-type="float">
            <text:p>-0.008760624751854</text:p>
          </table:table-cell>
          <table:table-cell office:value-type="float" office:value="-0.00898378626219088" calcext:value-type="float">
            <text:p>-0.008983786262191</text:p>
          </table:table-cell>
          <table:table-cell office:value-type="float" office:value="-0.00405356948673841" calcext:value-type="float">
            <text:p>-0.004053569486738</text:p>
          </table:table-cell>
          <table:table-cell office:value-type="float" office:value="0.013045465860056" calcext:value-type="float">
            <text:p>0.013045465860056</text:p>
          </table:table-cell>
          <table:table-cell office:value-type="float" office:value="0.00372679054695729" calcext:value-type="float">
            <text:p>0.003726790546957</text:p>
          </table:table-cell>
          <table:table-cell office:value-type="float" office:value="0.000124068601340566" calcext:value-type="float">
            <text:p>0.000124068601341</text:p>
          </table:table-cell>
          <table:table-cell office:value-type="float" office:value="0.00104000325745812" calcext:value-type="float">
            <text:p>0.001040003257458</text:p>
          </table:table-cell>
          <table:table-cell office:value-type="float" office:value="-0.000966241901596887" calcext:value-type="float">
            <text:p>-0.000966241901597</text:p>
          </table:table-cell>
          <table:table-cell office:value-type="float" office:value="-0.000256935529958313" calcext:value-type="float">
            <text:p>-0.000256935529958</text:p>
          </table:table-cell>
          <table:table-cell office:value-type="float" office:value="0.000470564001105345" calcext:value-type="float">
            <text:p>0.000470564001105</text:p>
          </table:table-cell>
          <table:table-cell office:value-type="float" office:value="0.000316845479135908" calcext:value-type="float">
            <text:p>0.000316845479136</text:p>
          </table:table-cell>
          <table:table-cell office:value-type="float" office:value="0.000216411643102876" calcext:value-type="float">
            <text:p>0.000216411643103</text:p>
          </table:table-cell>
          <table:table-cell office:value-type="float" office:value="0.000062434588255833" calcext:value-type="float">
            <text:p>6.2434588255833E-05</text:p>
          </table:table-cell>
          <table:table-cell office:value-type="float" office:value="-0.0000277816767578209" calcext:value-type="float">
            <text:p>-2.77816767578209E-05</text:p>
          </table:table-cell>
          <table:table-cell office:value-type="float" office:value="-0.0000439774993714059" calcext:value-type="float">
            <text:p>-4.39774993714059E-05</text:p>
          </table:table-cell>
          <table:table-cell office:value-type="float" office:value="0.0000249792518736136" calcext:value-type="float">
            <text:p>2.49792518736136E-05</text:p>
          </table:table-cell>
          <table:table-cell office:value-type="float" office:value="0.00000156916963267584" calcext:value-type="float">
            <text:p>1.56916963267584E-06</text:p>
          </table:table-cell>
          <table:table-cell office:value-type="float" office:value="-0.0000220103466506139" calcext:value-type="float">
            <text:p>-2.20103466506139E-05</text:p>
          </table:table-cell>
          <table:table-cell office:value-type="float" office:value="-0.00000384189438235039" calcext:value-type="float">
            <text:p>-3.84189438235039E-06</text:p>
          </table:table-cell>
          <table:table-cell office:value-type="float" office:value="0.0000167634479280587" calcext:value-type="float">
            <text:p>1.67634479280587E-05</text:p>
          </table:table-cell>
          <table:table-cell office:value-type="float" office:value="-0.0000247699401415002" calcext:value-type="float">
            <text:p>-2.47699401415002E-05</text:p>
          </table:table-cell>
          <table:table-cell office:value-type="float" office:value="0.0000191399509384405" calcext:value-type="float">
            <text:p>1.91399509384405E-05</text:p>
          </table:table-cell>
          <table:table-cell office:value-type="float" office:value="-0.00000564486192777824" calcext:value-type="float">
            <text:p>-5.64486192777824E-06</text:p>
          </table:table-cell>
          <table:table-cell office:value-type="float" office:value="0.00000917883087564464" calcext:value-type="float">
            <text:p>9.17883087564464E-06</text:p>
          </table:table-cell>
          <table:table-cell office:value-type="float" office:value="-0.0000139711613130755" calcext:value-type="float">
            <text:p>-1.39711613130755E-05</text:p>
          </table:table-cell>
          <table:table-cell office:value-type="float" office:value="-0.0000230315101098499" calcext:value-type="float">
            <text:p>-2.30315101098499E-05</text:p>
          </table:table-cell>
          <table:table-cell office:value-type="float" office:value="0.0000204600487044848" calcext:value-type="float">
            <text:p>2.04600487044848E-05</text:p>
          </table:table-cell>
          <table:table-cell office:value-type="float" office:value="-0.00000906181404669582" calcext:value-type="float">
            <text:p>-9.06181404669582E-06</text:p>
          </table:table-cell>
          <table:table-cell office:value-type="float" office:value="0.000017737810496965" calcext:value-type="float">
            <text:p>1.7737810496965E-05</text:p>
          </table:table-cell>
          <table:table-cell office:value-type="float" office:value="-0.0000256487969640951" calcext:value-type="float">
            <text:p>-2.56487969640951E-05</text:p>
          </table:table-cell>
          <table:table-cell office:value-type="float" office:value="-0.000000619192093209708" calcext:value-type="float">
            <text:p>-6.19192093209708E-07</text:p>
          </table:table-cell>
          <table:table-cell office:value-type="float" office:value="0.0000200523776459627" calcext:value-type="float">
            <text:p>2.00523776459627E-05</text:p>
          </table:table-cell>
          <table:table-cell office:value-type="float" office:value="-0.0000226911877716507" calcext:value-type="float">
            <text:p>-2.26911877716507E-05</text:p>
          </table:table-cell>
          <table:table-cell office:value-type="float" office:value="0.0000133069771233174" calcext:value-type="float">
            <text:p>1.33069771233174E-05</text:p>
          </table:table-cell>
          <table:table-cell office:value-type="float" office:value="0.0000134751844440006" calcext:value-type="float">
            <text:p>1.34751844440006E-05</text:p>
          </table:table-cell>
          <table:table-cell office:value-type="float" office:value="-0.00000891589237178581" calcext:value-type="float">
            <text:p>-8.91589237178581E-06</text:p>
          </table:table-cell>
          <table:table-cell office:value-type="float" office:value="-0.00001625216014145" calcext:value-type="float">
            <text:p>-1.625216014145E-05</text:p>
          </table:table-cell>
          <table:table-cell office:value-type="float" office:value="0.00000397215377889726" calcext:value-type="float">
            <text:p>3.97215377889726E-06</text:p>
          </table:table-cell>
          <table:table-cell office:value-type="float" office:value="0.0000290628693427886" calcext:value-type="float">
            <text:p>2.90628693427886E-05</text:p>
          </table:table-cell>
          <table:table-cell office:value-type="float" office:value="-0.0000115611068455257" calcext:value-type="float">
            <text:p>-1.15611068455257E-05</text:p>
          </table:table-cell>
          <table:table-cell office:value-type="float" office:value="-0.0000160077591693231" calcext:value-type="float">
            <text:p>-1.60077591693231E-05</text:p>
          </table:table-cell>
          <table:table-cell office:value-type="float" office:value="-0.0000127269365558513" calcext:value-type="float">
            <text:p>-1.27269365558513E-05</text:p>
          </table:table-cell>
          <table:table-cell office:value-type="float" office:value="0.0000119245574766724" calcext:value-type="float">
            <text:p>1.19245574766724E-05</text:p>
          </table:table-cell>
          <table:table-cell office:value-type="float" office:value="-0.00000251816226504165" calcext:value-type="float">
            <text:p>-2.51816226504165E-06</text:p>
          </table:table-cell>
          <table:table-cell office:value-type="float" office:value="-0.0000163338820265979" calcext:value-type="float">
            <text:p>-1.63338820265979E-05</text:p>
          </table:table-cell>
          <table:table-cell office:value-type="float" office:value="0.0000163211444289546" calcext:value-type="float">
            <text:p>1.63211444289546E-05</text:p>
          </table:table-cell>
          <table:table-cell office:value-type="float" office:value="-0.0000028075868560018" calcext:value-type="float">
            <text:p>-2.8075868560018E-06</text:p>
          </table:table-cell>
          <table:table-cell office:value-type="float" office:value="-0.00000205718987555947" calcext:value-type="float">
            <text:p>-2.05718987555947E-06</text:p>
          </table:table-cell>
          <table:table-cell office:value-type="float" office:value="-0.00000224713184210357" calcext:value-type="float">
            <text:p>-2.24713184210357E-06</text:p>
          </table:table-cell>
          <table:table-cell office:value-type="float" office:value="0.0000149309831232181" calcext:value-type="float">
            <text:p>1.49309831232181E-05</text:p>
          </table:table-cell>
          <table:table-cell office:value-type="float" office:value="0.0000125208543195754" calcext:value-type="float">
            <text:p>1.25208543195754E-05</text:p>
          </table:table-cell>
          <table:table-cell office:value-type="float" office:value="-0.0000330550998058343" calcext:value-type="float">
            <text:p>-3.30550998058343E-05</text:p>
          </table:table-cell>
          <table:table-cell office:value-type="float" office:value="0.0000388074863701959" calcext:value-type="float">
            <text:p>3.88074863701959E-05</text:p>
          </table:table-cell>
          <table:table-cell office:value-type="float" office:value="-0.0000216270041049071" calcext:value-type="float">
            <text:p>-2.16270041049071E-05</text:p>
          </table:table-cell>
          <table:table-cell office:value-type="float" office:value="0.00000197335537988064" calcext:value-type="float">
            <text:p>1.97335537988064E-06</text:p>
          </table:table-cell>
          <table:table-cell office:value-type="float" office:value="0.00000839333803381859" calcext:value-type="float">
            <text:p>8.39333803381859E-06</text:p>
          </table:table-cell>
          <table:table-cell office:value-type="float" office:value="0.00000694910880139066" calcext:value-type="float">
            <text:p>6.94910880139066E-06</text:p>
          </table:table-cell>
          <table:table-cell office:value-type="float" office:value="-0.0000177691116283185" calcext:value-type="float">
            <text:p>-1.77691116283185E-05</text:p>
          </table:table-cell>
          <table:table-cell office:value-type="float" office:value="-0.00000119869318798704" calcext:value-type="float">
            <text:p>-1.19869318798704E-06</text:p>
          </table:table-cell>
          <table:table-cell office:value-type="float" office:value="-0.00000800813835083458" calcext:value-type="float">
            <text:p>-8.00813835083458E-06</text:p>
          </table:table-cell>
          <table:table-cell office:value-type="float" office:value="-0.0000202971961655862" calcext:value-type="float">
            <text:p>-2.02971961655862E-05</text:p>
          </table:table-cell>
          <table:table-cell office:value-type="float" office:value="0.0000310813664937681" calcext:value-type="float">
            <text:p>3.10813664937681E-05</text:p>
          </table:table-cell>
          <table:table-cell office:value-type="float" office:value="-0.000021007045694077" calcext:value-type="float">
            <text:p>-2.1007045694077E-05</text:p>
          </table:table-cell>
          <table:table-cell office:value-type="float" office:value="0.00000836369297979589" calcext:value-type="float">
            <text:p>8.36369297979589E-06</text:p>
          </table:table-cell>
          <table:table-cell office:value-type="float" office:value="-0.00000326372349940263" calcext:value-type="float">
            <text:p>-3.26372349940263E-06</text:p>
          </table:table-cell>
          <table:table-cell office:value-type="float" office:value="0.00000450263416346131" calcext:value-type="float">
            <text:p>4.50263416346131E-06</text:p>
          </table:table-cell>
          <table:table-cell table:number-columns-repeated="638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635384010071281" calcext:value-type="float">
            <text:p>0.635384010071281</text:p>
          </table:table-cell>
          <table:table-cell table:formula="of:=[.B9]*9.8" office:value-type="float" office:value="6.22676329869856" calcext:value-type="float">
            <text:p>6.22676329869856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00000194524974700053" calcext:value-type="float">
            <text:p>1.94524974700053E-12</text:p>
          </table:table-cell>
          <table:table-cell table:formula="of:=0.5*[.D12]*(([.D5]-[.C5])/([.D1]-[.C1]))^2" office:value-type="float" office:value="0.00000272049553811121" calcext:value-type="float">
            <text:p>2.72049553811121E-06</text:p>
          </table:table-cell>
          <table:table-cell table:formula="of:=0.5*[.E12]*(([.E5]-[.D5])/([.E1]-[.D1]))^2" office:value-type="float" office:value="0.00000000247924277230845" calcext:value-type="float">
            <text:p>2.47924277230845E-09</text:p>
          </table:table-cell>
          <table:table-cell table:formula="of:=0.5*[.F12]*(([.F5]-[.E5])/([.F1]-[.E1]))^2" office:value-type="float" office:value="0.0000006826588506073" calcext:value-type="float">
            <text:p>6.826588506073E-07</text:p>
          </table:table-cell>
          <table:table-cell table:formula="of:=0.5*[.G12]*(([.G5]-[.F5])/([.G1]-[.F1]))^2" office:value-type="float" office:value="0.000000202575277647326" calcext:value-type="float">
            <text:p>2.02575277647326E-07</text:p>
          </table:table-cell>
          <table:table-cell table:formula="of:=0.5*[.H12]*(([.H5]-[.G5])/([.H1]-[.G1]))^2" office:value-type="float" office:value="0.00000450731241809667" calcext:value-type="float">
            <text:p>4.50731241809667E-06</text:p>
          </table:table-cell>
          <table:table-cell table:formula="of:=0.5*[.I12]*(([.I5]-[.H5])/([.I1]-[.H1]))^2" office:value-type="float" office:value="0.00000807122605154603" calcext:value-type="float">
            <text:p>8.07122605154603E-06</text:p>
          </table:table-cell>
          <table:table-cell table:formula="of:=0.5*[.J12]*(([.J5]-[.I5])/([.J1]-[.I1]))^2" office:value-type="float" office:value="0.0000000000107600285794387" calcext:value-type="float">
            <text:p>1.07600285794387E-11</text:p>
          </table:table-cell>
          <table:table-cell table:formula="of:=0.5*[.K12]*(([.K5]-[.J5])/([.K1]-[.J1]))^2" office:value-type="float" office:value="0.000000189771662662634" calcext:value-type="float">
            <text:p>1.89771662662634E-07</text:p>
          </table:table-cell>
          <table:table-cell table:formula="of:=0.5*[.L12]*(([.L5]-[.K5])/([.L1]-[.K1]))^2" office:value-type="float" office:value="0.00000190420288733031" calcext:value-type="float">
            <text:p>1.90420288733031E-06</text:p>
          </table:table-cell>
          <table:table-cell table:formula="of:=0.5*[.M12]*(([.M5]-[.L5])/([.M1]-[.L1]))^2" office:value-type="float" office:value="0.000000153891219213233" calcext:value-type="float">
            <text:p>1.53891219213233E-07</text:p>
          </table:table-cell>
          <table:table-cell table:formula="of:=0.5*[.N12]*(([.N5]-[.M5])/([.N1]-[.M1]))^2" office:value-type="float" office:value="0.0000055368622625039" calcext:value-type="float">
            <text:p>5.5368622625039E-06</text:p>
          </table:table-cell>
          <table:table-cell table:formula="of:=0.5*[.O12]*(([.O5]-[.N5])/([.O1]-[.N1]))^2" office:value-type="float" office:value="0.00000117280384759509" calcext:value-type="float">
            <text:p>1.17280384759509E-06</text:p>
          </table:table-cell>
          <table:table-cell table:formula="of:=0.5*[.P12]*(([.P5]-[.O5])/([.P1]-[.O1]))^2" office:value-type="float" office:value="0.000005371349420857" calcext:value-type="float">
            <text:p>5.371349420857E-06</text:p>
          </table:table-cell>
          <table:table-cell table:formula="of:=0.5*[.Q12]*(([.Q5]-[.P5])/([.Q1]-[.P1]))^2" office:value-type="float" office:value="0.0000079402176320089" calcext:value-type="float">
            <text:p>7.9402176320089E-06</text:p>
          </table:table-cell>
          <table:table-cell table:formula="of:=0.5*[.R12]*(([.R5]-[.Q5])/([.R1]-[.Q1]))^2" office:value-type="float" office:value="0.00000137947282446117" calcext:value-type="float">
            <text:p>1.37947282446117E-06</text:p>
          </table:table-cell>
          <table:table-cell table:formula="of:=0.5*[.S12]*(([.S5]-[.R5])/([.S1]-[.R1]))^2" office:value-type="float" office:value="0.0000125110266920028" calcext:value-type="float">
            <text:p>1.25110266920028E-05</text:p>
          </table:table-cell>
          <table:table-cell table:formula="of:=0.5*[.T12]*(([.T5]-[.S5])/([.T1]-[.S1]))^2" office:value-type="float" office:value="0.0000066263735299308" calcext:value-type="float">
            <text:p>6.6263735299308E-06</text:p>
          </table:table-cell>
          <table:table-cell table:formula="of:=0.5*[.U12]*(([.U5]-[.T5])/([.U1]-[.T1]))^2" office:value-type="float" office:value="0.0000084763517038673" calcext:value-type="float">
            <text:p>8.4763517038673E-06</text:p>
          </table:table-cell>
          <table:table-cell table:formula="of:=0.5*[.V12]*(([.V5]-[.U5])/([.V1]-[.U1]))^2" office:value-type="float" office:value="0.000000484917739727607" calcext:value-type="float">
            <text:p>4.84917739727607E-07</text:p>
          </table:table-cell>
          <table:table-cell table:formula="of:=0.5*[.W12]*(([.W5]-[.V5])/([.W1]-[.V1]))^2" office:value-type="float" office:value="0.00000468459632112142" calcext:value-type="float">
            <text:p>4.68459632112142E-06</text:p>
          </table:table-cell>
          <table:table-cell table:formula="of:=0.5*[.X12]*(([.X5]-[.W5])/([.X1]-[.W1]))^2" office:value-type="float" office:value="0.00000720454508813336" calcext:value-type="float">
            <text:p>7.20454508813336E-06</text:p>
          </table:table-cell>
          <table:table-cell table:formula="of:=0.5*[.Y12]*(([.Y5]-[.X5])/([.Y1]-[.X1]))^2" office:value-type="float" office:value="0.00000101382663401518" calcext:value-type="float">
            <text:p>1.01382663401518E-06</text:p>
          </table:table-cell>
          <table:table-cell table:formula="of:=0.5*[.Z12]*(([.Z5]-[.Y5])/([.Z1]-[.Y1]))^2" office:value-type="float" office:value="0.000000719386217687802" calcext:value-type="float">
            <text:p>7.19386217687802E-07</text:p>
          </table:table-cell>
          <table:table-cell table:formula="of:=0.5*[.AA12]*(([.AA5]-[.Z5])/([.AA1]-[.Z1]))^2" office:value-type="float" office:value="0.00000931497357753594" calcext:value-type="float">
            <text:p>9.31497357753594E-06</text:p>
          </table:table-cell>
          <table:table-cell table:formula="of:=0.5*[.AB12]*(([.AB5]-[.AA5])/([.AB1]-[.AA1]))^2" office:value-type="float" office:value="0.0000140129596760777" calcext:value-type="float">
            <text:p>1.40129596760777E-05</text:p>
          </table:table-cell>
          <table:table-cell table:formula="of:=0.5*[.AC12]*(([.AC5]-[.AB5])/([.AC1]-[.AB1]))^2" office:value-type="float" office:value="0.00000614225863233787" calcext:value-type="float">
            <text:p>6.14225863233787E-06</text:p>
          </table:table-cell>
          <table:table-cell table:formula="of:=0.5*[.AD12]*(([.AD5]-[.AC5])/([.AD1]-[.AC1]))^2" office:value-type="float" office:value="0.00000329745137122833" calcext:value-type="float">
            <text:p>3.29745137122833E-06</text:p>
          </table:table-cell>
          <table:table-cell table:formula="of:=0.5*[.AE12]*(([.AE5]-[.AD5])/([.AE1]-[.AD1]))^2" office:value-type="float" office:value="0.00000209664387604324" calcext:value-type="float">
            <text:p>2.09664387604324E-06</text:p>
          </table:table-cell>
          <table:table-cell table:formula="of:=0.5*[.AF12]*(([.AF5]-[.AE5])/([.AF1]-[.AE1]))^2" office:value-type="float" office:value="0.00000167321081358295" calcext:value-type="float">
            <text:p>1.67321081358295E-06</text:p>
          </table:table-cell>
          <table:table-cell table:formula="of:=0.5*[.AG12]*(([.AG5]-[.AF5])/([.AG1]-[.AF1]))^2" office:value-type="float" office:value="0.0000160752272817547" calcext:value-type="float">
            <text:p>1.60752272817547E-05</text:p>
          </table:table-cell>
          <table:table-cell table:formula="of:=0.5*[.AH12]*(([.AH5]-[.AG5])/([.AH1]-[.AG1]))^2" office:value-type="float" office:value="0.00008730650468802" calcext:value-type="float">
            <text:p>8.730650468802E-05</text:p>
          </table:table-cell>
          <table:table-cell table:formula="of:=0.5*[.AI12]*(([.AI5]-[.AH5])/([.AI1]-[.AH1]))^2" office:value-type="float" office:value="0.0000141337289644855" calcext:value-type="float">
            <text:p>1.41337289644855E-05</text:p>
          </table:table-cell>
          <table:table-cell table:formula="of:=0.5*[.AJ12]*(([.AJ5]-[.AI5])/([.AJ1]-[.AI1]))^2" office:value-type="float" office:value="0.000126379342277857" calcext:value-type="float">
            <text:p>0.000126379342278</text:p>
          </table:table-cell>
          <table:table-cell table:formula="of:=0.5*[.AK12]*(([.AK5]-[.AJ5])/([.AK1]-[.AJ1]))^2" office:value-type="float" office:value="0.000882044762086043" calcext:value-type="float">
            <text:p>0.000882044762086</text:p>
          </table:table-cell>
          <table:table-cell table:formula="of:=0.5*[.AL12]*(([.AL5]-[.AK5])/([.AL1]-[.AK1]))^2" office:value-type="float" office:value="0.0053893531808427" calcext:value-type="float">
            <text:p>0.005389353180843</text:p>
          </table:table-cell>
          <table:table-cell table:formula="of:=0.5*[.AM12]*(([.AM5]-[.AL5])/([.AM1]-[.AL1]))^2" office:value-type="float" office:value="0.00226333232814287" calcext:value-type="float">
            <text:p>0.002263332328143</text:p>
          </table:table-cell>
          <table:table-cell table:formula="of:=0.5*[.AN12]*(([.AN5]-[.AM5])/([.AN1]-[.AM1]))^2" office:value-type="float" office:value="0.000244827668758908" calcext:value-type="float">
            <text:p>0.000244827668759</text:p>
          </table:table-cell>
          <table:table-cell table:formula="of:=0.5*[.AO12]*(([.AO5]-[.AN5])/([.AO1]-[.AN1]))^2" office:value-type="float" office:value="0.0377244399306033" calcext:value-type="float">
            <text:p>0.037724439930603</text:p>
          </table:table-cell>
          <table:table-cell table:formula="of:=0.5*[.AP12]*(([.AP5]-[.AO5])/([.AP1]-[.AO1]))^2" office:value-type="float" office:value="0.103955997831162" calcext:value-type="float">
            <text:p>0.103955997831162</text:p>
          </table:table-cell>
          <table:table-cell table:formula="of:=0.5*[.AQ12]*(([.AQ5]-[.AP5])/([.AQ1]-[.AP1]))^2" office:value-type="float" office:value="0.114250708802885" calcext:value-type="float">
            <text:p>0.114250708802885</text:p>
          </table:table-cell>
          <table:table-cell table:formula="of:=0.5*[.AR12]*(([.AR5]-[.AQ5])/([.AR1]-[.AQ1]))^2" office:value-type="float" office:value="0.00289921179399654" calcext:value-type="float">
            <text:p>0.002899211793997</text:p>
          </table:table-cell>
          <table:table-cell table:formula="of:=0.5*[.AS12]*(([.AS5]-[.AR5])/([.AS1]-[.AR1]))^2" office:value-type="float" office:value="0.0204181034581149" calcext:value-type="float">
            <text:p>0.020418103458115</text:p>
          </table:table-cell>
          <table:table-cell table:formula="of:=0.5*[.AT12]*(([.AT5]-[.AS5])/([.AT1]-[.AS1]))^2" office:value-type="float" office:value="0.00110459331390209" calcext:value-type="float">
            <text:p>0.001104593313902</text:p>
          </table:table-cell>
          <table:table-cell table:formula="of:=0.5*[.AU12]*(([.AU5]-[.AT5])/([.AU1]-[.AT1]))^2" office:value-type="float" office:value="0.00220640808487979" calcext:value-type="float">
            <text:p>0.00220640808488</text:p>
          </table:table-cell>
          <table:table-cell table:formula="of:=0.5*[.AV12]*(([.AV5]-[.AU5])/([.AV1]-[.AU1]))^2" office:value-type="float" office:value="0.0148909762346707" calcext:value-type="float">
            <text:p>0.014890976234671</text:p>
          </table:table-cell>
          <table:table-cell table:formula="of:=0.5*[.AW12]*(([.AW5]-[.AV5])/([.AW1]-[.AV1]))^2" office:value-type="float" office:value="0.0117175201517913" calcext:value-type="float">
            <text:p>0.011717520151791</text:p>
          </table:table-cell>
          <table:table-cell table:formula="of:=0.5*[.AX12]*(([.AX5]-[.AW5])/([.AX1]-[.AW1]))^2" office:value-type="float" office:value="0.000363593271960651" calcext:value-type="float">
            <text:p>0.000363593271961</text:p>
          </table:table-cell>
          <table:table-cell table:formula="of:=0.5*[.AY12]*(([.AY5]-[.AX5])/([.AY1]-[.AX1]))^2" office:value-type="float" office:value="0.00107924862078108" calcext:value-type="float">
            <text:p>0.001079248620781</text:p>
          </table:table-cell>
          <table:table-cell table:formula="of:=0.5*[.AZ12]*(([.AZ5]-[.AY5])/([.AZ1]-[.AY1]))^2" office:value-type="float" office:value="0.00802201691405872" calcext:value-type="float">
            <text:p>0.008022016914059</text:p>
          </table:table-cell>
          <table:table-cell table:formula="of:=0.5*[.BA12]*(([.BA5]-[.AZ5])/([.BA1]-[.AZ1]))^2" office:value-type="float" office:value="0.00263805403005733" calcext:value-type="float">
            <text:p>0.002638054030057</text:p>
          </table:table-cell>
          <table:table-cell table:formula="of:=0.5*[.BB12]*(([.BB5]-[.BA5])/([.BB1]-[.BA1]))^2" office:value-type="float" office:value="0.00181829128541683" calcext:value-type="float">
            <text:p>0.001818291285417</text:p>
          </table:table-cell>
          <table:table-cell table:formula="of:=0.5*[.BC12]*(([.BC5]-[.BB5])/([.BC1]-[.BB1]))^2" office:value-type="float" office:value="0.00268424359215123" calcext:value-type="float">
            <text:p>0.002684243592151</text:p>
          </table:table-cell>
          <table:table-cell table:formula="of:=0.5*[.BD12]*(([.BD5]-[.BC5])/([.BD1]-[.BC1]))^2" office:value-type="float" office:value="0.105727461573658" calcext:value-type="float">
            <text:p>0.105727461573658</text:p>
          </table:table-cell>
          <table:table-cell table:formula="of:=0.5*[.BE12]*(([.BE5]-[.BD5])/([.BE1]-[.BD1]))^2" office:value-type="float" office:value="0.000884684150621947" calcext:value-type="float">
            <text:p>0.000884684150622</text:p>
          </table:table-cell>
          <table:table-cell table:formula="of:=0.5*[.BF12]*(([.BF5]-[.BE5])/([.BF1]-[.BE1]))^2" office:value-type="float" office:value="0.0165414310205727" calcext:value-type="float">
            <text:p>0.016541431020573</text:p>
          </table:table-cell>
          <table:table-cell table:formula="of:=0.5*[.BG12]*(([.BG5]-[.BF5])/([.BG1]-[.BF1]))^2" office:value-type="float" office:value="0.0129700017948683" calcext:value-type="float">
            <text:p>0.012970001794868</text:p>
          </table:table-cell>
          <table:table-cell table:formula="of:=0.5*[.BH12]*(([.BH5]-[.BG5])/([.BH1]-[.BG1]))^2" office:value-type="float" office:value="0.0505933956018603" calcext:value-type="float">
            <text:p>0.05059339560186</text:p>
          </table:table-cell>
          <table:table-cell table:formula="of:=0.5*[.BI12]*(([.BI5]-[.BH5])/([.BI1]-[.BH1]))^2" office:value-type="float" office:value="0.0058902922091537" calcext:value-type="float">
            <text:p>0.005890292209154</text:p>
          </table:table-cell>
          <table:table-cell table:formula="of:=0.5*[.BJ12]*(([.BJ5]-[.BI5])/([.BJ1]-[.BI1]))^2" office:value-type="float" office:value="0.00013889118807474" calcext:value-type="float">
            <text:p>0.000138891188075</text:p>
          </table:table-cell>
          <table:table-cell table:formula="of:=0.5*[.BK12]*(([.BK5]-[.BJ5])/([.BK1]-[.BJ1]))^2" office:value-type="float" office:value="0.0483225622932905" calcext:value-type="float">
            <text:p>0.048322562293291</text:p>
          </table:table-cell>
          <table:table-cell table:formula="of:=0.5*[.BL12]*(([.BL5]-[.BK5])/([.BL1]-[.BK1]))^2" office:value-type="float" office:value="0.136015850556339" calcext:value-type="float">
            <text:p>0.136015850556339</text:p>
          </table:table-cell>
          <table:table-cell table:formula="of:=0.5*[.BM12]*(([.BM5]-[.BL5])/([.BM1]-[.BL1]))^2" office:value-type="float" office:value="0.00577234165789656" calcext:value-type="float">
            <text:p>0.005772341657897</text:p>
          </table:table-cell>
          <table:table-cell table:formula="of:=0.5*[.BN12]*(([.BN5]-[.BM5])/([.BN1]-[.BM1]))^2" office:value-type="float" office:value="0.175274270809055" calcext:value-type="float">
            <text:p>0.175274270809055</text:p>
          </table:table-cell>
          <table:table-cell table:formula="of:=0.5*[.BO12]*(([.BO5]-[.BN5])/([.BO1]-[.BN1]))^2" office:value-type="float" office:value="0.0120791516868175" calcext:value-type="float">
            <text:p>0.012079151686818</text:p>
          </table:table-cell>
          <table:table-cell table:formula="of:=0.5*[.BP12]*(([.BP5]-[.BO5])/([.BP1]-[.BO1]))^2" office:value-type="float" office:value="0.0000316559055875293" calcext:value-type="float">
            <text:p>3.16559055875293E-05</text:p>
          </table:table-cell>
          <table:table-cell table:formula="of:=0.5*[.BQ12]*(([.BQ5]-[.BP5])/([.BQ1]-[.BP1]))^2" office:value-type="float" office:value="0.00865996275643093" calcext:value-type="float">
            <text:p>0.008659962756431</text:p>
          </table:table-cell>
          <table:table-cell table:formula="of:=0.5*[.BR12]*(([.BR5]-[.BQ5])/([.BR1]-[.BQ1]))^2" office:value-type="float" office:value="0.0376554586631928" calcext:value-type="float">
            <text:p>0.037655458663193</text:p>
          </table:table-cell>
          <table:table-cell table:formula="of:=0.5*[.BS12]*(([.BS5]-[.BR5])/([.BS1]-[.BR1]))^2" office:value-type="float" office:value="0.0743084400207148" calcext:value-type="float">
            <text:p>0.074308440020715</text:p>
          </table:table-cell>
          <table:table-cell table:formula="of:=0.5*[.BT12]*(([.BT5]-[.BS5])/([.BT1]-[.BS1]))^2" office:value-type="float" office:value="0.0000797761484505031" calcext:value-type="float">
            <text:p>7.97761484505031E-05</text:p>
          </table:table-cell>
          <table:table-cell table:formula="of:=0.5*[.BU12]*(([.BU5]-[.BT5])/([.BU1]-[.BT1]))^2" office:value-type="float" office:value="0.0411160475029748" calcext:value-type="float">
            <text:p>0.041116047502975</text:p>
          </table:table-cell>
          <table:table-cell table:formula="of:=0.5*[.BV12]*(([.BV5]-[.BU5])/([.BV1]-[.BU1]))^2" office:value-type="float" office:value="0.0348906167300363" calcext:value-type="float">
            <text:p>0.034890616730036</text:p>
          </table:table-cell>
          <table:table-cell table:formula="of:=0.5*[.BW12]*(([.BW5]-[.BV5])/([.BW1]-[.BV1]))^2" office:value-type="float" office:value="0.0201768507774026" calcext:value-type="float">
            <text:p>0.020176850777403</text:p>
          </table:table-cell>
          <table:table-cell table:formula="of:=0.5*[.BX12]*(([.BX5]-[.BW5])/([.BX1]-[.BW1]))^2" office:value-type="float" office:value="0.00227334252228583" calcext:value-type="float">
            <text:p>0.002273342522286</text:p>
          </table:table-cell>
          <table:table-cell table:formula="of:=0.5*[.BY12]*(([.BY5]-[.BX5])/([.BY1]-[.BX1]))^2" office:value-type="float" office:value="0.020385202323797" calcext:value-type="float">
            <text:p>0.020385202323797</text:p>
          </table:table-cell>
          <table:table-cell table:formula="of:=0.5*[.BZ12]*(([.BZ5]-[.BY5])/([.BZ1]-[.BY1]))^2" office:value-type="float" office:value="0.0378151001187374" calcext:value-type="float">
            <text:p>0.037815100118737</text:p>
          </table:table-cell>
          <table:table-cell table:formula="of:=0.5*[.CA12]*(([.CA5]-[.BZ5])/([.CA1]-[.BZ1]))^2" office:value-type="float" office:value="0.102576504980988" calcext:value-type="float">
            <text:p>0.102576504980988</text:p>
          </table:table-cell>
          <table:table-cell table:formula="of:=0.5*[.CB12]*(([.CB5]-[.CA5])/([.CB1]-[.CA1]))^2" office:value-type="float" office:value="0.000986445822156754" calcext:value-type="float">
            <text:p>0.000986445822157</text:p>
          </table:table-cell>
          <table:table-cell table:formula="of:=0.5*[.CC12]*(([.CC5]-[.CB5])/([.CC1]-[.CB1]))^2" office:value-type="float" office:value="0.00287981240441217" calcext:value-type="float">
            <text:p>0.002879812404412</text:p>
          </table:table-cell>
          <table:table-cell table:formula="of:=0.5*[.CD12]*(([.CD5]-[.CC5])/([.CD1]-[.CC1]))^2" office:value-type="float" office:value="0.00647338037883727" calcext:value-type="float">
            <text:p>0.006473380378837</text:p>
          </table:table-cell>
          <table:table-cell table:formula="of:=0.5*[.CE12]*(([.CE5]-[.CD5])/([.CE1]-[.CD1]))^2" office:value-type="float" office:value="0.0188795066896" calcext:value-type="float">
            <text:p>0.0188795066896</text:p>
          </table:table-cell>
          <table:table-cell table:formula="of:=0.5*[.CF12]*(([.CF5]-[.CE5])/([.CF1]-[.CE1]))^2" office:value-type="float" office:value="0.0314484079228752" calcext:value-type="float">
            <text:p>0.031448407922875</text:p>
          </table:table-cell>
          <table:table-cell table:formula="of:=0.5*[.CG12]*(([.CG5]-[.CF5])/([.CG1]-[.CF1]))^2" office:value-type="float" office:value="0.0154435918951338" calcext:value-type="float">
            <text:p>0.015443591895134</text:p>
          </table:table-cell>
          <table:table-cell table:formula="of:=0.5*[.CH12]*(([.CH5]-[.CG5])/([.CH1]-[.CG1]))^2" office:value-type="float" office:value="0.00946426675686149" calcext:value-type="float">
            <text:p>0.009464266756861</text:p>
          </table:table-cell>
          <table:table-cell table:formula="of:=0.5*[.CI12]*(([.CI5]-[.CH5])/([.CI1]-[.CH1]))^2" office:value-type="float" office:value="0.000581719629801875" calcext:value-type="float">
            <text:p>0.000581719629802</text:p>
          </table:table-cell>
          <table:table-cell table:formula="of:=0.5*[.CJ12]*(([.CJ5]-[.CI5])/([.CJ1]-[.CI1]))^2" office:value-type="float" office:value="0.00103084434487513" calcext:value-type="float">
            <text:p>0.001030844344875</text:p>
          </table:table-cell>
          <table:table-cell table:formula="of:=0.5*[.CK12]*(([.CK5]-[.CJ5])/([.CK1]-[.CJ1]))^2" office:value-type="float" office:value="0.00847823973297691" calcext:value-type="float">
            <text:p>0.008478239732977</text:p>
          </table:table-cell>
          <table:table-cell table:formula="of:=0.5*[.CL12]*(([.CL5]-[.CK5])/([.CL1]-[.CK1]))^2" office:value-type="float" office:value="0.0659382162967337" calcext:value-type="float">
            <text:p>0.065938216296734</text:p>
          </table:table-cell>
          <table:table-cell table:formula="of:=0.5*[.CM12]*(([.CM5]-[.CL5])/([.CM1]-[.CL1]))^2" office:value-type="float" office:value="0.0109349437552659" calcext:value-type="float">
            <text:p>0.010934943755266</text:p>
          </table:table-cell>
          <table:table-cell table:formula="of:=0.5*[.CN12]*(([.CN5]-[.CM5])/([.CN1]-[.CM1]))^2" office:value-type="float" office:value="0.00280341426744931" calcext:value-type="float">
            <text:p>0.002803414267449</text:p>
          </table:table-cell>
          <table:table-cell table:formula="of:=0.5*[.CO12]*(([.CO5]-[.CN5])/([.CO1]-[.CN1]))^2" office:value-type="float" office:value="0.0254086047145907" calcext:value-type="float">
            <text:p>0.025408604714591</text:p>
          </table:table-cell>
          <table:table-cell table:formula="of:=0.5*[.CP12]*(([.CP5]-[.CO5])/([.CP1]-[.CO1]))^2" office:value-type="float" office:value="0.0572064755085927" calcext:value-type="float">
            <text:p>0.057206475508593</text:p>
          </table:table-cell>
          <table:table-cell table:formula="of:=0.5*[.CQ12]*(([.CQ5]-[.CP5])/([.CQ1]-[.CP1]))^2" office:value-type="float" office:value="0.118269736050861" calcext:value-type="float">
            <text:p>0.118269736050861</text:p>
          </table:table-cell>
          <table:table-cell table:formula="of:=0.5*[.CR12]*(([.CR5]-[.CQ5])/([.CR1]-[.CQ1]))^2" office:value-type="float" office:value="0.0389421510245212" calcext:value-type="float">
            <text:p>0.038942151024521</text:p>
          </table:table-cell>
          <table:table-cell table:formula="of:=0.5*[.CS12]*(([.CS5]-[.CR5])/([.CS1]-[.CR1]))^2" office:value-type="float" office:value="0.00713000326549567" calcext:value-type="float">
            <text:p>0.007130003265496</text:p>
          </table:table-cell>
          <table:table-cell table:formula="of:=0.5*[.CT12]*(([.CT5]-[.CS5])/([.CT1]-[.CS1]))^2" office:value-type="float" office:value="0.0138499856055155" calcext:value-type="float">
            <text:p>0.013849985605516</text:p>
          </table:table-cell>
          <table:table-cell table:formula="of:=0.5*[.CU12]*(([.CU5]-[.CT5])/([.CU1]-[.CT1]))^2" office:value-type="float" office:value="0.000155971843422682" calcext:value-type="float">
            <text:p>0.000155971843423</text:p>
          </table:table-cell>
          <table:table-cell table:formula="of:=0.5*[.CV12]*(([.CV5]-[.CU5])/([.CV1]-[.CU1]))^2" office:value-type="float" office:value="0.0018993548114902" calcext:value-type="float">
            <text:p>0.00189935481149</text:p>
          </table:table-cell>
          <table:table-cell table:formula="of:=0.5*[.CW12]*(([.CW5]-[.CV5])/([.CW1]-[.CV1]))^2" office:value-type="float" office:value="0.00389801431527359" calcext:value-type="float">
            <text:p>0.003898014315274</text:p>
          </table:table-cell>
          <table:table-cell table:formula="of:=0.5*[.CX12]*(([.CX5]-[.CW5])/([.CX1]-[.CW1]))^2" office:value-type="float" office:value="0.00412714212393078" calcext:value-type="float">
            <text:p>0.004127142123931</text:p>
          </table:table-cell>
          <table:table-cell table:formula="of:=0.5*[.CY12]*(([.CY5]-[.CX5])/([.CY1]-[.CX1]))^2" office:value-type="float" office:value="0.0127171069277651" calcext:value-type="float">
            <text:p>0.012717106927765</text:p>
          </table:table-cell>
          <table:table-cell table:formula="of:=0.5*[.CZ12]*(([.CZ5]-[.CY5])/([.CZ1]-[.CY1]))^2" office:value-type="float" office:value="0.0249830468038798" calcext:value-type="float">
            <text:p>0.02498304680388</text:p>
          </table:table-cell>
          <table:table-cell table:formula="of:=0.5*[.DA12]*(([.DA5]-[.CZ5])/([.DA1]-[.CZ1]))^2" office:value-type="float" office:value="0.000711618480372468" calcext:value-type="float">
            <text:p>0.000711618480372</text:p>
          </table:table-cell>
          <table:table-cell table:formula="of:=0.5*[.DB12]*(([.DB5]-[.DA5])/([.DB1]-[.DA1]))^2" office:value-type="float" office:value="0.0362386527100145" calcext:value-type="float">
            <text:p>0.036238652710015</text:p>
          </table:table-cell>
          <table:table-cell table:formula="of:=0.5*[.DC12]*(([.DC5]-[.DB5])/([.DC1]-[.DB1]))^2" office:value-type="float" office:value="0.0000550568601271083" calcext:value-type="float">
            <text:p>5.50568601271083E-05</text:p>
          </table:table-cell>
          <table:table-cell table:formula="of:=0.5*[.DD12]*(([.DD5]-[.DC5])/([.DD1]-[.DC1]))^2" office:value-type="float" office:value="0.0022165509404301" calcext:value-type="float">
            <text:p>0.00221655094043</text:p>
          </table:table-cell>
          <table:table-cell table:formula="of:=0.5*[.DE12]*(([.DE5]-[.DD5])/([.DE1]-[.DD1]))^2" office:value-type="float" office:value="0.0109309575676916" calcext:value-type="float">
            <text:p>0.010930957567692</text:p>
          </table:table-cell>
          <table:table-cell table:formula="of:=0.5*[.DF12]*(([.DF5]-[.DE5])/([.DF1]-[.DE1]))^2" office:value-type="float" office:value="0.0521398588974562" calcext:value-type="float">
            <text:p>0.052139858897456</text:p>
          </table:table-cell>
          <table:table-cell table:formula="of:=0.5*[.DG12]*(([.DG5]-[.DF5])/([.DG1]-[.DF1]))^2" office:value-type="float" office:value="0.145258400453262" calcext:value-type="float">
            <text:p>0.145258400453262</text:p>
          </table:table-cell>
          <table:table-cell table:formula="of:=0.5*[.DH12]*(([.DH5]-[.DG5])/([.DH1]-[.DG1]))^2" office:value-type="float" office:value="0.0936963604422719" calcext:value-type="float">
            <text:p>0.093696360442272</text:p>
          </table:table-cell>
          <table:table-cell table:formula="of:=0.5*[.DI12]*(([.DI5]-[.DH5])/([.DI1]-[.DH1]))^2" office:value-type="float" office:value="0.000469996320473357" calcext:value-type="float">
            <text:p>0.000469996320473</text:p>
          </table:table-cell>
          <table:table-cell table:formula="of:=0.5*[.DJ12]*(([.DJ5]-[.DI5])/([.DJ1]-[.DI1]))^2" office:value-type="float" office:value="0.00976295143662592" calcext:value-type="float">
            <text:p>0.009762951436626</text:p>
          </table:table-cell>
          <table:table-cell table:formula="of:=0.5*[.DK12]*(([.DK5]-[.DJ5])/([.DK1]-[.DJ1]))^2" office:value-type="float" office:value="0.000525399691901007" calcext:value-type="float">
            <text:p>0.000525399691901</text:p>
          </table:table-cell>
          <table:table-cell table:formula="of:=0.5*[.DL12]*(([.DL5]-[.DK5])/([.DL1]-[.DK1]))^2" office:value-type="float" office:value="0.0233257891115065" calcext:value-type="float">
            <text:p>0.023325789111507</text:p>
          </table:table-cell>
          <table:table-cell table:formula="of:=0.5*[.DM12]*(([.DM5]-[.DL5])/([.DM1]-[.DL1]))^2" office:value-type="float" office:value="0.00384195022015137" calcext:value-type="float">
            <text:p>0.003841950220151</text:p>
          </table:table-cell>
          <table:table-cell table:formula="of:=0.5*[.DN12]*(([.DN5]-[.DM5])/([.DN1]-[.DM1]))^2" office:value-type="float" office:value="0.00674257981784946" calcext:value-type="float">
            <text:p>0.006742579817849</text:p>
          </table:table-cell>
          <table:table-cell table:formula="of:=0.5*[.DO12]*(([.DO5]-[.DN5])/([.DO1]-[.DN1]))^2" office:value-type="float" office:value="0.0000902166434744876" calcext:value-type="float">
            <text:p>9.02166434744876E-05</text:p>
          </table:table-cell>
          <table:table-cell table:formula="of:=0.5*[.DP12]*(([.DP5]-[.DO5])/([.DP1]-[.DO1]))^2" office:value-type="float" office:value="0.00187124715663583" calcext:value-type="float">
            <text:p>0.001871247156636</text:p>
          </table:table-cell>
          <table:table-cell table:formula="of:=0.5*[.DQ12]*(([.DQ5]-[.DP5])/([.DQ1]-[.DP1]))^2" office:value-type="float" office:value="0.0192634099541432" calcext:value-type="float">
            <text:p>0.019263409954143</text:p>
          </table:table-cell>
          <table:table-cell table:formula="of:=0.5*[.DR12]*(([.DR5]-[.DQ5])/([.DR1]-[.DQ1]))^2" office:value-type="float" office:value="0.00987694305299739" calcext:value-type="float">
            <text:p>0.009876943052997</text:p>
          </table:table-cell>
          <table:table-cell table:formula="of:=0.5*[.DS12]*(([.DS5]-[.DR5])/([.DS1]-[.DR1]))^2" office:value-type="float" office:value="0.00082714171205124" calcext:value-type="float">
            <text:p>0.000827141712051</text:p>
          </table:table-cell>
          <table:table-cell table:formula="of:=0.5*[.DT12]*(([.DT5]-[.DS5])/([.DT1]-[.DS1]))^2" office:value-type="float" office:value="0.000247675768523211" calcext:value-type="float">
            <text:p>0.000247675768523</text:p>
          </table:table-cell>
          <table:table-cell table:formula="of:=0.5*[.DU12]*(([.DU5]-[.DT5])/([.DU1]-[.DT1]))^2" office:value-type="float" office:value="0.0993862929333895" calcext:value-type="float">
            <text:p>0.09938629293339</text:p>
          </table:table-cell>
          <table:table-cell table:formula="of:=0.5*[.DV12]*(([.DV5]-[.DU5])/([.DV1]-[.DU1]))^2" office:value-type="float" office:value="0.00794023866701404" calcext:value-type="float">
            <text:p>0.007940238667014</text:p>
          </table:table-cell>
          <table:table-cell table:formula="of:=0.5*[.DW12]*(([.DW5]-[.DV5])/([.DW1]-[.DV1]))^2" office:value-type="float" office:value="0.00254293123007372" calcext:value-type="float">
            <text:p>0.002542931230074</text:p>
          </table:table-cell>
          <table:table-cell table:formula="of:=0.5*[.DX12]*(([.DX5]-[.DW5])/([.DX1]-[.DW1]))^2" office:value-type="float" office:value="0.00841290226410623" calcext:value-type="float">
            <text:p>0.008412902264106</text:p>
          </table:table-cell>
          <table:table-cell table:formula="of:=0.5*[.DY12]*(([.DY5]-[.DX5])/([.DY1]-[.DX1]))^2" office:value-type="float" office:value="0.0378811064170351" calcext:value-type="float">
            <text:p>0.037881106417035</text:p>
          </table:table-cell>
          <table:table-cell table:formula="of:=0.5*[.DZ12]*(([.DZ5]-[.DY5])/([.DZ1]-[.DY1]))^2" office:value-type="float" office:value="0.0187545108338111" calcext:value-type="float">
            <text:p>0.018754510833811</text:p>
          </table:table-cell>
          <table:table-cell table:formula="of:=0.5*[.EA12]*(([.EA5]-[.DZ5])/([.EA1]-[.DZ1]))^2" office:value-type="float" office:value="0.0000868102545993617" calcext:value-type="float">
            <text:p>8.68102545993617E-05</text:p>
          </table:table-cell>
          <table:table-cell table:formula="of:=0.5*[.EB12]*(([.EB5]-[.EA5])/([.EB1]-[.EA1]))^2" office:value-type="float" office:value="0.028795525018187" calcext:value-type="float">
            <text:p>0.028795525018187</text:p>
          </table:table-cell>
          <table:table-cell table:formula="of:=0.5*[.EC12]*(([.EC5]-[.EB5])/([.EC1]-[.EB1]))^2" office:value-type="float" office:value="0.0172618668896369" calcext:value-type="float">
            <text:p>0.017261866889637</text:p>
          </table:table-cell>
          <table:table-cell table:formula="of:=0.5*[.ED12]*(([.ED5]-[.EC5])/([.ED1]-[.EC1]))^2" office:value-type="float" office:value="0.000295664367226015" calcext:value-type="float">
            <text:p>0.000295664367226</text:p>
          </table:table-cell>
          <table:table-cell table:formula="of:=0.5*[.EE12]*(([.EE5]-[.ED5])/([.EE1]-[.ED1]))^2" office:value-type="float" office:value="0.0008577347130407" calcext:value-type="float">
            <text:p>0.000857734713041</text:p>
          </table:table-cell>
          <table:table-cell table:formula="of:=0.5*[.EF12]*(([.EF5]-[.EE5])/([.EF1]-[.EE1]))^2" office:value-type="float" office:value="0.0104246638907199" calcext:value-type="float">
            <text:p>0.01042466389072</text:p>
          </table:table-cell>
          <table:table-cell table:formula="of:=0.5*[.EG12]*(([.EG5]-[.EF5])/([.EG1]-[.EF1]))^2" office:value-type="float" office:value="0.0088642091349624" calcext:value-type="float">
            <text:p>0.008864209134962</text:p>
          </table:table-cell>
          <table:table-cell table:formula="of:=0.5*[.EH12]*(([.EH5]-[.EG5])/([.EH1]-[.EG1]))^2" office:value-type="float" office:value="0.0316524711393116" calcext:value-type="float">
            <text:p>0.031652471139312</text:p>
          </table:table-cell>
          <table:table-cell table:formula="of:=0.5*[.EI12]*(([.EI5]-[.EH5])/([.EI1]-[.EH1]))^2" office:value-type="float" office:value="0.000391898129534786" calcext:value-type="float">
            <text:p>0.000391898129535</text:p>
          </table:table-cell>
          <table:table-cell table:formula="of:=0.5*[.EJ12]*(([.EJ5]-[.EI5])/([.EJ1]-[.EI1]))^2" office:value-type="float" office:value="0.00816853669345767" calcext:value-type="float">
            <text:p>0.008168536693458</text:p>
          </table:table-cell>
          <table:table-cell table:formula="of:=0.5*[.EK12]*(([.EK5]-[.EJ5])/([.EK1]-[.EJ1]))^2" office:value-type="float" office:value="0.0162691511903504" calcext:value-type="float">
            <text:p>0.01626915119035</text:p>
          </table:table-cell>
          <table:table-cell table:formula="of:=0.5*[.EL12]*(([.EL5]-[.EK5])/([.EL1]-[.EK1]))^2" office:value-type="float" office:value="0.0193695222819294" calcext:value-type="float">
            <text:p>0.01936952228193</text:p>
          </table:table-cell>
          <table:table-cell table:formula="of:=0.5*[.EM12]*(([.EM5]-[.EL5])/([.EM1]-[.EL1]))^2" office:value-type="float" office:value="0.0408690876479237" calcext:value-type="float">
            <text:p>0.040869087647924</text:p>
          </table:table-cell>
          <table:table-cell table:formula="of:=0.5*[.EN12]*(([.EN5]-[.EM5])/([.EN1]-[.EM1]))^2" office:value-type="float" office:value="0.000569954196177198" calcext:value-type="float">
            <text:p>0.000569954196177</text:p>
          </table:table-cell>
          <table:table-cell table:formula="of:=0.5*[.EO12]*(([.EO5]-[.EN5])/([.EO1]-[.EN1]))^2" office:value-type="float" office:value="0.00777173846728972" calcext:value-type="float">
            <text:p>0.00777173846729</text:p>
          </table:table-cell>
          <table:table-cell table:formula="of:=0.5*[.EP12]*(([.EP5]-[.EO5])/([.EP1]-[.EO1]))^2" office:value-type="float" office:value="0.0158376207141899" calcext:value-type="float">
            <text:p>0.01583762071419</text:p>
          </table:table-cell>
          <table:table-cell table:formula="of:=0.5*[.EQ12]*(([.EQ5]-[.EP5])/([.EQ1]-[.EP1]))^2" office:value-type="float" office:value="0.000458206128001642" calcext:value-type="float">
            <text:p>0.000458206128002</text:p>
          </table:table-cell>
          <table:table-cell table:formula="of:=0.5*[.ER12]*(([.ER5]-[.EQ5])/([.ER1]-[.EQ1]))^2" office:value-type="float" office:value="0.00333249263417004" calcext:value-type="float">
            <text:p>0.00333249263417</text:p>
          </table:table-cell>
          <table:table-cell table:formula="of:=0.5*[.ES12]*(([.ES5]-[.ER5])/([.ES1]-[.ER1]))^2" office:value-type="float" office:value="0.00229850892952943" calcext:value-type="float">
            <text:p>0.002298508929529</text:p>
          </table:table-cell>
          <table:table-cell table:formula="of:=0.5*[.ET12]*(([.ET5]-[.ES5])/([.ET1]-[.ES1]))^2" office:value-type="float" office:value="0.000724503066735845" calcext:value-type="float">
            <text:p>0.000724503066736</text:p>
          </table:table-cell>
          <table:table-cell table:formula="of:=0.5*[.EU12]*(([.EU5]-[.ET5])/([.EU1]-[.ET1]))^2" office:value-type="float" office:value="0.000155040954400738" calcext:value-type="float">
            <text:p>0.000155040954401</text:p>
          </table:table-cell>
          <table:table-cell table:formula="of:=0.5*[.EV12]*(([.EV5]-[.EU5])/([.EV1]-[.EU1]))^2" office:value-type="float" office:value="0.000265659609979231" calcext:value-type="float">
            <text:p>0.000265659609979</text:p>
          </table:table-cell>
          <table:table-cell table:formula="of:=0.5*[.EW12]*(([.EW5]-[.EV5])/([.EW1]-[.EV1]))^2" office:value-type="float" office:value="0.0000183469879565297" calcext:value-type="float">
            <text:p>1.83469879565297E-05</text:p>
          </table:table-cell>
          <table:table-cell table:formula="of:=0.5*[.EX12]*(([.EX5]-[.EW5])/([.EX1]-[.EW1]))^2" office:value-type="float" office:value="0.0000744236213588034" calcext:value-type="float">
            <text:p>7.44236213588034E-05</text:p>
          </table:table-cell>
          <table:table-cell table:formula="of:=0.5*[.EY12]*(([.EY5]-[.EX5])/([.EY1]-[.EX1]))^2" office:value-type="float" office:value="0.00000511653089728049" calcext:value-type="float">
            <text:p>5.11653089728049E-06</text:p>
          </table:table-cell>
          <table:table-cell table:formula="of:=0.5*[.EZ12]*(([.EZ5]-[.EY5])/([.EZ1]-[.EY1]))^2" office:value-type="float" office:value="0.0000152143693497005" calcext:value-type="float">
            <text:p>1.52143693497005E-05</text:p>
          </table:table-cell>
          <table:table-cell table:formula="of:=0.5*[.FA12]*(([.FA5]-[.EZ5])/([.FA1]-[.EZ1]))^2" office:value-type="float" office:value="0.00000246664517031544" calcext:value-type="float">
            <text:p>2.46664517031544E-06</text:p>
          </table:table-cell>
          <table:table-cell table:formula="of:=0.5*[.FB12]*(([.FB5]-[.FA5])/([.FB1]-[.FA1]))^2" office:value-type="float" office:value="0.00000018014255841342" calcext:value-type="float">
            <text:p>1.8014255841342E-07</text:p>
          </table:table-cell>
          <table:table-cell table:formula="of:=0.5*[.FC12]*(([.FC5]-[.FB5])/([.FC1]-[.FB1]))^2" office:value-type="float" office:value="0.00000656586947190062" calcext:value-type="float">
            <text:p>6.56586947190062E-06</text:p>
          </table:table-cell>
          <table:table-cell table:formula="of:=0.5*[.FD12]*(([.FD5]-[.FC5])/([.FD1]-[.FC1]))^2" office:value-type="float" office:value="0.0000000290992123073866" calcext:value-type="float">
            <text:p>2.90992123073866E-08</text:p>
          </table:table-cell>
          <table:table-cell table:formula="of:=0.5*[.FE12]*(([.FE5]-[.FD5])/([.FE1]-[.FD1]))^2" office:value-type="float" office:value="0.00000830354602877286" calcext:value-type="float">
            <text:p>8.30354602877286E-06</text:p>
          </table:table-cell>
          <table:table-cell table:formula="of:=0.5*[.FF12]*(([.FF5]-[.FE5])/([.FF1]-[.FE1]))^2" office:value-type="float" office:value="0.00000111310417964689" calcext:value-type="float">
            <text:p>1.11310417964689E-06</text:p>
          </table:table-cell>
          <table:table-cell table:formula="of:=0.5*[.FG12]*(([.FG5]-[.FF5])/([.FG1]-[.FF1]))^2" office:value-type="float" office:value="0.00000436830960858778" calcext:value-type="float">
            <text:p>4.36830960858778E-06</text:p>
          </table:table-cell>
          <table:table-cell table:formula="of:=0.5*[.FH12]*(([.FH5]-[.FG5])/([.FH1]-[.FG1]))^2" office:value-type="float" office:value="0.000000140872680859023" calcext:value-type="float">
            <text:p>1.40872680859023E-07</text:p>
          </table:table-cell>
          <table:table-cell table:formula="of:=0.5*[.FI12]*(([.FI5]-[.FH5])/([.FI1]-[.FH1]))^2" office:value-type="float" office:value="0.00000349836014902468" calcext:value-type="float">
            <text:p>3.49836014902468E-06</text:p>
          </table:table-cell>
          <table:table-cell table:formula="of:=0.5*[.FJ12]*(([.FJ5]-[.FI5])/([.FJ1]-[.FI1]))^2" office:value-type="float" office:value="0.00000111019381455664" calcext:value-type="float">
            <text:p>1.11019381455664E-06</text:p>
          </table:table-cell>
          <table:table-cell table:formula="of:=0.5*[.FK12]*(([.FK5]-[.FJ5])/([.FK1]-[.FJ1]))^2" office:value-type="float" office:value="0.000000537079100319422" calcext:value-type="float">
            <text:p>5.37079100319422E-07</text:p>
          </table:table-cell>
          <table:table-cell table:formula="of:=0.5*[.FL12]*(([.FL5]-[.FK5])/([.FL1]-[.FK1]))^2" office:value-type="float" office:value="0.00000100697603475089" calcext:value-type="float">
            <text:p>1.00697603475089E-06</text:p>
          </table:table-cell>
          <table:table-cell table:formula="of:=0.5*[.FM12]*(([.FM5]-[.FL5])/([.FM1]-[.FL1]))^2" office:value-type="float" office:value="0.00000320952945075933" calcext:value-type="float">
            <text:p>3.20952945075933E-06</text:p>
          </table:table-cell>
          <table:table-cell table:formula="of:=0.5*[.FN12]*(([.FN5]-[.FM5])/([.FN1]-[.FM1]))^2" office:value-type="float" office:value="0.00000125614566213396" calcext:value-type="float">
            <text:p>1.25614566213396E-06</text:p>
          </table:table-cell>
          <table:table-cell table:formula="of:=0.5*[.FO12]*(([.FO5]-[.FN5])/([.FO1]-[.FN1]))^2" office:value-type="float" office:value="0.000000413289732148767" calcext:value-type="float">
            <text:p>4.13289732148767E-07</text:p>
          </table:table-cell>
          <table:table-cell table:formula="of:=0.5*[.FP12]*(([.FP5]-[.FO5])/([.FP1]-[.FO1]))^2" office:value-type="float" office:value="0.00000431084008154511" calcext:value-type="float">
            <text:p>4.31084008154511E-06</text:p>
          </table:table-cell>
          <table:table-cell table:formula="of:=0.5*[.FQ12]*(([.FQ5]-[.FP5])/([.FQ1]-[.FP1]))^2" office:value-type="float" office:value="0.00000978099758495103" calcext:value-type="float">
            <text:p>9.78099758495103E-06</text:p>
          </table:table-cell>
          <table:table-cell table:formula="of:=0.5*[.FR12]*(([.FR5]-[.FQ5])/([.FR1]-[.FQ1]))^2" office:value-type="float" office:value="0.000000563175423170179" calcext:value-type="float">
            <text:p>5.63175423170179E-07</text:p>
          </table:table-cell>
          <table:table-cell table:formula="of:=0.5*[.FS12]*(([.FS5]-[.FR5])/([.FS1]-[.FR1]))^2" office:value-type="float" office:value="0.00000057648034529082" calcext:value-type="float">
            <text:p>5.7648034529082E-07</text:p>
          </table:table-cell>
          <table:table-cell table:formula="of:=0.5*[.FT12]*(([.FT5]-[.FS5])/([.FT1]-[.FS1]))^2" office:value-type="float" office:value="0.00000069529718636166" calcext:value-type="float">
            <text:p>6.9529718636166E-07</text:p>
          </table:table-cell>
          <table:table-cell table:formula="of:=0.5*[.FU12]*(([.FU5]-[.FT5])/([.FU1]-[.FT1]))^2" office:value-type="float" office:value="0.00000101479854355324" calcext:value-type="float">
            <text:p>1.01479854355324E-06</text:p>
          </table:table-cell>
          <table:table-cell table:formula="of:=0.5*[.FV12]*(([.FV5]-[.FU5])/([.FV1]-[.FU1]))^2" office:value-type="float" office:value="0.000000273255298869208" calcext:value-type="float">
            <text:p>2.73255298869208E-07</text:p>
          </table:table-cell>
          <table:table-cell table:formula="of:=0.5*[.FW12]*(([.FW5]-[.FV5])/([.FW1]-[.FV1]))^2" office:value-type="float" office:value="0.00000782002316043267" calcext:value-type="float">
            <text:p>7.82002316043267E-06</text:p>
          </table:table-cell>
          <table:table-cell table:formula="of:=0.5*[.FX12]*(([.FX5]-[.FW5])/([.FX1]-[.FW1]))^2" office:value-type="float" office:value="0.000000646195802556382" calcext:value-type="float">
            <text:p>6.46195802556382E-07</text:p>
          </table:table-cell>
          <table:table-cell table:formula="of:=0.5*[.FY12]*(([.FY5]-[.FX5])/([.FY1]-[.FX1]))^2" office:value-type="float" office:value="0.00000830694005621668" calcext:value-type="float">
            <text:p>8.30694005621668E-06</text:p>
          </table:table-cell>
          <table:table-cell table:formula="of:=0.5*[.FZ12]*(([.FZ5]-[.FY5])/([.FZ1]-[.FY1]))^2" office:value-type="float" office:value="0.0000000558728444042448" calcext:value-type="float">
            <text:p>5.58728444042448E-08</text:p>
          </table:table-cell>
          <table:table-cell table:formula="of:=0.5*[.GA12]*(([.GA5]-[.FZ5])/([.GA1]-[.FZ1]))^2" office:value-type="float" office:value="0.000000356606412222586" calcext:value-type="float">
            <text:p>3.56606412222586E-07</text:p>
          </table:table-cell>
          <table:table-cell table:formula="of:=0.5*[.GB12]*(([.GB5]-[.GA5])/([.GB1]-[.GA1]))^2" office:value-type="float" office:value="0.000000521898056457196" calcext:value-type="float">
            <text:p>5.21898056457196E-07</text:p>
          </table:table-cell>
          <table:table-cell table:formula="of:=0.5*[.GC12]*(([.GC5]-[.GB5])/([.GC1]-[.GB1]))^2" office:value-type="float" office:value="0.000000557663678507922" calcext:value-type="float">
            <text:p>5.57663678507922E-07</text:p>
          </table:table-cell>
          <table:table-cell table:formula="of:=0.5*[.GD12]*(([.GD5]-[.GC5])/([.GD1]-[.GC1]))^2" office:value-type="float" office:value="0.0000000215340383049003" calcext:value-type="float">
            <text:p>2.15340383049003E-08</text:p>
          </table:table-cell>
          <table:table-cell table:formula="of:=0.5*[.GE12]*(([.GE5]-[.GD5])/([.GE1]-[.GD1]))^2" office:value-type="float" office:value="0.000000513312511297005" calcext:value-type="float">
            <text:p>5.13312511297005E-07</text:p>
          </table:table-cell>
          <table:table-cell table:formula="of:=0.5*[.GF12]*(([.GF5]-[.GE5])/([.GF1]-[.GE1]))^2" office:value-type="float" office:value="0.00000114396657238088" calcext:value-type="float">
            <text:p>1.14396657238088E-06</text:p>
          </table:table-cell>
          <table:table-cell table:formula="of:=0.5*[.GG12]*(([.GG5]-[.GF5])/([.GG1]-[.GF1]))^2" office:value-type="float" office:value="0.000000473856665370336" calcext:value-type="float">
            <text:p>4.73856665370336E-07</text:p>
          </table:table-cell>
          <table:table-cell table:formula="of:=0.5*[.GH12]*(([.GH5]-[.GG5])/([.GH1]-[.GG1]))^2" office:value-type="float" office:value="0.000000420210617536071" calcext:value-type="float">
            <text:p>4.20210617536071E-07</text:p>
          </table:table-cell>
          <table:table-cell table:formula="of:=0.5*[.GI12]*(([.GI5]-[.GH5])/([.GI1]-[.GH1]))^2" office:value-type="float" office:value="0.000000637668402520289" calcext:value-type="float">
            <text:p>6.37668402520289E-07</text:p>
          </table:table-cell>
          <table:table-cell table:formula="of:=0.5*[.GJ12]*(([.GJ5]-[.GI5])/([.GJ1]-[.GI1]))^2" office:value-type="float" office:value="0.000000769747744885359" calcext:value-type="float">
            <text:p>7.69747744885359E-07</text:p>
          </table:table-cell>
          <table:table-cell table:formula="of:=0.5*[.GK12]*(([.GK5]-[.GJ5])/([.GK1]-[.GJ1]))^2" office:value-type="float" office:value="0.00000315511707638274" calcext:value-type="float">
            <text:p>3.15511707638274E-06</text:p>
          </table:table-cell>
          <table:table-cell table:formula="of:=0.5*[.GL12]*(([.GL5]-[.GK5])/([.GL1]-[.GK1]))^2" office:value-type="float" office:value="0.0000010632104699227" calcext:value-type="float">
            <text:p>1.0632104699227E-06</text:p>
          </table:table-cell>
          <table:table-cell table:formula="of:=0.5*[.GM12]*(([.GM5]-[.GL5])/([.GM1]-[.GL1]))^2" office:value-type="float" office:value="0.000000269181961613925" calcext:value-type="float">
            <text:p>2.69181961613925E-07</text:p>
          </table:table-cell>
          <table:table-cell table:formula="of:=0.5*[.GN12]*(([.GN5]-[.GM5])/([.GN1]-[.GM1]))^2" office:value-type="float" office:value="0.000000166097722762242" calcext:value-type="float">
            <text:p>1.66097722762242E-07</text:p>
          </table:table-cell>
          <table:table-cell table:formula="of:=0.5*[.GO12]*(([.GO5]-[.GN5])/([.GO1]-[.GN1]))^2" office:value-type="float" office:value="0.00000104126430263019" calcext:value-type="float">
            <text:p>1.04126430263019E-06</text:p>
          </table:table-cell>
          <table:table-cell table:formula="of:=0.5*[.GP12]*(([.GP5]-[.GO5])/([.GP1]-[.GO1]))^2" office:value-type="float" office:value="0.00000265080242638863" calcext:value-type="float">
            <text:p>2.65080242638863E-06</text:p>
          </table:table-cell>
          <table:table-cell table:formula="of:=0.5*[.GQ12]*(([.GQ5]-[.GP5])/([.GQ1]-[.GP1]))^2" office:value-type="float" office:value="0.00000210670072827766" calcext:value-type="float">
            <text:p>2.10670072827766E-06</text:p>
          </table:table-cell>
          <table:table-cell table:formula="of:=0.5*[.GR12]*(([.GR5]-[.GQ5])/([.GR1]-[.GQ1]))^2" office:value-type="float" office:value="0.00000162063537099198" calcext:value-type="float">
            <text:p>1.62063537099198E-06</text:p>
          </table:table-cell>
          <table:table-cell table:formula="of:=0.5*[.GS12]*(([.GS5]-[.GR5])/([.GS1]-[.GR1]))^2" office:value-type="float" office:value="0.00000127165404705018" calcext:value-type="float">
            <text:p>1.27165404705018E-06</text:p>
          </table:table-cell>
          <table:table-cell table:formula="of:=0.5*[.GT12]*(([.GT5]-[.GS5])/([.GT1]-[.GS1]))^2" office:value-type="float" office:value="0.00000413083911378984" calcext:value-type="float">
            <text:p>4.13083911378984E-06</text:p>
          </table:table-cell>
          <table:table-cell table:formula="of:=0.5*[.GU12]*(([.GU5]-[.GT5])/([.GU1]-[.GT1]))^2" office:value-type="float" office:value="0.00000000656878943288054" calcext:value-type="float">
            <text:p>6.56878943288054E-09</text:p>
          </table:table-cell>
          <table:table-cell table:formula="of:=0.5*[.GV12]*(([.GV5]-[.GU5])/([.GV1]-[.GU1]))^2" office:value-type="float" office:value="0.000000811692579667176" calcext:value-type="float">
            <text:p>8.11692579667176E-07</text:p>
          </table:table-cell>
          <table:table-cell table:formula="of:=0.5*[.GW12]*(([.GW5]-[.GV5])/([.GW1]-[.GV1]))^2" office:value-type="float" office:value="0.00000000229505231470589" calcext:value-type="float">
            <text:p>2.29505231470589E-09</text:p>
          </table:table-cell>
          <table:table-cell table:formula="of:=0.5*[.GX12]*(([.GX5]-[.GW5])/([.GX1]-[.GW1]))^2" office:value-type="float" office:value="0.00000184594210126424" calcext:value-type="float">
            <text:p>1.84594210126424E-06</text:p>
          </table:table-cell>
          <table:table-cell table:formula="of:=0.5*[.GY12]*(([.GY5]-[.GX5])/([.GY1]-[.GX1]))^2" office:value-type="float" office:value="0.000111283448386963" calcext:value-type="float">
            <text:p>0.000111283448387</text:p>
          </table:table-cell>
          <table:table-cell table:formula="of:=0.5*[.GZ12]*(([.GZ5]-[.GY5])/([.GZ1]-[.GY1]))^2" office:value-type="string" office:string-value="" calcext:value-type="error">
            <text:p>#DIV/0!</text:p>
          </table:table-cell>
          <table:table-cell table:formula="of:=0.5*[.HA12]*(([.HA5]-[.GZ5])/([.HA1]-[.GZ1]))^2" office:value-type="string" office:string-value="" calcext:value-type="error">
            <text:p>#DIV/0!</text:p>
          </table:table-cell>
          <table:table-cell table:formula="of:=0.5*[.HB12]*(([.HB5]-[.HA5])/([.HB1]-[.HA1]))^2" office:value-type="string" office:string-value="" calcext:value-type="error">
            <text:p>#DIV/0!</text:p>
          </table:table-cell>
          <table:table-cell table:formula="of:=0.5*[.HC12]*(([.HC5]-[.HB5])/([.HC1]-[.HB1]))^2" office:value-type="string" office:string-value="" calcext:value-type="error">
            <text:p>#DIV/0!</text:p>
          </table:table-cell>
          <table:table-cell table:formula="of:=0.5*[.HD12]*(([.HD5]-[.HC5])/([.HD1]-[.HC1]))^2" office:value-type="string" office:string-value="" calcext:value-type="error">
            <text:p>#DIV/0!</text:p>
          </table:table-cell>
          <table:table-cell table:formula="of:=0.5*[.HE12]*(([.HE5]-[.HD5])/([.HE1]-[.HD1]))^2" office:value-type="string" office:string-value="" calcext:value-type="error">
            <text:p>#DIV/0!</text:p>
          </table:table-cell>
          <table:table-cell table:formula="of:=0.5*[.HF12]*(([.HF5]-[.HE5])/([.HF1]-[.HE1]))^2" office:value-type="string" office:string-value="" calcext:value-type="error">
            <text:p>#DIV/0!</text:p>
          </table:table-cell>
          <table:table-cell table:formula="of:=0.5*[.HG12]*(([.HG5]-[.HF5])/([.HG1]-[.HF1]))^2" office:value-type="string" office:string-value="" calcext:value-type="error">
            <text:p>#DIV/0!</text:p>
          </table:table-cell>
          <table:table-cell table:formula="of:=0.5*[.HH12]*(([.HH5]-[.HG5])/([.HH1]-[.HG1]))^2" office:value-type="string" office:string-value="" calcext:value-type="error">
            <text:p>#DIV/0!</text:p>
          </table:table-cell>
          <table:table-cell table:formula="of:=0.5*[.HI12]*(([.HI5]-[.HH5])/([.HI1]-[.HH1]))^2" office:value-type="string" office:string-value="" calcext:value-type="error">
            <text:p>#DIV/0!</text:p>
          </table:table-cell>
          <table:table-cell table:formula="of:=0.5*[.HJ12]*(([.HJ5]-[.HI5])/([.HJ1]-[.HI1]))^2" office:value-type="string" office:string-value="" calcext:value-type="error">
            <text:p>#DIV/0!</text:p>
          </table:table-cell>
          <table:table-cell table:formula="of:=0.5*[.HK12]*(([.HK5]-[.HJ5])/([.HK1]-[.HJ1]))^2" office:value-type="string" office:string-value="" calcext:value-type="error">
            <text:p>#DIV/0!</text:p>
          </table:table-cell>
          <table:table-cell table:formula="of:=0.5*[.HL12]*(([.HL5]-[.HK5])/([.HL1]-[.HK1]))^2" office:value-type="string" office:string-value="" calcext:value-type="error">
            <text:p>#DIV/0!</text:p>
          </table:table-cell>
          <table:table-cell table:formula="of:=0.5*[.HM12]*(([.HM5]-[.HL5])/([.HM1]-[.HL1]))^2" office:value-type="string" office:string-value="" calcext:value-type="error">
            <text:p>#DIV/0!</text:p>
          </table:table-cell>
          <table:table-cell table:formula="of:=0.5*[.HN12]*(([.HN5]-[.HM5])/([.HN1]-[.HM1]))^2" office:value-type="string" office:string-value="" calcext:value-type="error">
            <text:p>#DIV/0!</text:p>
          </table:table-cell>
          <table:table-cell table:formula="of:=0.5*[.HO12]*(([.HO5]-[.HN5])/([.HO1]-[.HN1]))^2" office:value-type="string" office:string-value="" calcext:value-type="error">
            <text:p>#DIV/0!</text:p>
          </table:table-cell>
          <table:table-cell table:formula="of:=0.5*[.HP12]*(([.HP5]-[.HO5])/([.HP1]-[.HO1]))^2" office:value-type="string" office:string-value="" calcext:value-type="error">
            <text:p>#DIV/0!</text:p>
          </table:table-cell>
          <table:table-cell table:formula="of:=0.5*[.HQ12]*(([.HQ5]-[.HP5])/([.HQ1]-[.HP1]))^2" office:value-type="string" office:string-value="" calcext:value-type="error">
            <text:p>#DIV/0!</text:p>
          </table:table-cell>
          <table:table-cell table:formula="of:=0.5*[.HR12]*(([.HR5]-[.HQ5])/([.HR1]-[.HQ1]))^2" office:value-type="string" office:string-value="" calcext:value-type="error">
            <text:p>#DIV/0!</text:p>
          </table:table-cell>
          <table:table-cell table:formula="of:=0.5*[.HS12]*(([.HS5]-[.HR5])/([.HS1]-[.HR1]))^2" office:value-type="string" office:string-value="" calcext:value-type="error">
            <text:p>#DIV/0!</text:p>
          </table:table-cell>
          <table:table-cell table:formula="of:=0.5*[.HT12]*(([.HT5]-[.HS5])/([.HT1]-[.HS1]))^2" office:value-type="string" office:string-value="" calcext:value-type="error">
            <text:p>#DIV/0!</text:p>
          </table:table-cell>
          <table:table-cell table:formula="of:=0.5*[.HU12]*(([.HU5]-[.HT5])/([.HU1]-[.HT1]))^2" office:value-type="string" office:string-value="" calcext:value-type="error">
            <text:p>#DIV/0!</text:p>
          </table:table-cell>
          <table:table-cell table:formula="of:=0.5*[.HV12]*(([.HV5]-[.HU5])/([.HV1]-[.HU1]))^2" office:value-type="string" office:string-value="" calcext:value-type="error">
            <text:p>#DIV/0!</text:p>
          </table:table-cell>
          <table:table-cell table:formula="of:=0.5*[.HW12]*(([.HW5]-[.HV5])/([.HW1]-[.HV1]))^2" office:value-type="string" office:string-value="" calcext:value-type="error">
            <text:p>#DIV/0!</text:p>
          </table:table-cell>
          <table:table-cell table:formula="of:=0.5*[.HX12]*(([.HX5]-[.HW5])/([.HX1]-[.HW1]))^2" office:value-type="string" office:string-value="" calcext:value-type="error">
            <text:p>#DIV/0!</text:p>
          </table:table-cell>
          <table:table-cell table:formula="of:=0.5*[.HY12]*(([.HY5]-[.HX5])/([.HY1]-[.HX1]))^2" office:value-type="string" office:string-value="" calcext:value-type="error">
            <text:p>#DIV/0!</text:p>
          </table:table-cell>
          <table:table-cell table:formula="of:=0.5*[.HZ12]*(([.HZ5]-[.HY5])/([.HZ1]-[.HY1]))^2" office:value-type="string" office:string-value="" calcext:value-type="error">
            <text:p>#DIV/0!</text:p>
          </table:table-cell>
          <table:table-cell table:formula="of:=0.5*[.IA12]*(([.IA5]-[.HZ5])/([.IA1]-[.HZ1]))^2" office:value-type="string" office:string-value="" calcext:value-type="error">
            <text:p>#DIV/0!</text:p>
          </table:table-cell>
          <table:table-cell table:formula="of:=0.5*[.IB12]*(([.IB5]-[.IA5])/([.IB1]-[.IA1]))^2" office:value-type="string" office:string-value="" calcext:value-type="error">
            <text:p>#DIV/0!</text:p>
          </table:table-cell>
          <table:table-cell table:formula="of:=0.5*[.IC12]*(([.IC5]-[.IB5])/([.IC1]-[.IB1]))^2" office:value-type="string" office:string-value="" calcext:value-type="error">
            <text:p>#DIV/0!</text:p>
          </table:table-cell>
          <table:table-cell table:formula="of:=0.5*[.ID12]*(([.ID5]-[.IC5])/([.ID1]-[.IC1]))^2" office:value-type="string" office:string-value="" calcext:value-type="error">
            <text:p>#DIV/0!</text:p>
          </table:table-cell>
          <table:table-cell table:formula="of:=0.5*[.IE12]*(([.IE5]-[.ID5])/([.IE1]-[.ID1]))^2" office:value-type="string" office:string-value="" calcext:value-type="error">
            <text:p>#DIV/0!</text:p>
          </table:table-cell>
          <table:table-cell table:formula="of:=0.5*[.IF12]*(([.IF5]-[.IE5])/([.IF1]-[.IE1]))^2" office:value-type="string" office:string-value="" calcext:value-type="error">
            <text:p>#DIV/0!</text:p>
          </table:table-cell>
          <table:table-cell table:formula="of:=0.5*[.IG12]*(([.IG5]-[.IF5])/([.IG1]-[.IF1]))^2" office:value-type="string" office:string-value="" calcext:value-type="error">
            <text:p>#DIV/0!</text:p>
          </table:table-cell>
          <table:table-cell table:formula="of:=0.5*[.IH12]*(([.IH5]-[.IG5])/([.IH1]-[.IG1]))^2" office:value-type="string" office:string-value="" calcext:value-type="error">
            <text:p>#DIV/0!</text:p>
          </table:table-cell>
          <table:table-cell table:formula="of:=0.5*[.II12]*(([.II5]-[.IH5])/([.II1]-[.IH1]))^2" office:value-type="string" office:string-value="" calcext:value-type="error">
            <text:p>#DIV/0!</text:p>
          </table:table-cell>
          <table:table-cell table:formula="of:=0.5*[.IJ12]*(([.IJ5]-[.II5])/([.IJ1]-[.II1]))^2" office:value-type="string" office:string-value="" calcext:value-type="error">
            <text:p>#DIV/0!</text:p>
          </table:table-cell>
          <table:table-cell table:formula="of:=0.5*[.IK12]*(([.IK5]-[.IJ5])/([.IK1]-[.IJ1]))^2" office:value-type="string" office:string-value="" calcext:value-type="error">
            <text:p>#DIV/0!</text:p>
          </table:table-cell>
          <table:table-cell table:formula="of:=0.5*[.IL12]*(([.IL5]-[.IK5])/([.IL1]-[.IK1]))^2" office:value-type="string" office:string-value="" calcext:value-type="error">
            <text:p>#DIV/0!</text:p>
          </table:table-cell>
          <table:table-cell table:formula="of:=0.5*[.IM12]*(([.IM5]-[.IL5])/([.IM1]-[.IL1]))^2" office:value-type="string" office:string-value="" calcext:value-type="error">
            <text:p>#DIV/0!</text:p>
          </table:table-cell>
          <table:table-cell table:formula="of:=0.5*[.IN12]*(([.IN5]-[.IM5])/([.IN1]-[.IM1]))^2" office:value-type="string" office:string-value="" calcext:value-type="error">
            <text:p>#DIV/0!</text:p>
          </table:table-cell>
          <table:table-cell table:formula="of:=0.5*[.IO12]*(([.IO5]-[.IN5])/([.IO1]-[.IN1]))^2" office:value-type="string" office:string-value="" calcext:value-type="error">
            <text:p>#DIV/0!</text:p>
          </table:table-cell>
          <table:table-cell table:formula="of:=0.5*[.IP12]*(([.IP5]-[.IO5])/([.IP1]-[.IO1]))^2" office:value-type="string" office:string-value="" calcext:value-type="error">
            <text:p>#DIV/0!</text:p>
          </table:table-cell>
          <table:table-cell table:formula="of:=0.5*[.IQ12]*(([.IQ5]-[.IP5])/([.IQ1]-[.IP1]))^2" office:value-type="string" office:string-value="" calcext:value-type="error">
            <text:p>#DIV/0!</text:p>
          </table:table-cell>
          <table:table-cell table:formula="of:=0.5*[.IR12]*(([.IR5]-[.IQ5])/([.IR1]-[.IQ1]))^2" office:value-type="string" office:string-value="" calcext:value-type="error">
            <text:p>#DIV/0!</text:p>
          </table:table-cell>
          <table:table-cell table:formula="of:=0.5*[.IS12]*(([.IS5]-[.IR5])/([.IS1]-[.IR1]))^2" office:value-type="string" office:string-value="" calcext:value-type="error">
            <text:p>#DIV/0!</text:p>
          </table:table-cell>
          <table:table-cell table:formula="of:=0.5*[.IT12]*(([.IT5]-[.IS5])/([.IT1]-[.IS1]))^2" office:value-type="string" office:string-value="" calcext:value-type="error">
            <text:p>#DIV/0!</text:p>
          </table:table-cell>
          <table:table-cell table:formula="of:=0.5*[.IU12]*(([.IU5]-[.IT5])/([.IU1]-[.IT1]))^2" office:value-type="string" office:string-value="" calcext:value-type="error">
            <text:p>#DIV/0!</text:p>
          </table:table-cell>
          <table:table-cell table:formula="of:=0.5*[.IV12]*(([.IV5]-[.IU5])/([.IV1]-[.IU1]))^2" office:value-type="string" office:string-value="" calcext:value-type="error">
            <text:p>#DIV/0!</text:p>
          </table:table-cell>
          <table:table-cell table:formula="of:=0.5*[.IW12]*(([.IW5]-[.IV5])/([.IW1]-[.IV1]))^2" office:value-type="string" office:string-value="" calcext:value-type="error">
            <text:p>#DIV/0!</text:p>
          </table:table-cell>
          <table:table-cell table:formula="of:=0.5*[.IX12]*(([.IX5]-[.IW5])/([.IX1]-[.IW1]))^2" office:value-type="string" office:string-value="" calcext:value-type="error">
            <text:p>#DIV/0!</text:p>
          </table:table-cell>
          <table:table-cell table:formula="of:=0.5*[.IY12]*(([.IY5]-[.IX5])/([.IY1]-[.IX1]))^2" office:value-type="string" office:string-value="" calcext:value-type="error">
            <text:p>#DIV/0!</text:p>
          </table:table-cell>
          <table:table-cell table:formula="of:=0.5*[.IZ12]*(([.IZ5]-[.IY5])/([.IZ1]-[.IY1]))^2" office:value-type="string" office:string-value="" calcext:value-type="error">
            <text:p>#DIV/0!</text:p>
          </table:table-cell>
          <table:table-cell table:formula="of:=0.5*[.JA12]*(([.JA5]-[.IZ5])/([.JA1]-[.IZ1]))^2" office:value-type="string" office:string-value="" calcext:value-type="error">
            <text:p>#DIV/0!</text:p>
          </table:table-cell>
          <table:table-cell table:formula="of:=0.5*[.JB12]*(([.JB5]-[.JA5])/([.JB1]-[.JA1]))^2" office:value-type="string" office:string-value="" calcext:value-type="error">
            <text:p>#DIV/0!</text:p>
          </table:table-cell>
          <table:table-cell table:formula="of:=0.5*[.JC12]*(([.JC5]-[.JB5])/([.JC1]-[.JB1]))^2" office:value-type="string" office:string-value="" calcext:value-type="error">
            <text:p>#DIV/0!</text:p>
          </table:table-cell>
          <table:table-cell table:formula="of:=0.5*[.JD12]*(([.JD5]-[.JC5])/([.JD1]-[.JC1]))^2" office:value-type="string" office:string-value="" calcext:value-type="error">
            <text:p>#DIV/0!</text:p>
          </table:table-cell>
          <table:table-cell table:formula="of:=0.5*[.JE12]*(([.JE5]-[.JD5])/([.JE1]-[.JD1]))^2" office:value-type="string" office:string-value="" calcext:value-type="error">
            <text:p>#DIV/0!</text:p>
          </table:table-cell>
          <table:table-cell table:formula="of:=0.5*[.JF12]*(([.JF5]-[.JE5])/([.JF1]-[.JE1]))^2" office:value-type="string" office:string-value="" calcext:value-type="error">
            <text:p>#DIV/0!</text:p>
          </table:table-cell>
          <table:table-cell table:formula="of:=0.5*[.JG12]*(([.JG5]-[.JF5])/([.JG1]-[.JF1]))^2" office:value-type="string" office:string-value="" calcext:value-type="error">
            <text:p>#DIV/0!</text:p>
          </table:table-cell>
          <table:table-cell table:formula="of:=0.5*[.JH12]*(([.JH5]-[.JG5])/([.JH1]-[.JG1]))^2" office:value-type="string" office:string-value="" calcext:value-type="error">
            <text:p>#DIV/0!</text:p>
          </table:table-cell>
          <table:table-cell table:formula="of:=0.5*[.JI12]*(([.JI5]-[.JH5])/([.JI1]-[.JH1]))^2" office:value-type="string" office:string-value="" calcext:value-type="error">
            <text:p>#DIV/0!</text:p>
          </table:table-cell>
          <table:table-cell table:formula="of:=0.5*[.JJ12]*(([.JJ5]-[.JI5])/([.JJ1]-[.JI1]))^2" office:value-type="string" office:string-value="" calcext:value-type="error">
            <text:p>#DIV/0!</text:p>
          </table:table-cell>
          <table:table-cell table:formula="of:=0.5*[.JK12]*(([.JK5]-[.JJ5])/([.JK1]-[.JJ1]))^2" office:value-type="string" office:string-value="" calcext:value-type="error">
            <text:p>#DIV/0!</text:p>
          </table:table-cell>
          <table:table-cell table:formula="of:=0.5*[.JL12]*(([.JL5]-[.JK5])/([.JL1]-[.JK1]))^2" office:value-type="string" office:string-value="" calcext:value-type="error">
            <text:p>#DIV/0!</text:p>
          </table:table-cell>
          <table:table-cell table:formula="of:=0.5*[.JM12]*(([.JM5]-[.JL5])/([.JM1]-[.JL1]))^2" office:value-type="string" office:string-value="" calcext:value-type="error">
            <text:p>#DIV/0!</text:p>
          </table:table-cell>
          <table:table-cell table:formula="of:=0.5*[.JN12]*(([.JN5]-[.JM5])/([.JN1]-[.JM1]))^2" office:value-type="string" office:string-value="" calcext:value-type="error">
            <text:p>#DIV/0!</text:p>
          </table:table-cell>
          <table:table-cell table:formula="of:=0.5*[.JO12]*(([.JO5]-[.JN5])/([.JO1]-[.JN1]))^2" office:value-type="string" office:string-value="" calcext:value-type="error">
            <text:p>#DIV/0!</text:p>
          </table:table-cell>
          <table:table-cell table:formula="of:=0.5*[.JP12]*(([.JP5]-[.JO5])/([.JP1]-[.JO1]))^2" office:value-type="string" office:string-value="" calcext:value-type="error">
            <text:p>#DIV/0!</text:p>
          </table:table-cell>
          <table:table-cell table:formula="of:=0.5*[.JQ12]*(([.JQ5]-[.JP5])/([.JQ1]-[.JP1]))^2" office:value-type="string" office:string-value="" calcext:value-type="error">
            <text:p>#DIV/0!</text:p>
          </table:table-cell>
          <table:table-cell table:formula="of:=0.5*[.JR12]*(([.JR5]-[.JQ5])/([.JR1]-[.JQ1]))^2" office:value-type="string" office:string-value="" calcext:value-type="error">
            <text:p>#DIV/0!</text:p>
          </table:table-cell>
          <table:table-cell table:formula="of:=0.5*[.JS12]*(([.JS5]-[.JR5])/([.JS1]-[.JR1]))^2" office:value-type="string" office:string-value="" calcext:value-type="error">
            <text:p>#DIV/0!</text:p>
          </table:table-cell>
          <table:table-cell table:formula="of:=0.5*[.JT12]*(([.JT5]-[.JS5])/([.JT1]-[.JS1]))^2" office:value-type="string" office:string-value="" calcext:value-type="error">
            <text:p>#DIV/0!</text:p>
          </table:table-cell>
          <table:table-cell table:formula="of:=0.5*[.JU12]*(([.JU5]-[.JT5])/([.JU1]-[.JT1]))^2" office:value-type="string" office:string-value="" calcext:value-type="error">
            <text:p>#DIV/0!</text:p>
          </table:table-cell>
          <table:table-cell table:formula="of:=0.5*[.JV12]*(([.JV5]-[.JU5])/([.JV1]-[.JU1]))^2" office:value-type="string" office:string-value="" calcext:value-type="error">
            <text:p>#DIV/0!</text:p>
          </table:table-cell>
          <table:table-cell table:formula="of:=0.5*[.JW12]*(([.JW5]-[.JV5])/([.JW1]-[.JV1]))^2" office:value-type="string" office:string-value="" calcext:value-type="error">
            <text:p>#DIV/0!</text:p>
          </table:table-cell>
          <table:table-cell table:formula="of:=0.5*[.JX12]*(([.JX5]-[.JW5])/([.JX1]-[.JW1]))^2" office:value-type="string" office:string-value="" calcext:value-type="error">
            <text:p>#DIV/0!</text:p>
          </table:table-cell>
          <table:table-cell table:formula="of:=0.5*[.JY12]*(([.JY5]-[.JX5])/([.JY1]-[.JX1]))^2" office:value-type="string" office:string-value="" calcext:value-type="error">
            <text:p>#DIV/0!</text:p>
          </table:table-cell>
          <table:table-cell table:formula="of:=0.5*[.JZ12]*(([.JZ5]-[.JY5])/([.JZ1]-[.JY1]))^2" office:value-type="string" office:string-value="" calcext:value-type="error">
            <text:p>#DIV/0!</text:p>
          </table:table-cell>
          <table:table-cell table:formula="of:=0.5*[.KA12]*(([.KA5]-[.JZ5])/([.KA1]-[.JZ1]))^2" office:value-type="string" office:string-value="" calcext:value-type="error">
            <text:p>#DIV/0!</text:p>
          </table:table-cell>
          <table:table-cell table:formula="of:=0.5*[.KB12]*(([.KB5]-[.KA5])/([.KB1]-[.KA1]))^2" office:value-type="string" office:string-value="" calcext:value-type="error">
            <text:p>#DIV/0!</text:p>
          </table:table-cell>
          <table:table-cell table:formula="of:=0.5*[.KC12]*(([.KC5]-[.KB5])/([.KC1]-[.KB1]))^2" office:value-type="string" office:string-value="" calcext:value-type="error">
            <text:p>#DIV/0!</text:p>
          </table:table-cell>
          <table:table-cell table:formula="of:=0.5*[.KD12]*(([.KD5]-[.KC5])/([.KD1]-[.KC1]))^2" office:value-type="string" office:string-value="" calcext:value-type="error">
            <text:p>#DIV/0!</text:p>
          </table:table-cell>
          <table:table-cell table:formula="of:=0.5*[.KE12]*(([.KE5]-[.KD5])/([.KE1]-[.KD1]))^2" office:value-type="string" office:string-value="" calcext:value-type="error">
            <text:p>#DIV/0!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0567542116602368" calcext:value-type="float">
            <text:p>5.67542116602368E-09</text:p>
          </table:table-cell>
          <table:table-cell table:formula="of:=0.5*[.D12]*(([.D6]-[.C6])/([.D1]-[.C1]))^2" office:value-type="float" office:value="0.0000000261730612105943" calcext:value-type="float">
            <text:p>2.61730612105943E-08</text:p>
          </table:table-cell>
          <table:table-cell table:formula="of:=0.5*[.E12]*(([.E6]-[.D6])/([.E1]-[.D1]))^2" office:value-type="float" office:value="0.0000000119137184123308" calcext:value-type="float">
            <text:p>1.19137184123308E-08</text:p>
          </table:table-cell>
          <table:table-cell table:formula="of:=0.5*[.F12]*(([.F6]-[.E6])/([.F1]-[.E1]))^2" office:value-type="float" office:value="0.0000000593733662600215" calcext:value-type="float">
            <text:p>5.93733662600215E-08</text:p>
          </table:table-cell>
          <table:table-cell table:formula="of:=0.5*[.G12]*(([.G6]-[.F6])/([.G1]-[.F1]))^2" office:value-type="float" office:value="0.0000000000134602831392046" calcext:value-type="float">
            <text:p>1.34602831392046E-11</text:p>
          </table:table-cell>
          <table:table-cell table:formula="of:=0.5*[.H12]*(([.H6]-[.G6])/([.H1]-[.G1]))^2" office:value-type="float" office:value="0.000000126351205832267" calcext:value-type="float">
            <text:p>1.26351205832267E-07</text:p>
          </table:table-cell>
          <table:table-cell table:formula="of:=0.5*[.I12]*(([.I6]-[.H6])/([.I1]-[.H1]))^2" office:value-type="float" office:value="0.000000154667001440678" calcext:value-type="float">
            <text:p>1.54667001440678E-07</text:p>
          </table:table-cell>
          <table:table-cell table:formula="of:=0.5*[.J12]*(([.J6]-[.I6])/([.J1]-[.I1]))^2" office:value-type="float" office:value="0.000000000298628808702597" calcext:value-type="float">
            <text:p>2.98628808702597E-10</text:p>
          </table:table-cell>
          <table:table-cell table:formula="of:=0.5*[.K12]*(([.K6]-[.J6])/([.K1]-[.J1]))^2" office:value-type="float" office:value="0.0000000000964041798153439" calcext:value-type="float">
            <text:p>9.64041798153439E-11</text:p>
          </table:table-cell>
          <table:table-cell table:formula="of:=0.5*[.L12]*(([.L6]-[.K6])/([.L1]-[.K1]))^2" office:value-type="float" office:value="0.000000108604793770401" calcext:value-type="float">
            <text:p>1.08604793770401E-07</text:p>
          </table:table-cell>
          <table:table-cell table:formula="of:=0.5*[.M12]*(([.M6]-[.L6])/([.M1]-[.L1]))^2" office:value-type="float" office:value="0.0000000665522709273692" calcext:value-type="float">
            <text:p>6.65522709273692E-08</text:p>
          </table:table-cell>
          <table:table-cell table:formula="of:=0.5*[.N12]*(([.N6]-[.M6])/([.N1]-[.M1]))^2" office:value-type="float" office:value="0.000000363324409183588" calcext:value-type="float">
            <text:p>3.63324409183588E-07</text:p>
          </table:table-cell>
          <table:table-cell table:formula="of:=0.5*[.O12]*(([.O6]-[.N6])/([.O1]-[.N1]))^2" office:value-type="float" office:value="0.0000000513885289236784" calcext:value-type="float">
            <text:p>5.13885289236784E-08</text:p>
          </table:table-cell>
          <table:table-cell table:formula="of:=0.5*[.P12]*(([.P6]-[.O6])/([.P1]-[.O1]))^2" office:value-type="float" office:value="0.000000162931148496308" calcext:value-type="float">
            <text:p>1.62931148496308E-07</text:p>
          </table:table-cell>
          <table:table-cell table:formula="of:=0.5*[.Q12]*(([.Q6]-[.P6])/([.Q1]-[.P1]))^2" office:value-type="float" office:value="0.000000170056860788687" calcext:value-type="float">
            <text:p>1.70056860788687E-07</text:p>
          </table:table-cell>
          <table:table-cell table:formula="of:=0.5*[.R12]*(([.R6]-[.Q6])/([.R1]-[.Q1]))^2" office:value-type="float" office:value="0.00000000616606383629517" calcext:value-type="float">
            <text:p>6.16606383629517E-09</text:p>
          </table:table-cell>
          <table:table-cell table:formula="of:=0.5*[.S12]*(([.S6]-[.R6])/([.S1]-[.R1]))^2" office:value-type="float" office:value="0.000000254795839727584" calcext:value-type="float">
            <text:p>2.54795839727584E-07</text:p>
          </table:table-cell>
          <table:table-cell table:formula="of:=0.5*[.T12]*(([.T6]-[.S6])/([.T1]-[.S1]))^2" office:value-type="float" office:value="0.000000256006528068591" calcext:value-type="float">
            <text:p>2.56006528068591E-07</text:p>
          </table:table-cell>
          <table:table-cell table:formula="of:=0.5*[.U12]*(([.U6]-[.T6])/([.U1]-[.T1]))^2" office:value-type="float" office:value="0.0000000292883206478177" calcext:value-type="float">
            <text:p>2.92883206478177E-08</text:p>
          </table:table-cell>
          <table:table-cell table:formula="of:=0.5*[.V12]*(([.V6]-[.U6])/([.V1]-[.U1]))^2" office:value-type="float" office:value="0.0000000219797627014509" calcext:value-type="float">
            <text:p>2.19797627014509E-08</text:p>
          </table:table-cell>
          <table:table-cell table:formula="of:=0.5*[.W12]*(([.W6]-[.V6])/([.W1]-[.V1]))^2" office:value-type="float" office:value="0.0000000441370910238443" calcext:value-type="float">
            <text:p>4.41370910238443E-08</text:p>
          </table:table-cell>
          <table:table-cell table:formula="of:=0.5*[.X12]*(([.X6]-[.W6])/([.X1]-[.W1]))^2" office:value-type="float" office:value="0.000000114327492245693" calcext:value-type="float">
            <text:p>1.14327492245693E-07</text:p>
          </table:table-cell>
          <table:table-cell table:formula="of:=0.5*[.Y12]*(([.Y6]-[.X6])/([.Y1]-[.X1]))^2" office:value-type="float" office:value="0.00000000378453079554994" calcext:value-type="float">
            <text:p>3.78453079554994E-09</text:p>
          </table:table-cell>
          <table:table-cell table:formula="of:=0.5*[.Z12]*(([.Z6]-[.Y6])/([.Z1]-[.Y1]))^2" office:value-type="float" office:value="0.000000172343157563134" calcext:value-type="float">
            <text:p>1.72343157563134E-07</text:p>
          </table:table-cell>
          <table:table-cell table:formula="of:=0.5*[.AA12]*(([.AA6]-[.Z6])/([.AA1]-[.Z1]))^2" office:value-type="float" office:value="0.00000000163095974180896" calcext:value-type="float">
            <text:p>1.63095974180896E-09</text:p>
          </table:table-cell>
          <table:table-cell table:formula="of:=0.5*[.AB12]*(([.AB6]-[.AA6])/([.AB1]-[.AA1]))^2" office:value-type="float" office:value="0.000000186370814926369" calcext:value-type="float">
            <text:p>1.86370814926369E-07</text:p>
          </table:table-cell>
          <table:table-cell table:formula="of:=0.5*[.AC12]*(([.AC6]-[.AB6])/([.AC1]-[.AB1]))^2" office:value-type="float" office:value="0.000000184492484262266" calcext:value-type="float">
            <text:p>1.84492484262266E-07</text:p>
          </table:table-cell>
          <table:table-cell table:formula="of:=0.5*[.AD12]*(([.AD6]-[.AC6])/([.AD1]-[.AC1]))^2" office:value-type="float" office:value="0.0000000587329159136623" calcext:value-type="float">
            <text:p>5.87329159136623E-08</text:p>
          </table:table-cell>
          <table:table-cell table:formula="of:=0.5*[.AE12]*(([.AE6]-[.AD6])/([.AE1]-[.AD1]))^2" office:value-type="float" office:value="0.0000000441825263493509" calcext:value-type="float">
            <text:p>4.41825263493509E-08</text:p>
          </table:table-cell>
          <table:table-cell table:formula="of:=0.5*[.AF12]*(([.AF6]-[.AE6])/([.AF1]-[.AE1]))^2" office:value-type="float" office:value="0.0000000078149775363903" calcext:value-type="float">
            <text:p>7.8149775363903E-09</text:p>
          </table:table-cell>
          <table:table-cell table:formula="of:=0.5*[.AG12]*(([.AG6]-[.AF6])/([.AG1]-[.AF1]))^2" office:value-type="float" office:value="0.000000231486601768349" calcext:value-type="float">
            <text:p>2.31486601768349E-07</text:p>
          </table:table-cell>
          <table:table-cell table:formula="of:=0.5*[.AH12]*(([.AH6]-[.AG6])/([.AH1]-[.AG1]))^2" office:value-type="float" office:value="0.0000016982782392689" calcext:value-type="float">
            <text:p>1.6982782392689E-06</text:p>
          </table:table-cell>
          <table:table-cell table:formula="of:=0.5*[.AI12]*(([.AI6]-[.AH6])/([.AI1]-[.AH1]))^2" office:value-type="float" office:value="0.0000889359419993558" calcext:value-type="float">
            <text:p>8.89359419993558E-05</text:p>
          </table:table-cell>
          <table:table-cell table:formula="of:=0.5*[.AJ12]*(([.AJ6]-[.AI6])/([.AJ1]-[.AI1]))^2" office:value-type="float" office:value="0.0000119786093362175" calcext:value-type="float">
            <text:p>1.19786093362175E-05</text:p>
          </table:table-cell>
          <table:table-cell table:formula="of:=0.5*[.AK12]*(([.AK6]-[.AJ6])/([.AK1]-[.AJ1]))^2" office:value-type="float" office:value="0.00000721537187613482" calcext:value-type="float">
            <text:p>7.21537187613482E-06</text:p>
          </table:table-cell>
          <table:table-cell table:formula="of:=0.5*[.AL12]*(([.AL6]-[.AK6])/([.AL1]-[.AK1]))^2" office:value-type="float" office:value="0.000203554469415261" calcext:value-type="float">
            <text:p>0.000203554469415</text:p>
          </table:table-cell>
          <table:table-cell table:formula="of:=0.5*[.AM12]*(([.AM6]-[.AL6])/([.AM1]-[.AL1]))^2" office:value-type="float" office:value="0.000162533591080168" calcext:value-type="float">
            <text:p>0.00016253359108</text:p>
          </table:table-cell>
          <table:table-cell table:formula="of:=0.5*[.AN12]*(([.AN6]-[.AM6])/([.AN1]-[.AM1]))^2" office:value-type="float" office:value="0.000048477613771881" calcext:value-type="float">
            <text:p>4.8477613771881E-05</text:p>
          </table:table-cell>
          <table:table-cell table:formula="of:=0.5*[.AO12]*(([.AO6]-[.AN6])/([.AO1]-[.AN1]))^2" office:value-type="float" office:value="0.0028456041969434" calcext:value-type="float">
            <text:p>0.002845604196943</text:p>
          </table:table-cell>
          <table:table-cell table:formula="of:=0.5*[.AP12]*(([.AP6]-[.AO6])/([.AP1]-[.AO1]))^2" office:value-type="float" office:value="0.00111629903919262" calcext:value-type="float">
            <text:p>0.001116299039193</text:p>
          </table:table-cell>
          <table:table-cell table:formula="of:=0.5*[.AQ12]*(([.AQ6]-[.AP6])/([.AQ1]-[.AP1]))^2" office:value-type="float" office:value="0.00776607539431859" calcext:value-type="float">
            <text:p>0.007766075394319</text:p>
          </table:table-cell>
          <table:table-cell table:formula="of:=0.5*[.AR12]*(([.AR6]-[.AQ6])/([.AR1]-[.AQ1]))^2" office:value-type="float" office:value="0.00000724551249241299" calcext:value-type="float">
            <text:p>7.24551249241299E-06</text:p>
          </table:table-cell>
          <table:table-cell table:formula="of:=0.5*[.AS12]*(([.AS6]-[.AR6])/([.AS1]-[.AR1]))^2" office:value-type="float" office:value="0.000000000359297745121947" calcext:value-type="float">
            <text:p>3.59297745121947E-10</text:p>
          </table:table-cell>
          <table:table-cell table:formula="of:=0.5*[.AT12]*(([.AT6]-[.AS6])/([.AT1]-[.AS1]))^2" office:value-type="float" office:value="0.00227043353994106" calcext:value-type="float">
            <text:p>0.002270433539941</text:p>
          </table:table-cell>
          <table:table-cell table:formula="of:=0.5*[.AU12]*(([.AU6]-[.AT6])/([.AU1]-[.AT1]))^2" office:value-type="float" office:value="0.00241320729497701" calcext:value-type="float">
            <text:p>0.002413207294977</text:p>
          </table:table-cell>
          <table:table-cell table:formula="of:=0.5*[.AV12]*(([.AV6]-[.AU6])/([.AV1]-[.AU1]))^2" office:value-type="float" office:value="0.0273236718947701" calcext:value-type="float">
            <text:p>0.02732367189477</text:p>
          </table:table-cell>
          <table:table-cell table:formula="of:=0.5*[.AW12]*(([.AW6]-[.AV6])/([.AW1]-[.AV1]))^2" office:value-type="float" office:value="0.00187472685182979" calcext:value-type="float">
            <text:p>0.00187472685183</text:p>
          </table:table-cell>
          <table:table-cell table:formula="of:=0.5*[.AX12]*(([.AX6]-[.AW6])/([.AX1]-[.AW1]))^2" office:value-type="float" office:value="0.000664335193581667" calcext:value-type="float">
            <text:p>0.000664335193582</text:p>
          </table:table-cell>
          <table:table-cell table:formula="of:=0.5*[.AY12]*(([.AY6]-[.AX6])/([.AY1]-[.AX1]))^2" office:value-type="float" office:value="0.00000985332107657231" calcext:value-type="float">
            <text:p>9.85332107657231E-06</text:p>
          </table:table-cell>
          <table:table-cell table:formula="of:=0.5*[.AZ12]*(([.AZ6]-[.AY6])/([.AZ1]-[.AY1]))^2" office:value-type="float" office:value="0.000000828430929441349" calcext:value-type="float">
            <text:p>8.28430929441349E-07</text:p>
          </table:table-cell>
          <table:table-cell table:formula="of:=0.5*[.BA12]*(([.BA6]-[.AZ6])/([.BA1]-[.AZ1]))^2" office:value-type="float" office:value="0.00283107770905715" calcext:value-type="float">
            <text:p>0.002831077709057</text:p>
          </table:table-cell>
          <table:table-cell table:formula="of:=0.5*[.BB12]*(([.BB6]-[.BA6])/([.BB1]-[.BA1]))^2" office:value-type="float" office:value="0.000406874172387632" calcext:value-type="float">
            <text:p>0.000406874172388</text:p>
          </table:table-cell>
          <table:table-cell table:formula="of:=0.5*[.BC12]*(([.BC6]-[.BB6])/([.BC1]-[.BB1]))^2" office:value-type="float" office:value="0.00138860340873491" calcext:value-type="float">
            <text:p>0.001388603408735</text:p>
          </table:table-cell>
          <table:table-cell table:formula="of:=0.5*[.BD12]*(([.BD6]-[.BC6])/([.BD1]-[.BC1]))^2" office:value-type="float" office:value="0.000313037405391225" calcext:value-type="float">
            <text:p>0.000313037405391</text:p>
          </table:table-cell>
          <table:table-cell table:formula="of:=0.5*[.BE12]*(([.BE6]-[.BD6])/([.BE1]-[.BD1]))^2" office:value-type="float" office:value="0.00706591884435822" calcext:value-type="float">
            <text:p>0.007065918844358</text:p>
          </table:table-cell>
          <table:table-cell table:formula="of:=0.5*[.BF12]*(([.BF6]-[.BE6])/([.BF1]-[.BE1]))^2" office:value-type="float" office:value="0.000143812965450763" calcext:value-type="float">
            <text:p>0.000143812965451</text:p>
          </table:table-cell>
          <table:table-cell table:formula="of:=0.5*[.BG12]*(([.BG6]-[.BF6])/([.BG1]-[.BF1]))^2" office:value-type="float" office:value="0.00754893866891773" calcext:value-type="float">
            <text:p>0.007548938668918</text:p>
          </table:table-cell>
          <table:table-cell table:formula="of:=0.5*[.BH12]*(([.BH6]-[.BG6])/([.BH1]-[.BG1]))^2" office:value-type="float" office:value="0.0000333649225116203" calcext:value-type="float">
            <text:p>3.33649225116203E-05</text:p>
          </table:table-cell>
          <table:table-cell table:formula="of:=0.5*[.BI12]*(([.BI6]-[.BH6])/([.BI1]-[.BH1]))^2" office:value-type="float" office:value="0.0000825814767348815" calcext:value-type="float">
            <text:p>8.25814767348815E-05</text:p>
          </table:table-cell>
          <table:table-cell table:formula="of:=0.5*[.BJ12]*(([.BJ6]-[.BI6])/([.BJ1]-[.BI1]))^2" office:value-type="float" office:value="0.000751652908121103" calcext:value-type="float">
            <text:p>0.000751652908121</text:p>
          </table:table-cell>
          <table:table-cell table:formula="of:=0.5*[.BK12]*(([.BK6]-[.BJ6])/([.BK1]-[.BJ1]))^2" office:value-type="float" office:value="0.0104040597059243" calcext:value-type="float">
            <text:p>0.010404059705924</text:p>
          </table:table-cell>
          <table:table-cell table:formula="of:=0.5*[.BL12]*(([.BL6]-[.BK6])/([.BL1]-[.BK1]))^2" office:value-type="float" office:value="0.0113707169124254" calcext:value-type="float">
            <text:p>0.011370716912426</text:p>
          </table:table-cell>
          <table:table-cell table:formula="of:=0.5*[.BM12]*(([.BM6]-[.BL6])/([.BM1]-[.BL1]))^2" office:value-type="float" office:value="0.0309479422156087" calcext:value-type="float">
            <text:p>0.030947942215609</text:p>
          </table:table-cell>
          <table:table-cell table:formula="of:=0.5*[.BN12]*(([.BN6]-[.BM6])/([.BN1]-[.BM1]))^2" office:value-type="float" office:value="0.000327102868686251" calcext:value-type="float">
            <text:p>0.000327102868686</text:p>
          </table:table-cell>
          <table:table-cell table:formula="of:=0.5*[.BO12]*(([.BO6]-[.BN6])/([.BO1]-[.BN1]))^2" office:value-type="float" office:value="0.0000750204490518973" calcext:value-type="float">
            <text:p>7.50204490518973E-05</text:p>
          </table:table-cell>
          <table:table-cell table:formula="of:=0.5*[.BP12]*(([.BP6]-[.BO6])/([.BP1]-[.BO1]))^2" office:value-type="float" office:value="0.00248173865023319" calcext:value-type="float">
            <text:p>0.002481738650233</text:p>
          </table:table-cell>
          <table:table-cell table:formula="of:=0.5*[.BQ12]*(([.BQ6]-[.BP6])/([.BQ1]-[.BP1]))^2" office:value-type="float" office:value="0.000275321592592897" calcext:value-type="float">
            <text:p>0.000275321592593</text:p>
          </table:table-cell>
          <table:table-cell table:formula="of:=0.5*[.BR12]*(([.BR6]-[.BQ6])/([.BR1]-[.BQ1]))^2" office:value-type="float" office:value="0.024548105425222" calcext:value-type="float">
            <text:p>0.024548105425222</text:p>
          </table:table-cell>
          <table:table-cell table:formula="of:=0.5*[.BS12]*(([.BS6]-[.BR6])/([.BS1]-[.BR1]))^2" office:value-type="float" office:value="0.0337298277466971" calcext:value-type="float">
            <text:p>0.033729827746697</text:p>
          </table:table-cell>
          <table:table-cell table:formula="of:=0.5*[.BT12]*(([.BT6]-[.BS6])/([.BT1]-[.BS1]))^2" office:value-type="float" office:value="0.021349493153686" calcext:value-type="float">
            <text:p>0.021349493153686</text:p>
          </table:table-cell>
          <table:table-cell table:formula="of:=0.5*[.BU12]*(([.BU6]-[.BT6])/([.BU1]-[.BT1]))^2" office:value-type="float" office:value="0.0061052719728669" calcext:value-type="float">
            <text:p>0.006105271972867</text:p>
          </table:table-cell>
          <table:table-cell table:formula="of:=0.5*[.BV12]*(([.BV6]-[.BU6])/([.BV1]-[.BU1]))^2" office:value-type="float" office:value="0.00101244212603648" calcext:value-type="float">
            <text:p>0.001012442126036</text:p>
          </table:table-cell>
          <table:table-cell table:formula="of:=0.5*[.BW12]*(([.BW6]-[.BV6])/([.BW1]-[.BV1]))^2" office:value-type="float" office:value="0.000952819504269664" calcext:value-type="float">
            <text:p>0.00095281950427</text:p>
          </table:table-cell>
          <table:table-cell table:formula="of:=0.5*[.BX12]*(([.BX6]-[.BW6])/([.BX1]-[.BW1]))^2" office:value-type="float" office:value="0.0000411164072191535" calcext:value-type="float">
            <text:p>4.11164072191535E-05</text:p>
          </table:table-cell>
          <table:table-cell table:formula="of:=0.5*[.BY12]*(([.BY6]-[.BX6])/([.BY1]-[.BX1]))^2" office:value-type="float" office:value="0.000682427710258275" calcext:value-type="float">
            <text:p>0.000682427710258</text:p>
          </table:table-cell>
          <table:table-cell table:formula="of:=0.5*[.BZ12]*(([.BZ6]-[.BY6])/([.BZ1]-[.BY1]))^2" office:value-type="float" office:value="0.0187273726261417" calcext:value-type="float">
            <text:p>0.018727372626142</text:p>
          </table:table-cell>
          <table:table-cell table:formula="of:=0.5*[.CA12]*(([.CA6]-[.BZ6])/([.CA1]-[.BZ1]))^2" office:value-type="float" office:value="0.00080118191031061" calcext:value-type="float">
            <text:p>0.000801181910311</text:p>
          </table:table-cell>
          <table:table-cell table:formula="of:=0.5*[.CB12]*(([.CB6]-[.CA6])/([.CB1]-[.CA1]))^2" office:value-type="float" office:value="0.00033306021183989" calcext:value-type="float">
            <text:p>0.00033306021184</text:p>
          </table:table-cell>
          <table:table-cell table:formula="of:=0.5*[.CC12]*(([.CC6]-[.CB6])/([.CC1]-[.CB1]))^2" office:value-type="float" office:value="0.000123729228243905" calcext:value-type="float">
            <text:p>0.000123729228244</text:p>
          </table:table-cell>
          <table:table-cell table:formula="of:=0.5*[.CD12]*(([.CD6]-[.CC6])/([.CD1]-[.CC1]))^2" office:value-type="float" office:value="0.0229818094641769" calcext:value-type="float">
            <text:p>0.022981809464177</text:p>
          </table:table-cell>
          <table:table-cell table:formula="of:=0.5*[.CE12]*(([.CE6]-[.CD6])/([.CE1]-[.CD1]))^2" office:value-type="float" office:value="0.00333158555772765" calcext:value-type="float">
            <text:p>0.003331585557728</text:p>
          </table:table-cell>
          <table:table-cell table:formula="of:=0.5*[.CF12]*(([.CF6]-[.CE6])/([.CF1]-[.CE1]))^2" office:value-type="float" office:value="0.00133492588626023" calcext:value-type="float">
            <text:p>0.00133492588626</text:p>
          </table:table-cell>
          <table:table-cell table:formula="of:=0.5*[.CG12]*(([.CG6]-[.CF6])/([.CG1]-[.CF1]))^2" office:value-type="float" office:value="0.0000547849975228836" calcext:value-type="float">
            <text:p>5.47849975228836E-05</text:p>
          </table:table-cell>
          <table:table-cell table:formula="of:=0.5*[.CH12]*(([.CH6]-[.CG6])/([.CH1]-[.CG1]))^2" office:value-type="float" office:value="0.0286544498977428" calcext:value-type="float">
            <text:p>0.028654449897743</text:p>
          </table:table-cell>
          <table:table-cell table:formula="of:=0.5*[.CI12]*(([.CI6]-[.CH6])/([.CI1]-[.CH1]))^2" office:value-type="float" office:value="0.0308660864234008" calcext:value-type="float">
            <text:p>0.030866086423401</text:p>
          </table:table-cell>
          <table:table-cell table:formula="of:=0.5*[.CJ12]*(([.CJ6]-[.CI6])/([.CJ1]-[.CI1]))^2" office:value-type="float" office:value="0.0126416931536304" calcext:value-type="float">
            <text:p>0.012641693153631</text:p>
          </table:table-cell>
          <table:table-cell table:formula="of:=0.5*[.CK12]*(([.CK6]-[.CJ6])/([.CK1]-[.CJ1]))^2" office:value-type="float" office:value="0.0215253074492534" calcext:value-type="float">
            <text:p>0.021525307449254</text:p>
          </table:table-cell>
          <table:table-cell table:formula="of:=0.5*[.CL12]*(([.CL6]-[.CK6])/([.CL1]-[.CK1]))^2" office:value-type="float" office:value="0.000478846422738334" calcext:value-type="float">
            <text:p>0.000478846422738</text:p>
          </table:table-cell>
          <table:table-cell table:formula="of:=0.5*[.CM12]*(([.CM6]-[.CL6])/([.CM1]-[.CL1]))^2" office:value-type="float" office:value="0.0000680666947063738" calcext:value-type="float">
            <text:p>6.80666947063738E-05</text:p>
          </table:table-cell>
          <table:table-cell table:formula="of:=0.5*[.CN12]*(([.CN6]-[.CM6])/([.CN1]-[.CM1]))^2" office:value-type="float" office:value="0.0000463164814882872" calcext:value-type="float">
            <text:p>4.63164814882872E-05</text:p>
          </table:table-cell>
          <table:table-cell table:formula="of:=0.5*[.CO12]*(([.CO6]-[.CN6])/([.CO1]-[.CN1]))^2" office:value-type="float" office:value="0.00362294201571136" calcext:value-type="float">
            <text:p>0.003622942015711</text:p>
          </table:table-cell>
          <table:table-cell table:formula="of:=0.5*[.CP12]*(([.CP6]-[.CO6])/([.CP1]-[.CO1]))^2" office:value-type="float" office:value="0.0103119601985842" calcext:value-type="float">
            <text:p>0.010311960198584</text:p>
          </table:table-cell>
          <table:table-cell table:formula="of:=0.5*[.CQ12]*(([.CQ6]-[.CP6])/([.CQ1]-[.CP1]))^2" office:value-type="float" office:value="0.000216552377771521" calcext:value-type="float">
            <text:p>0.000216552377772</text:p>
          </table:table-cell>
          <table:table-cell table:formula="of:=0.5*[.CR12]*(([.CR6]-[.CQ6])/([.CR1]-[.CQ1]))^2" office:value-type="float" office:value="0.00581324421708752" calcext:value-type="float">
            <text:p>0.005813244217088</text:p>
          </table:table-cell>
          <table:table-cell table:formula="of:=0.5*[.CS12]*(([.CS6]-[.CR6])/([.CS1]-[.CR1]))^2" office:value-type="float" office:value="0.000237908912464898" calcext:value-type="float">
            <text:p>0.000237908912465</text:p>
          </table:table-cell>
          <table:table-cell table:formula="of:=0.5*[.CT12]*(([.CT6]-[.CS6])/([.CT1]-[.CS1]))^2" office:value-type="float" office:value="0.00454631270497098" calcext:value-type="float">
            <text:p>0.004546312704971</text:p>
          </table:table-cell>
          <table:table-cell table:formula="of:=0.5*[.CU12]*(([.CU6]-[.CT6])/([.CU1]-[.CT1]))^2" office:value-type="float" office:value="0.000000946903994071035" calcext:value-type="float">
            <text:p>9.46903994071035E-07</text:p>
          </table:table-cell>
          <table:table-cell table:formula="of:=0.5*[.CV12]*(([.CV6]-[.CU6])/([.CV1]-[.CU1]))^2" office:value-type="float" office:value="0.00330867382174911" calcext:value-type="float">
            <text:p>0.003308673821749</text:p>
          </table:table-cell>
          <table:table-cell table:formula="of:=0.5*[.CW12]*(([.CW6]-[.CV6])/([.CW1]-[.CV1]))^2" office:value-type="float" office:value="0.0158044599243568" calcext:value-type="float">
            <text:p>0.015804459924357</text:p>
          </table:table-cell>
          <table:table-cell table:formula="of:=0.5*[.CX12]*(([.CX6]-[.CW6])/([.CX1]-[.CW1]))^2" office:value-type="float" office:value="0.0760663367917668" calcext:value-type="float">
            <text:p>0.076066336791767</text:p>
          </table:table-cell>
          <table:table-cell table:formula="of:=0.5*[.CY12]*(([.CY6]-[.CX6])/([.CY1]-[.CX1]))^2" office:value-type="float" office:value="0.0541471805060883" calcext:value-type="float">
            <text:p>0.054147180506088</text:p>
          </table:table-cell>
          <table:table-cell table:formula="of:=0.5*[.CZ12]*(([.CZ6]-[.CY6])/([.CZ1]-[.CY1]))^2" office:value-type="float" office:value="0.0244907949878284" calcext:value-type="float">
            <text:p>0.024490794987828</text:p>
          </table:table-cell>
          <table:table-cell table:formula="of:=0.5*[.DA12]*(([.DA6]-[.CZ6])/([.DA1]-[.CZ1]))^2" office:value-type="float" office:value="0.0341979380937856" calcext:value-type="float">
            <text:p>0.034197938093786</text:p>
          </table:table-cell>
          <table:table-cell table:formula="of:=0.5*[.DB12]*(([.DB6]-[.DA6])/([.DB1]-[.DA1]))^2" office:value-type="float" office:value="0.000369740416980538" calcext:value-type="float">
            <text:p>0.000369740416981</text:p>
          </table:table-cell>
          <table:table-cell table:formula="of:=0.5*[.DC12]*(([.DC6]-[.DB6])/([.DC1]-[.DB1]))^2" office:value-type="float" office:value="0.000397215197407866" calcext:value-type="float">
            <text:p>0.000397215197408</text:p>
          </table:table-cell>
          <table:table-cell table:formula="of:=0.5*[.DD12]*(([.DD6]-[.DC6])/([.DD1]-[.DC1]))^2" office:value-type="float" office:value="0.000104312031100973" calcext:value-type="float">
            <text:p>0.000104312031101</text:p>
          </table:table-cell>
          <table:table-cell table:formula="of:=0.5*[.DE12]*(([.DE6]-[.DD6])/([.DE1]-[.DD1]))^2" office:value-type="float" office:value="0.00279298415894369" calcext:value-type="float">
            <text:p>0.002792984158944</text:p>
          </table:table-cell>
          <table:table-cell table:formula="of:=0.5*[.DF12]*(([.DF6]-[.DE6])/([.DF1]-[.DE1]))^2" office:value-type="float" office:value="0.0151041230338226" calcext:value-type="float">
            <text:p>0.015104123033823</text:p>
          </table:table-cell>
          <table:table-cell table:formula="of:=0.5*[.DG12]*(([.DG6]-[.DF6])/([.DG1]-[.DF1]))^2" office:value-type="float" office:value="0.00148833465464572" calcext:value-type="float">
            <text:p>0.001488334654646</text:p>
          </table:table-cell>
          <table:table-cell table:formula="of:=0.5*[.DH12]*(([.DH6]-[.DG6])/([.DH1]-[.DG1]))^2" office:value-type="float" office:value="0.00676184766593055" calcext:value-type="float">
            <text:p>0.006761847665931</text:p>
          </table:table-cell>
          <table:table-cell table:formula="of:=0.5*[.DI12]*(([.DI6]-[.DH6])/([.DI1]-[.DH1]))^2" office:value-type="float" office:value="0.000208768071086483" calcext:value-type="float">
            <text:p>0.000208768071086</text:p>
          </table:table-cell>
          <table:table-cell table:formula="of:=0.5*[.DJ12]*(([.DJ6]-[.DI6])/([.DJ1]-[.DI1]))^2" office:value-type="float" office:value="0.000938229486887744" calcext:value-type="float">
            <text:p>0.000938229486888</text:p>
          </table:table-cell>
          <table:table-cell table:formula="of:=0.5*[.DK12]*(([.DK6]-[.DJ6])/([.DK1]-[.DJ1]))^2" office:value-type="float" office:value="0.00132108667981178" calcext:value-type="float">
            <text:p>0.001321086679812</text:p>
          </table:table-cell>
          <table:table-cell table:formula="of:=0.5*[.DL12]*(([.DL6]-[.DK6])/([.DL1]-[.DK1]))^2" office:value-type="float" office:value="0.038096450076541" calcext:value-type="float">
            <text:p>0.038096450076541</text:p>
          </table:table-cell>
          <table:table-cell table:formula="of:=0.5*[.DM12]*(([.DM6]-[.DL6])/([.DM1]-[.DL1]))^2" office:value-type="float" office:value="0.0321977652288791" calcext:value-type="float">
            <text:p>0.032197765228879</text:p>
          </table:table-cell>
          <table:table-cell table:formula="of:=0.5*[.DN12]*(([.DN6]-[.DM6])/([.DN1]-[.DM1]))^2" office:value-type="float" office:value="0.0103465704290455" calcext:value-type="float">
            <text:p>0.010346570429046</text:p>
          </table:table-cell>
          <table:table-cell table:formula="of:=0.5*[.DO12]*(([.DO6]-[.DN6])/([.DO1]-[.DN1]))^2" office:value-type="float" office:value="0.000662525234916243" calcext:value-type="float">
            <text:p>0.000662525234916</text:p>
          </table:table-cell>
          <table:table-cell table:formula="of:=0.5*[.DP12]*(([.DP6]-[.DO6])/([.DP1]-[.DO1]))^2" office:value-type="float" office:value="0.0000741920857773594" calcext:value-type="float">
            <text:p>7.41920857773594E-05</text:p>
          </table:table-cell>
          <table:table-cell table:formula="of:=0.5*[.DQ12]*(([.DQ6]-[.DP6])/([.DQ1]-[.DP1]))^2" office:value-type="float" office:value="0.0000240333294121217" calcext:value-type="float">
            <text:p>2.40333294121217E-05</text:p>
          </table:table-cell>
          <table:table-cell table:formula="of:=0.5*[.DR12]*(([.DR6]-[.DQ6])/([.DR1]-[.DQ1]))^2" office:value-type="float" office:value="0.000107421348057637" calcext:value-type="float">
            <text:p>0.000107421348058</text:p>
          </table:table-cell>
          <table:table-cell table:formula="of:=0.5*[.DS12]*(([.DS6]-[.DR6])/([.DS1]-[.DR1]))^2" office:value-type="float" office:value="0.000511243927633472" calcext:value-type="float">
            <text:p>0.000511243927633</text:p>
          </table:table-cell>
          <table:table-cell table:formula="of:=0.5*[.DT12]*(([.DT6]-[.DS6])/([.DT1]-[.DS1]))^2" office:value-type="float" office:value="0.000643963579217238" calcext:value-type="float">
            <text:p>0.000643963579217</text:p>
          </table:table-cell>
          <table:table-cell table:formula="of:=0.5*[.DU12]*(([.DU6]-[.DT6])/([.DU1]-[.DT1]))^2" office:value-type="float" office:value="0.00122184981617391" calcext:value-type="float">
            <text:p>0.001221849816174</text:p>
          </table:table-cell>
          <table:table-cell table:formula="of:=0.5*[.DV12]*(([.DV6]-[.DU6])/([.DV1]-[.DU1]))^2" office:value-type="float" office:value="0.0312832036085439" calcext:value-type="float">
            <text:p>0.031283203608544</text:p>
          </table:table-cell>
          <table:table-cell table:formula="of:=0.5*[.DW12]*(([.DW6]-[.DV6])/([.DW1]-[.DV1]))^2" office:value-type="float" office:value="0.0102765666101277" calcext:value-type="float">
            <text:p>0.010276566610128</text:p>
          </table:table-cell>
          <table:table-cell table:formula="of:=0.5*[.DX12]*(([.DX6]-[.DW6])/([.DX1]-[.DW1]))^2" office:value-type="float" office:value="0.00309380238484491" calcext:value-type="float">
            <text:p>0.003093802384845</text:p>
          </table:table-cell>
          <table:table-cell table:formula="of:=0.5*[.DY12]*(([.DY6]-[.DX6])/([.DY1]-[.DX1]))^2" office:value-type="float" office:value="0.00773159796095019" calcext:value-type="float">
            <text:p>0.00773159796095</text:p>
          </table:table-cell>
          <table:table-cell table:formula="of:=0.5*[.DZ12]*(([.DZ6]-[.DY6])/([.DZ1]-[.DY1]))^2" office:value-type="float" office:value="0.0000114104623757179" calcext:value-type="float">
            <text:p>1.14104623757179E-05</text:p>
          </table:table-cell>
          <table:table-cell table:formula="of:=0.5*[.EA12]*(([.EA6]-[.DZ6])/([.EA1]-[.DZ1]))^2" office:value-type="float" office:value="0.000167682263172544" calcext:value-type="float">
            <text:p>0.000167682263173</text:p>
          </table:table-cell>
          <table:table-cell table:formula="of:=0.5*[.EB12]*(([.EB6]-[.EA6])/([.EB1]-[.EA1]))^2" office:value-type="float" office:value="0.00111461560781417" calcext:value-type="float">
            <text:p>0.001114615607814</text:p>
          </table:table-cell>
          <table:table-cell table:formula="of:=0.5*[.EC12]*(([.EC6]-[.EB6])/([.EC1]-[.EB1]))^2" office:value-type="float" office:value="0.00260699119747593" calcext:value-type="float">
            <text:p>0.002606991197476</text:p>
          </table:table-cell>
          <table:table-cell table:formula="of:=0.5*[.ED12]*(([.ED6]-[.EC6])/([.ED1]-[.EC1]))^2" office:value-type="float" office:value="0.000030213882239642" calcext:value-type="float">
            <text:p>3.0213882239642E-05</text:p>
          </table:table-cell>
          <table:table-cell table:formula="of:=0.5*[.EE12]*(([.EE6]-[.ED6])/([.EE1]-[.ED1]))^2" office:value-type="float" office:value="0.000022542122910531" calcext:value-type="float">
            <text:p>2.2542122910531E-05</text:p>
          </table:table-cell>
          <table:table-cell table:formula="of:=0.5*[.EF12]*(([.EF6]-[.EE6])/([.EF1]-[.EE1]))^2" office:value-type="float" office:value="0.0146804562621064" calcext:value-type="float">
            <text:p>0.014680456262107</text:p>
          </table:table-cell>
          <table:table-cell table:formula="of:=0.5*[.EG12]*(([.EG6]-[.EF6])/([.EG1]-[.EF1]))^2" office:value-type="float" office:value="0.00677947671450881" calcext:value-type="float">
            <text:p>0.006779476714509</text:p>
          </table:table-cell>
          <table:table-cell table:formula="of:=0.5*[.EH12]*(([.EH6]-[.EG6])/([.EH1]-[.EG1]))^2" office:value-type="float" office:value="0.0000715876965925299" calcext:value-type="float">
            <text:p>7.15876965925299E-05</text:p>
          </table:table-cell>
          <table:table-cell table:formula="of:=0.5*[.EI12]*(([.EI6]-[.EH6])/([.EI1]-[.EH1]))^2" office:value-type="float" office:value="0.0000692526987538943" calcext:value-type="float">
            <text:p>6.92526987538943E-05</text:p>
          </table:table-cell>
          <table:table-cell table:formula="of:=0.5*[.EJ12]*(([.EJ6]-[.EI6])/([.EJ1]-[.EI1]))^2" office:value-type="float" office:value="0.000457600916341172" calcext:value-type="float">
            <text:p>0.000457600916341</text:p>
          </table:table-cell>
          <table:table-cell table:formula="of:=0.5*[.EK12]*(([.EK6]-[.EJ6])/([.EK1]-[.EJ1]))^2" office:value-type="float" office:value="0.000249415707612326" calcext:value-type="float">
            <text:p>0.000249415707612</text:p>
          </table:table-cell>
          <table:table-cell table:formula="of:=0.5*[.EL12]*(([.EL6]-[.EK6])/([.EL1]-[.EK1]))^2" office:value-type="float" office:value="0.0317369902066492" calcext:value-type="float">
            <text:p>0.031736990206649</text:p>
          </table:table-cell>
          <table:table-cell table:formula="of:=0.5*[.EM12]*(([.EM6]-[.EL6])/([.EM1]-[.EL1]))^2" office:value-type="float" office:value="0.00646137972637746" calcext:value-type="float">
            <text:p>0.006461379726377</text:p>
          </table:table-cell>
          <table:table-cell table:formula="of:=0.5*[.EN12]*(([.EN6]-[.EM6])/([.EN1]-[.EM1]))^2" office:value-type="float" office:value="0.0297431312429774" calcext:value-type="float">
            <text:p>0.029743131242977</text:p>
          </table:table-cell>
          <table:table-cell table:formula="of:=0.5*[.EO12]*(([.EO6]-[.EN6])/([.EO1]-[.EN1]))^2" office:value-type="float" office:value="0.00546160127019919" calcext:value-type="float">
            <text:p>0.005461601270199</text:p>
          </table:table-cell>
          <table:table-cell table:formula="of:=0.5*[.EP12]*(([.EP6]-[.EO6])/([.EP1]-[.EO1]))^2" office:value-type="float" office:value="0.00000605308674001959" calcext:value-type="float">
            <text:p>6.05308674001959E-06</text:p>
          </table:table-cell>
          <table:table-cell table:formula="of:=0.5*[.EQ12]*(([.EQ6]-[.EP6])/([.EQ1]-[.EP1]))^2" office:value-type="float" office:value="0.000425323539678944" calcext:value-type="float">
            <text:p>0.000425323539679</text:p>
          </table:table-cell>
          <table:table-cell table:formula="of:=0.5*[.ER12]*(([.ER6]-[.EQ6])/([.ER1]-[.EQ1]))^2" office:value-type="float" office:value="0.000367134213514124" calcext:value-type="float">
            <text:p>0.000367134213514</text:p>
          </table:table-cell>
          <table:table-cell table:formula="of:=0.5*[.ES12]*(([.ES6]-[.ER6])/([.ES1]-[.ER1]))^2" office:value-type="float" office:value="0.0000115377193237048" calcext:value-type="float">
            <text:p>1.15377193237048E-05</text:p>
          </table:table-cell>
          <table:table-cell table:formula="of:=0.5*[.ET12]*(([.ET6]-[.ES6])/([.ET1]-[.ES1]))^2" office:value-type="float" office:value="0.000087075651605316" calcext:value-type="float">
            <text:p>8.7075651605316E-05</text:p>
          </table:table-cell>
          <table:table-cell table:formula="of:=0.5*[.EU12]*(([.EU6]-[.ET6])/([.EU1]-[.ET1]))^2" office:value-type="float" office:value="0.0000394773647534671" calcext:value-type="float">
            <text:p>3.94773647534671E-05</text:p>
          </table:table-cell>
          <table:table-cell table:formula="of:=0.5*[.EV12]*(([.EV6]-[.EU6])/([.EV1]-[.EU1]))^2" office:value-type="float" office:value="0.0000184169400247608" calcext:value-type="float">
            <text:p>1.84169400247608E-05</text:p>
          </table:table-cell>
          <table:table-cell table:formula="of:=0.5*[.EW12]*(([.EW6]-[.EV6])/([.EW1]-[.EV1]))^2" office:value-type="float" office:value="0.000000681268025351556" calcext:value-type="float">
            <text:p>6.81268025351556E-07</text:p>
          </table:table-cell>
          <table:table-cell table:formula="of:=0.5*[.EX12]*(([.EX6]-[.EW6])/([.EX1]-[.EW1]))^2" office:value-type="float" office:value="0.000000303369126367667" calcext:value-type="float">
            <text:p>3.03369126367667E-07</text:p>
          </table:table-cell>
          <table:table-cell table:formula="of:=0.5*[.EY12]*(([.EY6]-[.EX6])/([.EY1]-[.EX1]))^2" office:value-type="float" office:value="0.000000760172984939333" calcext:value-type="float">
            <text:p>7.60172984939333E-07</text:p>
          </table:table-cell>
          <table:table-cell table:formula="of:=0.5*[.EZ12]*(([.EZ6]-[.EY6])/([.EZ1]-[.EY1]))^2" office:value-type="float" office:value="0.000000108999264523901" calcext:value-type="float">
            <text:p>1.08999264523901E-07</text:p>
          </table:table-cell>
          <table:table-cell table:formula="of:=0.5*[.FA12]*(([.FA6]-[.EZ6])/([.FA1]-[.EZ1]))^2" office:value-type="float" office:value="0.000000000967791600428695" calcext:value-type="float">
            <text:p>9.67791600428695E-10</text:p>
          </table:table-cell>
          <table:table-cell table:formula="of:=0.5*[.FB12]*(([.FB6]-[.FA6])/([.FB1]-[.FA1]))^2" office:value-type="float" office:value="0.00000019040994024002" calcext:value-type="float">
            <text:p>1.9040994024002E-07</text:p>
          </table:table-cell>
          <table:table-cell table:formula="of:=0.5*[.FC12]*(([.FC6]-[.FB6])/([.FC1]-[.FB1]))^2" office:value-type="float" office:value="0.00000000580131830281979" calcext:value-type="float">
            <text:p>5.80131830281979E-09</text:p>
          </table:table-cell>
          <table:table-cell table:formula="of:=0.5*[.FD12]*(([.FD6]-[.FC6])/([.FD1]-[.FC1]))^2" office:value-type="float" office:value="0.000000110447615518824" calcext:value-type="float">
            <text:p>1.10447615518824E-07</text:p>
          </table:table-cell>
          <table:table-cell table:formula="of:=0.5*[.FE12]*(([.FE6]-[.FD6])/([.FE1]-[.FD1]))^2" office:value-type="float" office:value="0.000000241142273939761" calcext:value-type="float">
            <text:p>2.41142273939761E-07</text:p>
          </table:table-cell>
          <table:table-cell table:formula="of:=0.5*[.FF12]*(([.FF6]-[.FE6])/([.FF1]-[.FE1]))^2" office:value-type="float" office:value="0.000000143980964402477" calcext:value-type="float">
            <text:p>1.43980964402477E-07</text:p>
          </table:table-cell>
          <table:table-cell table:formula="of:=0.5*[.FG12]*(([.FG6]-[.FF6])/([.FG1]-[.FF1]))^2" office:value-type="float" office:value="0.000000012523446883882" calcext:value-type="float">
            <text:p>1.2523446883882E-08</text:p>
          </table:table-cell>
          <table:table-cell table:formula="of:=0.5*[.FH12]*(([.FH6]-[.FG6])/([.FH1]-[.FG1]))^2" office:value-type="float" office:value="0.0000000147165613419288" calcext:value-type="float">
            <text:p>1.47165613419288E-08</text:p>
          </table:table-cell>
          <table:table-cell table:formula="of:=0.5*[.FI12]*(([.FI6]-[.FH6])/([.FI1]-[.FH1]))^2" office:value-type="float" office:value="0.000000076713700877514" calcext:value-type="float">
            <text:p>7.6713700877514E-08</text:p>
          </table:table-cell>
          <table:table-cell table:formula="of:=0.5*[.FJ12]*(([.FJ6]-[.FI6])/([.FJ1]-[.FI1]))^2" office:value-type="float" office:value="0.000000208472918276759" calcext:value-type="float">
            <text:p>2.08472918276759E-07</text:p>
          </table:table-cell>
          <table:table-cell table:formula="of:=0.5*[.FK12]*(([.FK6]-[.FJ6])/([.FK1]-[.FJ1]))^2" office:value-type="float" office:value="0.0000000731312283979333" calcext:value-type="float">
            <text:p>7.31312283979333E-08</text:p>
          </table:table-cell>
          <table:table-cell table:formula="of:=0.5*[.FL12]*(([.FL6]-[.FK6])/([.FL1]-[.FK1]))^2" office:value-type="float" office:value="0.0000000322881425418625" calcext:value-type="float">
            <text:p>3.22881425418625E-08</text:p>
          </table:table-cell>
          <table:table-cell table:formula="of:=0.5*[.FM12]*(([.FM6]-[.FL6])/([.FM1]-[.FL1]))^2" office:value-type="float" office:value="0.000000123712274435217" calcext:value-type="float">
            <text:p>1.23712274435217E-07</text:p>
          </table:table-cell>
          <table:table-cell table:formula="of:=0.5*[.FN12]*(([.FN6]-[.FM6])/([.FN1]-[.FM1]))^2" office:value-type="float" office:value="0.000000258670420614028" calcext:value-type="float">
            <text:p>2.58670420614028E-07</text:p>
          </table:table-cell>
          <table:table-cell table:formula="of:=0.5*[.FO12]*(([.FO6]-[.FN6])/([.FO1]-[.FN1]))^2" office:value-type="float" office:value="0.0000000000670009646795522" calcext:value-type="float">
            <text:p>6.70009646795522E-11</text:p>
          </table:table-cell>
          <table:table-cell table:formula="of:=0.5*[.FP12]*(([.FP6]-[.FO6])/([.FP1]-[.FO1]))^2" office:value-type="float" office:value="0.000000158104605191814" calcext:value-type="float">
            <text:p>1.58104605191814E-07</text:p>
          </table:table-cell>
          <table:table-cell table:formula="of:=0.5*[.FQ12]*(([.FQ6]-[.FP6])/([.FQ1]-[.FP1]))^2" office:value-type="float" office:value="0.000000809817617390304" calcext:value-type="float">
            <text:p>8.09817617390304E-07</text:p>
          </table:table-cell>
          <table:table-cell table:formula="of:=0.5*[.FR12]*(([.FR6]-[.FQ6])/([.FR1]-[.FQ1]))^2" office:value-type="float" office:value="0.0000000696260231892388" calcext:value-type="float">
            <text:p>6.96260231892388E-08</text:p>
          </table:table-cell>
          <table:table-cell table:formula="of:=0.5*[.FS12]*(([.FS6]-[.FR6])/([.FS1]-[.FR1]))^2" office:value-type="float" office:value="0.000000071397879050623" calcext:value-type="float">
            <text:p>7.1397879050623E-08</text:p>
          </table:table-cell>
          <table:table-cell table:formula="of:=0.5*[.FT12]*(([.FT6]-[.FS6])/([.FT1]-[.FS1]))^2" office:value-type="float" office:value="0.0000000312564247695167" calcext:value-type="float">
            <text:p>3.12564247695167E-08</text:p>
          </table:table-cell>
          <table:table-cell table:formula="of:=0.5*[.FU12]*(([.FU6]-[.FT6])/([.FU1]-[.FT1]))^2" office:value-type="float" office:value="0.000000103857546816053" calcext:value-type="float">
            <text:p>1.03857546816053E-07</text:p>
          </table:table-cell>
          <table:table-cell table:formula="of:=0.5*[.FV12]*(([.FV6]-[.FU6])/([.FV1]-[.FU1]))^2" office:value-type="float" office:value="0.00000000275730258665669" calcext:value-type="float">
            <text:p>2.75730258665669E-09</text:p>
          </table:table-cell>
          <table:table-cell table:formula="of:=0.5*[.FW12]*(([.FW6]-[.FV6])/([.FW1]-[.FV1]))^2" office:value-type="float" office:value="0.000000332118335708749" calcext:value-type="float">
            <text:p>3.32118335708749E-07</text:p>
          </table:table-cell>
          <table:table-cell table:formula="of:=0.5*[.FX12]*(([.FX6]-[.FW6])/([.FX1]-[.FW1]))^2" office:value-type="float" office:value="0.0000000525547046328254" calcext:value-type="float">
            <text:p>5.25547046328254E-08</text:p>
          </table:table-cell>
          <table:table-cell table:formula="of:=0.5*[.FY12]*(([.FY6]-[.FX6])/([.FY1]-[.FX1]))^2" office:value-type="float" office:value="0.000000100757401298509" calcext:value-type="float">
            <text:p>1.00757401298509E-07</text:p>
          </table:table-cell>
          <table:table-cell table:formula="of:=0.5*[.FZ12]*(([.FZ6]-[.FY6])/([.FZ1]-[.FY1]))^2" office:value-type="float" office:value="0.0000000636875173850895" calcext:value-type="float">
            <text:p>6.36875173850895E-08</text:p>
          </table:table-cell>
          <table:table-cell table:formula="of:=0.5*[.GA12]*(([.GA6]-[.FZ6])/([.GA1]-[.FZ1]))^2" office:value-type="float" office:value="0.0000000559106071222737" calcext:value-type="float">
            <text:p>5.59106071222737E-08</text:p>
          </table:table-cell>
          <table:table-cell table:formula="of:=0.5*[.GB12]*(([.GB6]-[.GA6])/([.GB1]-[.GA1]))^2" office:value-type="float" office:value="0.00000000249331465156587" calcext:value-type="float">
            <text:p>2.49331465156587E-09</text:p>
          </table:table-cell>
          <table:table-cell table:formula="of:=0.5*[.GC12]*(([.GC6]-[.GB6])/([.GC1]-[.GB1]))^2" office:value-type="float" office:value="0.0000000466235074404044" calcext:value-type="float">
            <text:p>4.66235074404044E-08</text:p>
          </table:table-cell>
          <table:table-cell table:formula="of:=0.5*[.GD12]*(([.GD6]-[.GC6])/([.GD1]-[.GC1]))^2" office:value-type="float" office:value="0.000000104738844296948" calcext:value-type="float">
            <text:p>1.04738844296948E-07</text:p>
          </table:table-cell>
          <table:table-cell table:formula="of:=0.5*[.GE12]*(([.GE6]-[.GD6])/([.GE1]-[.GD1]))^2" office:value-type="float" office:value="0.00000000309936670075422" calcext:value-type="float">
            <text:p>3.09936670075422E-09</text:p>
          </table:table-cell>
          <table:table-cell table:formula="of:=0.5*[.GF12]*(([.GF6]-[.GE6])/([.GF1]-[.GE1]))^2" office:value-type="float" office:value="0.00000000166401954207821" calcext:value-type="float">
            <text:p>1.66401954207821E-09</text:p>
          </table:table-cell>
          <table:table-cell table:formula="of:=0.5*[.GG12]*(([.GG6]-[.GF6])/([.GG1]-[.GF1]))^2" office:value-type="float" office:value="0.00000000198547155343575" calcext:value-type="float">
            <text:p>1.98547155343575E-09</text:p>
          </table:table-cell>
          <table:table-cell table:formula="of:=0.5*[.GH12]*(([.GH6]-[.GG6])/([.GH1]-[.GG1]))^2" office:value-type="float" office:value="0.0000000876563475840783" calcext:value-type="float">
            <text:p>8.76563475840783E-08</text:p>
          </table:table-cell>
          <table:table-cell table:formula="of:=0.5*[.GI12]*(([.GI6]-[.GH6])/([.GI1]-[.GH1]))^2" office:value-type="float" office:value="0.0000000273964340352667" calcext:value-type="float">
            <text:p>2.73964340352667E-08</text:p>
          </table:table-cell>
          <table:table-cell table:formula="of:=0.5*[.GJ12]*(([.GJ6]-[.GI6])/([.GJ1]-[.GI1]))^2" office:value-type="float" office:value="0.000000190941789787818" calcext:value-type="float">
            <text:p>1.90941789787818E-07</text:p>
          </table:table-cell>
          <table:table-cell table:formula="of:=0.5*[.GK12]*(([.GK6]-[.GJ6])/([.GK1]-[.GJ1]))^2" office:value-type="float" office:value="0.000000592162216015926" calcext:value-type="float">
            <text:p>5.92162216015926E-07</text:p>
          </table:table-cell>
          <table:table-cell table:formula="of:=0.5*[.GL12]*(([.GL6]-[.GK6])/([.GL1]-[.GK1]))^2" office:value-type="float" office:value="0.000000183906120416403" calcext:value-type="float">
            <text:p>1.83906120416403E-07</text:p>
          </table:table-cell>
          <table:table-cell table:formula="of:=0.5*[.GM12]*(([.GM6]-[.GL6])/([.GM1]-[.GL1]))^2" office:value-type="float" office:value="0.00000000153115893779547" calcext:value-type="float">
            <text:p>1.53115893779547E-09</text:p>
          </table:table-cell>
          <table:table-cell table:formula="of:=0.5*[.GN12]*(([.GN6]-[.GM6])/([.GN1]-[.GM1]))^2" office:value-type="float" office:value="0.0000000277003529372756" calcext:value-type="float">
            <text:p>2.77003529372756E-08</text:p>
          </table:table-cell>
          <table:table-cell table:formula="of:=0.5*[.GO12]*(([.GO6]-[.GN6])/([.GO1]-[.GN1]))^2" office:value-type="float" office:value="0.0000000189877758783594" calcext:value-type="float">
            <text:p>1.89877758783594E-08</text:p>
          </table:table-cell>
          <table:table-cell table:formula="of:=0.5*[.GP12]*(([.GP6]-[.GO6])/([.GP1]-[.GO1]))^2" office:value-type="float" office:value="0.0000000551774572703175" calcext:value-type="float">
            <text:p>5.51774572703175E-08</text:p>
          </table:table-cell>
          <table:table-cell table:formula="of:=0.5*[.GQ12]*(([.GQ6]-[.GP6])/([.GQ1]-[.GP1]))^2" office:value-type="float" office:value="0.000000000564978535601651" calcext:value-type="float">
            <text:p>5.64978535601651E-10</text:p>
          </table:table-cell>
          <table:table-cell table:formula="of:=0.5*[.GR12]*(([.GR6]-[.GQ6])/([.GR1]-[.GQ1]))^2" office:value-type="float" office:value="0.000000011207210410261" calcext:value-type="float">
            <text:p>1.1207210410261E-08</text:p>
          </table:table-cell>
          <table:table-cell table:formula="of:=0.5*[.GS12]*(([.GS6]-[.GR6])/([.GS1]-[.GR1]))^2" office:value-type="float" office:value="0.000000161989912984848" calcext:value-type="float">
            <text:p>1.61989912984848E-07</text:p>
          </table:table-cell>
          <table:table-cell table:formula="of:=0.5*[.GT12]*(([.GT6]-[.GS6])/([.GT1]-[.GS1]))^2" office:value-type="float" office:value="0.000000379853456526828" calcext:value-type="float">
            <text:p>3.79853456526828E-07</text:p>
          </table:table-cell>
          <table:table-cell table:formula="of:=0.5*[.GU12]*(([.GU6]-[.GT6])/([.GU1]-[.GT1]))^2" office:value-type="float" office:value="0.000000077119158389453" calcext:value-type="float">
            <text:p>7.7119158389453E-08</text:p>
          </table:table-cell>
          <table:table-cell table:formula="of:=0.5*[.GV12]*(([.GV6]-[.GU6])/([.GV1]-[.GU1]))^2" office:value-type="float" office:value="0.0000000122244845149945" calcext:value-type="float">
            <text:p>1.22244845149945E-08</text:p>
          </table:table-cell>
          <table:table-cell table:formula="of:=0.5*[.GW12]*(([.GW6]-[.GV6])/([.GW1]-[.GV1]))^2" office:value-type="float" office:value="0.00000000418837631633216" calcext:value-type="float">
            <text:p>4.18837631633216E-09</text:p>
          </table:table-cell>
          <table:table-cell table:formula="of:=0.5*[.GX12]*(([.GX6]-[.GW6])/([.GX1]-[.GW1]))^2" office:value-type="float" office:value="0.0000000079717248926734" calcext:value-type="float">
            <text:p>7.9717248926734E-09</text:p>
          </table:table-cell>
          <table:table-cell table:formula="of:=0.5*[.GY12]*(([.GY6]-[.GX6])/([.GY1]-[.GX1]))^2" office:value-type="float" office:value="0.000318459687678575" calcext:value-type="float">
            <text:p>0.000318459687679</text:p>
          </table:table-cell>
          <table:table-cell table:formula="of:=0.5*[.GZ12]*(([.GZ6]-[.GY6])/([.GZ1]-[.GY1]))^2" office:value-type="string" office:string-value="" calcext:value-type="error">
            <text:p>#DIV/0!</text:p>
          </table:table-cell>
          <table:table-cell table:formula="of:=0.5*[.HA12]*(([.HA6]-[.GZ6])/([.HA1]-[.GZ1]))^2" office:value-type="string" office:string-value="" calcext:value-type="error">
            <text:p>#DIV/0!</text:p>
          </table:table-cell>
          <table:table-cell table:formula="of:=0.5*[.HB12]*(([.HB6]-[.HA6])/([.HB1]-[.HA1]))^2" office:value-type="string" office:string-value="" calcext:value-type="error">
            <text:p>#DIV/0!</text:p>
          </table:table-cell>
          <table:table-cell table:formula="of:=0.5*[.HC12]*(([.HC6]-[.HB6])/([.HC1]-[.HB1]))^2" office:value-type="string" office:string-value="" calcext:value-type="error">
            <text:p>#DIV/0!</text:p>
          </table:table-cell>
          <table:table-cell table:formula="of:=0.5*[.HD12]*(([.HD6]-[.HC6])/([.HD1]-[.HC1]))^2" office:value-type="string" office:string-value="" calcext:value-type="error">
            <text:p>#DIV/0!</text:p>
          </table:table-cell>
          <table:table-cell table:formula="of:=0.5*[.HE12]*(([.HE6]-[.HD6])/([.HE1]-[.HD1]))^2" office:value-type="string" office:string-value="" calcext:value-type="error">
            <text:p>#DIV/0!</text:p>
          </table:table-cell>
          <table:table-cell table:formula="of:=0.5*[.HF12]*(([.HF6]-[.HE6])/([.HF1]-[.HE1]))^2" office:value-type="string" office:string-value="" calcext:value-type="error">
            <text:p>#DIV/0!</text:p>
          </table:table-cell>
          <table:table-cell table:formula="of:=0.5*[.HG12]*(([.HG6]-[.HF6])/([.HG1]-[.HF1]))^2" office:value-type="string" office:string-value="" calcext:value-type="error">
            <text:p>#DIV/0!</text:p>
          </table:table-cell>
          <table:table-cell table:formula="of:=0.5*[.HH12]*(([.HH6]-[.HG6])/([.HH1]-[.HG1]))^2" office:value-type="string" office:string-value="" calcext:value-type="error">
            <text:p>#DIV/0!</text:p>
          </table:table-cell>
          <table:table-cell table:formula="of:=0.5*[.HI12]*(([.HI6]-[.HH6])/([.HI1]-[.HH1]))^2" office:value-type="string" office:string-value="" calcext:value-type="error">
            <text:p>#DIV/0!</text:p>
          </table:table-cell>
          <table:table-cell table:formula="of:=0.5*[.HJ12]*(([.HJ6]-[.HI6])/([.HJ1]-[.HI1]))^2" office:value-type="string" office:string-value="" calcext:value-type="error">
            <text:p>#DIV/0!</text:p>
          </table:table-cell>
          <table:table-cell table:formula="of:=0.5*[.HK12]*(([.HK6]-[.HJ6])/([.HK1]-[.HJ1]))^2" office:value-type="string" office:string-value="" calcext:value-type="error">
            <text:p>#DIV/0!</text:p>
          </table:table-cell>
          <table:table-cell table:formula="of:=0.5*[.HL12]*(([.HL6]-[.HK6])/([.HL1]-[.HK1]))^2" office:value-type="string" office:string-value="" calcext:value-type="error">
            <text:p>#DIV/0!</text:p>
          </table:table-cell>
          <table:table-cell table:formula="of:=0.5*[.HM12]*(([.HM6]-[.HL6])/([.HM1]-[.HL1]))^2" office:value-type="string" office:string-value="" calcext:value-type="error">
            <text:p>#DIV/0!</text:p>
          </table:table-cell>
          <table:table-cell table:formula="of:=0.5*[.HN12]*(([.HN6]-[.HM6])/([.HN1]-[.HM1]))^2" office:value-type="string" office:string-value="" calcext:value-type="error">
            <text:p>#DIV/0!</text:p>
          </table:table-cell>
          <table:table-cell table:formula="of:=0.5*[.HO12]*(([.HO6]-[.HN6])/([.HO1]-[.HN1]))^2" office:value-type="string" office:string-value="" calcext:value-type="error">
            <text:p>#DIV/0!</text:p>
          </table:table-cell>
          <table:table-cell table:formula="of:=0.5*[.HP12]*(([.HP6]-[.HO6])/([.HP1]-[.HO1]))^2" office:value-type="string" office:string-value="" calcext:value-type="error">
            <text:p>#DIV/0!</text:p>
          </table:table-cell>
          <table:table-cell table:formula="of:=0.5*[.HQ12]*(([.HQ6]-[.HP6])/([.HQ1]-[.HP1]))^2" office:value-type="string" office:string-value="" calcext:value-type="error">
            <text:p>#DIV/0!</text:p>
          </table:table-cell>
          <table:table-cell table:formula="of:=0.5*[.HR12]*(([.HR6]-[.HQ6])/([.HR1]-[.HQ1]))^2" office:value-type="string" office:string-value="" calcext:value-type="error">
            <text:p>#DIV/0!</text:p>
          </table:table-cell>
          <table:table-cell table:formula="of:=0.5*[.HS12]*(([.HS6]-[.HR6])/([.HS1]-[.HR1]))^2" office:value-type="string" office:string-value="" calcext:value-type="error">
            <text:p>#DIV/0!</text:p>
          </table:table-cell>
          <table:table-cell table:formula="of:=0.5*[.HT12]*(([.HT6]-[.HS6])/([.HT1]-[.HS1]))^2" office:value-type="string" office:string-value="" calcext:value-type="error">
            <text:p>#DIV/0!</text:p>
          </table:table-cell>
          <table:table-cell table:formula="of:=0.5*[.HU12]*(([.HU6]-[.HT6])/([.HU1]-[.HT1]))^2" office:value-type="string" office:string-value="" calcext:value-type="error">
            <text:p>#DIV/0!</text:p>
          </table:table-cell>
          <table:table-cell table:formula="of:=0.5*[.HV12]*(([.HV6]-[.HU6])/([.HV1]-[.HU1]))^2" office:value-type="string" office:string-value="" calcext:value-type="error">
            <text:p>#DIV/0!</text:p>
          </table:table-cell>
          <table:table-cell table:formula="of:=0.5*[.HW12]*(([.HW6]-[.HV6])/([.HW1]-[.HV1]))^2" office:value-type="string" office:string-value="" calcext:value-type="error">
            <text:p>#DIV/0!</text:p>
          </table:table-cell>
          <table:table-cell table:formula="of:=0.5*[.HX12]*(([.HX6]-[.HW6])/([.HX1]-[.HW1]))^2" office:value-type="string" office:string-value="" calcext:value-type="error">
            <text:p>#DIV/0!</text:p>
          </table:table-cell>
          <table:table-cell table:formula="of:=0.5*[.HY12]*(([.HY6]-[.HX6])/([.HY1]-[.HX1]))^2" office:value-type="string" office:string-value="" calcext:value-type="error">
            <text:p>#DIV/0!</text:p>
          </table:table-cell>
          <table:table-cell table:formula="of:=0.5*[.HZ12]*(([.HZ6]-[.HY6])/([.HZ1]-[.HY1]))^2" office:value-type="string" office:string-value="" calcext:value-type="error">
            <text:p>#DIV/0!</text:p>
          </table:table-cell>
          <table:table-cell table:formula="of:=0.5*[.IA12]*(([.IA6]-[.HZ6])/([.IA1]-[.HZ1]))^2" office:value-type="string" office:string-value="" calcext:value-type="error">
            <text:p>#DIV/0!</text:p>
          </table:table-cell>
          <table:table-cell table:formula="of:=0.5*[.IB12]*(([.IB6]-[.IA6])/([.IB1]-[.IA1]))^2" office:value-type="string" office:string-value="" calcext:value-type="error">
            <text:p>#DIV/0!</text:p>
          </table:table-cell>
          <table:table-cell table:formula="of:=0.5*[.IC12]*(([.IC6]-[.IB6])/([.IC1]-[.IB1]))^2" office:value-type="string" office:string-value="" calcext:value-type="error">
            <text:p>#DIV/0!</text:p>
          </table:table-cell>
          <table:table-cell table:formula="of:=0.5*[.ID12]*(([.ID6]-[.IC6])/([.ID1]-[.IC1]))^2" office:value-type="string" office:string-value="" calcext:value-type="error">
            <text:p>#DIV/0!</text:p>
          </table:table-cell>
          <table:table-cell table:formula="of:=0.5*[.IE12]*(([.IE6]-[.ID6])/([.IE1]-[.ID1]))^2" office:value-type="string" office:string-value="" calcext:value-type="error">
            <text:p>#DIV/0!</text:p>
          </table:table-cell>
          <table:table-cell table:formula="of:=0.5*[.IF12]*(([.IF6]-[.IE6])/([.IF1]-[.IE1]))^2" office:value-type="string" office:string-value="" calcext:value-type="error">
            <text:p>#DIV/0!</text:p>
          </table:table-cell>
          <table:table-cell table:formula="of:=0.5*[.IG12]*(([.IG6]-[.IF6])/([.IG1]-[.IF1]))^2" office:value-type="string" office:string-value="" calcext:value-type="error">
            <text:p>#DIV/0!</text:p>
          </table:table-cell>
          <table:table-cell table:formula="of:=0.5*[.IH12]*(([.IH6]-[.IG6])/([.IH1]-[.IG1]))^2" office:value-type="string" office:string-value="" calcext:value-type="error">
            <text:p>#DIV/0!</text:p>
          </table:table-cell>
          <table:table-cell table:formula="of:=0.5*[.II12]*(([.II6]-[.IH6])/([.II1]-[.IH1]))^2" office:value-type="string" office:string-value="" calcext:value-type="error">
            <text:p>#DIV/0!</text:p>
          </table:table-cell>
          <table:table-cell table:formula="of:=0.5*[.IJ12]*(([.IJ6]-[.II6])/([.IJ1]-[.II1]))^2" office:value-type="string" office:string-value="" calcext:value-type="error">
            <text:p>#DIV/0!</text:p>
          </table:table-cell>
          <table:table-cell table:formula="of:=0.5*[.IK12]*(([.IK6]-[.IJ6])/([.IK1]-[.IJ1]))^2" office:value-type="string" office:string-value="" calcext:value-type="error">
            <text:p>#DIV/0!</text:p>
          </table:table-cell>
          <table:table-cell table:formula="of:=0.5*[.IL12]*(([.IL6]-[.IK6])/([.IL1]-[.IK1]))^2" office:value-type="string" office:string-value="" calcext:value-type="error">
            <text:p>#DIV/0!</text:p>
          </table:table-cell>
          <table:table-cell table:formula="of:=0.5*[.IM12]*(([.IM6]-[.IL6])/([.IM1]-[.IL1]))^2" office:value-type="string" office:string-value="" calcext:value-type="error">
            <text:p>#DIV/0!</text:p>
          </table:table-cell>
          <table:table-cell table:formula="of:=0.5*[.IN12]*(([.IN6]-[.IM6])/([.IN1]-[.IM1]))^2" office:value-type="string" office:string-value="" calcext:value-type="error">
            <text:p>#DIV/0!</text:p>
          </table:table-cell>
          <table:table-cell table:formula="of:=0.5*[.IO12]*(([.IO6]-[.IN6])/([.IO1]-[.IN1]))^2" office:value-type="string" office:string-value="" calcext:value-type="error">
            <text:p>#DIV/0!</text:p>
          </table:table-cell>
          <table:table-cell table:formula="of:=0.5*[.IP12]*(([.IP6]-[.IO6])/([.IP1]-[.IO1]))^2" office:value-type="string" office:string-value="" calcext:value-type="error">
            <text:p>#DIV/0!</text:p>
          </table:table-cell>
          <table:table-cell table:formula="of:=0.5*[.IQ12]*(([.IQ6]-[.IP6])/([.IQ1]-[.IP1]))^2" office:value-type="string" office:string-value="" calcext:value-type="error">
            <text:p>#DIV/0!</text:p>
          </table:table-cell>
          <table:table-cell table:formula="of:=0.5*[.IR12]*(([.IR6]-[.IQ6])/([.IR1]-[.IQ1]))^2" office:value-type="string" office:string-value="" calcext:value-type="error">
            <text:p>#DIV/0!</text:p>
          </table:table-cell>
          <table:table-cell table:formula="of:=0.5*[.IS12]*(([.IS6]-[.IR6])/([.IS1]-[.IR1]))^2" office:value-type="string" office:string-value="" calcext:value-type="error">
            <text:p>#DIV/0!</text:p>
          </table:table-cell>
          <table:table-cell table:formula="of:=0.5*[.IT12]*(([.IT6]-[.IS6])/([.IT1]-[.IS1]))^2" office:value-type="string" office:string-value="" calcext:value-type="error">
            <text:p>#DIV/0!</text:p>
          </table:table-cell>
          <table:table-cell table:formula="of:=0.5*[.IU12]*(([.IU6]-[.IT6])/([.IU1]-[.IT1]))^2" office:value-type="string" office:string-value="" calcext:value-type="error">
            <text:p>#DIV/0!</text:p>
          </table:table-cell>
          <table:table-cell table:formula="of:=0.5*[.IV12]*(([.IV6]-[.IU6])/([.IV1]-[.IU1]))^2" office:value-type="string" office:string-value="" calcext:value-type="error">
            <text:p>#DIV/0!</text:p>
          </table:table-cell>
          <table:table-cell table:formula="of:=0.5*[.IW12]*(([.IW6]-[.IV6])/([.IW1]-[.IV1]))^2" office:value-type="string" office:string-value="" calcext:value-type="error">
            <text:p>#DIV/0!</text:p>
          </table:table-cell>
          <table:table-cell table:formula="of:=0.5*[.IX12]*(([.IX6]-[.IW6])/([.IX1]-[.IW1]))^2" office:value-type="string" office:string-value="" calcext:value-type="error">
            <text:p>#DIV/0!</text:p>
          </table:table-cell>
          <table:table-cell table:formula="of:=0.5*[.IY12]*(([.IY6]-[.IX6])/([.IY1]-[.IX1]))^2" office:value-type="string" office:string-value="" calcext:value-type="error">
            <text:p>#DIV/0!</text:p>
          </table:table-cell>
          <table:table-cell table:formula="of:=0.5*[.IZ12]*(([.IZ6]-[.IY6])/([.IZ1]-[.IY1]))^2" office:value-type="string" office:string-value="" calcext:value-type="error">
            <text:p>#DIV/0!</text:p>
          </table:table-cell>
          <table:table-cell table:formula="of:=0.5*[.JA12]*(([.JA6]-[.IZ6])/([.JA1]-[.IZ1]))^2" office:value-type="string" office:string-value="" calcext:value-type="error">
            <text:p>#DIV/0!</text:p>
          </table:table-cell>
          <table:table-cell table:formula="of:=0.5*[.JB12]*(([.JB6]-[.JA6])/([.JB1]-[.JA1]))^2" office:value-type="string" office:string-value="" calcext:value-type="error">
            <text:p>#DIV/0!</text:p>
          </table:table-cell>
          <table:table-cell table:formula="of:=0.5*[.JC12]*(([.JC6]-[.JB6])/([.JC1]-[.JB1]))^2" office:value-type="string" office:string-value="" calcext:value-type="error">
            <text:p>#DIV/0!</text:p>
          </table:table-cell>
          <table:table-cell table:formula="of:=0.5*[.JD12]*(([.JD6]-[.JC6])/([.JD1]-[.JC1]))^2" office:value-type="string" office:string-value="" calcext:value-type="error">
            <text:p>#DIV/0!</text:p>
          </table:table-cell>
          <table:table-cell table:formula="of:=0.5*[.JE12]*(([.JE6]-[.JD6])/([.JE1]-[.JD1]))^2" office:value-type="string" office:string-value="" calcext:value-type="error">
            <text:p>#DIV/0!</text:p>
          </table:table-cell>
          <table:table-cell table:formula="of:=0.5*[.JF12]*(([.JF6]-[.JE6])/([.JF1]-[.JE1]))^2" office:value-type="string" office:string-value="" calcext:value-type="error">
            <text:p>#DIV/0!</text:p>
          </table:table-cell>
          <table:table-cell table:formula="of:=0.5*[.JG12]*(([.JG6]-[.JF6])/([.JG1]-[.JF1]))^2" office:value-type="string" office:string-value="" calcext:value-type="error">
            <text:p>#DIV/0!</text:p>
          </table:table-cell>
          <table:table-cell table:formula="of:=0.5*[.JH12]*(([.JH6]-[.JG6])/([.JH1]-[.JG1]))^2" office:value-type="string" office:string-value="" calcext:value-type="error">
            <text:p>#DIV/0!</text:p>
          </table:table-cell>
          <table:table-cell table:formula="of:=0.5*[.JI12]*(([.JI6]-[.JH6])/([.JI1]-[.JH1]))^2" office:value-type="string" office:string-value="" calcext:value-type="error">
            <text:p>#DIV/0!</text:p>
          </table:table-cell>
          <table:table-cell table:formula="of:=0.5*[.JJ12]*(([.JJ6]-[.JI6])/([.JJ1]-[.JI1]))^2" office:value-type="string" office:string-value="" calcext:value-type="error">
            <text:p>#DIV/0!</text:p>
          </table:table-cell>
          <table:table-cell table:formula="of:=0.5*[.JK12]*(([.JK6]-[.JJ6])/([.JK1]-[.JJ1]))^2" office:value-type="string" office:string-value="" calcext:value-type="error">
            <text:p>#DIV/0!</text:p>
          </table:table-cell>
          <table:table-cell table:formula="of:=0.5*[.JL12]*(([.JL6]-[.JK6])/([.JL1]-[.JK1]))^2" office:value-type="string" office:string-value="" calcext:value-type="error">
            <text:p>#DIV/0!</text:p>
          </table:table-cell>
          <table:table-cell table:formula="of:=0.5*[.JM12]*(([.JM6]-[.JL6])/([.JM1]-[.JL1]))^2" office:value-type="string" office:string-value="" calcext:value-type="error">
            <text:p>#DIV/0!</text:p>
          </table:table-cell>
          <table:table-cell table:formula="of:=0.5*[.JN12]*(([.JN6]-[.JM6])/([.JN1]-[.JM1]))^2" office:value-type="string" office:string-value="" calcext:value-type="error">
            <text:p>#DIV/0!</text:p>
          </table:table-cell>
          <table:table-cell table:formula="of:=0.5*[.JO12]*(([.JO6]-[.JN6])/([.JO1]-[.JN1]))^2" office:value-type="string" office:string-value="" calcext:value-type="error">
            <text:p>#DIV/0!</text:p>
          </table:table-cell>
          <table:table-cell table:formula="of:=0.5*[.JP12]*(([.JP6]-[.JO6])/([.JP1]-[.JO1]))^2" office:value-type="string" office:string-value="" calcext:value-type="error">
            <text:p>#DIV/0!</text:p>
          </table:table-cell>
          <table:table-cell table:formula="of:=0.5*[.JQ12]*(([.JQ6]-[.JP6])/([.JQ1]-[.JP1]))^2" office:value-type="string" office:string-value="" calcext:value-type="error">
            <text:p>#DIV/0!</text:p>
          </table:table-cell>
          <table:table-cell table:formula="of:=0.5*[.JR12]*(([.JR6]-[.JQ6])/([.JR1]-[.JQ1]))^2" office:value-type="string" office:string-value="" calcext:value-type="error">
            <text:p>#DIV/0!</text:p>
          </table:table-cell>
          <table:table-cell table:formula="of:=0.5*[.JS12]*(([.JS6]-[.JR6])/([.JS1]-[.JR1]))^2" office:value-type="string" office:string-value="" calcext:value-type="error">
            <text:p>#DIV/0!</text:p>
          </table:table-cell>
          <table:table-cell table:formula="of:=0.5*[.JT12]*(([.JT6]-[.JS6])/([.JT1]-[.JS1]))^2" office:value-type="string" office:string-value="" calcext:value-type="error">
            <text:p>#DIV/0!</text:p>
          </table:table-cell>
          <table:table-cell table:formula="of:=0.5*[.JU12]*(([.JU6]-[.JT6])/([.JU1]-[.JT1]))^2" office:value-type="string" office:string-value="" calcext:value-type="error">
            <text:p>#DIV/0!</text:p>
          </table:table-cell>
          <table:table-cell table:formula="of:=0.5*[.JV12]*(([.JV6]-[.JU6])/([.JV1]-[.JU1]))^2" office:value-type="string" office:string-value="" calcext:value-type="error">
            <text:p>#DIV/0!</text:p>
          </table:table-cell>
          <table:table-cell table:formula="of:=0.5*[.JW12]*(([.JW6]-[.JV6])/([.JW1]-[.JV1]))^2" office:value-type="string" office:string-value="" calcext:value-type="error">
            <text:p>#DIV/0!</text:p>
          </table:table-cell>
          <table:table-cell table:formula="of:=0.5*[.JX12]*(([.JX6]-[.JW6])/([.JX1]-[.JW1]))^2" office:value-type="string" office:string-value="" calcext:value-type="error">
            <text:p>#DIV/0!</text:p>
          </table:table-cell>
          <table:table-cell table:formula="of:=0.5*[.JY12]*(([.JY6]-[.JX6])/([.JY1]-[.JX1]))^2" office:value-type="string" office:string-value="" calcext:value-type="error">
            <text:p>#DIV/0!</text:p>
          </table:table-cell>
          <table:table-cell table:formula="of:=0.5*[.JZ12]*(([.JZ6]-[.JY6])/([.JZ1]-[.JY1]))^2" office:value-type="string" office:string-value="" calcext:value-type="error">
            <text:p>#DIV/0!</text:p>
          </table:table-cell>
          <table:table-cell table:formula="of:=0.5*[.KA12]*(([.KA6]-[.JZ6])/([.KA1]-[.JZ1]))^2" office:value-type="string" office:string-value="" calcext:value-type="error">
            <text:p>#DIV/0!</text:p>
          </table:table-cell>
          <table:table-cell table:formula="of:=0.5*[.KB12]*(([.KB6]-[.KA6])/([.KB1]-[.KA1]))^2" office:value-type="string" office:string-value="" calcext:value-type="error">
            <text:p>#DIV/0!</text:p>
          </table:table-cell>
          <table:table-cell table:formula="of:=0.5*[.KC12]*(([.KC6]-[.KB6])/([.KC1]-[.KB1]))^2" office:value-type="string" office:string-value="" calcext:value-type="error">
            <text:p>#DIV/0!</text:p>
          </table:table-cell>
          <table:table-cell table:formula="of:=0.5*[.KD12]*(([.KD6]-[.KC6])/([.KD1]-[.KC1]))^2" office:value-type="string" office:string-value="" calcext:value-type="error">
            <text:p>#DIV/0!</text:p>
          </table:table-cell>
          <table:table-cell table:formula="of:=0.5*[.KE12]*(([.KE6]-[.KD6])/([.KE1]-[.KD1]))^2" office:value-type="string" office:string-value="" calcext:value-type="error">
            <text:p>#DIV/0!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GX13])" office:value-type="float" office:value="2.57696313844824" calcext:value-type="float">
            <text:p>2.5769631384482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GX14])" office:value-type="float" office:value="0.852807730044133" calcext:value-type="float">
            <text:p>0.852807730044133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3.42977086849238" calcext:value-type="float">
            <text:p>3.42977086849238</text:p>
          </table:table-cell>
          <table:table-cell table:formula="of:=[.B17]+[.C9]" office:value-type="float" office:value="9.65653416719093" calcext:value-type="float">
            <text:p>9.65653416719093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6:51:49.583056323</dc:date>
    <meta:editing-duration>PT34S</meta:editing-duration>
    <meta:editing-cycles>1</meta:editing-cycles>
    <meta:document-statistic meta:table-count="1" meta:cell-count="4188" meta:object-count="0"/>
    <meta:generator>LibreOffice/6.4.7.2$Linux_X86_64 LibreOffice_project/40$Build-2</meta:generator>
  </office:meta>
</office:document-meta>
</file>